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st" table:style-name="ta1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5866" calcext:value-type="float">
            <text:p>5866</text:p>
          </table:table-cell>
          <table:table-cell office:value-type="float" office:value="24511" calcext:value-type="float">
            <text:p>24511</text:p>
          </table:table-cell>
          <table:table-cell office:value-type="float" office:value="27919" calcext:value-type="float">
            <text:p>27919</text:p>
          </table:table-cell>
          <table:table-cell/>
          <table:table-cell table:formula="of:=ROUND([.B6]/[.A6];2)" office:value-type="float" office:value="3.53" calcext:value-type="float">
            <text:p>3.53</text:p>
          </table:table-cell>
          <table:table-cell table:formula="of:=ROUND([.D6]/[.C6];2)" office:value-type="float" office:value="1.14" calcext:value-type="float">
            <text:p>1.14</text:p>
          </table:table-cell>
          <table:table-cell table:number-columns-repeated="2"/>
          <table:table-cell office:value-type="float" office:value="20067.02" calcext:value-type="float">
            <text:p>20067.02</text:p>
          </table:table-cell>
          <table:table-cell office:value-type="float" office:value="4732.29" calcext:value-type="float">
            <text:p>4732.29</text:p>
          </table:table-cell>
          <table:table-cell office:value-type="float" office:value="3099.99" calcext:value-type="float">
            <text:p>3099.99</text:p>
          </table:table-cell>
          <table:table-cell office:value-type="float" office:value="696.07" calcext:value-type="float">
            <text:p>696.07</text:p>
          </table:table-cell>
          <table:table-cell/>
          <table:table-cell table:formula="of:=ROUND([.K6]/[.J6];2)" office:value-type="float" office:value="0.24" calcext:value-type="float">
            <text:p>0.24</text:p>
          </table:table-cell>
          <table:table-cell table:formula="of:=ROUND([.M6]/[.L6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7]/[.A7];2)" office:value-type="float" office:value="0.97" calcext:value-type="float">
            <text:p>0.97</text:p>
          </table:table-cell>
          <table:table-cell table:formula="of:=ROUND([.D7]/[.C7];2)" office:value-type="float" office:value="1.17" calcext:value-type="float">
            <text:p>1.17</text:p>
          </table:table-cell>
          <table:table-cell table:number-columns-repeated="2"/>
          <table:table-cell office:value-type="float" office:value="21950.02" calcext:value-type="float">
            <text:p>21950.02</text:p>
          </table:table-cell>
          <table:table-cell office:value-type="float" office:value="22172.64" calcext:value-type="float">
            <text:p>22172.64</text:p>
          </table:table-cell>
          <table:table-cell office:value-type="float" office:value="16165.64" calcext:value-type="float">
            <text:p>16165.64</text:p>
          </table:table-cell>
          <table:table-cell office:value-type="float" office:value="1442.48" calcext:value-type="float">
            <text:p>1442.48</text:p>
          </table:table-cell>
          <table:table-cell/>
          <table:table-cell table:formula="of:=ROUND([.K7]/[.J7];2)" office:value-type="float" office:value="1.01" calcext:value-type="float">
            <text:p>1.01</text:p>
          </table:table-cell>
          <table:table-cell table:formula="of:=ROUND([.M7]/[.L7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433" calcext:value-type="float">
            <text:p>17433</text:p>
          </table:table-cell>
          <table:table-cell/>
          <table:table-cell table:formula="of:=ROUND([.B8]/[.A8];2)" office:value-type="float" office:value="2.05" calcext:value-type="float">
            <text:p>2.05</text:p>
          </table:table-cell>
          <table:table-cell table:formula="of:=ROUND([.D8]/[.C8];2)" office:value-type="float" office:value="1.56" calcext:value-type="float">
            <text:p>1.56</text:p>
          </table:table-cell>
          <table:table-cell table:number-columns-repeated="2"/>
          <table:table-cell office:value-type="float" office:value="20377.57" calcext:value-type="float">
            <text:p>20377.57</text:p>
          </table:table-cell>
          <table:table-cell office:value-type="float" office:value="9426.36" calcext:value-type="float">
            <text:p>9426.36</text:p>
          </table:table-cell>
          <table:table-cell office:value-type="float" office:value="13645.57" calcext:value-type="float">
            <text:p>13645.57</text:p>
          </table:table-cell>
          <table:table-cell office:value-type="float" office:value="1483.91" calcext:value-type="float">
            <text:p>1483.91</text:p>
          </table:table-cell>
          <table:table-cell/>
          <table:table-cell table:formula="of:=ROUND([.K8]/[.J8];2)" office:value-type="float" office:value="0.46" calcext:value-type="float">
            <text:p>0.46</text:p>
          </table:table-cell>
          <table:table-cell table:formula="of:=ROUND([.M8]/[.L8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66" calcext:value-type="float">
            <text:p>5866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10]/[.A10];2)" office:value-type="float" office:value="3.46" calcext:value-type="float">
            <text:p>3.46</text:p>
          </table:table-cell>
          <table:table-cell table:formula="of:=ROUND([.D10]/[.C10];2)" office:value-type="float" office:value="1" calcext:value-type="float">
            <text:p>1</text:p>
          </table:table-cell>
          <table:table-cell table:number-columns-repeated="2"/>
          <table:table-cell office:value-type="float" office:value="19747.22" calcext:value-type="float">
            <text:p>19747.22</text:p>
          </table:table-cell>
          <table:table-cell office:value-type="float" office:value="4804.56" calcext:value-type="float">
            <text:p>4804.56</text:p>
          </table:table-cell>
          <table:table-cell office:value-type="float" office:value="700.18" calcext:value-type="float">
            <text:p>700.18</text:p>
          </table:table-cell>
          <table:table-cell office:value-type="float" office:value="695.59" calcext:value-type="float">
            <text:p>695.59</text:p>
          </table:table-cell>
          <table:table-cell/>
          <table:table-cell table:formula="of:=ROUND([.K10]/[.J10];2)" office:value-type="float" office:value="0.24" calcext:value-type="float">
            <text:p>0.24</text:p>
          </table:table-cell>
          <table:table-cell table:formula="of:=ROUND([.M10]/[.L10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8" calcext:value-type="float">
            <text:p>408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11]/[.A11];2)" office:value-type="float" office:value="1.33" calcext:value-type="float">
            <text:p>1.33</text:p>
          </table:table-cell>
          <table:table-cell table:formula="of:=ROUND([.D11]/[.C11];2)" office:value-type="float" office:value="1.17" calcext:value-type="float">
            <text:p>1.17</text:p>
          </table:table-cell>
          <table:table-cell table:number-columns-repeated="2"/>
          <table:table-cell office:value-type="float" office:value="22389.77" calcext:value-type="float">
            <text:p>22389.77</text:p>
          </table:table-cell>
          <table:table-cell office:value-type="float" office:value="21618.7" calcext:value-type="float">
            <text:p>21618.7</text:p>
          </table:table-cell>
          <table:table-cell office:value-type="float" office:value="16092.92" calcext:value-type="float">
            <text:p>16092.92</text:p>
          </table:table-cell>
          <table:table-cell office:value-type="float" office:value="1443.58" calcext:value-type="float">
            <text:p>1443.58</text:p>
          </table:table-cell>
          <table:table-cell/>
          <table:table-cell table:formula="of:=ROUND([.K11]/[.J11];2)" office:value-type="float" office:value="0.97" calcext:value-type="float">
            <text:p>0.97</text:p>
          </table:table-cell>
          <table:table-cell table:formula="of:=ROUND([.M11]/[.L11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12]/[.A12];2)" office:value-type="float" office:value="2.05" calcext:value-type="float">
            <text:p>2.05</text:p>
          </table:table-cell>
          <table:table-cell table:formula="of:=ROUND([.D12]/[.C12];2)" office:value-type="float" office:value="1.53" calcext:value-type="float">
            <text:p>1.53</text:p>
          </table:table-cell>
          <table:table-cell table:number-columns-repeated="2"/>
          <table:table-cell office:value-type="float" office:value="20284.95" calcext:value-type="float">
            <text:p>20284.95</text:p>
          </table:table-cell>
          <table:table-cell office:value-type="float" office:value="9404.72" calcext:value-type="float">
            <text:p>9404.72</text:p>
          </table:table-cell>
          <table:table-cell office:value-type="float" office:value="13321.5" calcext:value-type="float">
            <text:p>13321.5</text:p>
          </table:table-cell>
          <table:table-cell office:value-type="float" office:value="1482.72" calcext:value-type="float">
            <text:p>1482.72</text:p>
          </table:table-cell>
          <table:table-cell/>
          <table:table-cell table:formula="of:=ROUND([.K12]/[.J12];2)" office:value-type="float" office:value="0.46" calcext:value-type="float">
            <text:p>0.46</text:p>
          </table:table-cell>
          <table:table-cell table:formula="of:=ROUND([.M12]/[.L12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14]/[.A14];2)" office:value-type="float" office:value="3.42" calcext:value-type="float">
            <text:p>3.42</text:p>
          </table:table-cell>
          <table:table-cell table:formula="of:=ROUND([.D14]/[.C14];2)" office:value-type="float" office:value="1" calcext:value-type="float">
            <text:p>1</text:p>
          </table:table-cell>
          <table:table-cell table:number-columns-repeated="2"/>
          <table:table-cell office:value-type="float" office:value="19877.28" calcext:value-type="float">
            <text:p>19877.28</text:p>
          </table:table-cell>
          <table:table-cell office:value-type="float" office:value="4723.9" calcext:value-type="float">
            <text:p>4723.9</text:p>
          </table:table-cell>
          <table:table-cell office:value-type="float" office:value="701.21" calcext:value-type="float">
            <text:p>701.21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ROUND([.K14]/[.J14];2)" office:value-type="float" office:value="0.24" calcext:value-type="float">
            <text:p>0.24</text:p>
          </table:table-cell>
          <table:table-cell table:formula="of:=ROUND([.M14]/[.L14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12" calcext:value-type="float">
            <text:p>412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15]/[.A15];2)" office:value-type="float" office:value="1.35" calcext:value-type="float">
            <text:p>1.35</text:p>
          </table:table-cell>
          <table:table-cell table:formula="of:=ROUND([.D15]/[.C15];2)" office:value-type="float" office:value="1.17" calcext:value-type="float">
            <text:p>1.17</text:p>
          </table:table-cell>
          <table:table-cell table:number-columns-repeated="2"/>
          <table:table-cell office:value-type="float" office:value="22427.14" calcext:value-type="float">
            <text:p>22427.14</text:p>
          </table:table-cell>
          <table:table-cell office:value-type="float" office:value="21497.78" calcext:value-type="float">
            <text:p>21497.78</text:p>
          </table:table-cell>
          <table:table-cell office:value-type="float" office:value="16093.06" calcext:value-type="float">
            <text:p>16093.06</text:p>
          </table:table-cell>
          <table:table-cell office:value-type="float" office:value="1441.91" calcext:value-type="float">
            <text:p>1441.91</text:p>
          </table:table-cell>
          <table:table-cell/>
          <table:table-cell table:formula="of:=ROUND([.K15]/[.J15];2)" office:value-type="float" office:value="0.96" calcext:value-type="float">
            <text:p>0.96</text:p>
          </table:table-cell>
          <table:table-cell table:formula="of:=ROUND([.M15]/[.L15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966" calcext:value-type="float">
            <text:p>2966</text:p>
          </table:table-cell>
          <table:table-cell office:value-type="float" office:value="11338" calcext:value-type="float">
            <text:p>11338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16]/[.A16];2)" office:value-type="float" office:value="2.07" calcext:value-type="float">
            <text:p>2.07</text:p>
          </table:table-cell>
          <table:table-cell table:formula="of:=ROUND([.D16]/[.C16];2)" office:value-type="float" office:value="1.51" calcext:value-type="float">
            <text:p>1.51</text:p>
          </table:table-cell>
          <table:table-cell table:number-columns-repeated="2"/>
          <table:table-cell office:value-type="float" office:value="20276.16" calcext:value-type="float">
            <text:p>20276.16</text:p>
          </table:table-cell>
          <table:table-cell office:value-type="float" office:value="9373.16" calcext:value-type="float">
            <text:p>9373.16</text:p>
          </table:table-cell>
          <table:table-cell office:value-type="float" office:value="13072.27" calcext:value-type="float">
            <text:p>13072.27</text:p>
          </table:table-cell>
          <table:table-cell office:value-type="float" office:value="1483.82" calcext:value-type="float">
            <text:p>1483.82</text:p>
          </table:table-cell>
          <table:table-cell/>
          <table:table-cell table:formula="of:=ROUND([.K16]/[.J16];2)" office:value-type="float" office:value="0.46" calcext:value-type="float">
            <text:p>0.46</text:p>
          </table:table-cell>
          <table:table-cell table:formula="of:=ROUND([.M16]/[.L16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18]/[.A18];2)" office:value-type="float" office:value="1.51" calcext:value-type="float">
            <text:p>1.51</text:p>
          </table:table-cell>
          <table:table-cell table:formula="of:=ROUND([.D18]/[.C18];2)" office:value-type="float" office:value="1" calcext:value-type="float">
            <text:p>1</text:p>
          </table:table-cell>
          <table:table-cell table:number-columns-repeated="2"/>
          <table:table-cell office:value-type="float" office:value="14098.64" calcext:value-type="float">
            <text:p>14098.64</text:p>
          </table:table-cell>
          <table:table-cell office:value-type="float" office:value="955.41" calcext:value-type="float">
            <text:p>955.41</text:p>
          </table:table-cell>
          <table:table-cell office:value-type="float" office:value="549.8" calcext:value-type="float">
            <text:p>549.8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18]/[.J18];2)" office:value-type="float" office:value="0.07" calcext:value-type="float">
            <text:p>0.07</text:p>
          </table:table-cell>
          <table:table-cell table:formula="of:=ROUND([.M18]/[.L1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19]/[.A19];2)" office:value-type="float" office:value="1.97" calcext:value-type="float">
            <text:p>1.97</text:p>
          </table:table-cell>
          <table:table-cell table:formula="of:=ROUND([.D19]/[.C19];2)" office:value-type="float" office:value="1.23" calcext:value-type="float">
            <text:p>1.23</text:p>
          </table:table-cell>
          <table:table-cell table:number-columns-repeated="2"/>
          <table:table-cell office:value-type="float" office:value="17132.29" calcext:value-type="float">
            <text:p>17132.29</text:p>
          </table:table-cell>
          <table:table-cell office:value-type="float" office:value="4478.84" calcext:value-type="float">
            <text:p>4478.84</text:p>
          </table:table-cell>
          <table:table-cell office:value-type="float" office:value="12423.82" calcext:value-type="float">
            <text:p>12423.82</text:p>
          </table:table-cell>
          <table:table-cell office:value-type="float" office:value="850.4" calcext:value-type="float">
            <text:p>850.4</text:p>
          </table:table-cell>
          <table:table-cell/>
          <table:table-cell table:formula="of:=ROUND([.K19]/[.J19];2)" office:value-type="float" office:value="0.26" calcext:value-type="float">
            <text:p>0.26</text:p>
          </table:table-cell>
          <table:table-cell table:formula="of:=ROUND([.M19]/[.L19];2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20]/[.A20];2)" office:value-type="float" office:value="1.63" calcext:value-type="float">
            <text:p>1.63</text:p>
          </table:table-cell>
          <table:table-cell table:formula="of:=ROUND([.D20]/[.C20];2)" office:value-type="float" office:value="1.07" calcext:value-type="float">
            <text:p>1.07</text:p>
          </table:table-cell>
          <table:table-cell table:number-columns-repeated="2"/>
          <table:table-cell office:value-type="float" office:value="15471.23" calcext:value-type="float">
            <text:p>15471.23</text:p>
          </table:table-cell>
          <table:table-cell office:value-type="float" office:value="2507.29" calcext:value-type="float">
            <text:p>2507.29</text:p>
          </table:table-cell>
          <table:table-cell office:value-type="float" office:value="1280.04" calcext:value-type="float">
            <text:p>1280.04</text:p>
          </table:table-cell>
          <table:table-cell office:value-type="float" office:value="1131.34" calcext:value-type="float">
            <text:p>1131.34</text:p>
          </table:table-cell>
          <table:table-cell/>
          <table:table-cell table:formula="of:=ROUND([.K20]/[.J20];2)" office:value-type="float" office:value="0.16" calcext:value-type="float">
            <text:p>0.16</text:p>
          </table:table-cell>
          <table:table-cell table:formula="of:=ROUND([.M20]/[.L20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22]/[.A22];2)" office:value-type="float" office:value="1.61" calcext:value-type="float">
            <text:p>1.61</text:p>
          </table:table-cell>
          <table:table-cell table:formula="of:=ROUND([.D22]/[.C22];2)" office:value-type="float" office:value="1" calcext:value-type="float">
            <text:p>1</text:p>
          </table:table-cell>
          <table:table-cell table:number-columns-repeated="2"/>
          <table:table-cell office:value-type="float" office:value="15306.49" calcext:value-type="float">
            <text:p>15306.49</text:p>
          </table:table-cell>
          <table:table-cell office:value-type="float" office:value="956.29" calcext:value-type="float">
            <text:p>956.29</text:p>
          </table:table-cell>
          <table:table-cell office:value-type="float" office:value="549.79" calcext:value-type="float">
            <text:p>549.79</text:p>
          </table:table-cell>
          <table:table-cell office:value-type="float" office:value="548.19" calcext:value-type="float">
            <text:p>548.19</text:p>
          </table:table-cell>
          <table:table-cell/>
          <table:table-cell table:formula="of:=ROUND([.K22]/[.J22];2)" office:value-type="float" office:value="0.06" calcext:value-type="float">
            <text:p>0.06</text:p>
          </table:table-cell>
          <table:table-cell table:formula="of:=ROUND([.M22]/[.L2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23]/[.A23];2)" office:value-type="float" office:value="2.12" calcext:value-type="float">
            <text:p>2.12</text:p>
          </table:table-cell>
          <table:table-cell table:formula="of:=ROUND([.D23]/[.C23];2)" office:value-type="float" office:value="1.23" calcext:value-type="float">
            <text:p>1.23</text:p>
          </table:table-cell>
          <table:table-cell table:number-columns-repeated="2"/>
          <table:table-cell office:value-type="float" office:value="17115.12" calcext:value-type="float">
            <text:p>17115.12</text:p>
          </table:table-cell>
          <table:table-cell office:value-type="float" office:value="4486.58" calcext:value-type="float">
            <text:p>4486.58</text:p>
          </table:table-cell>
          <table:table-cell office:value-type="float" office:value="13764.59" calcext:value-type="float">
            <text:p>13764.59</text:p>
          </table:table-cell>
          <table:table-cell office:value-type="float" office:value="851.13" calcext:value-type="float">
            <text:p>851.13</text:p>
          </table:table-cell>
          <table:table-cell/>
          <table:table-cell table:formula="of:=ROUND([.K23]/[.J23];2)" office:value-type="float" office:value="0.26" calcext:value-type="float">
            <text:p>0.26</text:p>
          </table:table-cell>
          <table:table-cell table:formula="of:=ROUND([.M23]/[.L23];2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24]/[.A24];2)" office:value-type="float" office:value="1.63" calcext:value-type="float">
            <text:p>1.63</text:p>
          </table:table-cell>
          <table:table-cell table:formula="of:=ROUND([.D24]/[.C24];2)" office:value-type="float" office:value="1.07" calcext:value-type="float">
            <text:p>1.07</text:p>
          </table:table-cell>
          <table:table-cell table:number-columns-repeated="2"/>
          <table:table-cell office:value-type="float" office:value="15505.62" calcext:value-type="float">
            <text:p>15505.62</text:p>
          </table:table-cell>
          <table:table-cell office:value-type="float" office:value="2504.34" calcext:value-type="float">
            <text:p>2504.34</text:p>
          </table:table-cell>
          <table:table-cell office:value-type="float" office:value="1279.87" calcext:value-type="float">
            <text:p>1279.87</text:p>
          </table:table-cell>
          <table:table-cell office:value-type="float" office:value="1131.17" calcext:value-type="float">
            <text:p>1131.17</text:p>
          </table:table-cell>
          <table:table-cell/>
          <table:table-cell table:formula="of:=ROUND([.K24]/[.J24];2)" office:value-type="float" office:value="0.16" calcext:value-type="float">
            <text:p>0.16</text:p>
          </table:table-cell>
          <table:table-cell table:formula="of:=ROUND([.M24]/[.L24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26]/[.A26];2)" office:value-type="float" office:value="1.51" calcext:value-type="float">
            <text:p>1.51</text:p>
          </table:table-cell>
          <table:table-cell table:formula="of:=ROUND([.D26]/[.C26];2)" office:value-type="float" office:value="1" calcext:value-type="float">
            <text:p>1</text:p>
          </table:table-cell>
          <table:table-cell table:number-columns-repeated="2"/>
          <table:table-cell office:value-type="float" office:value="14180.24" calcext:value-type="float">
            <text:p>14180.24</text:p>
          </table:table-cell>
          <table:table-cell office:value-type="float" office:value="957.34" calcext:value-type="float">
            <text:p>957.34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26]/[.J26];2)" office:value-type="float" office:value="0.07" calcext:value-type="float">
            <text:p>0.07</text:p>
          </table:table-cell>
          <table:table-cell table:formula="of:=ROUND([.M26]/[.L2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27]/[.A27];2)" office:value-type="float" office:value="1.89" calcext:value-type="float">
            <text:p>1.89</text:p>
          </table:table-cell>
          <table:table-cell table:formula="of:=ROUND([.D27]/[.C27];2)" office:value-type="float" office:value="1.23" calcext:value-type="float">
            <text:p>1.23</text:p>
          </table:table-cell>
          <table:table-cell table:number-columns-repeated="2"/>
          <table:table-cell office:value-type="float" office:value="17031.27" calcext:value-type="float">
            <text:p>17031.27</text:p>
          </table:table-cell>
          <table:table-cell office:value-type="float" office:value="4477.44" calcext:value-type="float">
            <text:p>4477.44</text:p>
          </table:table-cell>
          <table:table-cell office:value-type="float" office:value="10723.88" calcext:value-type="float">
            <text:p>10723.88</text:p>
          </table:table-cell>
          <table:table-cell office:value-type="float" office:value="850.56" calcext:value-type="float">
            <text:p>850.56</text:p>
          </table:table-cell>
          <table:table-cell/>
          <table:table-cell table:formula="of:=ROUND([.K27]/[.J27];2)" office:value-type="float" office:value="0.26" calcext:value-type="float">
            <text:p>0.26</text:p>
          </table:table-cell>
          <table:table-cell table:formula="of:=ROUND([.M27]/[.L27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28]/[.A28];2)" office:value-type="float" office:value="1.63" calcext:value-type="float">
            <text:p>1.63</text:p>
          </table:table-cell>
          <table:table-cell table:formula="of:=ROUND([.D28]/[.C28];2)" office:value-type="float" office:value="1.07" calcext:value-type="float">
            <text:p>1.07</text:p>
          </table:table-cell>
          <table:table-cell table:number-columns-repeated="2"/>
          <table:table-cell office:value-type="float" office:value="15459.83" calcext:value-type="float">
            <text:p>15459.83</text:p>
          </table:table-cell>
          <table:table-cell office:value-type="float" office:value="2507.18" calcext:value-type="float">
            <text:p>2507.18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130.92" calcext:value-type="float">
            <text:p>1130.92</text:p>
          </table:table-cell>
          <table:table-cell/>
          <table:table-cell table:formula="of:=ROUND([.K28]/[.J28];2)" office:value-type="float" office:value="0.16" calcext:value-type="float">
            <text:p>0.16</text:p>
          </table:table-cell>
          <table:table-cell table:formula="of:=ROUND([.M28]/[.L28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5008" calcext:value-type="float">
            <text:p>1500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0]/[.A30];2)" office:value-type="float" office:value="1" calcext:value-type="float">
            <text:p>1</text:p>
          </table:table-cell>
          <table:table-cell table:formula="of:=ROUND([.D30]/[.C3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701.56" calcext:value-type="float">
            <text:p>701.56</text:p>
          </table:table-cell>
          <table:table-cell office:value-type="float" office:value="697.05" calcext:value-type="float">
            <text:p>697.0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0]/[.J30];2)" office:value-type="float" office:value="0.99" calcext:value-type="float">
            <text:p>0.99</text:p>
          </table:table-cell>
          <table:table-cell table:formula="of:=ROUND([.M30]/[.L30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float" office:value="9110" calcext:value-type="float">
            <text:p>911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1]/[.A31];2)" office:value-type="float" office:value="1.06" calcext:value-type="float">
            <text:p>1.06</text:p>
          </table:table-cell>
          <table:table-cell table:formula="of:=ROUND([.D31]/[.C31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4328.5" calcext:value-type="float">
            <text:p>14328.5</text:p>
          </table:table-cell>
          <table:table-cell office:value-type="float" office:value="1448.55" calcext:value-type="float">
            <text:p>1448.5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1]/[.J31];2)" office:value-type="float" office:value="0.1" calcext:value-type="float">
            <text:p>0.1</text:p>
          </table:table-cell>
          <table:table-cell table:formula="of:=ROUND([.M31]/[.L31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8979" calcext:value-type="float">
            <text:p>897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2]/[.A32];2)" office:value-type="float" office:value="1.24" calcext:value-type="float">
            <text:p>1.24</text:p>
          </table:table-cell>
          <table:table-cell table:formula="of:=ROUND([.D32]/[.C3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5272.58" calcext:value-type="float">
            <text:p>5272.58</text:p>
          </table:table-cell>
          <table:table-cell office:value-type="float" office:value="1498.97" calcext:value-type="float">
            <text:p>1498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2]/[.J32];2)" office:value-type="float" office:value="0.28" calcext:value-type="float">
            <text:p>0.28</text:p>
          </table:table-cell>
          <table:table-cell table:formula="of:=ROUND([.M32]/[.L32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5008" calcext:value-type="float">
            <text:p>1500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4]/[.A34];2)" office:value-type="float" office:value="1" calcext:value-type="float">
            <text:p>1</text:p>
          </table:table-cell>
          <table:table-cell table:formula="of:=ROUND([.D34]/[.C3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701.65" calcext:value-type="float">
            <text:p>701.65</text:p>
          </table:table-cell>
          <table:table-cell office:value-type="float" office:value="697.08" calcext:value-type="float">
            <text:p>697.0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4]/[.J34];2)" office:value-type="float" office:value="0.99" calcext:value-type="float">
            <text:p>0.99</text:p>
          </table:table-cell>
          <table:table-cell table:formula="of:=ROUND([.M34]/[.L34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9110" calcext:value-type="float">
            <text:p>911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5]/[.A35];2)" office:value-type="float" office:value="1.13" calcext:value-type="float">
            <text:p>1.13</text:p>
          </table:table-cell>
          <table:table-cell table:formula="of:=ROUND([.D35]/[.C35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4083.66" calcext:value-type="float">
            <text:p>14083.66</text:p>
          </table:table-cell>
          <table:table-cell office:value-type="float" office:value="1449.22" calcext:value-type="float">
            <text:p>1449.2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5]/[.J35];2)" office:value-type="float" office:value="0.1" calcext:value-type="float">
            <text:p>0.1</text:p>
          </table:table-cell>
          <table:table-cell table:formula="of:=ROUND([.M35]/[.L35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8979" calcext:value-type="float">
            <text:p>897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6]/[.A36];2)" office:value-type="float" office:value="1.25" calcext:value-type="float">
            <text:p>1.25</text:p>
          </table:table-cell>
          <table:table-cell table:formula="of:=ROUND([.D36]/[.C3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5027.76" calcext:value-type="float">
            <text:p>5027.76</text:p>
          </table:table-cell>
          <table:table-cell office:value-type="float" office:value="1501.78" calcext:value-type="float">
            <text:p>1501.7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6]/[.J36];2)" office:value-type="float" office:value="0.3" calcext:value-type="float">
            <text:p>0.3</text:p>
          </table:table-cell>
          <table:table-cell table:formula="of:=ROUND([.M36]/[.L36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15139" calcext:value-type="float">
            <text:p>1513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8]/[.A38];2)" office:value-type="float" office:value="1.01" calcext:value-type="float">
            <text:p>1.01</text:p>
          </table:table-cell>
          <table:table-cell table:formula="of:=ROUND([.D38]/[.C3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701.46" calcext:value-type="float">
            <text:p>701.46</text:p>
          </table:table-cell>
          <table:table-cell office:value-type="float" office:value="696.61" calcext:value-type="float">
            <text:p>696.6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8]/[.J38];2)" office:value-type="float" office:value="0.99" calcext:value-type="float">
            <text:p>0.99</text:p>
          </table:table-cell>
          <table:table-cell table:formula="of:=ROUND([.M38]/[.L38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9110" calcext:value-type="float">
            <text:p>911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39]/[.A39];2)" office:value-type="float" office:value="1.13" calcext:value-type="float">
            <text:p>1.13</text:p>
          </table:table-cell>
          <table:table-cell table:formula="of:=ROUND([.D39]/[.C39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4023.47" calcext:value-type="float">
            <text:p>14023.47</text:p>
          </table:table-cell>
          <table:table-cell office:value-type="float" office:value="1447.97" calcext:value-type="float">
            <text:p>1447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39]/[.J39];2)" office:value-type="float" office:value="0.1" calcext:value-type="float">
            <text:p>0.1</text:p>
          </table:table-cell>
          <table:table-cell table:formula="of:=ROUND([.M39]/[.L39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8979" calcext:value-type="float">
            <text:p>897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0]/[.A40];2)" office:value-type="float" office:value="1.25" calcext:value-type="float">
            <text:p>1.25</text:p>
          </table:table-cell>
          <table:table-cell table:formula="of:=ROUND([.D40]/[.C4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5094.2" calcext:value-type="float">
            <text:p>5094.2</text:p>
          </table:table-cell>
          <table:table-cell office:value-type="float" office:value="1501.13" calcext:value-type="float">
            <text:p>1501.1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0]/[.J40];2)" office:value-type="float" office:value="0.29" calcext:value-type="float">
            <text:p>0.29</text:p>
          </table:table-cell>
          <table:table-cell table:formula="of:=ROUND([.M40]/[.L40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6909" calcext:value-type="float">
            <text:p>169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2]/[.A42];2)" office:value-type="float" office:value="1" calcext:value-type="float">
            <text:p>1</text:p>
          </table:table-cell>
          <table:table-cell table:formula="of:=ROUND([.D42]/[.C4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602.03" calcext:value-type="float">
            <text:p>602.03</text:p>
          </table:table-cell>
          <table:table-cell office:value-type="float" office:value="599.82" calcext:value-type="float">
            <text:p>599.8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2]/[.J42];2)" office:value-type="float" office:value="1" calcext:value-type="float">
            <text:p>1</text:p>
          </table:table-cell>
          <table:table-cell table:formula="of:=ROUND([.M42]/[.L42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1731" calcext:value-type="float">
            <text:p>1173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3]/[.A43];2)" office:value-type="float" office:value="1.2" calcext:value-type="float">
            <text:p>1.2</text:p>
          </table:table-cell>
          <table:table-cell table:formula="of:=ROUND([.D43]/[.C43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678.05" calcext:value-type="float">
            <text:p>10678.05</text:p>
          </table:table-cell>
          <table:table-cell office:value-type="float" office:value="993.97" calcext:value-type="float">
            <text:p>993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3]/[.J43];2)" office:value-type="float" office:value="0.09" calcext:value-type="float">
            <text:p>0.09</text:p>
          </table:table-cell>
          <table:table-cell table:formula="of:=ROUND([.M43]/[.L43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9765" calcext:value-type="float">
            <text:p>976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4]/[.A44];2)" office:value-type="float" office:value="1.15" calcext:value-type="float">
            <text:p>1.15</text:p>
          </table:table-cell>
          <table:table-cell table:formula="of:=ROUND([.D44]/[.C4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671.03" calcext:value-type="float">
            <text:p>1671.03</text:p>
          </table:table-cell>
          <table:table-cell office:value-type="float" office:value="1324.84" calcext:value-type="float">
            <text:p>1324.8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4]/[.J44];2)" office:value-type="float" office:value="0.79" calcext:value-type="float">
            <text:p>0.79</text:p>
          </table:table-cell>
          <table:table-cell table:formula="of:=ROUND([.M44]/[.L44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6909" calcext:value-type="float">
            <text:p>169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6]/[.A46];2)" office:value-type="float" office:value="1" calcext:value-type="float">
            <text:p>1</text:p>
          </table:table-cell>
          <table:table-cell table:formula="of:=ROUND([.D46]/[.C4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602.05" calcext:value-type="float">
            <text:p>602.05</text:p>
          </table:table-cell>
          <table:table-cell office:value-type="float" office:value="599.17" calcext:value-type="float">
            <text:p>599.1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6]/[.J46];2)" office:value-type="float" office:value="1" calcext:value-type="float">
            <text:p>1</text:p>
          </table:table-cell>
          <table:table-cell table:formula="of:=ROUND([.M46]/[.L46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1731" calcext:value-type="float">
            <text:p>1173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7]/[.A47];2)" office:value-type="float" office:value="1.2" calcext:value-type="float">
            <text:p>1.2</text:p>
          </table:table-cell>
          <table:table-cell table:formula="of:=ROUND([.D47]/[.C47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608.25" calcext:value-type="float">
            <text:p>10608.25</text:p>
          </table:table-cell>
          <table:table-cell office:value-type="float" office:value="994.05" calcext:value-type="float">
            <text:p>994.0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7]/[.J47];2)" office:value-type="float" office:value="0.09" calcext:value-type="float">
            <text:p>0.09</text:p>
          </table:table-cell>
          <table:table-cell table:formula="of:=ROUND([.M47]/[.L47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9765" calcext:value-type="float">
            <text:p>976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48]/[.A48];2)" office:value-type="float" office:value="1.15" calcext:value-type="float">
            <text:p>1.15</text:p>
          </table:table-cell>
          <table:table-cell table:formula="of:=ROUND([.D48]/[.C4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669.46" calcext:value-type="float">
            <text:p>1669.46</text:p>
          </table:table-cell>
          <table:table-cell office:value-type="float" office:value="1325.85" calcext:value-type="float">
            <text:p>1325.8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48]/[.J48];2)" office:value-type="float" office:value="0.79" calcext:value-type="float">
            <text:p>0.79</text:p>
          </table:table-cell>
          <table:table-cell table:formula="of:=ROUND([.M48]/[.L48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float" office:value="16909" calcext:value-type="float">
            <text:p>169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50]/[.A50];2)" office:value-type="float" office:value="1" calcext:value-type="float">
            <text:p>1</text:p>
          </table:table-cell>
          <table:table-cell table:formula="of:=ROUND([.D50]/[.C5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601.98" calcext:value-type="float">
            <text:p>601.98</text:p>
          </table:table-cell>
          <table:table-cell office:value-type="float" office:value="599.61" calcext:value-type="float">
            <text:p>599.6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50]/[.J50];2)" office:value-type="float" office:value="1" calcext:value-type="float">
            <text:p>1</text:p>
          </table:table-cell>
          <table:table-cell table:formula="of:=ROUND([.M50]/[.L50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1731" calcext:value-type="float">
            <text:p>1173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51]/[.A51];2)" office:value-type="float" office:value="1.2" calcext:value-type="float">
            <text:p>1.2</text:p>
          </table:table-cell>
          <table:table-cell table:formula="of:=ROUND([.D51]/[.C51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529.95" calcext:value-type="float">
            <text:p>10529.95</text:p>
          </table:table-cell>
          <table:table-cell office:value-type="float" office:value="993.92" calcext:value-type="float">
            <text:p>993.9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51]/[.J51];2)" office:value-type="float" office:value="0.09" calcext:value-type="float">
            <text:p>0.09</text:p>
          </table:table-cell>
          <table:table-cell table:formula="of:=ROUND([.M51]/[.L51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9634" calcext:value-type="float">
            <text:p>96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52]/[.A52];2)" office:value-type="float" office:value="1.14" calcext:value-type="float">
            <text:p>1.14</text:p>
          </table:table-cell>
          <table:table-cell table:formula="of:=ROUND([.D52]/[.C5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670.3" calcext:value-type="float">
            <text:p>1670.3</text:p>
          </table:table-cell>
          <table:table-cell office:value-type="float" office:value="1326.26" calcext:value-type="float">
            <text:p>1326.2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52]/[.J52];2)" office:value-type="float" office:value="0.79" calcext:value-type="float">
            <text:p>0.79</text:p>
          </table:table-cell>
          <table:table-cell table:formula="of:=ROUND([.M52]/[.L52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8848" calcext:value-type="float">
            <text:p>8848</text:p>
          </table:table-cell>
          <table:table-cell office:value-type="float" office:value="15795" calcext:value-type="float">
            <text:p>15795</text:p>
          </table:table-cell>
          <table:table-cell/>
          <table:table-cell table:formula="of:=ROUND([.B54]/[.A54];2)" office:value-type="string" office:string-value="" calcext:value-type="error">
            <text:p>#VALUE!</text:p>
          </table:table-cell>
          <table:table-cell table:formula="of:=ROUND([.D54]/[.C54];2)" office:value-type="float" office:value="1.79" calcext:value-type="float">
            <text:p>1.79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541.67" calcext:value-type="float">
            <text:p>18541.67</text:p>
          </table:table-cell>
          <table:table-cell office:value-type="float" office:value="8066.72" calcext:value-type="float">
            <text:p>8066.72</text:p>
          </table:table-cell>
          <table:table-cell/>
          <table:table-cell table:formula="of:=ROUND([.K54]/[.J54];2)" office:value-type="string" office:string-value="" calcext:value-type="error">
            <text:p>#VALUE!</text:p>
          </table:table-cell>
          <table:table-cell table:formula="of:=ROUND([.M54]/[.L54];2)" office:value-type="float" office:value="0.44" calcext:value-type="float">
            <text:p>0.44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387" calcext:value-type="float">
            <text:p>12387</text:p>
          </table:table-cell>
          <table:table-cell office:value-type="float" office:value="13698" calcext:value-type="float">
            <text:p>13698</text:p>
          </table:table-cell>
          <table:table-cell/>
          <table:table-cell table:formula="of:=ROUND([.B55]/[.A55];2)" office:value-type="string" office:string-value="" calcext:value-type="error">
            <text:p>#VALUE!</text:p>
          </table:table-cell>
          <table:table-cell table:formula="of:=ROUND([.D55]/[.C55];2)" office:value-type="float" office:value="1.11" calcext:value-type="float">
            <text:p>1.1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21005.09" calcext:value-type="float">
            <text:p>21005.09</text:p>
          </table:table-cell>
          <table:table-cell office:value-type="float" office:value="20552.44" calcext:value-type="float">
            <text:p>20552.44</text:p>
          </table:table-cell>
          <table:table-cell/>
          <table:table-cell table:formula="of:=ROUND([.K55]/[.J55];2)" office:value-type="string" office:string-value="" calcext:value-type="error">
            <text:p>#VALUE!</text:p>
          </table:table-cell>
          <table:table-cell table:formula="of:=ROUND([.M55]/[.L55];2)" office:value-type="float" office:value="0.98" calcext:value-type="float">
            <text:p>0.98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0945" calcext:value-type="float">
            <text:p>10945</text:p>
          </table:table-cell>
          <table:table-cell office:value-type="float" office:value="5866" calcext:value-type="float">
            <text:p>5866</text:p>
          </table:table-cell>
          <table:table-cell/>
          <table:table-cell table:formula="of:=ROUND([.B56]/[.A56];2)" office:value-type="string" office:string-value="" calcext:value-type="error">
            <text:p>#VALUE!</text:p>
          </table:table-cell>
          <table:table-cell table:formula="of:=ROUND([.D56]/[.C56];2)" office:value-type="float" office:value="0.54" calcext:value-type="float">
            <text:p>0.5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449.19" calcext:value-type="float">
            <text:p>18449.19</text:p>
          </table:table-cell>
          <table:table-cell office:value-type="float" office:value="8651.86" calcext:value-type="float">
            <text:p>8651.86</text:p>
          </table:table-cell>
          <table:table-cell/>
          <table:table-cell table:formula="of:=ROUND([.K56]/[.J56];2)" office:value-type="string" office:string-value="" calcext:value-type="error">
            <text:p>#VALUE!</text:p>
          </table:table-cell>
          <table:table-cell table:formula="of:=ROUND([.M56]/[.L56];2)" office:value-type="float" office:value="0.47" calcext:value-type="float">
            <text:p>0.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8848" calcext:value-type="float">
            <text:p>8848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ROUND([.B58]/[.A58];2)" office:value-type="string" office:string-value="" calcext:value-type="error">
            <text:p>#VALUE!</text:p>
          </table:table-cell>
          <table:table-cell table:formula="of:=ROUND([.D58]/[.C58];2)" office:value-type="float" office:value="1.5" calcext:value-type="float">
            <text:p>1.5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463" calcext:value-type="float">
            <text:p>18463</text:p>
          </table:table-cell>
          <table:table-cell office:value-type="float" office:value="9099.94" calcext:value-type="float">
            <text:p>9099.94</text:p>
          </table:table-cell>
          <table:table-cell/>
          <table:table-cell table:formula="of:=ROUND([.K58]/[.J58];2)" office:value-type="string" office:string-value="" calcext:value-type="error">
            <text:p>#VALUE!</text:p>
          </table:table-cell>
          <table:table-cell table:formula="of:=ROUND([.M58]/[.L58];2)" office:value-type="float" office:value="0.49" calcext:value-type="float">
            <text:p>0.4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387" calcext:value-type="float">
            <text:p>12387</text:p>
          </table:table-cell>
          <table:table-cell office:value-type="float" office:value="13173" calcext:value-type="float">
            <text:p>13173</text:p>
          </table:table-cell>
          <table:table-cell/>
          <table:table-cell table:formula="of:=ROUND([.B59]/[.A59];2)" office:value-type="string" office:string-value="" calcext:value-type="error">
            <text:p>#VALUE!</text:p>
          </table:table-cell>
          <table:table-cell table:formula="of:=ROUND([.D59]/[.C59];2)" office:value-type="float" office:value="1.06" calcext:value-type="float">
            <text:p>1.0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20931.49" calcext:value-type="float">
            <text:p>20931.49</text:p>
          </table:table-cell>
          <table:table-cell office:value-type="float" office:value="20701.98" calcext:value-type="float">
            <text:p>20701.98</text:p>
          </table:table-cell>
          <table:table-cell/>
          <table:table-cell table:formula="of:=ROUND([.K59]/[.J59];2)" office:value-type="string" office:string-value="" calcext:value-type="error">
            <text:p>#VALUE!</text:p>
          </table:table-cell>
          <table:table-cell table:formula="of:=ROUND([.M59]/[.L59];2)"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1076" calcext:value-type="float">
            <text:p>11076</text:p>
          </table:table-cell>
          <table:table-cell office:value-type="float" office:value="5932" calcext:value-type="float">
            <text:p>5932</text:p>
          </table:table-cell>
          <table:table-cell/>
          <table:table-cell table:formula="of:=ROUND([.B60]/[.A60];2)" office:value-type="string" office:string-value="" calcext:value-type="error">
            <text:p>#VALUE!</text:p>
          </table:table-cell>
          <table:table-cell table:formula="of:=ROUND([.D60]/[.C60];2)" office:value-type="float" office:value="0.54" calcext:value-type="float">
            <text:p>0.5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329.92" calcext:value-type="float">
            <text:p>18329.92</text:p>
          </table:table-cell>
          <table:table-cell office:value-type="float" office:value="8642.09" calcext:value-type="float">
            <text:p>8642.09</text:p>
          </table:table-cell>
          <table:table-cell/>
          <table:table-cell table:formula="of:=ROUND([.K60]/[.J60];2)" office:value-type="string" office:string-value="" calcext:value-type="error">
            <text:p>#VALUE!</text:p>
          </table:table-cell>
          <table:table-cell table:formula="of:=ROUND([.M60]/[.L60];2)" office:value-type="float" office:value="0.47" calcext:value-type="float">
            <text:p>0.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503" calcext:value-type="float">
            <text:p>9503</text:p>
          </table:table-cell>
          <table:table-cell office:value-type="float" office:value="14353" calcext:value-type="float">
            <text:p>14353</text:p>
          </table:table-cell>
          <table:table-cell/>
          <table:table-cell table:formula="of:=ROUND([.B62]/[.A62];2)" office:value-type="string" office:string-value="" calcext:value-type="error">
            <text:p>#VALUE!</text:p>
          </table:table-cell>
          <table:table-cell table:formula="of:=ROUND([.D62]/[.C62];2)" office:value-type="float" office:value="1.51" calcext:value-type="float">
            <text:p>1.5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882.3" calcext:value-type="float">
            <text:p>18882.3</text:p>
          </table:table-cell>
          <table:table-cell office:value-type="float" office:value="8718.44" calcext:value-type="float">
            <text:p>8718.44</text:p>
          </table:table-cell>
          <table:table-cell/>
          <table:table-cell table:formula="of:=ROUND([.K62]/[.J62];2)" office:value-type="string" office:string-value="" calcext:value-type="error">
            <text:p>#VALUE!</text:p>
          </table:table-cell>
          <table:table-cell table:formula="of:=ROUND([.M62]/[.L62];2)" office:value-type="float" office:value="0.46" calcext:value-type="float">
            <text:p>0.46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387" calcext:value-type="float">
            <text:p>12387</text:p>
          </table:table-cell>
          <table:table-cell office:value-type="float" office:value="13698" calcext:value-type="float">
            <text:p>13698</text:p>
          </table:table-cell>
          <table:table-cell/>
          <table:table-cell table:formula="of:=ROUND([.B63]/[.A63];2)" office:value-type="string" office:string-value="" calcext:value-type="error">
            <text:p>#VALUE!</text:p>
          </table:table-cell>
          <table:table-cell table:formula="of:=ROUND([.D63]/[.C63];2)" office:value-type="float" office:value="1.11" calcext:value-type="float">
            <text:p>1.1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20879.11" calcext:value-type="float">
            <text:p>20879.11</text:p>
          </table:table-cell>
          <table:table-cell office:value-type="float" office:value="20659.79" calcext:value-type="float">
            <text:p>20659.79</text:p>
          </table:table-cell>
          <table:table-cell/>
          <table:table-cell table:formula="of:=ROUND([.K63]/[.J63];2)" office:value-type="string" office:string-value="" calcext:value-type="error">
            <text:p>#VALUE!</text:p>
          </table:table-cell>
          <table:table-cell table:formula="of:=ROUND([.M63]/[.L63];2)"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0945" calcext:value-type="float">
            <text:p>10945</text:p>
          </table:table-cell>
          <table:table-cell office:value-type="float" office:value="5866" calcext:value-type="float">
            <text:p>5866</text:p>
          </table:table-cell>
          <table:table-cell/>
          <table:table-cell table:formula="of:=ROUND([.B64]/[.A64];2)" office:value-type="string" office:string-value="" calcext:value-type="error">
            <text:p>#VALUE!</text:p>
          </table:table-cell>
          <table:table-cell table:formula="of:=ROUND([.D64]/[.C64];2)" office:value-type="float" office:value="0.54" calcext:value-type="float">
            <text:p>0.5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8363.44" calcext:value-type="float">
            <text:p>18363.44</text:p>
          </table:table-cell>
          <table:table-cell office:value-type="float" office:value="8656.54" calcext:value-type="float">
            <text:p>8656.54</text:p>
          </table:table-cell>
          <table:table-cell/>
          <table:table-cell table:formula="of:=ROUND([.K64]/[.J64];2)" office:value-type="string" office:string-value="" calcext:value-type="error">
            <text:p>#VALUE!</text:p>
          </table:table-cell>
          <table:table-cell table:formula="of:=ROUND([.M64]/[.L64];2)" office:value-type="float" office:value="0.47" calcext:value-type="float">
            <text:p>0.4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5866" calcext:value-type="float">
            <text:p>5866</text:p>
          </table:table-cell>
          <table:table-cell office:value-type="float" office:value="24511" calcext:value-type="float">
            <text:p>24511</text:p>
          </table:table-cell>
          <table:table-cell office:value-type="float" office:value="27919" calcext:value-type="float">
            <text:p>27919</text:p>
          </table:table-cell>
          <table:table-cell/>
          <table:table-cell table:formula="of:=ROUND([.B66]/[.A66];2)" office:value-type="float" office:value="3.53" calcext:value-type="float">
            <text:p>3.53</text:p>
          </table:table-cell>
          <table:table-cell table:formula="of:=ROUND([.D66]/[.C66];2)" office:value-type="float" office:value="1.14" calcext:value-type="float">
            <text:p>1.14</text:p>
          </table:table-cell>
          <table:table-cell table:number-columns-repeated="2"/>
          <table:table-cell office:value-type="float" office:value="20067.02" calcext:value-type="float">
            <text:p>20067.02</text:p>
          </table:table-cell>
          <table:table-cell office:value-type="float" office:value="4732.29" calcext:value-type="float">
            <text:p>4732.29</text:p>
          </table:table-cell>
          <table:table-cell office:value-type="float" office:value="3099.99" calcext:value-type="float">
            <text:p>3099.99</text:p>
          </table:table-cell>
          <table:table-cell office:value-type="float" office:value="696.07" calcext:value-type="float">
            <text:p>696.07</text:p>
          </table:table-cell>
          <table:table-cell/>
          <table:table-cell table:formula="of:=ROUND([.K66]/[.J66];2)" office:value-type="float" office:value="0.24" calcext:value-type="float">
            <text:p>0.24</text:p>
          </table:table-cell>
          <table:table-cell table:formula="of:=ROUND([.M66]/[.L66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67]/[.A67];2)" office:value-type="float" office:value="0.97" calcext:value-type="float">
            <text:p>0.97</text:p>
          </table:table-cell>
          <table:table-cell table:formula="of:=ROUND([.D67]/[.C67];2)" office:value-type="float" office:value="1.17" calcext:value-type="float">
            <text:p>1.17</text:p>
          </table:table-cell>
          <table:table-cell table:number-columns-repeated="2"/>
          <table:table-cell office:value-type="float" office:value="21950.02" calcext:value-type="float">
            <text:p>21950.02</text:p>
          </table:table-cell>
          <table:table-cell office:value-type="float" office:value="22172.64" calcext:value-type="float">
            <text:p>22172.64</text:p>
          </table:table-cell>
          <table:table-cell office:value-type="float" office:value="16165.64" calcext:value-type="float">
            <text:p>16165.64</text:p>
          </table:table-cell>
          <table:table-cell office:value-type="float" office:value="1442.48" calcext:value-type="float">
            <text:p>1442.48</text:p>
          </table:table-cell>
          <table:table-cell/>
          <table:table-cell table:formula="of:=ROUND([.K67]/[.J67];2)" office:value-type="float" office:value="1.01" calcext:value-type="float">
            <text:p>1.01</text:p>
          </table:table-cell>
          <table:table-cell table:formula="of:=ROUND([.M67]/[.L67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433" calcext:value-type="float">
            <text:p>17433</text:p>
          </table:table-cell>
          <table:table-cell/>
          <table:table-cell table:formula="of:=ROUND([.B68]/[.A68];2)" office:value-type="float" office:value="2.05" calcext:value-type="float">
            <text:p>2.05</text:p>
          </table:table-cell>
          <table:table-cell table:formula="of:=ROUND([.D68]/[.C68];2)" office:value-type="float" office:value="1.56" calcext:value-type="float">
            <text:p>1.56</text:p>
          </table:table-cell>
          <table:table-cell table:number-columns-repeated="2"/>
          <table:table-cell office:value-type="float" office:value="20377.57" calcext:value-type="float">
            <text:p>20377.57</text:p>
          </table:table-cell>
          <table:table-cell office:value-type="float" office:value="9426.36" calcext:value-type="float">
            <text:p>9426.36</text:p>
          </table:table-cell>
          <table:table-cell office:value-type="float" office:value="13645.57" calcext:value-type="float">
            <text:p>13645.57</text:p>
          </table:table-cell>
          <table:table-cell office:value-type="float" office:value="1483.91" calcext:value-type="float">
            <text:p>1483.91</text:p>
          </table:table-cell>
          <table:table-cell/>
          <table:table-cell table:formula="of:=ROUND([.K68]/[.J68];2)" office:value-type="float" office:value="0.46" calcext:value-type="float">
            <text:p>0.46</text:p>
          </table:table-cell>
          <table:table-cell table:formula="of:=ROUND([.M68]/[.L68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66" calcext:value-type="float">
            <text:p>5866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70]/[.A70];2)" office:value-type="float" office:value="3.46" calcext:value-type="float">
            <text:p>3.46</text:p>
          </table:table-cell>
          <table:table-cell table:formula="of:=ROUND([.D70]/[.C70];2)" office:value-type="float" office:value="1" calcext:value-type="float">
            <text:p>1</text:p>
          </table:table-cell>
          <table:table-cell table:number-columns-repeated="2"/>
          <table:table-cell office:value-type="float" office:value="19747.22" calcext:value-type="float">
            <text:p>19747.22</text:p>
          </table:table-cell>
          <table:table-cell office:value-type="float" office:value="4804.56" calcext:value-type="float">
            <text:p>4804.56</text:p>
          </table:table-cell>
          <table:table-cell office:value-type="float" office:value="700.18" calcext:value-type="float">
            <text:p>700.18</text:p>
          </table:table-cell>
          <table:table-cell office:value-type="float" office:value="695.59" calcext:value-type="float">
            <text:p>695.59</text:p>
          </table:table-cell>
          <table:table-cell/>
          <table:table-cell table:formula="of:=ROUND([.K70]/[.J70];2)" office:value-type="float" office:value="0.24" calcext:value-type="float">
            <text:p>0.24</text:p>
          </table:table-cell>
          <table:table-cell table:formula="of:=ROUND([.M70]/[.L70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8" calcext:value-type="float">
            <text:p>408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71]/[.A71];2)" office:value-type="float" office:value="1.33" calcext:value-type="float">
            <text:p>1.33</text:p>
          </table:table-cell>
          <table:table-cell table:formula="of:=ROUND([.D71]/[.C71];2)" office:value-type="float" office:value="1.17" calcext:value-type="float">
            <text:p>1.17</text:p>
          </table:table-cell>
          <table:table-cell table:number-columns-repeated="2"/>
          <table:table-cell office:value-type="float" office:value="22389.77" calcext:value-type="float">
            <text:p>22389.77</text:p>
          </table:table-cell>
          <table:table-cell office:value-type="float" office:value="21618.7" calcext:value-type="float">
            <text:p>21618.7</text:p>
          </table:table-cell>
          <table:table-cell office:value-type="float" office:value="16092.92" calcext:value-type="float">
            <text:p>16092.92</text:p>
          </table:table-cell>
          <table:table-cell office:value-type="float" office:value="1443.58" calcext:value-type="float">
            <text:p>1443.58</text:p>
          </table:table-cell>
          <table:table-cell/>
          <table:table-cell table:formula="of:=ROUND([.K71]/[.J71];2)" office:value-type="float" office:value="0.97" calcext:value-type="float">
            <text:p>0.97</text:p>
          </table:table-cell>
          <table:table-cell table:formula="of:=ROUND([.M71]/[.L71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66" calcext:value-type="float">
            <text:p>2966</text:p>
          </table:table-cell>
          <table:table-cell office:value-type="float" office:value="11207" calcext:value-type="float">
            <text:p>11207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72]/[.A72];2)" office:value-type="float" office:value="2.05" calcext:value-type="float">
            <text:p>2.05</text:p>
          </table:table-cell>
          <table:table-cell table:formula="of:=ROUND([.D72]/[.C72];2)" office:value-type="float" office:value="1.53" calcext:value-type="float">
            <text:p>1.53</text:p>
          </table:table-cell>
          <table:table-cell table:number-columns-repeated="2"/>
          <table:table-cell office:value-type="float" office:value="20284.95" calcext:value-type="float">
            <text:p>20284.95</text:p>
          </table:table-cell>
          <table:table-cell office:value-type="float" office:value="9404.72" calcext:value-type="float">
            <text:p>9404.72</text:p>
          </table:table-cell>
          <table:table-cell office:value-type="float" office:value="13321.5" calcext:value-type="float">
            <text:p>13321.5</text:p>
          </table:table-cell>
          <table:table-cell office:value-type="float" office:value="1482.72" calcext:value-type="float">
            <text:p>1482.72</text:p>
          </table:table-cell>
          <table:table-cell/>
          <table:table-cell table:formula="of:=ROUND([.K72]/[.J72];2)" office:value-type="float" office:value="0.46" calcext:value-type="float">
            <text:p>0.46</text:p>
          </table:table-cell>
          <table:table-cell table:formula="of:=ROUND([.M72]/[.L72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7919" calcext:value-type="float">
            <text:p>27919</text:p>
          </table:table-cell>
          <table:table-cell/>
          <table:table-cell table:formula="of:=ROUND([.B74]/[.A74];2)" office:value-type="float" office:value="3.42" calcext:value-type="float">
            <text:p>3.42</text:p>
          </table:table-cell>
          <table:table-cell table:formula="of:=ROUND([.D74]/[.C74];2)" office:value-type="float" office:value="1" calcext:value-type="float">
            <text:p>1</text:p>
          </table:table-cell>
          <table:table-cell table:number-columns-repeated="2"/>
          <table:table-cell office:value-type="float" office:value="19877.28" calcext:value-type="float">
            <text:p>19877.28</text:p>
          </table:table-cell>
          <table:table-cell office:value-type="float" office:value="4723.9" calcext:value-type="float">
            <text:p>4723.9</text:p>
          </table:table-cell>
          <table:table-cell office:value-type="float" office:value="701.21" calcext:value-type="float">
            <text:p>701.21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ROUND([.K74]/[.J74];2)" office:value-type="float" office:value="0.24" calcext:value-type="float">
            <text:p>0.24</text:p>
          </table:table-cell>
          <table:table-cell table:formula="of:=ROUND([.M74]/[.L74];2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12" calcext:value-type="float">
            <text:p>412</text:p>
          </table:table-cell>
          <table:table-cell office:value-type="float" office:value="15139" calcext:value-type="float">
            <text:p>15139</text:p>
          </table:table-cell>
          <table:table-cell office:value-type="float" office:value="17695" calcext:value-type="float">
            <text:p>17695</text:p>
          </table:table-cell>
          <table:table-cell/>
          <table:table-cell table:formula="of:=ROUND([.B75]/[.A75];2)" office:value-type="float" office:value="1.35" calcext:value-type="float">
            <text:p>1.35</text:p>
          </table:table-cell>
          <table:table-cell table:formula="of:=ROUND([.D75]/[.C75];2)" office:value-type="float" office:value="1.17" calcext:value-type="float">
            <text:p>1.17</text:p>
          </table:table-cell>
          <table:table-cell table:number-columns-repeated="2"/>
          <table:table-cell office:value-type="float" office:value="22427.14" calcext:value-type="float">
            <text:p>22427.14</text:p>
          </table:table-cell>
          <table:table-cell office:value-type="float" office:value="21497.78" calcext:value-type="float">
            <text:p>21497.78</text:p>
          </table:table-cell>
          <table:table-cell office:value-type="float" office:value="16093.06" calcext:value-type="float">
            <text:p>16093.06</text:p>
          </table:table-cell>
          <table:table-cell office:value-type="float" office:value="1441.91" calcext:value-type="float">
            <text:p>1441.91</text:p>
          </table:table-cell>
          <table:table-cell/>
          <table:table-cell table:formula="of:=ROUND([.K75]/[.J75];2)" office:value-type="float" office:value="0.96" calcext:value-type="float">
            <text:p>0.96</text:p>
          </table:table-cell>
          <table:table-cell table:formula="of:=ROUND([.M75]/[.L75];2)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966" calcext:value-type="float">
            <text:p>2966</text:p>
          </table:table-cell>
          <table:table-cell office:value-type="float" office:value="11338" calcext:value-type="float">
            <text:p>11338</text:p>
          </table:table-cell>
          <table:table-cell office:value-type="float" office:value="17171" calcext:value-type="float">
            <text:p>17171</text:p>
          </table:table-cell>
          <table:table-cell/>
          <table:table-cell table:formula="of:=ROUND([.B76]/[.A76];2)" office:value-type="float" office:value="2.07" calcext:value-type="float">
            <text:p>2.07</text:p>
          </table:table-cell>
          <table:table-cell table:formula="of:=ROUND([.D76]/[.C76];2)" office:value-type="float" office:value="1.51" calcext:value-type="float">
            <text:p>1.51</text:p>
          </table:table-cell>
          <table:table-cell table:number-columns-repeated="2"/>
          <table:table-cell office:value-type="float" office:value="20276.16" calcext:value-type="float">
            <text:p>20276.16</text:p>
          </table:table-cell>
          <table:table-cell office:value-type="float" office:value="9373.16" calcext:value-type="float">
            <text:p>9373.16</text:p>
          </table:table-cell>
          <table:table-cell office:value-type="float" office:value="13072.27" calcext:value-type="float">
            <text:p>13072.27</text:p>
          </table:table-cell>
          <table:table-cell office:value-type="float" office:value="1483.82" calcext:value-type="float">
            <text:p>1483.82</text:p>
          </table:table-cell>
          <table:table-cell/>
          <table:table-cell table:formula="of:=ROUND([.K76]/[.J76];2)" office:value-type="float" office:value="0.46" calcext:value-type="float">
            <text:p>0.46</text:p>
          </table:table-cell>
          <table:table-cell table:formula="of:=ROUND([.M76]/[.L76];2)" office:value-type="float" office:value="0.11" calcext:value-type="float">
            <text:p>0.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78]/[.A78];2)" office:value-type="float" office:value="1.51" calcext:value-type="float">
            <text:p>1.51</text:p>
          </table:table-cell>
          <table:table-cell table:formula="of:=ROUND([.D78]/[.C78];2)" office:value-type="float" office:value="1" calcext:value-type="float">
            <text:p>1</text:p>
          </table:table-cell>
          <table:table-cell table:number-columns-repeated="2"/>
          <table:table-cell office:value-type="float" office:value="14098.64" calcext:value-type="float">
            <text:p>14098.64</text:p>
          </table:table-cell>
          <table:table-cell office:value-type="float" office:value="955.41" calcext:value-type="float">
            <text:p>955.41</text:p>
          </table:table-cell>
          <table:table-cell office:value-type="float" office:value="549.8" calcext:value-type="float">
            <text:p>549.8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78]/[.J78];2)" office:value-type="float" office:value="0.07" calcext:value-type="float">
            <text:p>0.07</text:p>
          </table:table-cell>
          <table:table-cell table:formula="of:=ROUND([.M78]/[.L7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79]/[.A79];2)" office:value-type="float" office:value="1.97" calcext:value-type="float">
            <text:p>1.97</text:p>
          </table:table-cell>
          <table:table-cell table:formula="of:=ROUND([.D79]/[.C79];2)" office:value-type="float" office:value="1.23" calcext:value-type="float">
            <text:p>1.23</text:p>
          </table:table-cell>
          <table:table-cell table:number-columns-repeated="2"/>
          <table:table-cell office:value-type="float" office:value="17132.29" calcext:value-type="float">
            <text:p>17132.29</text:p>
          </table:table-cell>
          <table:table-cell office:value-type="float" office:value="4478.84" calcext:value-type="float">
            <text:p>4478.84</text:p>
          </table:table-cell>
          <table:table-cell office:value-type="float" office:value="12423.82" calcext:value-type="float">
            <text:p>12423.82</text:p>
          </table:table-cell>
          <table:table-cell office:value-type="float" office:value="850.4" calcext:value-type="float">
            <text:p>850.4</text:p>
          </table:table-cell>
          <table:table-cell/>
          <table:table-cell table:formula="of:=ROUND([.K79]/[.J79];2)" office:value-type="float" office:value="0.26" calcext:value-type="float">
            <text:p>0.26</text:p>
          </table:table-cell>
          <table:table-cell table:formula="of:=ROUND([.M79]/[.L79];2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80]/[.A80];2)" office:value-type="float" office:value="1.63" calcext:value-type="float">
            <text:p>1.63</text:p>
          </table:table-cell>
          <table:table-cell table:formula="of:=ROUND([.D80]/[.C80];2)" office:value-type="float" office:value="1.07" calcext:value-type="float">
            <text:p>1.07</text:p>
          </table:table-cell>
          <table:table-cell table:number-columns-repeated="2"/>
          <table:table-cell office:value-type="float" office:value="15471.23" calcext:value-type="float">
            <text:p>15471.23</text:p>
          </table:table-cell>
          <table:table-cell office:value-type="float" office:value="2507.29" calcext:value-type="float">
            <text:p>2507.29</text:p>
          </table:table-cell>
          <table:table-cell office:value-type="float" office:value="1280.04" calcext:value-type="float">
            <text:p>1280.04</text:p>
          </table:table-cell>
          <table:table-cell office:value-type="float" office:value="1131.34" calcext:value-type="float">
            <text:p>1131.34</text:p>
          </table:table-cell>
          <table:table-cell/>
          <table:table-cell table:formula="of:=ROUND([.K80]/[.J80];2)" office:value-type="float" office:value="0.16" calcext:value-type="float">
            <text:p>0.16</text:p>
          </table:table-cell>
          <table:table-cell table:formula="of:=ROUND([.M80]/[.L80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82]/[.A82];2)" office:value-type="float" office:value="1.61" calcext:value-type="float">
            <text:p>1.61</text:p>
          </table:table-cell>
          <table:table-cell table:formula="of:=ROUND([.D82]/[.C82];2)" office:value-type="float" office:value="1" calcext:value-type="float">
            <text:p>1</text:p>
          </table:table-cell>
          <table:table-cell table:number-columns-repeated="2"/>
          <table:table-cell office:value-type="float" office:value="15306.49" calcext:value-type="float">
            <text:p>15306.49</text:p>
          </table:table-cell>
          <table:table-cell office:value-type="float" office:value="956.29" calcext:value-type="float">
            <text:p>956.29</text:p>
          </table:table-cell>
          <table:table-cell office:value-type="float" office:value="549.79" calcext:value-type="float">
            <text:p>549.79</text:p>
          </table:table-cell>
          <table:table-cell office:value-type="float" office:value="548.19" calcext:value-type="float">
            <text:p>548.19</text:p>
          </table:table-cell>
          <table:table-cell/>
          <table:table-cell table:formula="of:=ROUND([.K82]/[.J82];2)" office:value-type="float" office:value="0.06" calcext:value-type="float">
            <text:p>0.06</text:p>
          </table:table-cell>
          <table:table-cell table:formula="of:=ROUND([.M82]/[.L8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83]/[.A83];2)" office:value-type="float" office:value="2.12" calcext:value-type="float">
            <text:p>2.12</text:p>
          </table:table-cell>
          <table:table-cell table:formula="of:=ROUND([.D83]/[.C83];2)" office:value-type="float" office:value="1.23" calcext:value-type="float">
            <text:p>1.23</text:p>
          </table:table-cell>
          <table:table-cell table:number-columns-repeated="2"/>
          <table:table-cell office:value-type="float" office:value="17115.12" calcext:value-type="float">
            <text:p>17115.12</text:p>
          </table:table-cell>
          <table:table-cell office:value-type="float" office:value="4486.58" calcext:value-type="float">
            <text:p>4486.58</text:p>
          </table:table-cell>
          <table:table-cell office:value-type="float" office:value="13764.59" calcext:value-type="float">
            <text:p>13764.59</text:p>
          </table:table-cell>
          <table:table-cell office:value-type="float" office:value="851.13" calcext:value-type="float">
            <text:p>851.13</text:p>
          </table:table-cell>
          <table:table-cell/>
          <table:table-cell table:formula="of:=ROUND([.K83]/[.J83];2)" office:value-type="float" office:value="0.26" calcext:value-type="float">
            <text:p>0.26</text:p>
          </table:table-cell>
          <table:table-cell table:formula="of:=ROUND([.M83]/[.L83];2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84]/[.A84];2)" office:value-type="float" office:value="1.63" calcext:value-type="float">
            <text:p>1.63</text:p>
          </table:table-cell>
          <table:table-cell table:formula="of:=ROUND([.D84]/[.C84];2)" office:value-type="float" office:value="1.07" calcext:value-type="float">
            <text:p>1.07</text:p>
          </table:table-cell>
          <table:table-cell table:number-columns-repeated="2"/>
          <table:table-cell office:value-type="float" office:value="15505.62" calcext:value-type="float">
            <text:p>15505.62</text:p>
          </table:table-cell>
          <table:table-cell office:value-type="float" office:value="2504.34" calcext:value-type="float">
            <text:p>2504.34</text:p>
          </table:table-cell>
          <table:table-cell office:value-type="float" office:value="1279.87" calcext:value-type="float">
            <text:p>1279.87</text:p>
          </table:table-cell>
          <table:table-cell office:value-type="float" office:value="1131.17" calcext:value-type="float">
            <text:p>1131.17</text:p>
          </table:table-cell>
          <table:table-cell/>
          <table:table-cell table:formula="of:=ROUND([.K84]/[.J84];2)" office:value-type="float" office:value="0.16" calcext:value-type="float">
            <text:p>0.16</text:p>
          </table:table-cell>
          <table:table-cell table:formula="of:=ROUND([.M84]/[.L84];2)" office:value-type="float" office:value="0.88" calcext:value-type="float">
            <text:p>0.8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11863" calcext:value-type="float">
            <text:p>11863</text:p>
          </table:table-cell>
          <table:table-cell table:number-columns-repeated="2" office:value-type="float" office:value="33817" calcext:value-type="float">
            <text:p>33817</text:p>
          </table:table-cell>
          <table:table-cell/>
          <table:table-cell table:formula="of:=ROUND([.B86]/[.A86];2)" office:value-type="float" office:value="1.51" calcext:value-type="float">
            <text:p>1.51</text:p>
          </table:table-cell>
          <table:table-cell table:formula="of:=ROUND([.D86]/[.C86];2)" office:value-type="float" office:value="1" calcext:value-type="float">
            <text:p>1</text:p>
          </table:table-cell>
          <table:table-cell table:number-columns-repeated="2"/>
          <table:table-cell office:value-type="float" office:value="14180.24" calcext:value-type="float">
            <text:p>14180.24</text:p>
          </table:table-cell>
          <table:table-cell office:value-type="float" office:value="957.34" calcext:value-type="float">
            <text:p>957.34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8.77" calcext:value-type="float">
            <text:p>548.77</text:p>
          </table:table-cell>
          <table:table-cell/>
          <table:table-cell table:formula="of:=ROUND([.K86]/[.J86];2)" office:value-type="float" office:value="0.07" calcext:value-type="float">
            <text:p>0.07</text:p>
          </table:table-cell>
          <table:table-cell table:formula="of:=ROUND([.M86]/[.L8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686" calcext:value-type="float">
            <text:p>4686</text:p>
          </table:table-cell>
          <table:table-cell office:value-type="float" office:value="19792" calcext:value-type="float">
            <text:p>19792</text:p>
          </table:table-cell>
          <table:table-cell office:value-type="float" office:value="24249" calcext:value-type="float">
            <text:p>24249</text:p>
          </table:table-cell>
          <table:table-cell/>
          <table:table-cell table:formula="of:=ROUND([.B87]/[.A87];2)" office:value-type="float" office:value="1.89" calcext:value-type="float">
            <text:p>1.89</text:p>
          </table:table-cell>
          <table:table-cell table:formula="of:=ROUND([.D87]/[.C87];2)" office:value-type="float" office:value="1.23" calcext:value-type="float">
            <text:p>1.23</text:p>
          </table:table-cell>
          <table:table-cell table:number-columns-repeated="2"/>
          <table:table-cell office:value-type="float" office:value="17031.27" calcext:value-type="float">
            <text:p>17031.27</text:p>
          </table:table-cell>
          <table:table-cell office:value-type="float" office:value="4477.44" calcext:value-type="float">
            <text:p>4477.44</text:p>
          </table:table-cell>
          <table:table-cell office:value-type="float" office:value="10723.88" calcext:value-type="float">
            <text:p>10723.88</text:p>
          </table:table-cell>
          <table:table-cell office:value-type="float" office:value="850.56" calcext:value-type="float">
            <text:p>850.56</text:p>
          </table:table-cell>
          <table:table-cell/>
          <table:table-cell table:formula="of:=ROUND([.K87]/[.J87];2)" office:value-type="float" office:value="0.26" calcext:value-type="float">
            <text:p>0.26</text:p>
          </table:table-cell>
          <table:table-cell table:formula="of:=ROUND([.M87]/[.L87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87" calcext:value-type="float">
            <text:p>6587</text:p>
          </table:table-cell>
          <table:table-cell office:value-type="float" office:value="19006" calcext:value-type="float">
            <text:p>19006</text:p>
          </table:table-cell>
          <table:table-cell office:value-type="float" office:value="20317" calcext:value-type="float">
            <text:p>20317</text:p>
          </table:table-cell>
          <table:table-cell/>
          <table:table-cell table:formula="of:=ROUND([.B88]/[.A88];2)" office:value-type="float" office:value="1.63" calcext:value-type="float">
            <text:p>1.63</text:p>
          </table:table-cell>
          <table:table-cell table:formula="of:=ROUND([.D88]/[.C88];2)" office:value-type="float" office:value="1.07" calcext:value-type="float">
            <text:p>1.07</text:p>
          </table:table-cell>
          <table:table-cell table:number-columns-repeated="2"/>
          <table:table-cell office:value-type="float" office:value="15459.83" calcext:value-type="float">
            <text:p>15459.83</text:p>
          </table:table-cell>
          <table:table-cell office:value-type="float" office:value="2507.18" calcext:value-type="float">
            <text:p>2507.18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130.92" calcext:value-type="float">
            <text:p>1130.92</text:p>
          </table:table-cell>
          <table:table-cell/>
          <table:table-cell table:formula="of:=ROUND([.K88]/[.J88];2)" office:value-type="float" office:value="0.16" calcext:value-type="float">
            <text:p>0.16</text:p>
          </table:table-cell>
          <table:table-cell table:formula="of:=ROUND([.M88]/[.L88];2)" office:value-type="float" office:value="0.88" calcext:value-type="float">
            <text:p>0.88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58.45" calcext:value-type="float">
            <text:p>58.45</text:p>
          </table:table-cell>
          <table:table-cell office:value-type="float" office:value="60.15" calcext:value-type="float">
            <text:p>60.15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94]/[.A94];2)" office:value-type="float" office:value="1.89" calcext:value-type="float">
            <text:p>1.89</text:p>
          </table:table-cell>
          <table:table-cell table:formula="of:=ROUND([.D94]/[.C9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.98" calcext:value-type="float">
            <text:p>95.98</text:p>
          </table:table-cell>
          <table:table-cell office:value-type="float" office:value="88.74" calcext:value-type="float">
            <text:p>88.74</text:p>
          </table:table-cell>
          <table:table-cell office:value-type="float" office:value="30.15" calcext:value-type="float">
            <text:p>30.15</text:p>
          </table:table-cell>
          <table:table-cell office:value-type="float" office:value="58.34" calcext:value-type="float">
            <text:p>58.34</text:p>
          </table:table-cell>
          <table:table-cell/>
          <table:table-cell table:formula="of:=ROUND([.B95]/[.A95];2)" office:value-type="float" office:value="0.92" calcext:value-type="float">
            <text:p>0.92</text:p>
          </table:table-cell>
          <table:table-cell table:formula="of:=ROUND([.D95]/[.C95];2)" office:value-type="float" office:value="1.93" calcext:value-type="float">
            <text:p>1.93</text:p>
          </table:table-cell>
          <table:table-cell table:number-columns-repeated="9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51.64" calcext:value-type="float">
            <text:p>51.64</text:p>
          </table:table-cell>
          <table:table-cell office:value-type="float" office:value="51.44" calcext:value-type="float">
            <text:p>51.44</text:p>
          </table:table-cell>
          <table:table-cell office:value-type="float" office:value="58.17" calcext:value-type="float">
            <text:p>58.17</text:p>
          </table:table-cell>
          <table:table-cell/>
          <table:table-cell table:formula="of:=ROUND([.B96]/[.A96];2)" office:value-type="float" office:value="3.78" calcext:value-type="float">
            <text:p>3.78</text:p>
          </table:table-cell>
          <table:table-cell table:formula="of:=ROUND([.D96]/[.C96];2)"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58.36" calcext:value-type="float">
            <text:p>58.36</text:p>
          </table:table-cell>
          <table:table-cell office:value-type="float" office:value="60.28" calcext:value-type="float">
            <text:p>60.28</text:p>
          </table:table-cell>
          <table:table-cell office:value-type="float" office:value="60.11" calcext:value-type="float">
            <text:p>60.11</text:p>
          </table:table-cell>
          <table:table-cell/>
          <table:table-cell table:formula="of:=ROUND([.B98]/[.A98];2)" office:value-type="float" office:value="1.91" calcext:value-type="float">
            <text:p>1.91</text:p>
          </table:table-cell>
          <table:table-cell table:formula="of:=ROUND([.D98]/[.C98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7" calcext:value-type="float">
            <text:p>96.07</text:p>
          </table:table-cell>
          <table:table-cell office:value-type="float" office:value="79.95" calcext:value-type="float">
            <text:p>79.95</text:p>
          </table:table-cell>
          <table:table-cell office:value-type="float" office:value="29.96" calcext:value-type="float">
            <text:p>29.96</text:p>
          </table:table-cell>
          <table:table-cell office:value-type="float" office:value="58.69" calcext:value-type="float">
            <text:p>58.69</text:p>
          </table:table-cell>
          <table:table-cell/>
          <table:table-cell table:formula="of:=ROUND([.B99]/[.A99];2)" office:value-type="float" office:value="0.83" calcext:value-type="float">
            <text:p>0.83</text:p>
          </table:table-cell>
          <table:table-cell table:formula="of:=ROUND([.D99]/[.C99];2)" office:value-type="float" office:value="1.96" calcext:value-type="float">
            <text:p>1.96</text:p>
          </table:table-cell>
          <table:table-cell table:number-columns-repeated="9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51.75" calcext:value-type="float">
            <text:p>51.75</text:p>
          </table:table-cell>
          <table:table-cell office:value-type="float" office:value="52.07" calcext:value-type="float">
            <text:p>52.07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ROUND([.B100]/[.A100];2)" office:value-type="float" office:value="3.74" calcext:value-type="float">
            <text:p>3.74</text:p>
          </table:table-cell>
          <table:table-cell table:formula="of:=ROUND([.D100]/[.C100];2)"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58.28" calcext:value-type="float">
            <text:p>58.2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102]/[.A102];2)" office:value-type="float" office:value="1.91" calcext:value-type="float">
            <text:p>1.91</text:p>
          </table:table-cell>
          <table:table-cell table:formula="of:=ROUND([.D102]/[.C102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2" calcext:value-type="float">
            <text:p>96.02</text:p>
          </table:table-cell>
          <table:table-cell office:value-type="float" office:value="79.57" calcext:value-type="float">
            <text:p>79.57</text:p>
          </table:table-cell>
          <table:table-cell office:value-type="float" office:value="29.9" calcext:value-type="float">
            <text:p>29.9</text:p>
          </table:table-cell>
          <table:table-cell office:value-type="float" office:value="58.38" calcext:value-type="float">
            <text:p>58.38</text:p>
          </table:table-cell>
          <table:table-cell/>
          <table:table-cell table:formula="of:=ROUND([.B103]/[.A103];2)" office:value-type="float" office:value="0.83" calcext:value-type="float">
            <text:p>0.83</text:p>
          </table:table-cell>
          <table:table-cell table:formula="of:=ROUND([.D103]/[.C103];2)"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51.45" calcext:value-type="float">
            <text:p>51.45</text:p>
          </table:table-cell>
          <table:table-cell office:value-type="float" office:value="53.01" calcext:value-type="float">
            <text:p>53.01</text:p>
          </table:table-cell>
          <table:table-cell office:value-type="float" office:value="58.64" calcext:value-type="float">
            <text:p>58.64</text:p>
          </table:table-cell>
          <table:table-cell/>
          <table:table-cell table:formula="of:=ROUND([.B104]/[.A104];2)" office:value-type="float" office:value="3.73" calcext:value-type="float">
            <text:p>3.73</text:p>
          </table:table-cell>
          <table:table-cell table:formula="of:=ROUND([.D104]/[.C104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13" calcext:value-type="float">
            <text:p>54.13</text:p>
          </table:table-cell>
          <table:table-cell office:value-type="float" office:value="62.51" calcext:value-type="float">
            <text:p>62.51</text:p>
          </table:table-cell>
          <table:table-cell office:value-type="float" office:value="60.3" calcext:value-type="float">
            <text:p>60.3</text:p>
          </table:table-cell>
          <table:table-cell office:value-type="float" office:value="60.37" calcext:value-type="float">
            <text:p>60.37</text:p>
          </table:table-cell>
          <table:table-cell/>
          <table:table-cell table:formula="of:=ROUND([.B106]/[.A106];2)" office:value-type="float" office:value="1.15" calcext:value-type="float">
            <text:p>1.15</text:p>
          </table:table-cell>
          <table:table-cell table:formula="of:=ROUND([.D106]/[.C106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57.69" calcext:value-type="float">
            <text:p>57.69</text:p>
          </table:table-cell>
          <table:table-cell office:value-type="float" office:value="52.58" calcext:value-type="float">
            <text:p>52.58</text:p>
          </table:table-cell>
          <table:table-cell office:value-type="float" office:value="59.81" calcext:value-type="float">
            <text:p>59.81</text:p>
          </table:table-cell>
          <table:table-cell/>
          <table:table-cell table:formula="of:=ROUND([.B107]/[.A107];2)" office:value-type="float" office:value="1.74" calcext:value-type="float">
            <text:p>1.74</text:p>
          </table:table-cell>
          <table:table-cell table:formula="of:=ROUND([.D107]/[.C107];2)"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float" office:value="48.26" calcext:value-type="float">
            <text:p>48.26</text:p>
          </table:table-cell>
          <table:table-cell office:value-type="float" office:value="59.76" calcext:value-type="float">
            <text:p>59.76</text:p>
          </table:table-cell>
          <table:table-cell office:value-type="float" office:value="58.09" calcext:value-type="float">
            <text:p>58.09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ROUND([.B108]/[.A108];2)" office:value-type="float" office:value="1.24" calcext:value-type="float">
            <text:p>1.24</text:p>
          </table:table-cell>
          <table:table-cell table:formula="of:=ROUND([.D108]/[.C108];2)"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3.21" calcext:value-type="float">
            <text:p>53.21</text:p>
          </table:table-cell>
          <table:table-cell office:value-type="float" office:value="62.49" calcext:value-type="float">
            <text:p>62.49</text:p>
          </table:table-cell>
          <table:table-cell office:value-type="float" office:value="60.03" calcext:value-type="float">
            <text:p>60.03</text:p>
          </table:table-cell>
          <table:table-cell office:value-type="float" office:value="60.58" calcext:value-type="float">
            <text:p>60.58</text:p>
          </table:table-cell>
          <table:table-cell/>
          <table:table-cell table:formula="of:=ROUND([.B110]/[.A110];2)" office:value-type="float" office:value="1.17" calcext:value-type="float">
            <text:p>1.17</text:p>
          </table:table-cell>
          <table:table-cell table:formula="of:=ROUND([.D110]/[.C110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float" office:value="33.43" calcext:value-type="float">
            <text:p>33.43</text:p>
          </table:table-cell>
          <table:table-cell office:value-type="float" office:value="57.5" calcext:value-type="float">
            <text:p>57.5</text:p>
          </table:table-cell>
          <table:table-cell office:value-type="float" office:value="51.54" calcext:value-type="float">
            <text:p>51.54</text:p>
          </table:table-cell>
          <table:table-cell office:value-type="float" office:value="59.7" calcext:value-type="float">
            <text:p>59.7</text:p>
          </table:table-cell>
          <table:table-cell/>
          <table:table-cell table:formula="of:=ROUND([.B111]/[.A111];2)" office:value-type="float" office:value="1.72" calcext:value-type="float">
            <text:p>1.72</text:p>
          </table:table-cell>
          <table:table-cell table:formula="of:=ROUND([.D111]/[.C111];2)"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float" office:value="48.41" calcext:value-type="float">
            <text:p>48.41</text:p>
          </table:table-cell>
          <table:table-cell office:value-type="float" office:value="59.73" calcext:value-type="float">
            <text:p>59.73</text:p>
          </table:table-cell>
          <table:table-cell office:value-type="float" office:value="58.29" calcext:value-type="float">
            <text:p>58.29</text:p>
          </table:table-cell>
          <table:table-cell office:value-type="float" office:value="58.94" calcext:value-type="float">
            <text:p>58.94</text:p>
          </table:table-cell>
          <table:table-cell/>
          <table:table-cell table:formula="of:=ROUND([.B112]/[.A112];2)" office:value-type="float" office:value="1.23" calcext:value-type="float">
            <text:p>1.23</text:p>
          </table:table-cell>
          <table:table-cell table:formula="of:=ROUND([.D112]/[.C112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62.58" calcext:value-type="float">
            <text:p>62.58</text:p>
          </table:table-cell>
          <table:table-cell office:value-type="float" office:value="60.19" calcext:value-type="float">
            <text:p>60.19</text:p>
          </table:table-cell>
          <table:table-cell office:value-type="float" office:value="60.38" calcext:value-type="float">
            <text:p>60.38</text:p>
          </table:table-cell>
          <table:table-cell/>
          <table:table-cell table:formula="of:=ROUND([.B114]/[.A114];2)" office:value-type="float" office:value="1.14" calcext:value-type="float">
            <text:p>1.14</text:p>
          </table:table-cell>
          <table:table-cell table:formula="of:=ROUND([.D114]/[.C11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57.46" calcext:value-type="float">
            <text:p>57.46</text:p>
          </table:table-cell>
          <table:table-cell office:value-type="float" office:value="53.42" calcext:value-type="float">
            <text:p>53.42</text:p>
          </table:table-cell>
          <table:table-cell office:value-type="float" office:value="59.47" calcext:value-type="float">
            <text:p>59.47</text:p>
          </table:table-cell>
          <table:table-cell/>
          <table:table-cell table:formula="of:=ROUND([.B115]/[.A115];2)" office:value-type="float" office:value="1.7" calcext:value-type="float">
            <text:p>1.7</text:p>
          </table:table-cell>
          <table:table-cell table:formula="of:=ROUND([.D115]/[.C115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float" office:value="48.21" calcext:value-type="float">
            <text:p>48.21</text:p>
          </table:table-cell>
          <table:table-cell office:value-type="float" office:value="59.76" calcext:value-type="float">
            <text:p>59.76</text:p>
          </table:table-cell>
          <table:table-cell office:value-type="float" office:value="58.18" calcext:value-type="float">
            <text:p>58.18</text:p>
          </table:table-cell>
          <table:table-cell office:value-type="float" office:value="58.96" calcext:value-type="float">
            <text:p>58.96</text:p>
          </table:table-cell>
          <table:table-cell/>
          <table:table-cell table:formula="of:=ROUND([.B116]/[.A116];2)" office:value-type="float" office:value="1.24" calcext:value-type="float">
            <text:p>1.24</text:p>
          </table:table-cell>
          <table:table-cell table:formula="of:=ROUND([.D116]/[.C116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18]/[.A118];2)" office:value-type="float" office:value="1" calcext:value-type="float">
            <text:p>1</text:p>
          </table:table-cell>
          <table:table-cell table:formula="of:=ROUND([.D118]/[.C118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0.17" calcext:value-type="float">
            <text:p>50.17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19]/[.A119];2)" office:value-type="float" office:value="1.22" calcext:value-type="float">
            <text:p>1.22</text:p>
          </table:table-cell>
          <table:table-cell table:formula="of:=ROUND([.D119]/[.C119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72" calcext:value-type="float">
            <text:p>60.72</text:p>
          </table:table-cell>
          <table:table-cell office:value-type="float" office:value="61.07" calcext:value-type="float">
            <text:p>61.0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0]/[.A120];2)" office:value-type="float" office:value="1.01" calcext:value-type="float">
            <text:p>1.01</text:p>
          </table:table-cell>
          <table:table-cell table:formula="of:=ROUND([.D120]/[.C120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5" calcext:value-type="float">
            <text:p>62.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2]/[.A122];2)" office:value-type="float" office:value="1" calcext:value-type="float">
            <text:p>1</text:p>
          </table:table-cell>
          <table:table-cell table:formula="of:=ROUND([.D122]/[.C122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1.66" calcext:value-type="float">
            <text:p>51.66</text:p>
          </table:table-cell>
          <table:table-cell office:value-type="float" office:value="61.47" calcext:value-type="float">
            <text:p>61.4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3]/[.A123];2)" office:value-type="float" office:value="1.19" calcext:value-type="float">
            <text:p>1.19</text:p>
          </table:table-cell>
          <table:table-cell table:formula="of:=ROUND([.D123]/[.C123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58" calcext:value-type="float">
            <text:p>60.58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4]/[.A124];2)" office:value-type="float" office:value="1.01" calcext:value-type="float">
            <text:p>1.01</text:p>
          </table:table-cell>
          <table:table-cell table:formula="of:=ROUND([.D124]/[.C124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9" calcext:value-type="float">
            <text:p>62.89</text:p>
          </table:table-cell>
          <table:table-cell office:value-type="float" office:value="62.99" calcext:value-type="float">
            <text:p>62.9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6]/[.A126];2)" office:value-type="float" office:value="1" calcext:value-type="float">
            <text:p>1</text:p>
          </table:table-cell>
          <table:table-cell table:formula="of:=ROUND([.D126]/[.C126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61.34" calcext:value-type="float">
            <text:p>61.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7]/[.A127];2)" office:value-type="float" office:value="1.19" calcext:value-type="float">
            <text:p>1.19</text:p>
          </table:table-cell>
          <table:table-cell table:formula="of:=ROUND([.D127]/[.C127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03" calcext:value-type="float">
            <text:p>60.03</text:p>
          </table:table-cell>
          <table:table-cell office:value-type="float" office:value="61.14" calcext:value-type="float">
            <text:p>61.1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8]/[.A128];2)" office:value-type="float" office:value="1.02" calcext:value-type="float">
            <text:p>1.02</text:p>
          </table:table-cell>
          <table:table-cell table:formula="of:=ROUND([.D128]/[.C128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98" calcext:value-type="float">
            <text:p>62.98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0]/[.A130];2)" office:value-type="float" office:value="1" calcext:value-type="float">
            <text:p>1</text:p>
          </table:table-cell>
          <table:table-cell table:formula="of:=ROUND([.D130]/[.C130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1]/[.A131];2)" office:value-type="float" office:value="1.11" calcext:value-type="float">
            <text:p>1.11</text:p>
          </table:table-cell>
          <table:table-cell table:formula="of:=ROUND([.D131]/[.C131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61.17" calcext:value-type="float">
            <text:p>61.1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2]/[.A132];2)" office:value-type="float" office:value="1.01" calcext:value-type="float">
            <text:p>1.01</text:p>
          </table:table-cell>
          <table:table-cell table:formula="of:=ROUND([.D132]/[.C132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3.09" calcext:value-type="float">
            <text:p>63.09</text:p>
          </table:table-cell>
          <table:table-cell office:value-type="float" office:value="63.1" calcext:value-type="float">
            <text:p>63.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4]/[.A134];2)" office:value-type="float" office:value="1" calcext:value-type="float">
            <text:p>1</text:p>
          </table:table-cell>
          <table:table-cell table:formula="of:=ROUND([.D134]/[.C134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62.1" calcext:value-type="float">
            <text:p>62.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5]/[.A135];2)" office:value-type="float" office:value="1.11" calcext:value-type="float">
            <text:p>1.11</text:p>
          </table:table-cell>
          <table:table-cell table:formula="of:=ROUND([.D135]/[.C135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61.32" calcext:value-type="float">
            <text:p>61.3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6]/[.A136];2)" office:value-type="float" office:value="1.01" calcext:value-type="float">
            <text:p>1.01</text:p>
          </table:table-cell>
          <table:table-cell table:formula="of:=ROUND([.D136]/[.C136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63.02" calcext:value-type="float">
            <text:p>63.0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8]/[.A138];2)" office:value-type="float" office:value="1" calcext:value-type="float">
            <text:p>1</text:p>
          </table:table-cell>
          <table:table-cell table:formula="of:=ROUND([.D138]/[.C138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55.21" calcext:value-type="float">
            <text:p>55.21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39]/[.A139];2)" office:value-type="float" office:value="1.12" calcext:value-type="float">
            <text:p>1.12</text:p>
          </table:table-cell>
          <table:table-cell table:formula="of:=ROUND([.D139]/[.C139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40]/[.A140];2)" office:value-type="float" office:value="1.01" calcext:value-type="float">
            <text:p>1.01</text:p>
          </table:table-cell>
          <table:table-cell table:formula="of:=ROUND([.D140]/[.C140];2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34" calcext:value-type="float">
            <text:p>4.34</text:p>
          </table:table-cell>
          <table:table-cell office:value-type="float" office:value="47.63" calcext:value-type="float">
            <text:p>47.63</text:p>
          </table:table-cell>
          <table:table-cell/>
          <table:table-cell table:formula="of:=ROUND([.B142]/[.A142];2)" office:value-type="string" office:string-value="" calcext:value-type="error">
            <text:p>#VALUE!</text:p>
          </table:table-cell>
          <table:table-cell table:formula="of:=ROUND([.D142]/[.C142];2)" office:value-type="float" office:value="10.97" calcext:value-type="float">
            <text:p>10.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4.91" calcext:value-type="float">
            <text:p>94.91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ROUND([.B143]/[.A143];2)" office:value-type="string" office:string-value="" calcext:value-type="error">
            <text:p>#VALUE!</text:p>
          </table:table-cell>
          <table:table-cell table:formula="of:=ROUND([.D143]/[.C143];2)" office:value-type="float" office:value="0.84" calcext:value-type="float">
            <text:p>0.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5.01" calcext:value-type="float">
            <text:p>5.01</text:p>
          </table:table-cell>
          <table:table-cell office:value-type="float" office:value="44.67" calcext:value-type="float">
            <text:p>44.67</text:p>
          </table:table-cell>
          <table:table-cell/>
          <table:table-cell table:formula="of:=ROUND([.B144]/[.A144];2)" office:value-type="string" office:string-value="" calcext:value-type="error">
            <text:p>#VALUE!</text:p>
          </table:table-cell>
          <table:table-cell table:formula="of:=ROUND([.D144]/[.C144];2)" office:value-type="float" office:value="8.92" calcext:value-type="float">
            <text:p>8.9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14" calcext:value-type="float">
            <text:p>4.14</text:p>
          </table:table-cell>
          <table:table-cell office:value-type="float" office:value="47.24" calcext:value-type="float">
            <text:p>47.24</text:p>
          </table:table-cell>
          <table:table-cell/>
          <table:table-cell table:formula="of:=ROUND([.B146]/[.A146];2)" office:value-type="string" office:string-value="" calcext:value-type="error">
            <text:p>#VALUE!</text:p>
          </table:table-cell>
          <table:table-cell table:formula="of:=ROUND([.D146]/[.C146];2)" office:value-type="float" office:value="11.41" calcext:value-type="float">
            <text:p>11.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5.07" calcext:value-type="float">
            <text:p>95.07</text:p>
          </table:table-cell>
          <table:table-cell office:value-type="float" office:value="80.02" calcext:value-type="float">
            <text:p>80.02</text:p>
          </table:table-cell>
          <table:table-cell/>
          <table:table-cell table:formula="of:=ROUND([.B147]/[.A147];2)" office:value-type="string" office:string-value="" calcext:value-type="error">
            <text:p>#VALUE!</text:p>
          </table:table-cell>
          <table:table-cell table:formula="of:=ROUND([.D147]/[.C147];2)" office:value-type="float" office:value="0.84" calcext:value-type="float">
            <text:p>0.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71" calcext:value-type="float">
            <text:p>4.71</text:p>
          </table:table-cell>
          <table:table-cell office:value-type="float" office:value="44.95" calcext:value-type="float">
            <text:p>44.95</text:p>
          </table:table-cell>
          <table:table-cell/>
          <table:table-cell table:formula="of:=ROUND([.B148]/[.A148];2)" office:value-type="string" office:string-value="" calcext:value-type="error">
            <text:p>#VALUE!</text:p>
          </table:table-cell>
          <table:table-cell table:formula="of:=ROUND([.D148]/[.C148];2)" office:value-type="float" office:value="9.54" calcext:value-type="float">
            <text:p>9.5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09" calcext:value-type="float">
            <text:p>4.09</text:p>
          </table:table-cell>
          <table:table-cell office:value-type="float" office:value="47.52" calcext:value-type="float">
            <text:p>47.52</text:p>
          </table:table-cell>
          <table:table-cell/>
          <table:table-cell table:formula="of:=ROUND([.B150]/[.A150];2)" office:value-type="string" office:string-value="" calcext:value-type="error">
            <text:p>#VALUE!</text:p>
          </table:table-cell>
          <table:table-cell table:formula="of:=ROUND([.D150]/[.C150];2)" office:value-type="float" office:value="11.62" calcext:value-type="float">
            <text:p>11.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95.81" calcext:value-type="float">
            <text:p>95.81</text:p>
          </table:table-cell>
          <table:table-cell office:value-type="float" office:value="79.35" calcext:value-type="float">
            <text:p>79.35</text:p>
          </table:table-cell>
          <table:table-cell/>
          <table:table-cell table:formula="of:=ROUND([.B151]/[.A151];2)" office:value-type="string" office:string-value="" calcext:value-type="error">
            <text:p>#VALUE!</text:p>
          </table:table-cell>
          <table:table-cell table:formula="of:=ROUND([.D151]/[.C151];2)" office:value-type="float" office:value="0.83" calcext:value-type="float">
            <text:p>0.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.86" calcext:value-type="float">
            <text:p>4.86</text:p>
          </table:table-cell>
          <table:table-cell office:value-type="float" office:value="44.53" calcext:value-type="float">
            <text:p>44.53</text:p>
          </table:table-cell>
          <table:table-cell/>
          <table:table-cell table:formula="of:=ROUND([.B152]/[.A152];2)" office:value-type="string" office:string-value="" calcext:value-type="error">
            <text:p>#VALUE!</text:p>
          </table:table-cell>
          <table:table-cell table:formula="of:=ROUND([.D152]/[.C152];2)" office:value-type="float" office:value="9.16" calcext:value-type="float">
            <text:p>9.16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58.45" calcext:value-type="float">
            <text:p>58.45</text:p>
          </table:table-cell>
          <table:table-cell office:value-type="float" office:value="60.15" calcext:value-type="float">
            <text:p>60.15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154]/[.A154];2)" office:value-type="float" office:value="1.89" calcext:value-type="float">
            <text:p>1.89</text:p>
          </table:table-cell>
          <table:table-cell table:formula="of:=ROUND([.D154]/[.C15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.98" calcext:value-type="float">
            <text:p>95.98</text:p>
          </table:table-cell>
          <table:table-cell office:value-type="float" office:value="88.74" calcext:value-type="float">
            <text:p>88.74</text:p>
          </table:table-cell>
          <table:table-cell office:value-type="float" office:value="30.15" calcext:value-type="float">
            <text:p>30.15</text:p>
          </table:table-cell>
          <table:table-cell office:value-type="float" office:value="58.34" calcext:value-type="float">
            <text:p>58.34</text:p>
          </table:table-cell>
          <table:table-cell/>
          <table:table-cell table:formula="of:=ROUND([.B155]/[.A155];2)" office:value-type="float" office:value="0.92" calcext:value-type="float">
            <text:p>0.92</text:p>
          </table:table-cell>
          <table:table-cell table:formula="of:=ROUND([.D155]/[.C155];2)" office:value-type="float" office:value="1.93" calcext:value-type="float">
            <text:p>1.93</text:p>
          </table:table-cell>
          <table:table-cell table:number-columns-repeated="9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51.64" calcext:value-type="float">
            <text:p>51.64</text:p>
          </table:table-cell>
          <table:table-cell office:value-type="float" office:value="51.44" calcext:value-type="float">
            <text:p>51.44</text:p>
          </table:table-cell>
          <table:table-cell office:value-type="float" office:value="58.17" calcext:value-type="float">
            <text:p>58.17</text:p>
          </table:table-cell>
          <table:table-cell/>
          <table:table-cell table:formula="of:=ROUND([.B156]/[.A156];2)" office:value-type="float" office:value="3.78" calcext:value-type="float">
            <text:p>3.78</text:p>
          </table:table-cell>
          <table:table-cell table:formula="of:=ROUND([.D156]/[.C156];2)"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58.36" calcext:value-type="float">
            <text:p>58.36</text:p>
          </table:table-cell>
          <table:table-cell office:value-type="float" office:value="60.28" calcext:value-type="float">
            <text:p>60.28</text:p>
          </table:table-cell>
          <table:table-cell office:value-type="float" office:value="60.11" calcext:value-type="float">
            <text:p>60.11</text:p>
          </table:table-cell>
          <table:table-cell/>
          <table:table-cell table:formula="of:=ROUND([.B158]/[.A158];2)" office:value-type="float" office:value="1.91" calcext:value-type="float">
            <text:p>1.91</text:p>
          </table:table-cell>
          <table:table-cell table:formula="of:=ROUND([.D158]/[.C158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7" calcext:value-type="float">
            <text:p>96.07</text:p>
          </table:table-cell>
          <table:table-cell office:value-type="float" office:value="79.95" calcext:value-type="float">
            <text:p>79.95</text:p>
          </table:table-cell>
          <table:table-cell office:value-type="float" office:value="29.96" calcext:value-type="float">
            <text:p>29.96</text:p>
          </table:table-cell>
          <table:table-cell office:value-type="float" office:value="58.69" calcext:value-type="float">
            <text:p>58.69</text:p>
          </table:table-cell>
          <table:table-cell/>
          <table:table-cell table:formula="of:=ROUND([.B159]/[.A159];2)" office:value-type="float" office:value="0.83" calcext:value-type="float">
            <text:p>0.83</text:p>
          </table:table-cell>
          <table:table-cell table:formula="of:=ROUND([.D159]/[.C159];2)" office:value-type="float" office:value="1.96" calcext:value-type="float">
            <text:p>1.96</text:p>
          </table:table-cell>
          <table:table-cell table:number-columns-repeated="9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51.75" calcext:value-type="float">
            <text:p>51.75</text:p>
          </table:table-cell>
          <table:table-cell office:value-type="float" office:value="52.07" calcext:value-type="float">
            <text:p>52.07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ROUND([.B160]/[.A160];2)" office:value-type="float" office:value="3.74" calcext:value-type="float">
            <text:p>3.74</text:p>
          </table:table-cell>
          <table:table-cell table:formula="of:=ROUND([.D160]/[.C160];2)"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58.28" calcext:value-type="float">
            <text:p>58.2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12" calcext:value-type="float">
            <text:p>60.12</text:p>
          </table:table-cell>
          <table:table-cell/>
          <table:table-cell table:formula="of:=ROUND([.B162]/[.A162];2)" office:value-type="float" office:value="1.91" calcext:value-type="float">
            <text:p>1.91</text:p>
          </table:table-cell>
          <table:table-cell table:formula="of:=ROUND([.D162]/[.C162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.02" calcext:value-type="float">
            <text:p>96.02</text:p>
          </table:table-cell>
          <table:table-cell office:value-type="float" office:value="79.57" calcext:value-type="float">
            <text:p>79.57</text:p>
          </table:table-cell>
          <table:table-cell office:value-type="float" office:value="29.9" calcext:value-type="float">
            <text:p>29.9</text:p>
          </table:table-cell>
          <table:table-cell office:value-type="float" office:value="58.38" calcext:value-type="float">
            <text:p>58.38</text:p>
          </table:table-cell>
          <table:table-cell/>
          <table:table-cell table:formula="of:=ROUND([.B163]/[.A163];2)" office:value-type="float" office:value="0.83" calcext:value-type="float">
            <text:p>0.83</text:p>
          </table:table-cell>
          <table:table-cell table:formula="of:=ROUND([.D163]/[.C163];2)"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51.45" calcext:value-type="float">
            <text:p>51.45</text:p>
          </table:table-cell>
          <table:table-cell office:value-type="float" office:value="53.01" calcext:value-type="float">
            <text:p>53.01</text:p>
          </table:table-cell>
          <table:table-cell office:value-type="float" office:value="58.64" calcext:value-type="float">
            <text:p>58.64</text:p>
          </table:table-cell>
          <table:table-cell/>
          <table:table-cell table:formula="of:=ROUND([.B164]/[.A164];2)" office:value-type="float" office:value="3.73" calcext:value-type="float">
            <text:p>3.73</text:p>
          </table:table-cell>
          <table:table-cell table:formula="of:=ROUND([.D164]/[.C164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13" calcext:value-type="float">
            <text:p>54.13</text:p>
          </table:table-cell>
          <table:table-cell office:value-type="float" office:value="62.51" calcext:value-type="float">
            <text:p>62.51</text:p>
          </table:table-cell>
          <table:table-cell office:value-type="float" office:value="60.3" calcext:value-type="float">
            <text:p>60.3</text:p>
          </table:table-cell>
          <table:table-cell office:value-type="float" office:value="60.37" calcext:value-type="float">
            <text:p>60.37</text:p>
          </table:table-cell>
          <table:table-cell/>
          <table:table-cell table:formula="of:=ROUND([.B166]/[.A166];2)" office:value-type="float" office:value="1.15" calcext:value-type="float">
            <text:p>1.15</text:p>
          </table:table-cell>
          <table:table-cell table:formula="of:=ROUND([.D166]/[.C166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57.69" calcext:value-type="float">
            <text:p>57.69</text:p>
          </table:table-cell>
          <table:table-cell office:value-type="float" office:value="52.58" calcext:value-type="float">
            <text:p>52.58</text:p>
          </table:table-cell>
          <table:table-cell office:value-type="float" office:value="59.81" calcext:value-type="float">
            <text:p>59.81</text:p>
          </table:table-cell>
          <table:table-cell/>
          <table:table-cell table:formula="of:=ROUND([.B167]/[.A167];2)" office:value-type="float" office:value="1.74" calcext:value-type="float">
            <text:p>1.74</text:p>
          </table:table-cell>
          <table:table-cell table:formula="of:=ROUND([.D167]/[.C167];2)"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float" office:value="48.26" calcext:value-type="float">
            <text:p>48.26</text:p>
          </table:table-cell>
          <table:table-cell office:value-type="float" office:value="59.76" calcext:value-type="float">
            <text:p>59.76</text:p>
          </table:table-cell>
          <table:table-cell office:value-type="float" office:value="58.09" calcext:value-type="float">
            <text:p>58.09</text:p>
          </table:table-cell>
          <table:table-cell office:value-type="float" office:value="59.07" calcext:value-type="float">
            <text:p>59.07</text:p>
          </table:table-cell>
          <table:table-cell/>
          <table:table-cell table:formula="of:=ROUND([.B168]/[.A168];2)" office:value-type="float" office:value="1.24" calcext:value-type="float">
            <text:p>1.24</text:p>
          </table:table-cell>
          <table:table-cell table:formula="of:=ROUND([.D168]/[.C168];2)"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3.21" calcext:value-type="float">
            <text:p>53.21</text:p>
          </table:table-cell>
          <table:table-cell office:value-type="float" office:value="62.49" calcext:value-type="float">
            <text:p>62.49</text:p>
          </table:table-cell>
          <table:table-cell office:value-type="float" office:value="60.03" calcext:value-type="float">
            <text:p>60.03</text:p>
          </table:table-cell>
          <table:table-cell office:value-type="float" office:value="60.58" calcext:value-type="float">
            <text:p>60.58</text:p>
          </table:table-cell>
          <table:table-cell/>
          <table:table-cell table:formula="of:=ROUND([.B170]/[.A170];2)" office:value-type="float" office:value="1.17" calcext:value-type="float">
            <text:p>1.17</text:p>
          </table:table-cell>
          <table:table-cell table:formula="of:=ROUND([.D170]/[.C170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float" office:value="33.43" calcext:value-type="float">
            <text:p>33.43</text:p>
          </table:table-cell>
          <table:table-cell office:value-type="float" office:value="57.5" calcext:value-type="float">
            <text:p>57.5</text:p>
          </table:table-cell>
          <table:table-cell office:value-type="float" office:value="51.54" calcext:value-type="float">
            <text:p>51.54</text:p>
          </table:table-cell>
          <table:table-cell office:value-type="float" office:value="59.7" calcext:value-type="float">
            <text:p>59.7</text:p>
          </table:table-cell>
          <table:table-cell/>
          <table:table-cell table:formula="of:=ROUND([.B171]/[.A171];2)" office:value-type="float" office:value="1.72" calcext:value-type="float">
            <text:p>1.72</text:p>
          </table:table-cell>
          <table:table-cell table:formula="of:=ROUND([.D171]/[.C171];2)"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float" office:value="48.41" calcext:value-type="float">
            <text:p>48.41</text:p>
          </table:table-cell>
          <table:table-cell office:value-type="float" office:value="59.73" calcext:value-type="float">
            <text:p>59.73</text:p>
          </table:table-cell>
          <table:table-cell office:value-type="float" office:value="58.29" calcext:value-type="float">
            <text:p>58.29</text:p>
          </table:table-cell>
          <table:table-cell office:value-type="float" office:value="58.94" calcext:value-type="float">
            <text:p>58.94</text:p>
          </table:table-cell>
          <table:table-cell/>
          <table:table-cell table:formula="of:=ROUND([.B172]/[.A172];2)" office:value-type="float" office:value="1.23" calcext:value-type="float">
            <text:p>1.23</text:p>
          </table:table-cell>
          <table:table-cell table:formula="of:=ROUND([.D172]/[.C172];2)"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62.58" calcext:value-type="float">
            <text:p>62.58</text:p>
          </table:table-cell>
          <table:table-cell office:value-type="float" office:value="60.19" calcext:value-type="float">
            <text:p>60.19</text:p>
          </table:table-cell>
          <table:table-cell office:value-type="float" office:value="60.38" calcext:value-type="float">
            <text:p>60.38</text:p>
          </table:table-cell>
          <table:table-cell/>
          <table:table-cell table:formula="of:=ROUND([.B174]/[.A174];2)" office:value-type="float" office:value="1.14" calcext:value-type="float">
            <text:p>1.14</text:p>
          </table:table-cell>
          <table:table-cell table:formula="of:=ROUND([.D174]/[.C174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57.46" calcext:value-type="float">
            <text:p>57.46</text:p>
          </table:table-cell>
          <table:table-cell office:value-type="float" office:value="53.42" calcext:value-type="float">
            <text:p>53.42</text:p>
          </table:table-cell>
          <table:table-cell office:value-type="float" office:value="59.47" calcext:value-type="float">
            <text:p>59.47</text:p>
          </table:table-cell>
          <table:table-cell/>
          <table:table-cell table:formula="of:=ROUND([.B175]/[.A175];2)" office:value-type="float" office:value="1.7" calcext:value-type="float">
            <text:p>1.7</text:p>
          </table:table-cell>
          <table:table-cell table:formula="of:=ROUND([.D175]/[.C175];2)" office:value-type="float" office:value="1.11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float" office:value="48.21" calcext:value-type="float">
            <text:p>48.21</text:p>
          </table:table-cell>
          <table:table-cell office:value-type="float" office:value="59.76" calcext:value-type="float">
            <text:p>59.76</text:p>
          </table:table-cell>
          <table:table-cell office:value-type="float" office:value="58.18" calcext:value-type="float">
            <text:p>58.18</text:p>
          </table:table-cell>
          <table:table-cell office:value-type="float" office:value="58.96" calcext:value-type="float">
            <text:p>58.96</text:p>
          </table:table-cell>
          <table:table-cell/>
          <table:table-cell table:formula="of:=ROUND([.B176]/[.A176];2)" office:value-type="float" office:value="1.24" calcext:value-type="float">
            <text:p>1.24</text:p>
          </table:table-cell>
          <table:table-cell table:formula="of:=ROUND([.D176]/[.C176];2)" office:value-type="float" office:value="1.01" calcext:value-type="float">
            <text:p>1.01</text:p>
          </table:table-cell>
          <table:table-cell table:number-columns-repeated="9"/>
        </table:table-row>
      </table:table>
      <table:table table:name="PM" table:style-name="ta1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float" office:value="3326" calcext:value-type="float">
            <text:p>332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6]/[.A6];2)" office:value-type="float" office:value="0.34" calcext:value-type="float">
            <text:p>0.34</text:p>
          </table:table-cell>
          <table:table-cell table:formula="of:=ROUND([.D6]/[.C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8750.28" calcext:value-type="float">
            <text:p>8750.28</text:p>
          </table:table-cell>
          <table:table-cell office:value-type="float" office:value="11075.16" calcext:value-type="float">
            <text:p>11075.1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6]/[.J6];2)" office:value-type="float" office:value="1.27" calcext:value-type="float">
            <text:p>1.27</text:p>
          </table:table-cell>
          <table:table-cell table:formula="of:=ROUND([.M6]/[.L6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7]/[.A7];2)" office:value-type="float" office:value="0.91" calcext:value-type="float">
            <text:p>0.91</text:p>
          </table:table-cell>
          <table:table-cell table:formula="of:=ROUND([.D7]/[.C7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681.2" calcext:value-type="float">
            <text:p>13681.2</text:p>
          </table:table-cell>
          <table:table-cell office:value-type="float" office:value="14331.5" calcext:value-type="float">
            <text:p>14331.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7]/[.J7];2)" office:value-type="float" office:value="1.05" calcext:value-type="float">
            <text:p>1.05</text:p>
          </table:table-cell>
          <table:table-cell table:formula="of:=ROUND([.M7]/[.L7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8]/[.A8];2)" office:value-type="float" office:value="0.96" calcext:value-type="float">
            <text:p>0.96</text:p>
          </table:table-cell>
          <table:table-cell table:formula="of:=ROUND([.D8]/[.C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058.75" calcext:value-type="float">
            <text:p>13058.75</text:p>
          </table:table-cell>
          <table:table-cell office:value-type="float" office:value="13470.7" calcext:value-type="float">
            <text:p>13470.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8]/[.J8];2)" office:value-type="float" office:value="1.03" calcext:value-type="float">
            <text:p>1.03</text:p>
          </table:table-cell>
          <table:table-cell table:formula="of:=ROUND([.M8]/[.L8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3294" calcext:value-type="float">
            <text:p>329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0]/[.A10];2)" office:value-type="float" office:value="0.35" calcext:value-type="float">
            <text:p>0.35</text:p>
          </table:table-cell>
          <table:table-cell table:formula="of:=ROUND([.D10]/[.C1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8656.9" calcext:value-type="float">
            <text:p>8656.9</text:p>
          </table:table-cell>
          <table:table-cell office:value-type="float" office:value="11089.4" calcext:value-type="float">
            <text:p>11089.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0]/[.J10];2)" office:value-type="float" office:value="1.28" calcext:value-type="float">
            <text:p>1.28</text:p>
          </table:table-cell>
          <table:table-cell table:formula="of:=ROUND([.M10]/[.L10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409" calcext:value-type="float">
            <text:p>240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1]/[.A11];2)" office:value-type="float" office:value="0.94" calcext:value-type="float">
            <text:p>0.94</text:p>
          </table:table-cell>
          <table:table-cell table:formula="of:=ROUND([.D11]/[.C11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591.23" calcext:value-type="float">
            <text:p>13591.23</text:p>
          </table:table-cell>
          <table:table-cell office:value-type="float" office:value="13940.23" calcext:value-type="float">
            <text:p>13940.2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1]/[.J11];2)" office:value-type="float" office:value="1.03" calcext:value-type="float">
            <text:p>1.03</text:p>
          </table:table-cell>
          <table:table-cell table:formula="of:=ROUND([.M11]/[.L11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2]/[.A12];2)" office:value-type="float" office:value="0.96" calcext:value-type="float">
            <text:p>0.96</text:p>
          </table:table-cell>
          <table:table-cell table:formula="of:=ROUND([.D12]/[.C1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052.53" calcext:value-type="float">
            <text:p>13052.53</text:p>
          </table:table-cell>
          <table:table-cell office:value-type="float" office:value="13604.53" calcext:value-type="float">
            <text:p>13604.5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2]/[.J12];2)" office:value-type="float" office:value="1.04" calcext:value-type="float">
            <text:p>1.04</text:p>
          </table:table-cell>
          <table:table-cell table:formula="of:=ROUND([.M12]/[.L12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3261" calcext:value-type="float">
            <text:p>326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4]/[.A14];2)" office:value-type="float" office:value="0.36" calcext:value-type="float">
            <text:p>0.36</text:p>
          </table:table-cell>
          <table:table-cell table:formula="of:=ROUND([.D14]/[.C1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209.65" calcext:value-type="float">
            <text:p>9209.65</text:p>
          </table:table-cell>
          <table:table-cell office:value-type="float" office:value="11119.35" calcext:value-type="float">
            <text:p>11119.3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4]/[.J14];2)" office:value-type="float" office:value="1.21" calcext:value-type="float">
            <text:p>1.21</text:p>
          </table:table-cell>
          <table:table-cell table:formula="of:=ROUND([.M14]/[.L14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5]/[.A15];2)" office:value-type="float" office:value="0.9" calcext:value-type="float">
            <text:p>0.9</text:p>
          </table:table-cell>
          <table:table-cell table:formula="of:=ROUND([.D15]/[.C15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649.96" calcext:value-type="float">
            <text:p>13649.96</text:p>
          </table:table-cell>
          <table:table-cell office:value-type="float" office:value="14301.65" calcext:value-type="float">
            <text:p>14301.65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5]/[.J15];2)" office:value-type="float" office:value="1.05" calcext:value-type="float">
            <text:p>1.05</text:p>
          </table:table-cell>
          <table:table-cell table:formula="of:=ROUND([.M15]/[.L15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540" calcext:value-type="float">
            <text:p>254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6]/[.A16];2)" office:value-type="float" office:value="0.95" calcext:value-type="float">
            <text:p>0.95</text:p>
          </table:table-cell>
          <table:table-cell table:formula="of:=ROUND([.D16]/[.C1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3059.07" calcext:value-type="float">
            <text:p>13059.07</text:p>
          </table:table-cell>
          <table:table-cell office:value-type="float" office:value="13467.9" calcext:value-type="float">
            <text:p>13467.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6]/[.J16];2)" office:value-type="float" office:value="1.03" calcext:value-type="float">
            <text:p>1.03</text:p>
          </table:table-cell>
          <table:table-cell table:formula="of:=ROUND([.M16]/[.L16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7701" calcext:value-type="float">
            <text:p>770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8]/[.A18];2)" office:value-type="float" office:value="0.51" calcext:value-type="float">
            <text:p>0.51</text:p>
          </table:table-cell>
          <table:table-cell table:formula="of:=ROUND([.D18]/[.C1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699.38" calcext:value-type="float">
            <text:p>9699.38</text:p>
          </table:table-cell>
          <table:table-cell office:value-type="float" office:value="8987.96" calcext:value-type="float">
            <text:p>8987.96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8]/[.J18];2)" office:value-type="float" office:value="0.93" calcext:value-type="float">
            <text:p>0.93</text:p>
          </table:table-cell>
          <table:table-cell table:formula="of:=ROUND([.M18]/[.L18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19]/[.A19];2)" office:value-type="float" office:value="0.45" calcext:value-type="float">
            <text:p>0.45</text:p>
          </table:table-cell>
          <table:table-cell table:formula="of:=ROUND([.D19]/[.C19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324.19" calcext:value-type="float">
            <text:p>10324.19</text:p>
          </table:table-cell>
          <table:table-cell office:value-type="float" office:value="11727.34" calcext:value-type="float">
            <text:p>11727.3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19]/[.J19];2)" office:value-type="float" office:value="1.14" calcext:value-type="float">
            <text:p>1.14</text:p>
          </table:table-cell>
          <table:table-cell table:formula="of:=ROUND([.M19]/[.L19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638" calcext:value-type="float">
            <text:p>2638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0]/[.A20];2)" office:value-type="float" office:value="0.94" calcext:value-type="float">
            <text:p>0.94</text:p>
          </table:table-cell>
          <table:table-cell table:formula="of:=ROUND([.D20]/[.C20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127.08" calcext:value-type="float">
            <text:p>12127.08</text:p>
          </table:table-cell>
          <table:table-cell office:value-type="float" office:value="12927.11" calcext:value-type="float">
            <text:p>12927.1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0]/[.J20];2)" office:value-type="float" office:value="1.07" calcext:value-type="float">
            <text:p>1.07</text:p>
          </table:table-cell>
          <table:table-cell table:formula="of:=ROUND([.M20]/[.L20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0814" calcext:value-type="float">
            <text:p>10814</text:p>
          </table:table-cell>
          <table:table-cell office:value-type="float" office:value="7963" calcext:value-type="float">
            <text:p>7963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2]/[.A22];2)" office:value-type="float" office:value="0.74" calcext:value-type="float">
            <text:p>0.74</text:p>
          </table:table-cell>
          <table:table-cell table:formula="of:=ROUND([.D22]/[.C22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785.43" calcext:value-type="float">
            <text:p>9785.43</text:p>
          </table:table-cell>
          <table:table-cell office:value-type="float" office:value="9017.2" calcext:value-type="float">
            <text:p>9017.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2]/[.J22];2)" office:value-type="float" office:value="0.92" calcext:value-type="float">
            <text:p>0.92</text:p>
          </table:table-cell>
          <table:table-cell table:formula="of:=ROUND([.M22]/[.L22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3]/[.A23];2)" office:value-type="float" office:value="0.48" calcext:value-type="float">
            <text:p>0.48</text:p>
          </table:table-cell>
          <table:table-cell table:formula="of:=ROUND([.D23]/[.C23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206.62" calcext:value-type="float">
            <text:p>10206.62</text:p>
          </table:table-cell>
          <table:table-cell office:value-type="float" office:value="11818.77" calcext:value-type="float">
            <text:p>11818.7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3]/[.J23];2)" office:value-type="float" office:value="1.16" calcext:value-type="float">
            <text:p>1.16</text:p>
          </table:table-cell>
          <table:table-cell table:formula="of:=ROUND([.M23]/[.L23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737" calcext:value-type="float">
            <text:p>273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4]/[.A24];2)" office:value-type="float" office:value="0.97" calcext:value-type="float">
            <text:p>0.97</text:p>
          </table:table-cell>
          <table:table-cell table:formula="of:=ROUND([.D24]/[.C24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110.26" calcext:value-type="float">
            <text:p>12110.26</text:p>
          </table:table-cell>
          <table:table-cell office:value-type="float" office:value="12696.17" calcext:value-type="float">
            <text:p>12696.1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4]/[.J24];2)" office:value-type="float" office:value="1.05" calcext:value-type="float">
            <text:p>1.05</text:p>
          </table:table-cell>
          <table:table-cell table:formula="of:=ROUND([.M24]/[.L24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8094" calcext:value-type="float">
            <text:p>809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6]/[.A26];2)" office:value-type="float" office:value="0.72" calcext:value-type="float">
            <text:p>0.72</text:p>
          </table:table-cell>
          <table:table-cell table:formula="of:=ROUND([.D26]/[.C26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9787.18" calcext:value-type="float">
            <text:p>9787.18</text:p>
          </table:table-cell>
          <table:table-cell office:value-type="float" office:value="8935.97" calcext:value-type="float">
            <text:p>8935.97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6]/[.J26];2)" office:value-type="float" office:value="0.91" calcext:value-type="float">
            <text:p>0.91</text:p>
          </table:table-cell>
          <table:table-cell table:formula="of:=ROUND([.M26]/[.L26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2769" calcext:value-type="float">
            <text:p>2769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7]/[.A27];2)" office:value-type="float" office:value="0.42" calcext:value-type="float">
            <text:p>0.42</text:p>
          </table:table-cell>
          <table:table-cell table:formula="of:=ROUND([.D27]/[.C27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0294.29" calcext:value-type="float">
            <text:p>10294.29</text:p>
          </table:table-cell>
          <table:table-cell office:value-type="float" office:value="12055.2" calcext:value-type="float">
            <text:p>12055.2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7]/[.J27];2)" office:value-type="float" office:value="1.17" calcext:value-type="float">
            <text:p>1.17</text:p>
          </table:table-cell>
          <table:table-cell table:formula="of:=ROUND([.M27]/[.L27];2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671" calcext:value-type="float">
            <text:p>2671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B28]/[.A28];2)" office:value-type="float" office:value="0.96" calcext:value-type="float">
            <text:p>0.96</text:p>
          </table:table-cell>
          <table:table-cell table:formula="of:=ROUND([.D28]/[.C28];2)" office:value-type="string" office:string-value="" calcext:value-type="error">
            <text:p>#VALUE!</text:p>
          </table:table-cell>
          <table:table-cell table:number-columns-repeated="2"/>
          <table:table-cell office:value-type="float" office:value="12137.37" calcext:value-type="float">
            <text:p>12137.37</text:p>
          </table:table-cell>
          <table:table-cell office:value-type="float" office:value="12747.94" calcext:value-type="float">
            <text:p>12747.94</text:p>
          </table:table-cell>
          <table:table-cell table:number-columns-repeated="2" office:value-type="string" calcext:value-type="string">
            <text:p>xxx</text:p>
          </table:table-cell>
          <table:table-cell/>
          <table:table-cell table:formula="of:=ROUND([.K28]/[.J28];2)" office:value-type="float" office:value="1.05" calcext:value-type="float">
            <text:p>1.05</text:p>
          </table:table-cell>
          <table:table-cell table:formula="of:=ROUND([.M28]/[.L28];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8482" calcext:value-type="float">
            <text:p>18482</text:p>
          </table:table-cell>
          <table:table-cell office:value-type="float" office:value="10552" calcext:value-type="float">
            <text:p>10552</text:p>
          </table:table-cell>
          <table:table-cell/>
          <table:table-cell table:formula="of:=ROUND([.B30]/[.A30];2)" office:value-type="string" office:string-value="" calcext:value-type="error">
            <text:p>#VALUE!</text:p>
          </table:table-cell>
          <table:table-cell table:formula="of:=ROUND([.D30]/[.C30];2)" office:value-type="float" office:value="0.57" calcext:value-type="float">
            <text:p>0.57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1344.38" calcext:value-type="float">
            <text:p>11344.38</text:p>
          </table:table-cell>
          <table:table-cell office:value-type="float" office:value="12377.39" calcext:value-type="float">
            <text:p>12377.39</text:p>
          </table:table-cell>
          <table:table-cell/>
          <table:table-cell table:formula="of:=ROUND([.K30]/[.J30];2)" office:value-type="string" office:string-value="" calcext:value-type="error">
            <text:p>#VALUE!</text:p>
          </table:table-cell>
          <table:table-cell table:formula="of:=ROUND([.M30]/[.L30];2)" office:value-type="float" office:value="1.09" calcext:value-type="float">
            <text:p>1.09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3752" calcext:value-type="float">
            <text:p>3752</text:p>
          </table:table-cell>
          <table:table-cell office:value-type="float" office:value="3523" calcext:value-type="float">
            <text:p>3523</text:p>
          </table:table-cell>
          <table:table-cell/>
          <table:table-cell table:formula="of:=ROUND([.B31]/[.A31];2)" office:value-type="string" office:string-value="" calcext:value-type="error">
            <text:p>#VALUE!</text:p>
          </table:table-cell>
          <table:table-cell table:formula="of:=ROUND([.D31]/[.C31];2)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039.44" calcext:value-type="float">
            <text:p>14039.44</text:p>
          </table:table-cell>
          <table:table-cell office:value-type="float" office:value="14537.01" calcext:value-type="float">
            <text:p>14537.01</text:p>
          </table:table-cell>
          <table:table-cell/>
          <table:table-cell table:formula="of:=ROUND([.K31]/[.J31];2)" office:value-type="string" office:string-value="" calcext:value-type="error">
            <text:p>#VALUE!</text:p>
          </table:table-cell>
          <table:table-cell table:formula="of:=ROUND([.M31]/[.L31];2)" office:value-type="float" office:value="1.04" calcext:value-type="float">
            <text:p>1.04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686" calcext:value-type="float">
            <text:p>4686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ROUND([.B32]/[.A32];2)" office:value-type="string" office:string-value="" calcext:value-type="error">
            <text:p>#VALUE!</text:p>
          </table:table-cell>
          <table:table-cell table:formula="of:=ROUND([.D32]/[.C32];2)" office:value-type="float" office:value="0.81" calcext:value-type="float">
            <text:p>0.8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385.08" calcext:value-type="float">
            <text:p>14385.08</text:p>
          </table:table-cell>
          <table:table-cell office:value-type="float" office:value="13640.42" calcext:value-type="float">
            <text:p>13640.42</text:p>
          </table:table-cell>
          <table:table-cell/>
          <table:table-cell table:formula="of:=ROUND([.K32]/[.J32];2)" office:value-type="string" office:string-value="" calcext:value-type="error">
            <text:p>#VALUE!</text:p>
          </table:table-cell>
          <table:table-cell table:formula="of:=ROUND([.M32]/[.L32];2)" office:value-type="float" office:value="0.95" calcext:value-type="float">
            <text:p>0.9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8220" calcext:value-type="float">
            <text:p>18220</text:p>
          </table:table-cell>
          <table:table-cell office:value-type="float" office:value="8455" calcext:value-type="float">
            <text:p>8455</text:p>
          </table:table-cell>
          <table:table-cell/>
          <table:table-cell table:formula="of:=ROUND([.B34]/[.A34];2)" office:value-type="string" office:string-value="" calcext:value-type="error">
            <text:p>#VALUE!</text:p>
          </table:table-cell>
          <table:table-cell table:formula="of:=ROUND([.D34]/[.C34];2)" office:value-type="float" office:value="0.46" calcext:value-type="float">
            <text:p>0.4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1317.75" calcext:value-type="float">
            <text:p>11317.75</text:p>
          </table:table-cell>
          <table:table-cell office:value-type="float" office:value="11145.94" calcext:value-type="float">
            <text:p>11145.94</text:p>
          </table:table-cell>
          <table:table-cell/>
          <table:table-cell table:formula="of:=ROUND([.K34]/[.J34];2)" office:value-type="string" office:string-value="" calcext:value-type="error">
            <text:p>#VALUE!</text:p>
          </table:table-cell>
          <table:table-cell table:formula="of:=ROUND([.M34]/[.L34];2)" office:value-type="float" office:value="0.98" calcext:value-type="float">
            <text:p>0.98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3752" calcext:value-type="float">
            <text:p>3752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ROUND([.B35]/[.A35];2)" office:value-type="string" office:string-value="" calcext:value-type="error">
            <text:p>#VALUE!</text:p>
          </table:table-cell>
          <table:table-cell table:formula="of:=ROUND([.D35]/[.C35];2)" office:value-type="float" office:value="0.95" calcext:value-type="float">
            <text:p>0.95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045.87" calcext:value-type="float">
            <text:p>14045.87</text:p>
          </table:table-cell>
          <table:table-cell office:value-type="float" office:value="14478.04" calcext:value-type="float">
            <text:p>14478.04</text:p>
          </table:table-cell>
          <table:table-cell/>
          <table:table-cell table:formula="of:=ROUND([.K35]/[.J35];2)" office:value-type="string" office:string-value="" calcext:value-type="error">
            <text:p>#VALUE!</text:p>
          </table:table-cell>
          <table:table-cell table:formula="of:=ROUND([.M35]/[.L35];2)" office:value-type="float" office:value="1.03" calcext:value-type="float">
            <text:p>1.03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4047" calcext:value-type="float">
            <text:p>4047</text:p>
          </table:table-cell>
          <table:table-cell office:value-type="float" office:value="3752" calcext:value-type="float">
            <text:p>3752</text:p>
          </table:table-cell>
          <table:table-cell/>
          <table:table-cell table:formula="of:=ROUND([.B36]/[.A36];2)" office:value-type="string" office:string-value="" calcext:value-type="error">
            <text:p>#VALUE!</text:p>
          </table:table-cell>
          <table:table-cell table:formula="of:=ROUND([.D36]/[.C36];2)" office:value-type="float" office:value="0.93" calcext:value-type="float">
            <text:p>0.93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3570.95" calcext:value-type="float">
            <text:p>13570.95</text:p>
          </table:table-cell>
          <table:table-cell office:value-type="float" office:value="13648.86" calcext:value-type="float">
            <text:p>13648.86</text:p>
          </table:table-cell>
          <table:table-cell/>
          <table:table-cell table:formula="of:=ROUND([.K36]/[.J36];2)" office:value-type="string" office:string-value="" calcext:value-type="error">
            <text:p>#VALUE!</text:p>
          </table:table-cell>
          <table:table-cell table:formula="of:=ROUND([.M36]/[.L36];2)" office:value-type="float" office:value="1.01" calcext:value-type="float">
            <text:p>1.0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8744" calcext:value-type="float">
            <text:p>18744</text:p>
          </table:table-cell>
          <table:table-cell office:value-type="float" office:value="8356" calcext:value-type="float">
            <text:p>8356</text:p>
          </table:table-cell>
          <table:table-cell/>
          <table:table-cell table:formula="of:=ROUND([.B38]/[.A38];2)" office:value-type="string" office:string-value="" calcext:value-type="error">
            <text:p>#VALUE!</text:p>
          </table:table-cell>
          <table:table-cell table:formula="of:=ROUND([.D38]/[.C38];2)" office:value-type="float" office:value="0.45" calcext:value-type="float">
            <text:p>0.45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1741.33" calcext:value-type="float">
            <text:p>11741.33</text:p>
          </table:table-cell>
          <table:table-cell office:value-type="float" office:value="11198.27" calcext:value-type="float">
            <text:p>11198.27</text:p>
          </table:table-cell>
          <table:table-cell/>
          <table:table-cell table:formula="of:=ROUND([.K38]/[.J38];2)" office:value-type="string" office:string-value="" calcext:value-type="error">
            <text:p>#VALUE!</text:p>
          </table:table-cell>
          <table:table-cell table:formula="of:=ROUND([.M38]/[.L38];2)" office:value-type="float" office:value="0.95" calcext:value-type="float">
            <text:p>0.95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3720" calcext:value-type="float">
            <text:p>3720</text:p>
          </table:table-cell>
          <table:table-cell office:value-type="float" office:value="3589" calcext:value-type="float">
            <text:p>3589</text:p>
          </table:table-cell>
          <table:table-cell/>
          <table:table-cell table:formula="of:=ROUND([.B39]/[.A39];2)" office:value-type="string" office:string-value="" calcext:value-type="error">
            <text:p>#VALUE!</text:p>
          </table:table-cell>
          <table:table-cell table:formula="of:=ROUND([.D39]/[.C39];2)" office:value-type="float" office:value="0.96" calcext:value-type="float">
            <text:p>0.9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035.19" calcext:value-type="float">
            <text:p>14035.19</text:p>
          </table:table-cell>
          <table:table-cell office:value-type="float" office:value="14495.13" calcext:value-type="float">
            <text:p>14495.13</text:p>
          </table:table-cell>
          <table:table-cell/>
          <table:table-cell table:formula="of:=ROUND([.K39]/[.J39];2)" office:value-type="string" office:string-value="" calcext:value-type="error">
            <text:p>#VALUE!</text:p>
          </table:table-cell>
          <table:table-cell table:formula="of:=ROUND([.M39]/[.L39];2)" office:value-type="float" office:value="1.03" calcext:value-type="float">
            <text:p>1.03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3851" calcext:value-type="float">
            <text:p>3851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ROUND([.B40]/[.A40];2)" office:value-type="string" office:string-value="" calcext:value-type="error">
            <text:p>#VALUE!</text:p>
          </table:table-cell>
          <table:table-cell table:formula="of:=ROUND([.D40]/[.C40];2)" office:value-type="float" office:value="0.99" calcext:value-type="float">
            <text:p>0.99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3343.73" calcext:value-type="float">
            <text:p>13343.73</text:p>
          </table:table-cell>
          <table:table-cell office:value-type="float" office:value="13594.79" calcext:value-type="float">
            <text:p>13594.79</text:p>
          </table:table-cell>
          <table:table-cell/>
          <table:table-cell table:formula="of:=ROUND([.K40]/[.J40];2)" office:value-type="string" office:string-value="" calcext:value-type="error">
            <text:p>#VALUE!</text:p>
          </table:table-cell>
          <table:table-cell table:formula="of:=ROUND([.M40]/[.L40];2)" office:value-type="float" office:value="1.02" calcext:value-type="float">
            <text:p>1.0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23462" calcext:value-type="float">
            <text:p>23462</text:p>
          </table:table-cell>
          <table:table-cell office:value-type="float" office:value="15533" calcext:value-type="float">
            <text:p>15533</text:p>
          </table:table-cell>
          <table:table-cell/>
          <table:table-cell table:formula="of:=ROUND([.B42]/[.A42];2)" office:value-type="string" office:string-value="" calcext:value-type="error">
            <text:p>#VALUE!</text:p>
          </table:table-cell>
          <table:table-cell table:formula="of:=ROUND([.D42]/[.C42];2)" office:value-type="float" office:value="0.66" calcext:value-type="float">
            <text:p>0.66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9535.24" calcext:value-type="float">
            <text:p>9535.24</text:p>
          </table:table-cell>
          <table:table-cell office:value-type="float" office:value="11502.71" calcext:value-type="float">
            <text:p>11502.71</text:p>
          </table:table-cell>
          <table:table-cell/>
          <table:table-cell table:formula="of:=ROUND([.K42]/[.J42];2)" office:value-type="string" office:string-value="" calcext:value-type="error">
            <text:p>#VALUE!</text:p>
          </table:table-cell>
          <table:table-cell table:formula="of:=ROUND([.M42]/[.L42];2)" office:value-type="float" office:value="1.21" calcext:value-type="float">
            <text:p>1.21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6188" calcext:value-type="float">
            <text:p>16188</text:p>
          </table:table-cell>
          <table:table-cell office:value-type="float" office:value="4490" calcext:value-type="float">
            <text:p>4490</text:p>
          </table:table-cell>
          <table:table-cell/>
          <table:table-cell table:formula="of:=ROUND([.B43]/[.A43];2)" office:value-type="string" office:string-value="" calcext:value-type="error">
            <text:p>#VALUE!</text:p>
          </table:table-cell>
          <table:table-cell table:formula="of:=ROUND([.D43]/[.C43];2)" office:value-type="float" office:value="0.28" calcext:value-type="float">
            <text:p>0.28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2492.75" calcext:value-type="float">
            <text:p>12492.75</text:p>
          </table:table-cell>
          <table:table-cell office:value-type="float" office:value="12037.25" calcext:value-type="float">
            <text:p>12037.25</text:p>
          </table:table-cell>
          <table:table-cell/>
          <table:table-cell table:formula="of:=ROUND([.K43]/[.J43];2)" office:value-type="string" office:string-value="" calcext:value-type="error">
            <text:p>#VALUE!</text:p>
          </table:table-cell>
          <table:table-cell table:formula="of:=ROUND([.M43]/[.L43];2)" office:value-type="float" office:value="0.96" calcext:value-type="float">
            <text:p>0.96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2780" calcext:value-type="float">
            <text:p>12780</text:p>
          </table:table-cell>
          <table:table-cell office:value-type="float" office:value="4178" calcext:value-type="float">
            <text:p>4178</text:p>
          </table:table-cell>
          <table:table-cell/>
          <table:table-cell table:formula="of:=ROUND([.B44]/[.A44];2)" office:value-type="string" office:string-value="" calcext:value-type="error">
            <text:p>#VALUE!</text:p>
          </table:table-cell>
          <table:table-cell table:formula="of:=ROUND([.D44]/[.C44];2)" office:value-type="float" office:value="0.33" calcext:value-type="float">
            <text:p>0.33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870.12" calcext:value-type="float">
            <text:p>14870.12</text:p>
          </table:table-cell>
          <table:table-cell office:value-type="float" office:value="12259.31" calcext:value-type="float">
            <text:p>12259.31</text:p>
          </table:table-cell>
          <table:table-cell/>
          <table:table-cell table:formula="of:=ROUND([.K44]/[.J44];2)" office:value-type="string" office:string-value="" calcext:value-type="error">
            <text:p>#VALUE!</text:p>
          </table:table-cell>
          <table:table-cell table:formula="of:=ROUND([.M44]/[.L44];2)" office:value-type="float" office:value="0.82" calcext:value-type="float">
            <text:p>0.8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21103" calcext:value-type="float">
            <text:p>21103</text:p>
          </table:table-cell>
          <table:table-cell office:value-type="float" office:value="16909" calcext:value-type="float">
            <text:p>16909</text:p>
          </table:table-cell>
          <table:table-cell/>
          <table:table-cell table:formula="of:=ROUND([.B46]/[.A46];2)" office:value-type="string" office:string-value="" calcext:value-type="error">
            <text:p>#VALUE!</text:p>
          </table:table-cell>
          <table:table-cell table:formula="of:=ROUND([.D46]/[.C46];2)" office:value-type="float" office:value="0.8" calcext:value-type="float">
            <text:p>0.8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9249.14" calcext:value-type="float">
            <text:p>9249.14</text:p>
          </table:table-cell>
          <table:table-cell office:value-type="float" office:value="11779.98" calcext:value-type="float">
            <text:p>11779.98</text:p>
          </table:table-cell>
          <table:table-cell/>
          <table:table-cell table:formula="of:=ROUND([.K46]/[.J46];2)" office:value-type="string" office:string-value="" calcext:value-type="error">
            <text:p>#VALUE!</text:p>
          </table:table-cell>
          <table:table-cell table:formula="of:=ROUND([.M46]/[.L46];2)" office:value-type="float" office:value="1.27" calcext:value-type="float">
            <text:p>1.27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7433" calcext:value-type="float">
            <text:p>17433</text:p>
          </table:table-cell>
          <table:table-cell office:value-type="float" office:value="4228" calcext:value-type="float">
            <text:p>4228</text:p>
          </table:table-cell>
          <table:table-cell/>
          <table:table-cell table:formula="of:=ROUND([.B47]/[.A47];2)" office:value-type="string" office:string-value="" calcext:value-type="error">
            <text:p>#VALUE!</text:p>
          </table:table-cell>
          <table:table-cell table:formula="of:=ROUND([.D47]/[.C47];2)" office:value-type="float" office:value="0.24" calcext:value-type="float">
            <text:p>0.24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2870.35" calcext:value-type="float">
            <text:p>12870.35</text:p>
          </table:table-cell>
          <table:table-cell office:value-type="float" office:value="12195.79" calcext:value-type="float">
            <text:p>12195.79</text:p>
          </table:table-cell>
          <table:table-cell/>
          <table:table-cell table:formula="of:=ROUND([.K47]/[.J47];2)" office:value-type="string" office:string-value="" calcext:value-type="error">
            <text:p>#VALUE!</text:p>
          </table:table-cell>
          <table:table-cell table:formula="of:=ROUND([.M47]/[.L47];2)" office:value-type="float" office:value="0.95" calcext:value-type="float">
            <text:p>0.95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3698" calcext:value-type="float">
            <text:p>13698</text:p>
          </table:table-cell>
          <table:table-cell office:value-type="float" office:value="4228" calcext:value-type="float">
            <text:p>4228</text:p>
          </table:table-cell>
          <table:table-cell/>
          <table:table-cell table:formula="of:=ROUND([.B48]/[.A48];2)" office:value-type="string" office:string-value="" calcext:value-type="error">
            <text:p>#VALUE!</text:p>
          </table:table-cell>
          <table:table-cell table:formula="of:=ROUND([.D48]/[.C48];2)" office:value-type="float" office:value="0.31" calcext:value-type="float">
            <text:p>0.31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5192.27" calcext:value-type="float">
            <text:p>15192.27</text:p>
          </table:table-cell>
          <table:table-cell office:value-type="float" office:value="12217.08" calcext:value-type="float">
            <text:p>12217.08</text:p>
          </table:table-cell>
          <table:table-cell/>
          <table:table-cell table:formula="of:=ROUND([.K48]/[.J48];2)" office:value-type="string" office:string-value="" calcext:value-type="error">
            <text:p>#VALUE!</text:p>
          </table:table-cell>
          <table:table-cell table:formula="of:=ROUND([.M48]/[.L48];2)" office:value-type="float" office:value="0.8" calcext:value-type="float">
            <text:p>0.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21103" calcext:value-type="float">
            <text:p>21103</text:p>
          </table:table-cell>
          <table:table-cell office:value-type="float" office:value="17433" calcext:value-type="float">
            <text:p>17433</text:p>
          </table:table-cell>
          <table:table-cell/>
          <table:table-cell table:formula="of:=ROUND([.B50]/[.A50];2)" office:value-type="string" office:string-value="" calcext:value-type="error">
            <text:p>#VALUE!</text:p>
          </table:table-cell>
          <table:table-cell table:formula="of:=ROUND([.D50]/[.C50];2)" office:value-type="float" office:value="0.83" calcext:value-type="float">
            <text:p>0.83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9196.57" calcext:value-type="float">
            <text:p>9196.57</text:p>
          </table:table-cell>
          <table:table-cell office:value-type="float" office:value="11158.15" calcext:value-type="float">
            <text:p>11158.15</text:p>
          </table:table-cell>
          <table:table-cell/>
          <table:table-cell table:formula="of:=ROUND([.K50]/[.J50];2)" office:value-type="string" office:string-value="" calcext:value-type="error">
            <text:p>#VALUE!</text:p>
          </table:table-cell>
          <table:table-cell table:formula="of:=ROUND([.M50]/[.L50];2)" office:value-type="float" office:value="1.21" calcext:value-type="float">
            <text:p>1.21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6909" calcext:value-type="float">
            <text:p>16909</text:p>
          </table:table-cell>
          <table:table-cell office:value-type="float" office:value="4752" calcext:value-type="float">
            <text:p>4752</text:p>
          </table:table-cell>
          <table:table-cell/>
          <table:table-cell table:formula="of:=ROUND([.B51]/[.A51];2)" office:value-type="string" office:string-value="" calcext:value-type="error">
            <text:p>#VALUE!</text:p>
          </table:table-cell>
          <table:table-cell table:formula="of:=ROUND([.D51]/[.C51];2)" office:value-type="float" office:value="0.28" calcext:value-type="float">
            <text:p>0.28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2607.9" calcext:value-type="float">
            <text:p>12607.9</text:p>
          </table:table-cell>
          <table:table-cell office:value-type="float" office:value="12023.69" calcext:value-type="float">
            <text:p>12023.69</text:p>
          </table:table-cell>
          <table:table-cell/>
          <table:table-cell table:formula="of:=ROUND([.K51]/[.J51];2)" office:value-type="string" office:string-value="" calcext:value-type="error">
            <text:p>#VALUE!</text:p>
          </table:table-cell>
          <table:table-cell table:formula="of:=ROUND([.M51]/[.L51];2)" office:value-type="float" office:value="0.95" calcext:value-type="float">
            <text:p>0.95</text:p>
          </table:table-cell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office:value-type="float" office:value="13173" calcext:value-type="float">
            <text:p>13173</text:p>
          </table:table-cell>
          <table:table-cell office:value-type="float" office:value="4228" calcext:value-type="float">
            <text:p>4228</text:p>
          </table:table-cell>
          <table:table-cell/>
          <table:table-cell table:formula="of:=ROUND([.B52]/[.A52];2)" office:value-type="string" office:string-value="" calcext:value-type="error">
            <text:p>#VALUE!</text:p>
          </table:table-cell>
          <table:table-cell table:formula="of:=ROUND([.D52]/[.C52];2)" office:value-type="float" office:value="0.32" calcext:value-type="float">
            <text:p>0.32</text:p>
          </table:table-cell>
          <table:table-cell table:number-columns-repeated="2"/>
          <table:table-cell table:number-columns-repeated="2" office:value-type="string" calcext:value-type="string">
            <text:p>xxx</text:p>
          </table:table-cell>
          <table:table-cell office:value-type="float" office:value="14838.36" calcext:value-type="float">
            <text:p>14838.36</text:p>
          </table:table-cell>
          <table:table-cell office:value-type="float" office:value="12260.18" calcext:value-type="float">
            <text:p>12260.18</text:p>
          </table:table-cell>
          <table:table-cell/>
          <table:table-cell table:formula="of:=ROUND([.K52]/[.J52];2)" office:value-type="string" office:string-value="" calcext:value-type="error">
            <text:p>#VALUE!</text:p>
          </table:table-cell>
          <table:table-cell table:formula="of:=ROUND([.M52]/[.L52];2)" office:value-type="float" office:value="0.83" calcext:value-type="float">
            <text:p>0.83</text:p>
          </table:table-cell>
        </table:table-row>
      </table:table>
      <table:table table:name="Host kswapd" table:style-name="ta1">
        <table:table-column table:style-name="co1" table:number-columns-repeated="8" table:default-cell-style-name="Default"/>
        <table:table-row table:style-name="ro1">
          <table:table-cell office:value-type="float" office:value="514.29" calcext:value-type="float">
            <text:p>514.29</text:p>
          </table:table-cell>
          <table:table-cell office:value-type="float" office:value="1904337.54" calcext:value-type="float">
            <text:p>1904337.54</text:p>
          </table:table-cell>
          <table:table-cell office:value-type="float" office:value="1903823.25" calcext:value-type="float">
            <text:p>1903823.25</text:p>
          </table:table-cell>
          <table:table-cell office:value-type="float" office:value="16372247.05" calcext:value-type="float">
            <text:p>16372247.05</text:p>
          </table:table-cell>
          <table:table-cell office:value-type="float" office:value="18180497.37" calcext:value-type="float">
            <text:p>18180497.37</text:p>
          </table:table-cell>
          <table:table-cell office:value-type="float" office:value="1808250.32" calcext:value-type="float">
            <text:p>1808250.32</text:p>
          </table:table-cell>
          <table:table-cell/>
          <table:table-cell table:formula="of:=ROUND([.F1]/[.C1];2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773124.22" calcext:value-type="float">
            <text:p>17773124.22</text:p>
          </table:table-cell>
          <table:table-cell office:value-type="float" office:value="17773113.25" calcext:value-type="float">
            <text:p>17773113.25</text:p>
          </table:table-cell>
          <table:table-cell office:value-type="float" office:value="195296221.74" calcext:value-type="float">
            <text:p>195296221.74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650502.69" calcext:value-type="float">
            <text:p>650502.69</text:p>
          </table:table-cell>
          <table:table-cell/>
          <table:table-cell table:formula="of:=ROUND([.F2]/[.C2];2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24753.67" calcext:value-type="float">
            <text:p>824753.67</text:p>
          </table:table-cell>
          <table:table-cell office:value-type="float" office:value="824753.66" calcext:value-type="float">
            <text:p>824753.66</text:p>
          </table:table-cell>
          <table:table-cell office:value-type="float" office:value="4424666.3" calcext:value-type="float">
            <text:p>4424666.3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119540.58" calcext:value-type="float">
            <text:p>119540.58</text:p>
          </table:table-cell>
          <table:table-cell/>
          <table:table-cell table:formula="of:=ROUND([.F3]/[.C3];2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448" calcext:value-type="float">
            <text:p>5448</text:p>
          </table:table-cell>
          <table:table-cell office:value-type="float" office:value="25771" calcext:value-type="float">
            <text:p>25771</text:p>
          </table:table-cell>
          <table:table-cell office:value-type="float" office:value="30676" calcext:value-type="float">
            <text:p>30676</text:p>
          </table:table-cell>
          <table:table-cell office:value-type="float" office:value="4905" calcext:value-type="float">
            <text:p>4905</text:p>
          </table:table-cell>
          <table:table-cell/>
          <table:table-cell table:formula="of:=ROUND([.F4]/[.C4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2904712.47" calcext:value-type="float">
            <text:p>162904712.47</text:p>
          </table:table-cell>
          <table:table-cell office:value-type="float" office:value="164713165.1" calcext:value-type="float">
            <text:p>164713165.1</text:p>
          </table:table-cell>
          <table:table-cell office:value-type="float" office:value="1808452.63" calcext:value-type="float">
            <text:p>1808452.63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09378.72" calcext:value-type="float">
            <text:p>1809378.72</text:p>
          </table:table-cell>
          <table:table-cell/>
          <table:table-cell table:formula="of:=ROUND([.F5]/[.C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335696.3" calcext:value-type="float">
            <text:p>734335696.3</text:p>
          </table:table-cell>
          <table:table-cell office:value-type="float" office:value="747052477.15" calcext:value-type="float">
            <text:p>747052477.15</text:p>
          </table:table-cell>
          <table:table-cell office:value-type="float" office:value="12716780.85" calcext:value-type="float">
            <text:p>12716780.85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6088038.43" calcext:value-type="float">
            <text:p>6088038.43</text:p>
          </table:table-cell>
          <table:table-cell/>
          <table:table-cell table:formula="of:=ROUND([.F6]/[.C6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902929.15" calcext:value-type="float">
            <text:p>20902929.15</text:p>
          </table:table-cell>
          <table:table-cell office:value-type="float" office:value="21052467.65" calcext:value-type="float">
            <text:p>21052467.65</text:p>
          </table:table-cell>
          <table:table-cell office:value-type="float" office:value="149538.5" calcext:value-type="float">
            <text:p>149538.5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116390.61" calcext:value-type="float">
            <text:p>116390.61</text:p>
          </table:table-cell>
          <table:table-cell/>
          <table:table-cell table:formula="of:=ROUND([.F7]/[.C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20498" calcext:value-type="float">
            <text:p>520498</text:p>
          </table:table-cell>
          <table:table-cell office:value-type="float" office:value="528063" calcext:value-type="float">
            <text:p>528063</text:p>
          </table:table-cell>
          <table:table-cell office:value-type="float" office:value="7565" calcext:value-type="float">
            <text:p>7565</text:p>
          </table:table-cell>
          <table:table-cell office:value-type="float" office:value="633612" calcext:value-type="float">
            <text:p>633612</text:p>
          </table:table-cell>
          <table:table-cell office:value-type="float" office:value="637657" calcext:value-type="float">
            <text:p>637657</text:p>
          </table:table-cell>
          <table:table-cell office:value-type="float" office:value="4045" calcext:value-type="float">
            <text:p>4045</text:p>
          </table:table-cell>
          <table:table-cell/>
          <table:table-cell table:formula="of:=ROUND([.F8]/[.C8];2)" office:value-type="float" office:value="0.53" calcext:value-type="float">
            <text:p>0.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521289.26" calcext:value-type="float">
            <text:p>5521289.26</text:p>
          </table:table-cell>
          <table:table-cell office:value-type="float" office:value="7329699.36" calcext:value-type="float">
            <text:p>7329699.36</text:p>
          </table:table-cell>
          <table:table-cell office:value-type="float" office:value="1808410.1" calcext:value-type="float">
            <text:p>1808410.1</text:p>
          </table:table-cell>
          <table:table-cell office:value-type="float" office:value="21797479.47" calcext:value-type="float">
            <text:p>21797479.47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1799791.32" calcext:value-type="float">
            <text:p>1799791.32</text:p>
          </table:table-cell>
          <table:table-cell/>
          <table:table-cell table:formula="of:=ROUND([.F10]/[.C1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12953.31" calcext:value-type="float">
            <text:p>53212953.31</text:p>
          </table:table-cell>
          <table:table-cell office:value-type="float" office:value="79416009.84" calcext:value-type="float">
            <text:p>79416009.84</text:p>
          </table:table-cell>
          <table:table-cell office:value-type="float" office:value="26203056.53" calcext:value-type="float">
            <text:p>26203056.53</text:p>
          </table:table-cell>
          <table:table-cell office:value-type="float" office:value="197500244.43" calcext:value-type="float">
            <text:p>197500244.4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6538718.15" calcext:value-type="float">
            <text:p>26538718.15</text:p>
          </table:table-cell>
          <table:table-cell/>
          <table:table-cell table:formula="of:=ROUND([.F11]/[.C11]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465907.79" calcext:value-type="float">
            <text:p>2465907.79</text:p>
          </table:table-cell>
          <table:table-cell office:value-type="float" office:value="2482930.67" calcext:value-type="float">
            <text:p>2482930.67</text:p>
          </table:table-cell>
          <table:table-cell office:value-type="float" office:value="17022.88" calcext:value-type="float">
            <text:p>17022.88</text:p>
          </table:table-cell>
          <table:table-cell office:value-type="float" office:value="4783016.66" calcext:value-type="float">
            <text:p>4783016.66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15370.74" calcext:value-type="float">
            <text:p>15370.74</text:p>
          </table:table-cell>
          <table:table-cell/>
          <table:table-cell table:formula="of:=ROUND([.F12]/[.C12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174" calcext:value-type="float">
            <text:p>16174</text:p>
          </table:table-cell>
          <table:table-cell office:value-type="float" office:value="98" calcext:value-type="float">
            <text:p>98</text:p>
          </table:table-cell>
          <table:table-cell office:value-type="float" office:value="40339" calcext:value-type="float">
            <text:p>40339</text:p>
          </table:table-cell>
          <table:table-cell office:value-type="float" office:value="40441" calcext:value-type="float">
            <text:p>40441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ROUND([.F13]/[.C13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8332379.73" calcext:value-type="float">
            <text:p>168332379.73</text:p>
          </table:table-cell>
          <table:table-cell office:value-type="float" office:value="170142004.33" calcext:value-type="float">
            <text:p>170142004.33</text:p>
          </table:table-cell>
          <table:table-cell office:value-type="float" office:value="1809624.6" calcext:value-type="float">
            <text:p>1809624.6</text:p>
          </table:table-cell>
          <table:table-cell office:value-type="float" office:value="184617582.84" calcext:value-type="float">
            <text:p>184617582.84</text:p>
          </table:table-cell>
          <table:table-cell office:value-type="float" office:value="186426884.42" calcext:value-type="float">
            <text:p>186426884.42</text:p>
          </table:table-cell>
          <table:table-cell office:value-type="float" office:value="1809301.58" calcext:value-type="float">
            <text:p>1809301.58</text:p>
          </table:table-cell>
          <table:table-cell/>
          <table:table-cell table:formula="of:=ROUND([.F14]/[.C1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787512.96" calcext:value-type="float">
            <text:p>744787512.96</text:p>
          </table:table-cell>
          <table:table-cell office:value-type="float" office:value="758357818.3" calcext:value-type="float">
            <text:p>758357818.3</text:p>
          </table:table-cell>
          <table:table-cell office:value-type="float" office:value="13570305.34" calcext:value-type="float">
            <text:p>13570305.34</text:p>
          </table:table-cell>
          <table:table-cell office:value-type="float" office:value="789421465.95" calcext:value-type="float">
            <text:p>789421465.95</text:p>
          </table:table-cell>
          <table:table-cell office:value-type="float" office:value="807896326.14" calcext:value-type="float">
            <text:p>807896326.14</text:p>
          </table:table-cell>
          <table:table-cell office:value-type="float" office:value="18474860.19" calcext:value-type="float">
            <text:p>18474860.19</text:p>
          </table:table-cell>
          <table:table-cell/>
          <table:table-cell table:formula="of:=ROUND([.F15]/[.C15];2)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1343653.98" calcext:value-type="float">
            <text:p>21343653.98</text:p>
          </table:table-cell>
          <table:table-cell office:value-type="float" office:value="21816324.9" calcext:value-type="float">
            <text:p>21816324.9</text:p>
          </table:table-cell>
          <table:table-cell office:value-type="float" office:value="472670.92" calcext:value-type="float">
            <text:p>472670.92</text:p>
          </table:table-cell>
          <table:table-cell office:value-type="float" office:value="23845011.24" calcext:value-type="float">
            <text:p>23845011.24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120727.95" calcext:value-type="float">
            <text:p>120727.95</text:p>
          </table:table-cell>
          <table:table-cell/>
          <table:table-cell table:formula="of:=ROUND([.F16]/[.C16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42538" calcext:value-type="float">
            <text:p>542538</text:p>
          </table:table-cell>
          <table:table-cell office:value-type="float" office:value="559024" calcext:value-type="float">
            <text:p>559024</text:p>
          </table:table-cell>
          <table:table-cell office:value-type="float" office:value="16486" calcext:value-type="float">
            <text:p>16486</text:p>
          </table:table-cell>
          <table:table-cell office:value-type="float" office:value="645831" calcext:value-type="float">
            <text:p>645831</text:p>
          </table:table-cell>
          <table:table-cell office:value-type="float" office:value="650086" calcext:value-type="float">
            <text:p>650086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ROUND([.F17]/[.C17];2)" office:value-type="float" office:value="0.26" calcext:value-type="float">
            <text:p>0.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946661.41" calcext:value-type="float">
            <text:p>10946661.41</text:p>
          </table:table-cell>
          <table:table-cell office:value-type="float" office:value="12755040.23" calcext:value-type="float">
            <text:p>12755040.23</text:p>
          </table:table-cell>
          <table:table-cell office:value-type="float" office:value="1808378.82" calcext:value-type="float">
            <text:p>1808378.8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29030860.1" calcext:value-type="float">
            <text:p>29030860.1</text:p>
          </table:table-cell>
          <table:table-cell office:value-type="float" office:value="1808751.62" calcext:value-type="float">
            <text:p>1808751.62</text:p>
          </table:table-cell>
          <table:table-cell/>
          <table:table-cell table:formula="of:=ROUND([.F19]/[.C1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47191.6" calcext:value-type="float">
            <text:p>130447191.6</text:p>
          </table:table-cell>
          <table:table-cell office:value-type="float" office:value="152887912.74" calcext:value-type="float">
            <text:p>152887912.74</text:p>
          </table:table-cell>
          <table:table-cell office:value-type="float" office:value="22440721.14" calcext:value-type="float">
            <text:p>22440721.14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75507570.62" calcext:value-type="float">
            <text:p>275507570.62</text:p>
          </table:table-cell>
          <table:table-cell office:value-type="float" office:value="-976544.65" calcext:value-type="float">
            <text:p>-976544.65</text:p>
          </table:table-cell>
          <table:table-cell/>
          <table:table-cell table:formula="of:=ROUND([.F20]/[.C20];2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517524.84" calcext:value-type="float">
            <text:p>2517524.84</text:p>
          </table:table-cell>
          <table:table-cell office:value-type="float" office:value="3153404.95" calcext:value-type="float">
            <text:p>3153404.95</text:p>
          </table:table-cell>
          <table:table-cell office:value-type="float" office:value="635880.11" calcext:value-type="float">
            <text:p>635880.11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5005487.29" calcext:value-type="float">
            <text:p>5005487.29</text:p>
          </table:table-cell>
          <table:table-cell office:value-type="float" office:value="139409.38" calcext:value-type="float">
            <text:p>139409.38</text:p>
          </table:table-cell>
          <table:table-cell/>
          <table:table-cell table:formula="of:=ROUND([.F21]/[.C21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19472" calcext:value-type="float">
            <text:p>19472</text:p>
          </table:table-cell>
          <table:table-cell office:value-type="float" office:value="3092" calcext:value-type="float">
            <text:p>3092</text:p>
          </table:table-cell>
          <table:table-cell office:value-type="float" office:value="40952" calcext:value-type="float">
            <text:p>40952</text:p>
          </table:table-cell>
          <table:table-cell office:value-type="float" office:value="48335" calcext:value-type="float">
            <text:p>48335</text:p>
          </table:table-cell>
          <table:table-cell office:value-type="float" office:value="7383" calcext:value-type="float">
            <text:p>7383</text:p>
          </table:table-cell>
          <table:table-cell/>
          <table:table-cell table:formula="of:=ROUND([.F22]/[.C22];2)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73760721.85" calcext:value-type="float">
            <text:p>173760721.85</text:p>
          </table:table-cell>
          <table:table-cell office:value-type="float" office:value="175570053.36" calcext:value-type="float">
            <text:p>175570053.36</text:p>
          </table:table-cell>
          <table:table-cell office:value-type="float" office:value="1809331.51" calcext:value-type="float">
            <text:p>1809331.51</text:p>
          </table:table-cell>
          <table:table-cell office:value-type="float" office:value="190045327.72" calcext:value-type="float">
            <text:p>190045327.72</text:p>
          </table:table-cell>
          <table:table-cell office:value-type="float" office:value="191854466.28" calcext:value-type="float">
            <text:p>191854466.28</text:p>
          </table:table-cell>
          <table:table-cell office:value-type="float" office:value="1809138.56" calcext:value-type="float">
            <text:p>1809138.56</text:p>
          </table:table-cell>
          <table:table-cell/>
          <table:table-cell table:formula="of:=ROUND([.F23]/[.C2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01666.18" calcext:value-type="float">
            <text:p>782201666.18</text:p>
          </table:table-cell>
          <table:table-cell office:value-type="float" office:value="778725405.93" calcext:value-type="float">
            <text:p>778725405.93</text:p>
          </table:table-cell>
          <table:table-cell office:value-type="float" office:value="-3476260.25" calcext:value-type="float">
            <text:p>-3476260.25</text:p>
          </table:table-cell>
          <table:table-cell office:value-type="float" office:value="804302740.18" calcext:value-type="float">
            <text:p>804302740.18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-7471269.8" calcext:value-type="float">
            <text:p>-7471269.8</text:p>
          </table:table-cell>
          <table:table-cell/>
          <table:table-cell table:formula="of:=ROUND([.F24]/[.C24];2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764531.7" calcext:value-type="float">
            <text:p>22764531.7</text:p>
          </table:table-cell>
          <table:table-cell office:value-type="float" office:value="23015153.27" calcext:value-type="float">
            <text:p>23015153.27</text:p>
          </table:table-cell>
          <table:table-cell office:value-type="float" office:value="250621.57" calcext:value-type="float">
            <text:p>250621.57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121388.21" calcext:value-type="float">
            <text:p>121388.21</text:p>
          </table:table-cell>
          <table:table-cell/>
          <table:table-cell table:formula="of:=ROUND([.F25]/[.C25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94887" calcext:value-type="float">
            <text:p>594887</text:p>
          </table:table-cell>
          <table:table-cell office:value-type="float" office:value="608413" calcext:value-type="float">
            <text:p>608413</text:p>
          </table:table-cell>
          <table:table-cell office:value-type="float" office:value="13526" calcext:value-type="float">
            <text:p>13526</text:p>
          </table:table-cell>
          <table:table-cell office:value-type="float" office:value="658610" calcext:value-type="float">
            <text:p>658610</text:p>
          </table:table-cell>
          <table:table-cell office:value-type="float" office:value="662924" calcext:value-type="float">
            <text:p>662924</text:p>
          </table:table-cell>
          <table:table-cell office:value-type="float" office:value="4314" calcext:value-type="float">
            <text:p>4314</text:p>
          </table:table-cell>
          <table:table-cell/>
          <table:table-cell table:formula="of:=ROUND([.F26]/[.C26];2)" office:value-type="float" office:value="0.32" calcext:value-type="float">
            <text:p>0.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904439.93" calcext:value-type="float">
            <text:p>1904439.93</text:p>
          </table:table-cell>
          <table:table-cell office:value-type="float" office:value="3712796.77" calcext:value-type="float">
            <text:p>3712796.77</text:p>
          </table:table-cell>
          <table:table-cell office:value-type="float" office:value="1808356.84" calcext:value-type="float">
            <text:p>1808356.84</text:p>
          </table:table-cell>
          <table:table-cell office:value-type="float" office:value="18180600.07" calcext:value-type="float">
            <text:p>18180600.07</text:p>
          </table:table-cell>
          <table:table-cell office:value-type="float" office:value="19988939.7" calcext:value-type="float">
            <text:p>19988939.7</text:p>
          </table:table-cell>
          <table:table-cell office:value-type="float" office:value="1808339.63" calcext:value-type="float">
            <text:p>1808339.63</text:p>
          </table:table-cell>
          <table:table-cell/>
          <table:table-cell table:formula="of:=ROUND([.F29]/[.C2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73124.23" calcext:value-type="float">
            <text:p>17773124.23</text:p>
          </table:table-cell>
          <table:table-cell office:value-type="float" office:value="35516802.45" calcext:value-type="float">
            <text:p>35516802.45</text:p>
          </table:table-cell>
          <table:table-cell office:value-type="float" office:value="17743678.22" calcext:value-type="float">
            <text:p>17743678.22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196000817.29" calcext:value-type="float">
            <text:p>196000817.29</text:p>
          </table:table-cell>
          <table:table-cell office:value-type="float" office:value="54092.86" calcext:value-type="float">
            <text:p>54092.86</text:p>
          </table:table-cell>
          <table:table-cell/>
          <table:table-cell table:formula="of:=ROUND([.F30]/[.C3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753.68" calcext:value-type="float">
            <text:p>824753.68</text:p>
          </table:table-cell>
          <table:table-cell office:value-type="float" office:value="1645751.35" calcext:value-type="float">
            <text:p>1645751.35</text:p>
          </table:table-cell>
          <table:table-cell office:value-type="float" office:value="820997.67" calcext:value-type="float">
            <text:p>820997.67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4663332.13" calcext:value-type="float">
            <text:p>4663332.13</text:p>
          </table:table-cell>
          <table:table-cell office:value-type="float" office:value="119125.25" calcext:value-type="float">
            <text:p>119125.25</text:p>
          </table:table-cell>
          <table:table-cell/>
          <table:table-cell table:formula="of:=ROUND([.F31]/[.C31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10718" calcext:value-type="float">
            <text:p>10718</text:p>
          </table:table-cell>
          <table:table-cell office:value-type="float" office:value="5270" calcext:value-type="float">
            <text:p>5270</text:p>
          </table:table-cell>
          <table:table-cell office:value-type="float" office:value="30676" calcext:value-type="float">
            <text:p>30676</text:p>
          </table:table-cell>
          <table:table-cell office:value-type="float" office:value="35484" calcext:value-type="float">
            <text:p>35484</text:p>
          </table:table-cell>
          <table:table-cell office:value-type="float" office:value="4808" calcext:value-type="float">
            <text:p>4808</text:p>
          </table:table-cell>
          <table:table-cell/>
          <table:table-cell table:formula="of:=ROUND([.F32]/[.C32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4713165.1" calcext:value-type="float">
            <text:p>164713165.1</text:p>
          </table:table-cell>
          <table:table-cell office:value-type="float" office:value="166522761.18" calcext:value-type="float">
            <text:p>166522761.18</text:p>
          </table:table-cell>
          <table:table-cell office:value-type="float" office:value="1809596.08" calcext:value-type="float">
            <text:p>1809596.08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2808066.36" calcext:value-type="float">
            <text:p>182808066.36</text:p>
          </table:table-cell>
          <table:table-cell office:value-type="float" office:value="1809483.04" calcext:value-type="float">
            <text:p>1809483.04</text:p>
          </table:table-cell>
          <table:table-cell/>
          <table:table-cell table:formula="of:=ROUND([.F33]/[.C3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52477.15" calcext:value-type="float">
            <text:p>747052477.15</text:p>
          </table:table-cell>
          <table:table-cell office:value-type="float" office:value="735702335.79" calcext:value-type="float">
            <text:p>735702335.79</text:p>
          </table:table-cell>
          <table:table-cell office:value-type="float" office:value="-11350141.36" calcext:value-type="float">
            <text:p>-11350141.36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793339160.78" calcext:value-type="float">
            <text:p>793339160.78</text:p>
          </table:table-cell>
          <table:table-cell office:value-type="float" office:value="-12672833.83" calcext:value-type="float">
            <text:p>-12672833.83</text:p>
          </table:table-cell>
          <table:table-cell/>
          <table:table-cell table:formula="of:=ROUND([.F34]/[.C34];2)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1052467.65" calcext:value-type="float">
            <text:p>21052467.65</text:p>
          </table:table-cell>
          <table:table-cell office:value-type="float" office:value="21198308.98" calcext:value-type="float">
            <text:p>21198308.98</text:p>
          </table:table-cell>
          <table:table-cell office:value-type="float" office:value="145841.33" calcext:value-type="float">
            <text:p>145841.33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116579.68" calcext:value-type="float">
            <text:p>116579.68</text:p>
          </table:table-cell>
          <table:table-cell/>
          <table:table-cell table:formula="of:=ROUND([.F35]/[.C35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8063" calcext:value-type="float">
            <text:p>528063</text:p>
          </table:table-cell>
          <table:table-cell office:value-type="float" office:value="535293" calcext:value-type="float">
            <text:p>535293</text:p>
          </table:table-cell>
          <table:table-cell office:value-type="float" office:value="7230" calcext:value-type="float">
            <text:p>7230</text:p>
          </table:table-cell>
          <table:table-cell office:value-type="float" office:value="637657" calcext:value-type="float">
            <text:p>637657</text:p>
          </table:table-cell>
          <table:table-cell office:value-type="float" office:value="641763" calcext:value-type="float">
            <text:p>641763</text:p>
          </table:table-cell>
          <table:table-cell office:value-type="float" office:value="4106" calcext:value-type="float">
            <text:p>4106</text:p>
          </table:table-cell>
          <table:table-cell/>
          <table:table-cell table:formula="of:=ROUND([.F36]/[.C36];2)" office:value-type="float" office:value="0.57" calcext:value-type="float">
            <text:p>0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329803.94" calcext:value-type="float">
            <text:p>7329803.94</text:p>
          </table:table-cell>
          <table:table-cell office:value-type="float" office:value="9137487.48" calcext:value-type="float">
            <text:p>9137487.48</text:p>
          </table:table-cell>
          <table:table-cell office:value-type="float" office:value="1807683.54" calcext:value-type="float">
            <text:p>1807683.54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1816679.23" calcext:value-type="float">
            <text:p>1816679.23</text:p>
          </table:table-cell>
          <table:table-cell/>
          <table:table-cell table:formula="of:=ROUND([.F38]/[.C3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16009.84" calcext:value-type="float">
            <text:p>79416009.84</text:p>
          </table:table-cell>
          <table:table-cell office:value-type="float" office:value="106011927.37" calcext:value-type="float">
            <text:p>106011927.37</text:p>
          </table:table-cell>
          <table:table-cell office:value-type="float" office:value="26595917.53" calcext:value-type="float">
            <text:p>26595917.5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5929428.92" calcext:value-type="float">
            <text:p>25929428.92</text:p>
          </table:table-cell>
          <table:table-cell/>
          <table:table-cell table:formula="of:=ROUND([.F39]/[.C39];2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82930.68" calcext:value-type="float">
            <text:p>2482930.68</text:p>
          </table:table-cell>
          <table:table-cell office:value-type="float" office:value="2500309.68" calcext:value-type="float">
            <text:p>2500309.68</text:p>
          </table:table-cell>
          <table:table-cell office:value-type="float" office:value="17379" calcext:value-type="float">
            <text:p>17379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33464.32" calcext:value-type="float">
            <text:p>33464.32</text:p>
          </table:table-cell>
          <table:table-cell/>
          <table:table-cell table:formula="of:=ROUND([.F40]/[.C40];2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float" office:value="16291" calcext:value-type="float">
            <text:p>16291</text:p>
          </table:table-cell>
          <table:table-cell office:value-type="float" office:value="117" calcext:value-type="float">
            <text:p>117</text:p>
          </table:table-cell>
          <table:table-cell office:value-type="float" office:value="40441" calcext:value-type="float">
            <text:p>40441</text:p>
          </table:table-cell>
          <table:table-cell office:value-type="float" office:value="40704" calcext:value-type="float">
            <text:p>40704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ROUND([.F41]/[.C41];2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0142004.33" calcext:value-type="float">
            <text:p>170142004.33</text:p>
          </table:table-cell>
          <table:table-cell office:value-type="float" office:value="171951365.58" calcext:value-type="float">
            <text:p>171951365.58</text:p>
          </table:table-cell>
          <table:table-cell office:value-type="float" office:value="1809361.25" calcext:value-type="float">
            <text:p>1809361.25</text:p>
          </table:table-cell>
          <table:table-cell office:value-type="float" office:value="186426986.76" calcext:value-type="float">
            <text:p>186426986.76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809100.09" calcext:value-type="float">
            <text:p>1809100.09</text:p>
          </table:table-cell>
          <table:table-cell/>
          <table:table-cell table:formula="of:=ROUND([.F42]/[.C4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357818.3" calcext:value-type="float">
            <text:p>758357818.3</text:p>
          </table:table-cell>
          <table:table-cell office:value-type="float" office:value="776414072.83" calcext:value-type="float">
            <text:p>776414072.83</text:p>
          </table:table-cell>
          <table:table-cell office:value-type="float" office:value="18056254.53" calcext:value-type="float">
            <text:p>18056254.53</text:p>
          </table:table-cell>
          <table:table-cell office:value-type="float" office:value="807896345.33" calcext:value-type="float">
            <text:p>807896345.33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-7772584.01" calcext:value-type="float">
            <text:p>-7772584.01</text:p>
          </table:table-cell>
          <table:table-cell/>
          <table:table-cell table:formula="of:=ROUND([.F43]/[.C43];2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21816324.9" calcext:value-type="float">
            <text:p>21816324.9</text:p>
          </table:table-cell>
          <table:table-cell office:value-type="float" office:value="22291066.02" calcext:value-type="float">
            <text:p>22291066.02</text:p>
          </table:table-cell>
          <table:table-cell office:value-type="float" office:value="474741.12" calcext:value-type="float">
            <text:p>474741.12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120419.34" calcext:value-type="float">
            <text:p>120419.34</text:p>
          </table:table-cell>
          <table:table-cell/>
          <table:table-cell table:formula="of:=ROUND([.F44]/[.C44];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59024" calcext:value-type="float">
            <text:p>559024</text:p>
          </table:table-cell>
          <table:table-cell office:value-type="float" office:value="577093" calcext:value-type="float">
            <text:p>577093</text:p>
          </table:table-cell>
          <table:table-cell office:value-type="float" office:value="18069" calcext:value-type="float">
            <text:p>18069</text:p>
          </table:table-cell>
          <table:table-cell office:value-type="float" office:value="650086" calcext:value-type="float">
            <text:p>650086</text:p>
          </table:table-cell>
          <table:table-cell office:value-type="float" office:value="654284" calcext:value-type="float">
            <text:p>654284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ROUND([.F45]/[.C45];2)" office:value-type="float" office:value="0.23" calcext:value-type="float">
            <text:p>0.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755040.23" calcext:value-type="float">
            <text:p>12755040.23</text:p>
          </table:table-cell>
          <table:table-cell office:value-type="float" office:value="14563560.87" calcext:value-type="float">
            <text:p>14563560.87</text:p>
          </table:table-cell>
          <table:table-cell office:value-type="float" office:value="1808520.64" calcext:value-type="float">
            <text:p>1808520.64</text:p>
          </table:table-cell>
          <table:table-cell office:value-type="float" office:value="29030961.95" calcext:value-type="float">
            <text:p>29030961.95</text:p>
          </table:table-cell>
          <table:table-cell office:value-type="float" office:value="30839296.25" calcext:value-type="float">
            <text:p>30839296.25</text:p>
          </table:table-cell>
          <table:table-cell office:value-type="float" office:value="1808334.3" calcext:value-type="float">
            <text:p>1808334.3</text:p>
          </table:table-cell>
          <table:table-cell/>
          <table:table-cell table:formula="of:=ROUND([.F47]/[.C4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87912.74" calcext:value-type="float">
            <text:p>152887912.74</text:p>
          </table:table-cell>
          <table:table-cell office:value-type="float" office:value="172684791.62" calcext:value-type="float">
            <text:p>172684791.62</text:p>
          </table:table-cell>
          <table:table-cell office:value-type="float" office:value="19796878.88" calcext:value-type="float">
            <text:p>19796878.88</text:p>
          </table:table-cell>
          <table:table-cell office:value-type="float" office:value="275970520" calcext:value-type="float">
            <text:p>275970520</text:p>
          </table:table-cell>
          <table:table-cell office:value-type="float" office:value="281766102.02" calcext:value-type="float">
            <text:p>281766102.02</text:p>
          </table:table-cell>
          <table:table-cell office:value-type="float" office:value="5795582.02" calcext:value-type="float">
            <text:p>5795582.02</text:p>
          </table:table-cell>
          <table:table-cell/>
          <table:table-cell table:formula="of:=ROUND([.F48]/[.C48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153404.95" calcext:value-type="float">
            <text:p>3153404.95</text:p>
          </table:table-cell>
          <table:table-cell office:value-type="float" office:value="3788479.26" calcext:value-type="float">
            <text:p>3788479.26</text:p>
          </table:table-cell>
          <table:table-cell office:value-type="float" office:value="635074.31" calcext:value-type="float">
            <text:p>635074.31</text:p>
          </table:table-cell>
          <table:table-cell office:value-type="float" office:value="5005487.3" calcext:value-type="float">
            <text:p>5005487.3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139564.16" calcext:value-type="float">
            <text:p>139564.16</text:p>
          </table:table-cell>
          <table:table-cell/>
          <table:table-cell table:formula="of:=ROUND([.F49]/[.C49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  <table:table-cell office:value-type="float" office:value="22604" calcext:value-type="float">
            <text:p>22604</text:p>
          </table:table-cell>
          <table:table-cell office:value-type="float" office:value="3132" calcext:value-type="float">
            <text:p>3132</text:p>
          </table:table-cell>
          <table:table-cell office:value-type="float" office:value="48336" calcext:value-type="float">
            <text:p>48336</text:p>
          </table:table-cell>
          <table:table-cell office:value-type="float" office:value="55750" calcext:value-type="float">
            <text:p>55750</text:p>
          </table:table-cell>
          <table:table-cell office:value-type="float" office:value="7414" calcext:value-type="float">
            <text:p>7414</text:p>
          </table:table-cell>
          <table:table-cell/>
          <table:table-cell table:formula="of:=ROUND([.F50]/[.C50];2)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75570053.36" calcext:value-type="float">
            <text:p>175570053.36</text:p>
          </table:table-cell>
          <table:table-cell office:value-type="float" office:value="177379823.39" calcext:value-type="float">
            <text:p>177379823.39</text:p>
          </table:table-cell>
          <table:table-cell office:value-type="float" office:value="1809770.03" calcext:value-type="float">
            <text:p>1809770.03</text:p>
          </table:table-cell>
          <table:table-cell office:value-type="float" office:value="191854568.73" calcext:value-type="float">
            <text:p>191854568.73</text:p>
          </table:table-cell>
          <table:table-cell office:value-type="float" office:value="193663915.11" calcext:value-type="float">
            <text:p>193663915.11</text:p>
          </table:table-cell>
          <table:table-cell office:value-type="float" office:value="1809346.38" calcext:value-type="float">
            <text:p>1809346.38</text:p>
          </table:table-cell>
          <table:table-cell/>
          <table:table-cell table:formula="of:=ROUND([.F51]/[.C5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5405.93" calcext:value-type="float">
            <text:p>778725405.93</text:p>
          </table:table-cell>
          <table:table-cell office:value-type="float" office:value="791756416.18" calcext:value-type="float">
            <text:p>791756416.18</text:p>
          </table:table-cell>
          <table:table-cell office:value-type="float" office:value="13031010.25" calcext:value-type="float">
            <text:p>13031010.25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810627334.32" calcext:value-type="float">
            <text:p>810627334.32</text:p>
          </table:table-cell>
          <table:table-cell office:value-type="float" office:value="13795863.94" calcext:value-type="float">
            <text:p>13795863.94</text:p>
          </table:table-cell>
          <table:table-cell/>
          <table:table-cell table:formula="of:=ROUND([.F52]/[.C52];2)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3015153.27" calcext:value-type="float">
            <text:p>23015153.27</text:p>
          </table:table-cell>
          <table:table-cell office:value-type="float" office:value="23260085.92" calcext:value-type="float">
            <text:p>23260085.92</text:p>
          </table:table-cell>
          <table:table-cell office:value-type="float" office:value="244932.65" calcext:value-type="float">
            <text:p>244932.65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120777.18" calcext:value-type="float">
            <text:p>120777.18</text:p>
          </table:table-cell>
          <table:table-cell/>
          <table:table-cell table:formula="of:=ROUND([.F53]/[.C53];2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08413" calcext:value-type="float">
            <text:p>608413</text:p>
          </table:table-cell>
          <table:table-cell office:value-type="float" office:value="621256" calcext:value-type="float">
            <text:p>621256</text:p>
          </table:table-cell>
          <table:table-cell office:value-type="float" office:value="12843" calcext:value-type="float">
            <text:p>12843</text:p>
          </table:table-cell>
          <table:table-cell office:value-type="float" office:value="662924" calcext:value-type="float">
            <text:p>662924</text:p>
          </table:table-cell>
          <table:table-cell office:value-type="float" office:value="667185" calcext:value-type="float">
            <text:p>667185</text:p>
          </table:table-cell>
          <table:table-cell office:value-type="float" office:value="4261" calcext:value-type="float">
            <text:p>4261</text:p>
          </table:table-cell>
          <table:table-cell/>
          <table:table-cell table:formula="of:=ROUND([.F54]/[.C54];2)" office:value-type="float" office:value="0.33" calcext:value-type="float">
            <text:p>0.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712796.77" calcext:value-type="float">
            <text:p>3712796.77</text:p>
          </table:table-cell>
          <table:table-cell office:value-type="float" office:value="5521289.26" calcext:value-type="float">
            <text:p>5521289.26</text:p>
          </table:table-cell>
          <table:table-cell office:value-type="float" office:value="1808492.49" calcext:value-type="float">
            <text:p>1808492.49</text:p>
          </table:table-cell>
          <table:table-cell office:value-type="float" office:value="19989046.48" calcext:value-type="float">
            <text:p>19989046.48</text:p>
          </table:table-cell>
          <table:table-cell office:value-type="float" office:value="21797376.93" calcext:value-type="float">
            <text:p>21797376.93</text:p>
          </table:table-cell>
          <table:table-cell office:value-type="float" office:value="1808330.45" calcext:value-type="float">
            <text:p>1808330.45</text:p>
          </table:table-cell>
          <table:table-cell/>
          <table:table-cell table:formula="of:=ROUND([.F57]/[.C5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16802.45" calcext:value-type="float">
            <text:p>35516802.45</text:p>
          </table:table-cell>
          <table:table-cell office:value-type="float" office:value="53212953.31" calcext:value-type="float">
            <text:p>53212953.31</text:p>
          </table:table-cell>
          <table:table-cell office:value-type="float" office:value="17696150.86" calcext:value-type="float">
            <text:p>17696150.86</text:p>
          </table:table-cell>
          <table:table-cell office:value-type="float" office:value="196000817.3" calcext:value-type="float">
            <text:p>196000817.3</text:p>
          </table:table-cell>
          <table:table-cell office:value-type="float" office:value="197500217.44" calcext:value-type="float">
            <text:p>197500217.44</text:p>
          </table:table-cell>
          <table:table-cell office:value-type="float" office:value="1499400.14" calcext:value-type="float">
            <text:p>1499400.14</text:p>
          </table:table-cell>
          <table:table-cell/>
          <table:table-cell table:formula="of:=ROUND([.F58]/[.C58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645751.35" calcext:value-type="float">
            <text:p>1645751.35</text:p>
          </table:table-cell>
          <table:table-cell office:value-type="float" office:value="2465907.79" calcext:value-type="float">
            <text:p>2465907.79</text:p>
          </table:table-cell>
          <table:table-cell office:value-type="float" office:value="820156.44" calcext:value-type="float">
            <text:p>820156.44</text:p>
          </table:table-cell>
          <table:table-cell office:value-type="float" office:value="4663332.14" calcext:value-type="float">
            <text:p>4663332.14</text:p>
          </table:table-cell>
          <table:table-cell office:value-type="float" office:value="4783016.65" calcext:value-type="float">
            <text:p>4783016.65</text:p>
          </table:table-cell>
          <table:table-cell office:value-type="float" office:value="119684.51" calcext:value-type="float">
            <text:p>119684.51</text:p>
          </table:table-cell>
          <table:table-cell/>
          <table:table-cell table:formula="of:=ROUND([.F59]/[.C59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16076" calcext:value-type="float">
            <text:p>16076</text:p>
          </table:table-cell>
          <table:table-cell office:value-type="float" office:value="5358" calcext:value-type="float">
            <text:p>5358</text:p>
          </table:table-cell>
          <table:table-cell office:value-type="float" office:value="35484" calcext:value-type="float">
            <text:p>35484</text:p>
          </table:table-cell>
          <table:table-cell office:value-type="float" office:value="40339" calcext:value-type="float">
            <text:p>40339</text:p>
          </table:table-cell>
          <table:table-cell office:value-type="float" office:value="4855" calcext:value-type="float">
            <text:p>4855</text:p>
          </table:table-cell>
          <table:table-cell/>
          <table:table-cell table:formula="of:=ROUND([.F60]/[.C60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6522761.18" calcext:value-type="float">
            <text:p>166522761.18</text:p>
          </table:table-cell>
          <table:table-cell office:value-type="float" office:value="168332379.73" calcext:value-type="float">
            <text:p>168332379.73</text:p>
          </table:table-cell>
          <table:table-cell office:value-type="float" office:value="1809618.55" calcext:value-type="float">
            <text:p>1809618.55</text:p>
          </table:table-cell>
          <table:table-cell office:value-type="float" office:value="182808168.74" calcext:value-type="float">
            <text:p>182808168.74</text:p>
          </table:table-cell>
          <table:table-cell office:value-type="float" office:value="184617475.79" calcext:value-type="float">
            <text:p>184617475.79</text:p>
          </table:table-cell>
          <table:table-cell office:value-type="float" office:value="1809307.05" calcext:value-type="float">
            <text:p>1809307.05</text:p>
          </table:table-cell>
          <table:table-cell/>
          <table:table-cell table:formula="of:=ROUND([.F61]/[.C6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702335.79" calcext:value-type="float">
            <text:p>735702335.79</text:p>
          </table:table-cell>
          <table:table-cell office:value-type="float" office:value="744787512.96" calcext:value-type="float">
            <text:p>744787512.96</text:p>
          </table:table-cell>
          <table:table-cell office:value-type="float" office:value="9085177.17" calcext:value-type="float">
            <text:p>9085177.17</text:p>
          </table:table-cell>
          <table:table-cell office:value-type="float" office:value="793339180.38" calcext:value-type="float">
            <text:p>793339180.38</text:p>
          </table:table-cell>
          <table:table-cell office:value-type="float" office:value="808631351.3" calcext:value-type="float">
            <text:p>808631351.3</text:p>
          </table:table-cell>
          <table:table-cell office:value-type="float" office:value="15292170.92" calcext:value-type="float">
            <text:p>15292170.92</text:p>
          </table:table-cell>
          <table:table-cell/>
          <table:table-cell table:formula="of:=ROUND([.F62]/[.C62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198308.98" calcext:value-type="float">
            <text:p>21198308.98</text:p>
          </table:table-cell>
          <table:table-cell office:value-type="float" office:value="21343653.98" calcext:value-type="float">
            <text:p>21343653.98</text:p>
          </table:table-cell>
          <table:table-cell office:value-type="float" office:value="145345" calcext:value-type="float">
            <text:p>145345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23845011.22" calcext:value-type="float">
            <text:p>23845011.22</text:p>
          </table:table-cell>
          <table:table-cell office:value-type="float" office:value="115521.17" calcext:value-type="float">
            <text:p>115521.17</text:p>
          </table:table-cell>
          <table:table-cell/>
          <table:table-cell table:formula="of:=ROUND([.F63]/[.C63];2)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35293" calcext:value-type="float">
            <text:p>535293</text:p>
          </table:table-cell>
          <table:table-cell office:value-type="float" office:value="542538" calcext:value-type="float">
            <text:p>542538</text:p>
          </table:table-cell>
          <table:table-cell office:value-type="float" office:value="7245" calcext:value-type="float">
            <text:p>7245</text:p>
          </table:table-cell>
          <table:table-cell office:value-type="float" office:value="641763" calcext:value-type="float">
            <text:p>641763</text:p>
          </table:table-cell>
          <table:table-cell office:value-type="float" office:value="645830" calcext:value-type="float">
            <text:p>645830</text:p>
          </table:table-cell>
          <table:table-cell office:value-type="float" office:value="4067" calcext:value-type="float">
            <text:p>4067</text:p>
          </table:table-cell>
          <table:table-cell/>
          <table:table-cell table:formula="of:=ROUND([.F64]/[.C64];2)" office:value-type="float" office:value="0.56" calcext:value-type="float">
            <text:p>0.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137487.48" calcext:value-type="float">
            <text:p>9137487.48</text:p>
          </table:table-cell>
          <table:table-cell office:value-type="float" office:value="10946559.71" calcext:value-type="float">
            <text:p>10946559.71</text:p>
          </table:table-cell>
          <table:table-cell office:value-type="float" office:value="1809072.23" calcext:value-type="float">
            <text:p>1809072.23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1808158.46" calcext:value-type="float">
            <text:p>1808158.46</text:p>
          </table:table-cell>
          <table:table-cell/>
          <table:table-cell table:formula="of:=ROUND([.F66]/[.C6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11927.37" calcext:value-type="float">
            <text:p>106011927.37</text:p>
          </table:table-cell>
          <table:table-cell office:value-type="float" office:value="130447191.6" calcext:value-type="float">
            <text:p>130447191.6</text:p>
          </table:table-cell>
          <table:table-cell office:value-type="float" office:value="24435264.23" calcext:value-type="float">
            <text:p>24435264.23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6515723.77" calcext:value-type="float">
            <text:p>26515723.77</text:p>
          </table:table-cell>
          <table:table-cell/>
          <table:table-cell table:formula="of:=ROUND([.F67]/[.C67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500309.68" calcext:value-type="float">
            <text:p>2500309.68</text:p>
          </table:table-cell>
          <table:table-cell office:value-type="float" office:value="2517524.84" calcext:value-type="float">
            <text:p>2517524.84</text:p>
          </table:table-cell>
          <table:table-cell office:value-type="float" office:value="17215.16" calcext:value-type="float">
            <text:p>17215.16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34226.19" calcext:value-type="float">
            <text:p>34226.19</text:p>
          </table:table-cell>
          <table:table-cell/>
          <table:table-cell table:formula="of:=ROUND([.F68]/[.C68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6380" calcext:value-type="float">
            <text:p>16380</text:p>
          </table:table-cell>
          <table:table-cell office:value-type="float" office:value="89" calcext:value-type="float">
            <text:p>89</text:p>
          </table:table-cell>
          <table:table-cell office:value-type="float" office:value="40704" calcext:value-type="float">
            <text:p>40704</text:p>
          </table:table-cell>
          <table:table-cell office:value-type="float" office:value="40952" calcext:value-type="float">
            <text:p>4095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ROUND([.F69]/[.C69];2)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71951365.58" calcext:value-type="float">
            <text:p>171951365.58</text:p>
          </table:table-cell>
          <table:table-cell office:value-type="float" office:value="173760721.85" calcext:value-type="float">
            <text:p>173760721.85</text:p>
          </table:table-cell>
          <table:table-cell office:value-type="float" office:value="1809356.27" calcext:value-type="float">
            <text:p>1809356.27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90045223.9" calcext:value-type="float">
            <text:p>190045223.9</text:p>
          </table:table-cell>
          <table:table-cell office:value-type="float" office:value="1809137.05" calcext:value-type="float">
            <text:p>1809137.05</text:p>
          </table:table-cell>
          <table:table-cell/>
          <table:table-cell table:formula="of:=ROUND([.F70]/[.C7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414072.83" calcext:value-type="float">
            <text:p>776414072.83</text:p>
          </table:table-cell>
          <table:table-cell office:value-type="float" office:value="782201666.18" calcext:value-type="float">
            <text:p>782201666.18</text:p>
          </table:table-cell>
          <table:table-cell office:value-type="float" office:value="5787593.35" calcext:value-type="float">
            <text:p>5787593.35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804302724.44" calcext:value-type="float">
            <text:p>804302724.44</text:p>
          </table:table-cell>
          <table:table-cell office:value-type="float" office:value="4178963.12" calcext:value-type="float">
            <text:p>4178963.12</text:p>
          </table:table-cell>
          <table:table-cell/>
          <table:table-cell table:formula="of:=ROUND([.F71]/[.C71];2)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291066.02" calcext:value-type="float">
            <text:p>22291066.02</text:p>
          </table:table-cell>
          <table:table-cell office:value-type="float" office:value="22764531.7" calcext:value-type="float">
            <text:p>22764531.7</text:p>
          </table:table-cell>
          <table:table-cell office:value-type="float" office:value="473465.68" calcext:value-type="float">
            <text:p>473465.68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120894.61" calcext:value-type="float">
            <text:p>120894.61</text:p>
          </table:table-cell>
          <table:table-cell/>
          <table:table-cell table:formula="of:=ROUND([.F72]/[.C72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77093" calcext:value-type="float">
            <text:p>577093</text:p>
          </table:table-cell>
          <table:table-cell office:value-type="float" office:value="594887" calcext:value-type="float">
            <text:p>594887</text:p>
          </table:table-cell>
          <table:table-cell office:value-type="float" office:value="17794" calcext:value-type="float">
            <text:p>17794</text:p>
          </table:table-cell>
          <table:table-cell office:value-type="float" office:value="654284" calcext:value-type="float">
            <text:p>654284</text:p>
          </table:table-cell>
          <table:table-cell office:value-type="float" office:value="658610" calcext:value-type="float">
            <text:p>658610</text:p>
          </table:table-cell>
          <table:table-cell office:value-type="float" office:value="4326" calcext:value-type="float">
            <text:p>4326</text:p>
          </table:table-cell>
          <table:table-cell/>
          <table:table-cell table:formula="of:=ROUND([.F73]/[.C73];2)" office:value-type="float" office:value="0.24" calcext:value-type="float">
            <text:p>0.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563662.62" calcext:value-type="float">
            <text:p>14563662.62</text:p>
          </table:table-cell>
          <table:table-cell office:value-type="float" office:value="16372135.03" calcext:value-type="float">
            <text:p>16372135.03</text:p>
          </table:table-cell>
          <table:table-cell office:value-type="float" office:value="1808472.41" calcext:value-type="float">
            <text:p>1808472.41</text:p>
          </table:table-cell>
          <table:table-cell office:value-type="float" office:value="30839399.21" calcext:value-type="float">
            <text:p>30839399.21</text:p>
          </table:table-cell>
          <table:table-cell office:value-type="float" office:value="32647718.59" calcext:value-type="float">
            <text:p>32647718.59</text:p>
          </table:table-cell>
          <table:table-cell office:value-type="float" office:value="1808319.38" calcext:value-type="float">
            <text:p>1808319.38</text:p>
          </table:table-cell>
          <table:table-cell/>
          <table:table-cell table:formula="of:=ROUND([.F75]/[.C7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4851.07" calcext:value-type="float">
            <text:p>172684851.07</text:p>
          </table:table-cell>
          <table:table-cell office:value-type="float" office:value="195296211.9" calcext:value-type="float">
            <text:p>195296211.9</text:p>
          </table:table-cell>
          <table:table-cell office:value-type="float" office:value="22611360.83" calcext:value-type="float">
            <text:p>22611360.83</text:p>
          </table:table-cell>
          <table:table-cell office:value-type="float" office:value="281766118.59" calcext:value-type="float">
            <text:p>281766118.59</text:p>
          </table:table-cell>
          <table:table-cell office:value-type="float" office:value="284369865.07" calcext:value-type="float">
            <text:p>284369865.07</text:p>
          </table:table-cell>
          <table:table-cell office:value-type="float" office:value="2603746.48" calcext:value-type="float">
            <text:p>2603746.48</text:p>
          </table:table-cell>
          <table:table-cell/>
          <table:table-cell table:formula="of:=ROUND([.F76]/[.C76];2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788479.26" calcext:value-type="float">
            <text:p>3788479.26</text:p>
          </table:table-cell>
          <table:table-cell office:value-type="float" office:value="4424656.46" calcext:value-type="float">
            <text:p>4424656.46</text:p>
          </table:table-cell>
          <table:table-cell office:value-type="float" office:value="636177.2" calcext:value-type="float">
            <text:p>636177.2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5284968.73" calcext:value-type="float">
            <text:p>5284968.73</text:p>
          </table:table-cell>
          <table:table-cell office:value-type="float" office:value="139917.27" calcext:value-type="float">
            <text:p>139917.27</text:p>
          </table:table-cell>
          <table:table-cell/>
          <table:table-cell table:formula="of:=ROUND([.F77]/[.C77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float" office:value="25771" calcext:value-type="float">
            <text:p>25771</text:p>
          </table:table-cell>
          <table:table-cell office:value-type="float" office:value="3167" calcext:value-type="float">
            <text:p>3167</text:p>
          </table:table-cell>
          <table:table-cell office:value-type="float" office:value="55750" calcext:value-type="float">
            <text:p>55750</text:p>
          </table:table-cell>
          <table:table-cell office:value-type="float" office:value="63293" calcext:value-type="float">
            <text:p>63293</text:p>
          </table:table-cell>
          <table:table-cell office:value-type="float" office:value="7543" calcext:value-type="float">
            <text:p>7543</text:p>
          </table:table-cell>
          <table:table-cell/>
          <table:table-cell table:formula="of:=ROUND([.F78]/[.C78];2)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77379823.39" calcext:value-type="float">
            <text:p>177379823.39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381.21" calcext:value-type="float">
            <text:p>1809381.21</text:p>
          </table:table-cell>
          <table:table-cell office:value-type="float" office:value="193664015.42" calcext:value-type="float">
            <text:p>193664015.42</text:p>
          </table:table-cell>
          <table:table-cell office:value-type="float" office:value="195473404.9" calcext:value-type="float">
            <text:p>195473404.9</text:p>
          </table:table-cell>
          <table:table-cell office:value-type="float" office:value="1809389.48" calcext:value-type="float">
            <text:p>1809389.48</text:p>
          </table:table-cell>
          <table:table-cell/>
          <table:table-cell table:formula="of:=ROUND([.F79]/[.C7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756416.18" calcext:value-type="float">
            <text:p>791756416.18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167540" calcext:value-type="float">
            <text:p>8167540</text:p>
          </table:table-cell>
          <table:table-cell office:value-type="float" office:value="810627367.76" calcext:value-type="float">
            <text:p>810627367.76</text:p>
          </table:table-cell>
          <table:table-cell office:value-type="float" office:value="792350177.15" calcext:value-type="float">
            <text:p>792350177.15</text:p>
          </table:table-cell>
          <table:table-cell office:value-type="float" office:value="-18277190.61" calcext:value-type="float">
            <text:p>-18277190.61</text:p>
          </table:table-cell>
          <table:table-cell/>
          <table:table-cell table:formula="of:=ROUND([.F80]/[.C80];2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3260085.92" calcext:value-type="float">
            <text:p>23260085.92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433.84" calcext:value-type="float">
            <text:p>236433.84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24568805.11" calcext:value-type="float">
            <text:p>24568805.11</text:p>
          </table:table-cell>
          <table:table-cell office:value-type="float" office:value="119586.58" calcext:value-type="float">
            <text:p>119586.58</text:p>
          </table:table-cell>
          <table:table-cell/>
          <table:table-cell table:formula="of:=ROUND([.F81]/[.C81];2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21256" calcext:value-type="float">
            <text:p>621256</text:p>
          </table:table-cell>
          <table:table-cell office:value-type="float" office:value="633612" calcext:value-type="float">
            <text:p>633612</text:p>
          </table:table-cell>
          <table:table-cell office:value-type="float" office:value="12356" calcext:value-type="float">
            <text:p>12356</text:p>
          </table:table-cell>
          <table:table-cell office:value-type="float" office:value="667185" calcext:value-type="float">
            <text:p>667185</text:p>
          </table:table-cell>
          <table:table-cell office:value-type="float" office:value="671575" calcext:value-type="float">
            <text:p>671575</text:p>
          </table:table-cell>
          <table:table-cell office:value-type="float" office:value="4390" calcext:value-type="float">
            <text:p>4390</text:p>
          </table:table-cell>
          <table:table-cell/>
          <table:table-cell table:formula="of:=ROUND([.F82]/[.C82];2)" office:value-type="float" office:value="0.36" calcext:value-type="float">
            <text:p>0.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2647823.43" calcext:value-type="float">
            <text:p>32647823.43</text:p>
          </table:table-cell>
          <table:table-cell office:value-type="float" office:value="34456227.27" calcext:value-type="float">
            <text:p>34456227.27</text:p>
          </table:table-cell>
          <table:table-cell office:value-type="float" office:value="1808403.84" calcext:value-type="float">
            <text:p>1808403.84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50736330.88" calcext:value-type="float">
            <text:p>50736330.88</text:p>
          </table:table-cell>
          <table:table-cell office:value-type="float" office:value="1808697.55" calcext:value-type="float">
            <text:p>1808697.55</text:p>
          </table:table-cell>
          <table:table-cell/>
          <table:table-cell table:formula="of:=ROUND([.F85]/[.C8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369937.8" calcext:value-type="float">
            <text:p>284369937.8</text:p>
          </table:table-cell>
          <table:table-cell office:value-type="float" office:value="286159919.45" calcext:value-type="float">
            <text:p>286159919.45</text:p>
          </table:table-cell>
          <table:table-cell office:value-type="float" office:value="1789981.65" calcext:value-type="float">
            <text:p>1789981.65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352181952.99" calcext:value-type="float">
            <text:p>352181952.99</text:p>
          </table:table-cell>
          <table:table-cell office:value-type="float" office:value="2330895.95" calcext:value-type="float">
            <text:p>2330895.95</text:p>
          </table:table-cell>
          <table:table-cell/>
          <table:table-cell table:formula="of:=ROUND([.F86]/[.C86];2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284968.73" calcext:value-type="float">
            <text:p>5284968.73</text:p>
          </table:table-cell>
          <table:table-cell office:value-type="float" office:value="5540736.4" calcext:value-type="float">
            <text:p>5540736.4</text:p>
          </table:table-cell>
          <table:table-cell office:value-type="float" office:value="255767.67" calcext:value-type="float">
            <text:p>255767.67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9163147.48" calcext:value-type="float">
            <text:p>9163147.48</text:p>
          </table:table-cell>
          <table:table-cell office:value-type="float" office:value="112829.85" calcext:value-type="float">
            <text:p>112829.85</text:p>
          </table:table-cell>
          <table:table-cell/>
          <table:table-cell table:formula="of:=ROUND([.F87]/[.C87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3293" calcext:value-type="float">
            <text:p>63293</text:p>
          </table:table-cell>
          <table:table-cell office:value-type="float" office:value="74993" calcext:value-type="float">
            <text:p>74993</text:p>
          </table:table-cell>
          <table:table-cell office:value-type="float" office:value="11700" calcext:value-type="float">
            <text:p>1170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76814" calcext:value-type="float">
            <text:p>176814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ROUND([.F88]/[.C8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5473509.38" calcext:value-type="float">
            <text:p>195473509.38</text:p>
          </table:table-cell>
          <table:table-cell office:value-type="float" office:value="197283239.21" calcext:value-type="float">
            <text:p>197283239.21</text:p>
          </table:table-cell>
          <table:table-cell office:value-type="float" office:value="1809729.83" calcext:value-type="float">
            <text:p>1809729.83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213574821.2" calcext:value-type="float">
            <text:p>213574821.2</text:p>
          </table:table-cell>
          <table:table-cell office:value-type="float" office:value="1810384.22" calcext:value-type="float">
            <text:p>1810384.22</text:p>
          </table:table-cell>
          <table:table-cell/>
          <table:table-cell table:formula="of:=ROUND([.F89]/[.C8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350203.65" calcext:value-type="float">
            <text:p>792350203.65</text:p>
          </table:table-cell>
          <table:table-cell office:value-type="float" office:value="778729046.57" calcext:value-type="float">
            <text:p>778729046.57</text:p>
          </table:table-cell>
          <table:table-cell office:value-type="float" office:value="-13621157.08" calcext:value-type="float">
            <text:p>-13621157.08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3485892.92" calcext:value-type="float">
            <text:p>3485892.92</text:p>
          </table:table-cell>
          <table:table-cell/>
          <table:table-cell table:formula="of:=ROUND([.F90]/[.C90];2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24568805.12" calcext:value-type="float">
            <text:p>24568805.12</text:p>
          </table:table-cell>
          <table:table-cell office:value-type="float" office:value="24707935.11" calcext:value-type="float">
            <text:p>24707935.11</text:p>
          </table:table-cell>
          <table:table-cell office:value-type="float" office:value="139129.99" calcext:value-type="float">
            <text:p>139129.99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26260349.12" calcext:value-type="float">
            <text:p>26260349.12</text:p>
          </table:table-cell>
          <table:table-cell office:value-type="float" office:value="117682.91" calcext:value-type="float">
            <text:p>117682.91</text:p>
          </table:table-cell>
          <table:table-cell/>
          <table:table-cell table:formula="of:=ROUND([.F91]/[.C91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71575" calcext:value-type="float">
            <text:p>671575</text:p>
          </table:table-cell>
          <table:table-cell office:value-type="float" office:value="676272" calcext:value-type="float">
            <text:p>676272</text:p>
          </table:table-cell>
          <table:table-cell office:value-type="float" office:value="4697" calcext:value-type="float">
            <text:p>4697</text:p>
          </table:table-cell>
          <table:table-cell office:value-type="float" office:value="745702" calcext:value-type="float">
            <text:p>745702</text:p>
          </table:table-cell>
          <table:table-cell office:value-type="float" office:value="749794" calcext:value-type="float">
            <text:p>749794</text:p>
          </table:table-cell>
          <table:table-cell office:value-type="float" office:value="4092" calcext:value-type="float">
            <text:p>4092</text:p>
          </table:table-cell>
          <table:table-cell/>
          <table:table-cell table:formula="of:=ROUND([.F92]/[.C92];2)" office:value-type="float" office:value="0.87" calcext:value-type="float">
            <text:p>0.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8074360.32" calcext:value-type="float">
            <text:p>38074360.32</text:p>
          </table:table-cell>
          <table:table-cell office:value-type="float" office:value="39883234.16" calcext:value-type="float">
            <text:p>39883234.16</text:p>
          </table:table-cell>
          <table:table-cell office:value-type="float" office:value="1808873.84" calcext:value-type="float">
            <text:p>1808873.84</text:p>
          </table:table-cell>
          <table:table-cell office:value-type="float" office:value="54354453.28" calcext:value-type="float">
            <text:p>54354453.28</text:p>
          </table:table-cell>
          <table:table-cell office:value-type="float" office:value="56163367.42" calcext:value-type="float">
            <text:p>56163367.42</text:p>
          </table:table-cell>
          <table:table-cell office:value-type="float" office:value="1808914.14" calcext:value-type="float">
            <text:p>1808914.14</text:p>
          </table:table-cell>
          <table:table-cell/>
          <table:table-cell table:formula="of:=ROUND([.F94]/[.C9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456578.07" calcext:value-type="float">
            <text:p>306456578.07</text:p>
          </table:table-cell>
          <table:table-cell office:value-type="float" office:value="308410969.03" calcext:value-type="float">
            <text:p>308410969.03</text:p>
          </table:table-cell>
          <table:table-cell office:value-type="float" office:value="1954390.96" calcext:value-type="float">
            <text:p>1954390.96</text:p>
          </table:table-cell>
          <table:table-cell office:value-type="float" office:value="348379368.17" calcext:value-type="float">
            <text:p>348379368.17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4384915.28" calcext:value-type="float">
            <text:p>4384915.28</text:p>
          </table:table-cell>
          <table:table-cell/>
          <table:table-cell table:formula="of:=ROUND([.F95]/[.C95];2)"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6076640.68" calcext:value-type="float">
            <text:p>6076640.68</text:p>
          </table:table-cell>
          <table:table-cell office:value-type="float" office:value="6701810.76" calcext:value-type="float">
            <text:p>6701810.76</text:p>
          </table:table-cell>
          <table:table-cell office:value-type="float" office:value="625170.08" calcext:value-type="float">
            <text:p>625170.08</text:p>
          </table:table-cell>
          <table:table-cell office:value-type="float" office:value="9387495.33" calcext:value-type="float">
            <text:p>9387495.33</text:p>
          </table:table-cell>
          <table:table-cell office:value-type="float" office:value="9511786.42" calcext:value-type="float">
            <text:p>9511786.42</text:p>
          </table:table-cell>
          <table:table-cell office:value-type="float" office:value="124291.09" calcext:value-type="float">
            <text:p>124291.09</text:p>
          </table:table-cell>
          <table:table-cell/>
          <table:table-cell table:formula="of:=ROUND([.F96]/[.C96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994" calcext:value-type="float">
            <text:p>99994</text:p>
          </table:table-cell>
          <table:table-cell office:value-type="float" office:value="111418" calcext:value-type="float">
            <text:p>111418</text:p>
          </table:table-cell>
          <table:table-cell office:value-type="float" office:value="11424" calcext:value-type="float">
            <text:p>11424</text:p>
          </table:table-cell>
          <table:table-cell office:value-type="float" office:value="184316" calcext:value-type="float">
            <text:p>184316</text:p>
          </table:table-cell>
          <table:table-cell office:value-type="float" office:value="189198" calcext:value-type="float">
            <text:p>189198</text:p>
          </table:table-cell>
          <table:table-cell office:value-type="float" office:value="4882" calcext:value-type="float">
            <text:p>4882</text:p>
          </table:table-cell>
          <table:table-cell/>
          <table:table-cell table:formula="of:=ROUND([.F97]/[.C97];2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0904076.76" calcext:value-type="float">
            <text:p>200904076.76</text:p>
          </table:table-cell>
          <table:table-cell office:value-type="float" office:value="202714286.33" calcext:value-type="float">
            <text:p>202714286.33</text:p>
          </table:table-cell>
          <table:table-cell office:value-type="float" office:value="1810209.57" calcext:value-type="float">
            <text:p>1810209.57</text:p>
          </table:table-cell>
          <table:table-cell office:value-type="float" office:value="217195379.52" calcext:value-type="float">
            <text:p>217195379.52</text:p>
          </table:table-cell>
          <table:table-cell office:value-type="float" office:value="219005403.42" calcext:value-type="float">
            <text:p>219005403.42</text:p>
          </table:table-cell>
          <table:table-cell office:value-type="float" office:value="1810023.9" calcext:value-type="float">
            <text:p>1810023.9</text:p>
          </table:table-cell>
          <table:table-cell/>
          <table:table-cell table:formula="of:=ROUND([.F98]/[.C9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747774.93" calcext:value-type="float">
            <text:p>803747774.93</text:p>
          </table:table-cell>
          <table:table-cell office:value-type="float" office:value="803811071.92" calcext:value-type="float">
            <text:p>803811071.92</text:p>
          </table:table-cell>
          <table:table-cell office:value-type="float" office:value="63296.99" calcext:value-type="float">
            <text:p>63296.99</text:p>
          </table:table-cell>
          <table:table-cell office:value-type="float" office:value="821059914.12" calcext:value-type="float">
            <text:p>821059914.12</text:p>
          </table:table-cell>
          <table:table-cell office:value-type="float" office:value="819877362.71" calcext:value-type="float">
            <text:p>819877362.71</text:p>
          </table:table-cell>
          <table:table-cell office:value-type="float" office:value="-1182551.41" calcext:value-type="float">
            <text:p>-1182551.41</text:p>
          </table:table-cell>
          <table:table-cell/>
          <table:table-cell table:formula="of:=ROUND([.F99]/[.C99];2)"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24986885.2" calcext:value-type="float">
            <text:p>24986885.2</text:p>
          </table:table-cell>
          <table:table-cell office:value-type="float" office:value="25214627.51" calcext:value-type="float">
            <text:p>25214627.51</text:p>
          </table:table-cell>
          <table:table-cell office:value-type="float" office:value="227742.31" calcext:value-type="float">
            <text:p>227742.31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119843.1" calcext:value-type="float">
            <text:p>119843.1</text:p>
          </table:table-cell>
          <table:table-cell/>
          <table:table-cell table:formula="of:=ROUND([.F100]/[.C100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85552" calcext:value-type="float">
            <text:p>685552</text:p>
          </table:table-cell>
          <table:table-cell office:value-type="float" office:value="697313" calcext:value-type="float">
            <text:p>697313</text:p>
          </table:table-cell>
          <table:table-cell office:value-type="float" office:value="11761" calcext:value-type="float">
            <text:p>11761</text:p>
          </table:table-cell>
          <table:table-cell office:value-type="float" office:value="758097" calcext:value-type="float">
            <text:p>758097</text:p>
          </table:table-cell>
          <table:table-cell office:value-type="float" office:value="762208" calcext:value-type="float">
            <text:p>762208</text:p>
          </table:table-cell>
          <table:table-cell office:value-type="float" office:value="4111" calcext:value-type="float">
            <text:p>4111</text:p>
          </table:table-cell>
          <table:table-cell/>
          <table:table-cell table:formula="of:=ROUND([.F101]/[.C101];2)" office:value-type="float" office:value="0.35" calcext:value-type="float">
            <text:p>0.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501005.35" calcext:value-type="float">
            <text:p>43501005.35</text:p>
          </table:table-cell>
          <table:table-cell office:value-type="float" office:value="45309735.35" calcext:value-type="float">
            <text:p>45309735.35</text:p>
          </table:table-cell>
          <table:table-cell office:value-type="float" office:value="1808730" calcext:value-type="float">
            <text:p>1808730</text:p>
          </table:table-cell>
          <table:table-cell office:value-type="float" office:value="59781033.16" calcext:value-type="float">
            <text:p>59781033.16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1808810.38" calcext:value-type="float">
            <text:p>1808810.38</text:p>
          </table:table-cell>
          <table:table-cell/>
          <table:table-cell table:formula="of:=ROUND([.F103]/[.C10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808981.31" calcext:value-type="float">
            <text:p>293808981.31</text:p>
          </table:table-cell>
          <table:table-cell office:value-type="float" office:value="342996848.51" calcext:value-type="float">
            <text:p>342996848.51</text:p>
          </table:table-cell>
          <table:table-cell office:value-type="float" office:value="49187867.2" calcext:value-type="float">
            <text:p>49187867.2</text:p>
          </table:table-cell>
          <table:table-cell office:value-type="float" office:value="315587650.71" calcext:value-type="float">
            <text:p>315587650.71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51166828.44" calcext:value-type="float">
            <text:p>51166828.44</text:p>
          </table:table-cell>
          <table:table-cell/>
          <table:table-cell table:formula="of:=ROUND([.F104]/[.C104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7947485.13" calcext:value-type="float">
            <text:p>7947485.13</text:p>
          </table:table-cell>
          <table:table-cell office:value-type="float" office:value="8315234.75" calcext:value-type="float">
            <text:p>8315234.75</text:p>
          </table:table-cell>
          <table:table-cell office:value-type="float" office:value="367749.62" calcext:value-type="float">
            <text:p>367749.62</text:p>
          </table:table-cell>
          <table:table-cell office:value-type="float" office:value="9761636.08" calcext:value-type="float">
            <text:p>9761636.08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118499.36" calcext:value-type="float">
            <text:p>118499.36</text:p>
          </table:table-cell>
          <table:table-cell/>
          <table:table-cell table:formula="of:=ROUND([.F105]/[.C105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4023" calcext:value-type="float">
            <text:p>134023</text:p>
          </table:table-cell>
          <table:table-cell office:value-type="float" office:value="147004" calcext:value-type="float">
            <text:p>147004</text:p>
          </table:table-cell>
          <table:table-cell office:value-type="float" office:value="12981" calcext:value-type="float">
            <text:p>12981</text:p>
          </table:table-cell>
          <table:table-cell office:value-type="float" office:value="199230" calcext:value-type="float">
            <text:p>199230</text:p>
          </table:table-cell>
          <table:table-cell office:value-type="float" office:value="203411" calcext:value-type="float">
            <text:p>203411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ROUND([.F106]/[.C106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6333903.92" calcext:value-type="float">
            <text:p>206333903.92</text:p>
          </table:table-cell>
          <table:table-cell office:value-type="float" office:value="208143798.35" calcext:value-type="float">
            <text:p>208143798.35</text:p>
          </table:table-cell>
          <table:table-cell office:value-type="float" office:value="1809894.43" calcext:value-type="float">
            <text:p>1809894.43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224434694.52" calcext:value-type="float">
            <text:p>224434694.52</text:p>
          </table:table-cell>
          <table:table-cell office:value-type="float" office:value="1809710.07" calcext:value-type="float">
            <text:p>1809710.07</text:p>
          </table:table-cell>
          <table:table-cell/>
          <table:table-cell table:formula="of:=ROUND([.F107]/[.C10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393010.36" calcext:value-type="float">
            <text:p>829393010.36</text:p>
          </table:table-cell>
          <table:table-cell office:value-type="float" office:value="812882711.14" calcext:value-type="float">
            <text:p>812882711.14</text:p>
          </table:table-cell>
          <table:table-cell office:value-type="float" office:value="-16510299.22" calcext:value-type="float">
            <text:p>-16510299.22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818659188.17" calcext:value-type="float">
            <text:p>818659188.17</text:p>
          </table:table-cell>
          <table:table-cell office:value-type="float" office:value="-16772470.24" calcext:value-type="float">
            <text:p>-16772470.24</text:p>
          </table:table-cell>
          <table:table-cell/>
          <table:table-cell table:formula="of:=ROUND([.F108]/[.C108];2)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670809.87" calcext:value-type="float">
            <text:p>25670809.87</text:p>
          </table:table-cell>
          <table:table-cell office:value-type="float" office:value="25828236.28" calcext:value-type="float">
            <text:p>25828236.28</text:p>
          </table:table-cell>
          <table:table-cell office:value-type="float" office:value="157426.41" calcext:value-type="float">
            <text:p>157426.4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120748.19" calcext:value-type="float">
            <text:p>120748.19</text:p>
          </table:table-cell>
          <table:table-cell/>
          <table:table-cell table:formula="of:=ROUND([.F109]/[.C109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21407" calcext:value-type="float">
            <text:p>721407</text:p>
          </table:table-cell>
          <table:table-cell office:value-type="float" office:value="729488" calcext:value-type="float">
            <text:p>729488</text:p>
          </table:table-cell>
          <table:table-cell office:value-type="float" office:value="8081" calcext:value-type="float">
            <text:p>8081</text:p>
          </table:table-cell>
          <table:table-cell office:value-type="float" office:value="770425" calcext:value-type="float">
            <text:p>770425</text:p>
          </table:table-cell>
          <table:table-cell office:value-type="float" office:value="774544" calcext:value-type="float">
            <text:p>774544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110]/[.C110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4456227.27" calcext:value-type="float">
            <text:p>34456227.27</text:p>
          </table:table-cell>
          <table:table-cell office:value-type="float" office:value="36265324.64" calcext:value-type="float">
            <text:p>36265324.64</text:p>
          </table:table-cell>
          <table:table-cell office:value-type="float" office:value="1809097.37" calcext:value-type="float">
            <text:p>1809097.37</text:p>
          </table:table-cell>
          <table:table-cell office:value-type="float" office:value="50736435.25" calcext:value-type="float">
            <text:p>50736435.25</text:p>
          </table:table-cell>
          <table:table-cell office:value-type="float" office:value="52545413.85" calcext:value-type="float">
            <text:p>52545413.85</text:p>
          </table:table-cell>
          <table:table-cell office:value-type="float" office:value="1808978.6" calcext:value-type="float">
            <text:p>1808978.6</text:p>
          </table:table-cell>
          <table:table-cell/>
          <table:table-cell table:formula="of:=ROUND([.F113]/[.C11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159919.45" calcext:value-type="float">
            <text:p>286159919.45</text:p>
          </table:table-cell>
          <table:table-cell office:value-type="float" office:value="289459488.3" calcext:value-type="float">
            <text:p>289459488.3</text:p>
          </table:table-cell>
          <table:table-cell office:value-type="float" office:value="3299568.85" calcext:value-type="float">
            <text:p>3299568.85</text:p>
          </table:table-cell>
          <table:table-cell office:value-type="float" office:value="352181997.94" calcext:value-type="float">
            <text:p>352181997.94</text:p>
          </table:table-cell>
          <table:table-cell office:value-type="float" office:value="361651818.82" calcext:value-type="float">
            <text:p>361651818.82</text:p>
          </table:table-cell>
          <table:table-cell office:value-type="float" office:value="9469820.88" calcext:value-type="float">
            <text:p>9469820.88</text:p>
          </table:table-cell>
          <table:table-cell/>
          <table:table-cell table:formula="of:=ROUND([.F114]/[.C114];2)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540736.4" calcext:value-type="float">
            <text:p>5540736.4</text:p>
          </table:table-cell>
          <table:table-cell office:value-type="float" office:value="5826213.46" calcext:value-type="float">
            <text:p>5826213.46</text:p>
          </table:table-cell>
          <table:table-cell office:value-type="float" office:value="285477.06" calcext:value-type="float">
            <text:p>285477.06</text:p>
          </table:table-cell>
          <table:table-cell office:value-type="float" office:value="9163147.49" calcext:value-type="float">
            <text:p>9163147.49</text:p>
          </table:table-cell>
          <table:table-cell office:value-type="float" office:value="9275318.87" calcext:value-type="float">
            <text:p>9275318.87</text:p>
          </table:table-cell>
          <table:table-cell office:value-type="float" office:value="112171.38" calcext:value-type="float">
            <text:p>112171.38</text:p>
          </table:table-cell>
          <table:table-cell/>
          <table:table-cell table:formula="of:=ROUND([.F115]/[.C115];2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4993" calcext:value-type="float">
            <text:p>74993</text:p>
          </table:table-cell>
          <table:table-cell office:value-type="float" office:value="88082" calcext:value-type="float">
            <text:p>88082</text:p>
          </table:table-cell>
          <table:table-cell office:value-type="float" office:value="13089" calcext:value-type="float">
            <text:p>13089</text:p>
          </table:table-cell>
          <table:table-cell office:value-type="float" office:value="176814" calcext:value-type="float">
            <text:p>176814</text:p>
          </table:table-cell>
          <table:table-cell office:value-type="float" office:value="180547" calcext:value-type="float">
            <text:p>180547</text:p>
          </table:table-cell>
          <table:table-cell office:value-type="float" office:value="3733" calcext:value-type="float">
            <text:p>3733</text:p>
          </table:table-cell>
          <table:table-cell/>
          <table:table-cell table:formula="of:=ROUND([.F116]/[.C116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283340.66" calcext:value-type="float">
            <text:p>197283340.66</text:p>
          </table:table-cell>
          <table:table-cell office:value-type="float" office:value="199093660.44" calcext:value-type="float">
            <text:p>199093660.44</text:p>
          </table:table-cell>
          <table:table-cell office:value-type="float" office:value="1810319.78" calcext:value-type="float">
            <text:p>1810319.78</text:p>
          </table:table-cell>
          <table:table-cell office:value-type="float" office:value="213574923.17" calcext:value-type="float">
            <text:p>213574923.17</text:p>
          </table:table-cell>
          <table:table-cell office:value-type="float" office:value="215385029.11" calcext:value-type="float">
            <text:p>215385029.11</text:p>
          </table:table-cell>
          <table:table-cell office:value-type="float" office:value="1810105.94" calcext:value-type="float">
            <text:p>1810105.94</text:p>
          </table:table-cell>
          <table:table-cell/>
          <table:table-cell table:formula="of:=ROUND([.F117]/[.C11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9046.58" calcext:value-type="float">
            <text:p>778729046.58</text:p>
          </table:table-cell>
          <table:table-cell office:value-type="float" office:value="800476823.82" calcext:value-type="float">
            <text:p>800476823.82</text:p>
          </table:table-cell>
          <table:table-cell office:value-type="float" office:value="21747777.24" calcext:value-type="float">
            <text:p>21747777.24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827329430.62" calcext:value-type="float">
            <text:p>827329430.62</text:p>
          </table:table-cell>
          <table:table-cell office:value-type="float" office:value="6730766.14" calcext:value-type="float">
            <text:p>6730766.14</text:p>
          </table:table-cell>
          <table:table-cell/>
          <table:table-cell table:formula="of:=ROUND([.F118]/[.C11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4707935.12" calcext:value-type="float">
            <text:p>24707935.12</text:p>
          </table:table-cell>
          <table:table-cell office:value-type="float" office:value="24847736.57" calcext:value-type="float">
            <text:p>24847736.57</text:p>
          </table:table-cell>
          <table:table-cell office:value-type="float" office:value="139801.45" calcext:value-type="float">
            <text:p>139801.45</text:p>
          </table:table-cell>
          <table:table-cell office:value-type="float" office:value="26260349.13" calcext:value-type="float">
            <text:p>26260349.13</text:p>
          </table:table-cell>
          <table:table-cell office:value-type="float" office:value="26377955.49" calcext:value-type="float">
            <text:p>26377955.49</text:p>
          </table:table-cell>
          <table:table-cell office:value-type="float" office:value="117606.36" calcext:value-type="float">
            <text:p>117606.36</text:p>
          </table:table-cell>
          <table:table-cell/>
          <table:table-cell table:formula="of:=ROUND([.F119]/[.C11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76272" calcext:value-type="float">
            <text:p>676272</text:p>
          </table:table-cell>
          <table:table-cell office:value-type="float" office:value="680881" calcext:value-type="float">
            <text:p>680881</text:p>
          </table:table-cell>
          <table:table-cell office:value-type="float" office:value="4609" calcext:value-type="float">
            <text:p>4609</text:p>
          </table:table-cell>
          <table:table-cell office:value-type="float" office:value="749794" calcext:value-type="float">
            <text:p>749794</text:p>
          </table:table-cell>
          <table:table-cell office:value-type="float" office:value="753935" calcext:value-type="float">
            <text:p>753935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ROUND([.F120]/[.C120];2)" office:value-type="float" office:value="0.9" calcext:value-type="float">
            <text:p>0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9883341.45" calcext:value-type="float">
            <text:p>39883341.45</text:p>
          </table:table-cell>
          <table:table-cell office:value-type="float" office:value="41692063.39" calcext:value-type="float">
            <text:p>41692063.39</text:p>
          </table:table-cell>
          <table:table-cell office:value-type="float" office:value="1808721.94" calcext:value-type="float">
            <text:p>1808721.94</text:p>
          </table:table-cell>
          <table:table-cell office:value-type="float" office:value="56163467.67" calcext:value-type="float">
            <text:p>56163467.67</text:p>
          </table:table-cell>
          <table:table-cell office:value-type="float" office:value="57972133.45" calcext:value-type="float">
            <text:p>57972133.45</text:p>
          </table:table-cell>
          <table:table-cell office:value-type="float" office:value="1808665.78" calcext:value-type="float">
            <text:p>1808665.78</text:p>
          </table:table-cell>
          <table:table-cell/>
          <table:table-cell table:formula="of:=ROUND([.F122]/[.C12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410969.03" calcext:value-type="float">
            <text:p>308410969.03</text:p>
          </table:table-cell>
          <table:table-cell office:value-type="float" office:value="315938659.04" calcext:value-type="float">
            <text:p>315938659.04</text:p>
          </table:table-cell>
          <table:table-cell office:value-type="float" office:value="7527690.01" calcext:value-type="float">
            <text:p>7527690.01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353334616.51" calcext:value-type="float">
            <text:p>353334616.51</text:p>
          </table:table-cell>
          <table:table-cell office:value-type="float" office:value="570333.06" calcext:value-type="float">
            <text:p>570333.06</text:p>
          </table:table-cell>
          <table:table-cell/>
          <table:table-cell table:formula="of:=ROUND([.F123]/[.C123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701810.76" calcext:value-type="float">
            <text:p>6701810.76</text:p>
          </table:table-cell>
          <table:table-cell office:value-type="float" office:value="7325552.9" calcext:value-type="float">
            <text:p>7325552.9</text:p>
          </table:table-cell>
          <table:table-cell office:value-type="float" office:value="623742.14" calcext:value-type="float">
            <text:p>623742.14</text:p>
          </table:table-cell>
          <table:table-cell office:value-type="float" office:value="9511786.43" calcext:value-type="float">
            <text:p>9511786.43</text:p>
          </table:table-cell>
          <table:table-cell office:value-type="float" office:value="9637045.2" calcext:value-type="float">
            <text:p>9637045.2</text:p>
          </table:table-cell>
          <table:table-cell office:value-type="float" office:value="125258.77" calcext:value-type="float">
            <text:p>125258.77</text:p>
          </table:table-cell>
          <table:table-cell/>
          <table:table-cell table:formula="of:=ROUND([.F124]/[.C124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1418" calcext:value-type="float">
            <text:p>111418</text:p>
          </table:table-cell>
          <table:table-cell office:value-type="float" office:value="122730" calcext:value-type="float">
            <text:p>122730</text:p>
          </table:table-cell>
          <table:table-cell office:value-type="float" office:value="11312" calcext:value-type="float">
            <text:p>11312</text:p>
          </table:table-cell>
          <table:table-cell office:value-type="float" office:value="189198" calcext:value-type="float">
            <text:p>189198</text:p>
          </table:table-cell>
          <table:table-cell office:value-type="float" office:value="194285" calcext:value-type="float">
            <text:p>194285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ROUND([.F125]/[.C125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2714286.33" calcext:value-type="float">
            <text:p>202714286.33</text:p>
          </table:table-cell>
          <table:table-cell office:value-type="float" office:value="204524300.89" calcext:value-type="float">
            <text:p>204524300.89</text:p>
          </table:table-cell>
          <table:table-cell office:value-type="float" office:value="1810014.56" calcext:value-type="float">
            <text:p>1810014.56</text:p>
          </table:table-cell>
          <table:table-cell office:value-type="float" office:value="219005506.61" calcext:value-type="float">
            <text:p>219005506.61</text:p>
          </table:table-cell>
          <table:table-cell office:value-type="float" office:value="220815200.79" calcext:value-type="float">
            <text:p>220815200.79</text:p>
          </table:table-cell>
          <table:table-cell office:value-type="float" office:value="1809694.18" calcext:value-type="float">
            <text:p>1809694.18</text:p>
          </table:table-cell>
          <table:table-cell/>
          <table:table-cell table:formula="of:=ROUND([.F126]/[.C12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811071.92" calcext:value-type="float">
            <text:p>803811071.92</text:p>
          </table:table-cell>
          <table:table-cell office:value-type="float" office:value="788221729.35" calcext:value-type="float">
            <text:p>788221729.35</text:p>
          </table:table-cell>
          <table:table-cell office:value-type="float" office:value="-15589342.57" calcext:value-type="float">
            <text:p>-15589342.57</text:p>
          </table:table-cell>
          <table:table-cell office:value-type="float" office:value="819877370.85" calcext:value-type="float">
            <text:p>819877370.85</text:p>
          </table:table-cell>
          <table:table-cell office:value-type="float" office:value="824238482.9" calcext:value-type="float">
            <text:p>824238482.9</text:p>
          </table:table-cell>
          <table:table-cell office:value-type="float" office:value="4361112.05" calcext:value-type="float">
            <text:p>4361112.05</text:p>
          </table:table-cell>
          <table:table-cell/>
          <table:table-cell table:formula="of:=ROUND([.F127]/[.C127];2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25214627.51" calcext:value-type="float">
            <text:p>25214627.51</text:p>
          </table:table-cell>
          <table:table-cell office:value-type="float" office:value="25461241.53" calcext:value-type="float">
            <text:p>25461241.53</text:p>
          </table:table-cell>
          <table:table-cell office:value-type="float" office:value="246614.02" calcext:value-type="float">
            <text:p>246614.02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118902.87" calcext:value-type="float">
            <text:p>118902.87</text:p>
          </table:table-cell>
          <table:table-cell/>
          <table:table-cell table:formula="of:=ROUND([.F128]/[.C128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97313" calcext:value-type="float">
            <text:p>697313</text:p>
          </table:table-cell>
          <table:table-cell office:value-type="float" office:value="710142" calcext:value-type="float">
            <text:p>710142</text:p>
          </table:table-cell>
          <table:table-cell office:value-type="float" office:value="12829" calcext:value-type="float">
            <text:p>12829</text:p>
          </table:table-cell>
          <table:table-cell office:value-type="float" office:value="762208" calcext:value-type="float">
            <text:p>762208</text:p>
          </table:table-cell>
          <table:table-cell office:value-type="float" office:value="766318" calcext:value-type="float">
            <text:p>766318</text:p>
          </table:table-cell>
          <table:table-cell office:value-type="float" office:value="4110" calcext:value-type="float">
            <text:p>4110</text:p>
          </table:table-cell>
          <table:table-cell/>
          <table:table-cell table:formula="of:=ROUND([.F129]/[.C129];2)" office:value-type="float" office:value="0.32" calcext:value-type="float">
            <text:p>0.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309735.35" calcext:value-type="float">
            <text:p>45309735.35</text:p>
          </table:table-cell>
          <table:table-cell office:value-type="float" office:value="47118676.37" calcext:value-type="float">
            <text:p>47118676.37</text:p>
          </table:table-cell>
          <table:table-cell office:value-type="float" office:value="1808941.02" calcext:value-type="float">
            <text:p>1808941.02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63398804.55" calcext:value-type="float">
            <text:p>63398804.55</text:p>
          </table:table-cell>
          <table:table-cell office:value-type="float" office:value="1808961.01" calcext:value-type="float">
            <text:p>1808961.01</text:p>
          </table:table-cell>
          <table:table-cell/>
          <table:table-cell table:formula="of:=ROUND([.F131]/[.C13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96848.51" calcext:value-type="float">
            <text:p>342996848.51</text:p>
          </table:table-cell>
          <table:table-cell office:value-type="float" office:value="343812193.29" calcext:value-type="float">
            <text:p>343812193.29</text:p>
          </table:table-cell>
          <table:table-cell office:value-type="float" office:value="815344.78" calcext:value-type="float">
            <text:p>815344.78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357568389.4" calcext:value-type="float">
            <text:p>357568389.4</text:p>
          </table:table-cell>
          <table:table-cell office:value-type="float" office:value="-9186089.75" calcext:value-type="float">
            <text:p>-9186089.75</text:p>
          </table:table-cell>
          <table:table-cell/>
          <table:table-cell table:formula="of:=ROUND([.F132]/[.C132];2)" office:value-type="float" office:value="-11.27" calcext:value-type="float">
            <text:p>-11.27</text:p>
          </table:table-cell>
        </table:table-row>
        <table:table-row table:style-name="ro1">
          <table:table-cell office:value-type="float" office:value="8315234.75" calcext:value-type="float">
            <text:p>8315234.75</text:p>
          </table:table-cell>
          <table:table-cell office:value-type="float" office:value="8681895.16" calcext:value-type="float">
            <text:p>8681895.16</text:p>
          </table:table-cell>
          <table:table-cell office:value-type="float" office:value="366660.41" calcext:value-type="float">
            <text:p>366660.41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9999368.14" calcext:value-type="float">
            <text:p>9999368.14</text:p>
          </table:table-cell>
          <table:table-cell office:value-type="float" office:value="119232.7" calcext:value-type="float">
            <text:p>119232.7</text:p>
          </table:table-cell>
          <table:table-cell/>
          <table:table-cell table:formula="of:=ROUND([.F133]/[.C133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7004" calcext:value-type="float">
            <text:p>147004</text:p>
          </table:table-cell>
          <table:table-cell office:value-type="float" office:value="160120" calcext:value-type="float">
            <text:p>160120</text:p>
          </table:table-cell>
          <table:table-cell office:value-type="float" office:value="13116" calcext:value-type="float">
            <text:p>13116</text:p>
          </table:table-cell>
          <table:table-cell office:value-type="float" office:value="203411" calcext:value-type="float">
            <text:p>203411</text:p>
          </table:table-cell>
          <table:table-cell office:value-type="float" office:value="207527" calcext:value-type="float">
            <text:p>207527</text:p>
          </table:table-cell>
          <table:table-cell office:value-type="float" office:value="4116" calcext:value-type="float">
            <text:p>4116</text:p>
          </table:table-cell>
          <table:table-cell/>
          <table:table-cell table:formula="of:=ROUND([.F134]/[.C13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8143798.35" calcext:value-type="float">
            <text:p>208143798.35</text:p>
          </table:table-cell>
          <table:table-cell office:value-type="float" office:value="209954149.59" calcext:value-type="float">
            <text:p>209954149.59</text:p>
          </table:table-cell>
          <table:table-cell office:value-type="float" office:value="1810351.24" calcext:value-type="float">
            <text:p>1810351.24</text:p>
          </table:table-cell>
          <table:table-cell office:value-type="float" office:value="224434802.3" calcext:value-type="float">
            <text:p>224434802.3</text:p>
          </table:table-cell>
          <table:table-cell office:value-type="float" office:value="226244808.37" calcext:value-type="float">
            <text:p>226244808.37</text:p>
          </table:table-cell>
          <table:table-cell office:value-type="float" office:value="1810006.07" calcext:value-type="float">
            <text:p>1810006.07</text:p>
          </table:table-cell>
          <table:table-cell/>
          <table:table-cell table:formula="of:=ROUND([.F135]/[.C13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882711.14" calcext:value-type="float">
            <text:p>812882711.14</text:p>
          </table:table-cell>
          <table:table-cell office:value-type="float" office:value="811744987.83" calcext:value-type="float">
            <text:p>811744987.83</text:p>
          </table:table-cell>
          <table:table-cell office:value-type="float" office:value="-1137723.31" calcext:value-type="float">
            <text:p>-1137723.31</text:p>
          </table:table-cell>
          <table:table-cell office:value-type="float" office:value="818659273.32" calcext:value-type="float">
            <text:p>818659273.32</text:p>
          </table:table-cell>
          <table:table-cell office:value-type="float" office:value="819331179.96" calcext:value-type="float">
            <text:p>819331179.96</text:p>
          </table:table-cell>
          <table:table-cell office:value-type="float" office:value="671906.64" calcext:value-type="float">
            <text:p>671906.64</text:p>
          </table:table-cell>
          <table:table-cell/>
          <table:table-cell table:formula="of:=ROUND([.F136]/[.C136];2)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25828236.28" calcext:value-type="float">
            <text:p>25828236.28</text:p>
          </table:table-cell>
          <table:table-cell office:value-type="float" office:value="25985280.55" calcext:value-type="float">
            <text:p>25985280.55</text:p>
          </table:table-cell>
          <table:table-cell office:value-type="float" office:value="157044.27" calcext:value-type="float">
            <text:p>157044.2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27095938.27" calcext:value-type="float">
            <text:p>27095938.27</text:p>
          </table:table-cell>
          <table:table-cell office:value-type="float" office:value="121783.21" calcext:value-type="float">
            <text:p>121783.21</text:p>
          </table:table-cell>
          <table:table-cell/>
          <table:table-cell table:formula="of:=ROUND([.F137]/[.C13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29488" calcext:value-type="float">
            <text:p>729488</text:p>
          </table:table-cell>
          <table:table-cell office:value-type="float" office:value="737548" calcext:value-type="float">
            <text:p>737548</text:p>
          </table:table-cell>
          <table:table-cell office:value-type="float" office:value="8060" calcext:value-type="float">
            <text:p>8060</text:p>
          </table:table-cell>
          <table:table-cell office:value-type="float" office:value="774544" calcext:value-type="float">
            <text:p>774544</text:p>
          </table:table-cell>
          <table:table-cell office:value-type="float" office:value="778663" calcext:value-type="float">
            <text:p>778663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138]/[.C138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265428.49" calcext:value-type="float">
            <text:p>36265428.49</text:p>
          </table:table-cell>
          <table:table-cell office:value-type="float" office:value="38074257.49" calcext:value-type="float">
            <text:p>38074257.49</text:p>
          </table:table-cell>
          <table:table-cell office:value-type="float" office:value="1808829" calcext:value-type="float">
            <text:p>1808829</text:p>
          </table:table-cell>
          <table:table-cell office:value-type="float" office:value="52545517.64" calcext:value-type="float">
            <text:p>52545517.64</text:p>
          </table:table-cell>
          <table:table-cell office:value-type="float" office:value="54354352.63" calcext:value-type="float">
            <text:p>54354352.63</text:p>
          </table:table-cell>
          <table:table-cell office:value-type="float" office:value="1808834.99" calcext:value-type="float">
            <text:p>1808834.99</text:p>
          </table:table-cell>
          <table:table-cell/>
          <table:table-cell table:formula="of:=ROUND([.F141]/[.C14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59488.31" calcext:value-type="float">
            <text:p>289459488.31</text:p>
          </table:table-cell>
          <table:table-cell office:value-type="float" office:value="306456573.87" calcext:value-type="float">
            <text:p>306456573.87</text:p>
          </table:table-cell>
          <table:table-cell office:value-type="float" office:value="16997085.56" calcext:value-type="float">
            <text:p>16997085.56</text:p>
          </table:table-cell>
          <table:table-cell office:value-type="float" office:value="361651861.76" calcext:value-type="float">
            <text:p>361651861.76</text:p>
          </table:table-cell>
          <table:table-cell office:value-type="float" office:value="348379348.95" calcext:value-type="float">
            <text:p>348379348.95</text:p>
          </table:table-cell>
          <table:table-cell office:value-type="float" office:value="-13272512.81" calcext:value-type="float">
            <text:p>-13272512.81</text:p>
          </table:table-cell>
          <table:table-cell/>
          <table:table-cell table:formula="of:=ROUND([.F142]/[.C142];2)"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5826213.47" calcext:value-type="float">
            <text:p>5826213.47</text:p>
          </table:table-cell>
          <table:table-cell office:value-type="float" office:value="6076640.68" calcext:value-type="float">
            <text:p>6076640.68</text:p>
          </table:table-cell>
          <table:table-cell office:value-type="float" office:value="250427.21" calcext:value-type="float">
            <text:p>250427.21</text:p>
          </table:table-cell>
          <table:table-cell office:value-type="float" office:value="9275318.88" calcext:value-type="float">
            <text:p>9275318.88</text:p>
          </table:table-cell>
          <table:table-cell office:value-type="float" office:value="9387495.32" calcext:value-type="float">
            <text:p>9387495.32</text:p>
          </table:table-cell>
          <table:table-cell office:value-type="float" office:value="112176.44" calcext:value-type="float">
            <text:p>112176.44</text:p>
          </table:table-cell>
          <table:table-cell/>
          <table:table-cell table:formula="of:=ROUND([.F143]/[.C143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8082" calcext:value-type="float">
            <text:p>88082</text:p>
          </table:table-cell>
          <table:table-cell office:value-type="float" office:value="99994" calcext:value-type="float">
            <text:p>99994</text:p>
          </table:table-cell>
          <table:table-cell office:value-type="float" office:value="11912" calcext:value-type="float">
            <text:p>11912</text:p>
          </table:table-cell>
          <table:table-cell office:value-type="float" office:value="180547" calcext:value-type="float">
            <text:p>180547</text:p>
          </table:table-cell>
          <table:table-cell office:value-type="float" office:value="184316" calcext:value-type="float">
            <text:p>184316</text:p>
          </table:table-cell>
          <table:table-cell office:value-type="float" office:value="3769" calcext:value-type="float">
            <text:p>3769</text:p>
          </table:table-cell>
          <table:table-cell/>
          <table:table-cell table:formula="of:=ROUND([.F144]/[.C144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9093763.22" calcext:value-type="float">
            <text:p>199093763.22</text:p>
          </table:table-cell>
          <table:table-cell office:value-type="float" office:value="200904076.76" calcext:value-type="float">
            <text:p>200904076.76</text:p>
          </table:table-cell>
          <table:table-cell office:value-type="float" office:value="1810313.54" calcext:value-type="float">
            <text:p>1810313.54</text:p>
          </table:table-cell>
          <table:table-cell office:value-type="float" office:value="215385129.18" calcext:value-type="float">
            <text:p>215385129.18</text:p>
          </table:table-cell>
          <table:table-cell office:value-type="float" office:value="217195278.39" calcext:value-type="float">
            <text:p>217195278.39</text:p>
          </table:table-cell>
          <table:table-cell office:value-type="float" office:value="1810149.21" calcext:value-type="float">
            <text:p>1810149.21</text:p>
          </table:table-cell>
          <table:table-cell/>
          <table:table-cell table:formula="of:=ROUND([.F145]/[.C14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958836.21" calcext:value-type="float">
            <text:p>803958836.21</text:p>
          </table:table-cell>
          <table:table-cell office:value-type="float" office:value="803747774.93" calcext:value-type="float">
            <text:p>803747774.93</text:p>
          </table:table-cell>
          <table:table-cell office:value-type="float" office:value="-211061.28" calcext:value-type="float">
            <text:p>-211061.28</text:p>
          </table:table-cell>
          <table:table-cell office:value-type="float" office:value="827329430.63" calcext:value-type="float">
            <text:p>827329430.63</text:p>
          </table:table-cell>
          <table:table-cell office:value-type="float" office:value="823030106.77" calcext:value-type="float">
            <text:p>823030106.77</text:p>
          </table:table-cell>
          <table:table-cell office:value-type="float" office:value="-4299323.86" calcext:value-type="float">
            <text:p>-4299323.86</text:p>
          </table:table-cell>
          <table:table-cell/>
          <table:table-cell table:formula="of:=ROUND([.F146]/[.C146];2)"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24847736.57" calcext:value-type="float">
            <text:p>24847736.57</text:p>
          </table:table-cell>
          <table:table-cell office:value-type="float" office:value="24986885.2" calcext:value-type="float">
            <text:p>24986885.2</text:p>
          </table:table-cell>
          <table:table-cell office:value-type="float" office:value="139148.63" calcext:value-type="float">
            <text:p>139148.63</text:p>
          </table:table-cell>
          <table:table-cell office:value-type="float" office:value="26377955.5" calcext:value-type="float">
            <text:p>26377955.5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117409.44" calcext:value-type="float">
            <text:p>117409.44</text:p>
          </table:table-cell>
          <table:table-cell/>
          <table:table-cell table:formula="of:=ROUND([.F147]/[.C14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80882" calcext:value-type="float">
            <text:p>680882</text:p>
          </table:table-cell>
          <table:table-cell office:value-type="float" office:value="685552" calcext:value-type="float">
            <text:p>685552</text:p>
          </table:table-cell>
          <table:table-cell office:value-type="float" office:value="4670" calcext:value-type="float">
            <text:p>4670</text:p>
          </table:table-cell>
          <table:table-cell office:value-type="float" office:value="753935" calcext:value-type="float">
            <text:p>753935</text:p>
          </table:table-cell>
          <table:table-cell office:value-type="float" office:value="758096" calcext:value-type="float">
            <text:p>758096</text:p>
          </table:table-cell>
          <table:table-cell office:value-type="float" office:value="4161" calcext:value-type="float">
            <text:p>4161</text:p>
          </table:table-cell>
          <table:table-cell/>
          <table:table-cell table:formula="of:=ROUND([.F148]/[.C148];2)" office:value-type="float" office:value="0.89" calcext:value-type="float">
            <text:p>0.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1692167.3" calcext:value-type="float">
            <text:p>41692167.3</text:p>
          </table:table-cell>
          <table:table-cell office:value-type="float" office:value="43500902.69" calcext:value-type="float">
            <text:p>43500902.69</text:p>
          </table:table-cell>
          <table:table-cell office:value-type="float" office:value="1808735.39" calcext:value-type="float">
            <text:p>1808735.39</text:p>
          </table:table-cell>
          <table:table-cell office:value-type="float" office:value="57972236.15" calcext:value-type="float">
            <text:p>57972236.15</text:p>
          </table:table-cell>
          <table:table-cell office:value-type="float" office:value="59780932.4" calcext:value-type="float">
            <text:p>59780932.4</text:p>
          </table:table-cell>
          <table:table-cell office:value-type="float" office:value="1808696.25" calcext:value-type="float">
            <text:p>1808696.25</text:p>
          </table:table-cell>
          <table:table-cell/>
          <table:table-cell table:formula="of:=ROUND([.F150]/[.C15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938716.5" calcext:value-type="float">
            <text:p>315938716.5</text:p>
          </table:table-cell>
          <table:table-cell office:value-type="float" office:value="332657567.19" calcext:value-type="float">
            <text:p>332657567.19</text:p>
          </table:table-cell>
          <table:table-cell office:value-type="float" office:value="16718850.69" calcext:value-type="float">
            <text:p>16718850.69</text:p>
          </table:table-cell>
          <table:table-cell office:value-type="float" office:value="353334620.5" calcext:value-type="float">
            <text:p>353334620.5</text:p>
          </table:table-cell>
          <table:table-cell office:value-type="float" office:value="315587629.15" calcext:value-type="float">
            <text:p>315587629.15</text:p>
          </table:table-cell>
          <table:table-cell office:value-type="float" office:value="-37746991.35" calcext:value-type="float">
            <text:p>-37746991.35</text:p>
          </table:table-cell>
          <table:table-cell/>
          <table:table-cell table:formula="of:=ROUND([.F151]/[.C151];2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7325552.91" calcext:value-type="float">
            <text:p>7325552.91</text:p>
          </table:table-cell>
          <table:table-cell office:value-type="float" office:value="7947485.13" calcext:value-type="float">
            <text:p>7947485.13</text:p>
          </table:table-cell>
          <table:table-cell office:value-type="float" office:value="621932.22" calcext:value-type="float">
            <text:p>621932.22</text:p>
          </table:table-cell>
          <table:table-cell office:value-type="float" office:value="9637045.23" calcext:value-type="float">
            <text:p>9637045.23</text:p>
          </table:table-cell>
          <table:table-cell office:value-type="float" office:value="9761636.07" calcext:value-type="float">
            <text:p>9761636.07</text:p>
          </table:table-cell>
          <table:table-cell office:value-type="float" office:value="124590.84" calcext:value-type="float">
            <text:p>124590.84</text:p>
          </table:table-cell>
          <table:table-cell/>
          <table:table-cell table:formula="of:=ROUND([.F152]/[.C152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float" office:value="134022" calcext:value-type="float">
            <text:p>134022</text:p>
          </table:table-cell>
          <table:table-cell office:value-type="float" office:value="11292" calcext:value-type="float">
            <text:p>11292</text:p>
          </table:table-cell>
          <table:table-cell office:value-type="float" office:value="194285" calcext:value-type="float">
            <text:p>194285</text:p>
          </table:table-cell>
          <table:table-cell office:value-type="float" office:value="199230" calcext:value-type="float">
            <text:p>199230</text:p>
          </table:table-cell>
          <table:table-cell office:value-type="float" office:value="4945" calcext:value-type="float">
            <text:p>4945</text:p>
          </table:table-cell>
          <table:table-cell/>
          <table:table-cell table:formula="of:=ROUND([.F153]/[.C153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4524300.89" calcext:value-type="float">
            <text:p>204524300.89</text:p>
          </table:table-cell>
          <table:table-cell office:value-type="float" office:value="206333903.92" calcext:value-type="float">
            <text:p>206333903.92</text:p>
          </table:table-cell>
          <table:table-cell office:value-type="float" office:value="1809603.03" calcext:value-type="float">
            <text:p>1809603.03</text:p>
          </table:table-cell>
          <table:table-cell office:value-type="float" office:value="220815301.67" calcext:value-type="float">
            <text:p>220815301.67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1809682.78" calcext:value-type="float">
            <text:p>1809682.78</text:p>
          </table:table-cell>
          <table:table-cell/>
          <table:table-cell table:formula="of:=ROUND([.F154]/[.C15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221729.35" calcext:value-type="float">
            <text:p>788221729.35</text:p>
          </table:table-cell>
          <table:table-cell office:value-type="float" office:value="829393010.36" calcext:value-type="float">
            <text:p>829393010.36</text:p>
          </table:table-cell>
          <table:table-cell office:value-type="float" office:value="41171281.01" calcext:value-type="float">
            <text:p>41171281.01</text:p>
          </table:table-cell>
          <table:table-cell office:value-type="float" office:value="824238642.89" calcext:value-type="float">
            <text:p>824238642.89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11193015.52" calcext:value-type="float">
            <text:p>11193015.52</text:p>
          </table:table-cell>
          <table:table-cell/>
          <table:table-cell table:formula="of:=ROUND([.F155]/[.C155];2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5461241.53" calcext:value-type="float">
            <text:p>25461241.53</text:p>
          </table:table-cell>
          <table:table-cell office:value-type="float" office:value="25670809.87" calcext:value-type="float">
            <text:p>25670809.87</text:p>
          </table:table-cell>
          <table:table-cell office:value-type="float" office:value="209568.34" calcext:value-type="float">
            <text:p>209568.3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119295.96" calcext:value-type="float">
            <text:p>119295.96</text:p>
          </table:table-cell>
          <table:table-cell/>
          <table:table-cell table:formula="of:=ROUND([.F156]/[.C156];2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10142" calcext:value-type="float">
            <text:p>710142</text:p>
          </table:table-cell>
          <table:table-cell office:value-type="float" office:value="721407" calcext:value-type="float">
            <text:p>721407</text:p>
          </table:table-cell>
          <table:table-cell office:value-type="float" office:value="11265" calcext:value-type="float">
            <text:p>11265</text:p>
          </table:table-cell>
          <table:table-cell office:value-type="float" office:value="766318" calcext:value-type="float">
            <text:p>766318</text:p>
          </table:table-cell>
          <table:table-cell office:value-type="float" office:value="770425" calcext:value-type="float">
            <text:p>770425</text:p>
          </table:table-cell>
          <table:table-cell office:value-type="float" office:value="4107" calcext:value-type="float">
            <text:p>4107</text:p>
          </table:table-cell>
          <table:table-cell/>
          <table:table-cell table:formula="of:=ROUND([.F157]/[.C157];2)" office:value-type="float" office:value="0.36" calcext:value-type="float">
            <text:p>0.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7118676.37" calcext:value-type="float">
            <text:p>47118676.37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1808956.96" calcext:value-type="float">
            <text:p>1808956.96</text:p>
          </table:table-cell>
          <table:table-cell office:value-type="float" office:value="63398911.15" calcext:value-type="float">
            <text:p>63398911.15</text:p>
          </table:table-cell>
          <table:table-cell office:value-type="float" office:value="65207766.1" calcext:value-type="float">
            <text:p>65207766.1</text:p>
          </table:table-cell>
          <table:table-cell office:value-type="float" office:value="1808854.95" calcext:value-type="float">
            <text:p>1808854.95</text:p>
          </table:table-cell>
          <table:table-cell/>
          <table:table-cell table:formula="of:=ROUND([.F159]/[.C15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812193.29" calcext:value-type="float">
            <text:p>343812193.29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6038863.75" calcext:value-type="float">
            <text:p>6038863.75</text:p>
          </table:table-cell>
          <table:table-cell office:value-type="float" office:value="361943496.19" calcext:value-type="float">
            <text:p>361943496.19</text:p>
          </table:table-cell>
          <table:table-cell office:value-type="float" office:value="355359336.1" calcext:value-type="float">
            <text:p>355359336.1</text:p>
          </table:table-cell>
          <table:table-cell office:value-type="float" office:value="-6584160.09" calcext:value-type="float">
            <text:p>-6584160.09</text:p>
          </table:table-cell>
          <table:table-cell/>
          <table:table-cell table:formula="of:=ROUND([.F160]/[.C160];2)"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8681895.16" calcext:value-type="float">
            <text:p>8681895.16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368422.47" calcext:value-type="float">
            <text:p>368422.47</text:p>
          </table:table-cell>
          <table:table-cell office:value-type="float" office:value="9999368.15" calcext:value-type="float">
            <text:p>9999368.15</text:p>
          </table:table-cell>
          <table:table-cell office:value-type="float" office:value="10118677.71" calcext:value-type="float">
            <text:p>10118677.71</text:p>
          </table:table-cell>
          <table:table-cell office:value-type="float" office:value="119309.56" calcext:value-type="float">
            <text:p>119309.56</text:p>
          </table:table-cell>
          <table:table-cell/>
          <table:table-cell table:formula="of:=ROUND([.F161]/[.C161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0120" calcext:value-type="float">
            <text:p>16012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3026" calcext:value-type="float">
            <text:p>13026</text:p>
          </table:table-cell>
          <table:table-cell office:value-type="float" office:value="207528" calcext:value-type="float">
            <text:p>207528</text:p>
          </table:table-cell>
          <table:table-cell office:value-type="float" office:value="211768" calcext:value-type="float">
            <text:p>211768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ROUND([.F162]/[.C162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9954149.59" calcext:value-type="float">
            <text:p>209954149.59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1810287.39" calcext:value-type="float">
            <text:p>1810287.39</text:p>
          </table:table-cell>
          <table:table-cell office:value-type="float" office:value="226244914.76" calcext:value-type="float">
            <text:p>226244914.76</text:p>
          </table:table-cell>
          <table:table-cell office:value-type="float" office:value="228055044.33" calcext:value-type="float">
            <text:p>228055044.33</text:p>
          </table:table-cell>
          <table:table-cell office:value-type="float" office:value="1810129.57" calcext:value-type="float">
            <text:p>1810129.57</text:p>
          </table:table-cell>
          <table:table-cell/>
          <table:table-cell table:formula="of:=ROUND([.F163]/[.C16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744987.83" calcext:value-type="float">
            <text:p>811744987.83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5367783.73" calcext:value-type="float">
            <text:p>5367783.73</text:p>
          </table:table-cell>
          <table:table-cell office:value-type="float" office:value="824579492.19" calcext:value-type="float">
            <text:p>824579492.19</text:p>
          </table:table-cell>
          <table:table-cell office:value-type="float" office:value="823212875.13" calcext:value-type="float">
            <text:p>823212875.13</text:p>
          </table:table-cell>
          <table:table-cell office:value-type="float" office:value="-1366617.06" calcext:value-type="float">
            <text:p>-1366617.06</text:p>
          </table:table-cell>
          <table:table-cell/>
          <table:table-cell table:formula="of:=ROUND([.F164]/[.C164];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25985280.55" calcext:value-type="float">
            <text:p>25985280.55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157385.66" calcext:value-type="float">
            <text:p>157385.66</text:p>
          </table:table-cell>
          <table:table-cell office:value-type="float" office:value="27095938.28" calcext:value-type="float">
            <text:p>27095938.28</text:p>
          </table:table-cell>
          <table:table-cell office:value-type="float" office:value="27217737.53" calcext:value-type="float">
            <text:p>27217737.53</text:p>
          </table:table-cell>
          <table:table-cell office:value-type="float" office:value="121799.25" calcext:value-type="float">
            <text:p>121799.25</text:p>
          </table:table-cell>
          <table:table-cell/>
          <table:table-cell table:formula="of:=ROUND([.F165]/[.C165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37548" calcext:value-type="float">
            <text:p>737548</text:p>
          </table:table-cell>
          <table:table-cell office:value-type="float" office:value="745702" calcext:value-type="float">
            <text:p>745702</text:p>
          </table:table-cell>
          <table:table-cell office:value-type="float" office:value="8154" calcext:value-type="float">
            <text:p>8154</text:p>
          </table:table-cell>
          <table:table-cell office:value-type="float" office:value="778664" calcext:value-type="float">
            <text:p>778664</text:p>
          </table:table-cell>
          <table:table-cell office:value-type="float" office:value="782632" calcext:value-type="float">
            <text:p>782632</text:p>
          </table:table-cell>
          <table:table-cell office:value-type="float" office:value="3968" calcext:value-type="float">
            <text:p>3968</text:p>
          </table:table-cell>
          <table:table-cell/>
          <table:table-cell table:formula="of:=ROUND([.F166]/[.C166];2)" office:value-type="float" office:value="0.49" calcext:value-type="float">
            <text:p>0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5207868.36" calcext:value-type="float">
            <text:p>65207868.36</text:p>
          </table:table-cell>
          <table:table-cell office:value-type="float" office:value="67016794.5" calcext:value-type="float">
            <text:p>67016794.5</text:p>
          </table:table-cell>
          <table:table-cell office:value-type="float" office:value="1808926.14" calcext:value-type="float">
            <text:p>1808926.14</text:p>
          </table:table-cell>
          <table:table-cell office:value-type="float" office:value="81491538.67" calcext:value-type="float">
            <text:p>81491538.67</text:p>
          </table:table-cell>
          <table:table-cell office:value-type="float" office:value="83301013.59" calcext:value-type="float">
            <text:p>83301013.59</text:p>
          </table:table-cell>
          <table:table-cell office:value-type="float" office:value="1809474.92" calcext:value-type="float">
            <text:p>1809474.92</text:p>
          </table:table-cell>
          <table:table-cell/>
          <table:table-cell table:formula="of:=ROUND([.F169]/[.C16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359336.1" calcext:value-type="float">
            <text:p>355359336.1</text:p>
          </table:table-cell>
          <table:table-cell office:value-type="float" office:value="357689434.09" calcext:value-type="float">
            <text:p>357689434.09</text:p>
          </table:table-cell>
          <table:table-cell office:value-type="float" office:value="2330097.99" calcext:value-type="float">
            <text:p>2330097.99</text:p>
          </table:table-cell>
          <table:table-cell office:value-type="float" office:value="391431922.63" calcext:value-type="float">
            <text:p>391431922.63</text:p>
          </table:table-cell>
          <table:table-cell office:value-type="float" office:value="379132320.04" calcext:value-type="float">
            <text:p>379132320.04</text:p>
          </table:table-cell>
          <table:table-cell office:value-type="float" office:value="-12299602.59" calcext:value-type="float">
            <text:p>-12299602.59</text:p>
          </table:table-cell>
          <table:table-cell/>
          <table:table-cell table:formula="of:=ROUND([.F170]/[.C170];2)"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10118677.71" calcext:value-type="float">
            <text:p>10118677.71</text:p>
          </table:table-cell>
          <table:table-cell office:value-type="float" office:value="10261274.12" calcext:value-type="float">
            <text:p>10261274.12</text:p>
          </table:table-cell>
          <table:table-cell office:value-type="float" office:value="142596.41" calcext:value-type="float">
            <text:p>142596.41</text:p>
          </table:table-cell>
          <table:table-cell office:value-type="float" office:value="12192704.64" calcext:value-type="float">
            <text:p>12192704.64</text:p>
          </table:table-cell>
          <table:table-cell office:value-type="float" office:value="12306234.44" calcext:value-type="float">
            <text:p>12306234.44</text:p>
          </table:table-cell>
          <table:table-cell office:value-type="float" office:value="113529.8" calcext:value-type="float">
            <text:p>113529.8</text:p>
          </table:table-cell>
          <table:table-cell/>
          <table:table-cell table:formula="of:=ROUND([.F171]/[.C171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1768" calcext:value-type="float">
            <text:p>211768</text:p>
          </table:table-cell>
          <table:table-cell office:value-type="float" office:value="217652" calcext:value-type="float">
            <text:p>217652</text:p>
          </table:table-cell>
          <table:table-cell office:value-type="float" office:value="5884" calcext:value-type="float">
            <text:p>5884</text:p>
          </table:table-cell>
          <table:table-cell office:value-type="float" office:value="293166" calcext:value-type="float">
            <text:p>293166</text:p>
          </table:table-cell>
          <table:table-cell office:value-type="float" office:value="296930" calcext:value-type="float">
            <text:p>296930</text:p>
          </table:table-cell>
          <table:table-cell office:value-type="float" office:value="3764" calcext:value-type="float">
            <text:p>3764</text:p>
          </table:table-cell>
          <table:table-cell/>
          <table:table-cell table:formula="of:=ROUND([.F172]/[.C172];2)" office:value-type="float" office:value="0.64" calcext:value-type="float">
            <text:p>0.64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0635813.03" calcext:value-type="float">
            <text:p>70635813.03</text:p>
          </table:table-cell>
          <table:table-cell office:value-type="float" office:value="72445426.37" calcext:value-type="float">
            <text:p>72445426.37</text:p>
          </table:table-cell>
          <table:table-cell office:value-type="float" office:value="1809613.34" calcext:value-type="float">
            <text:p>1809613.34</text:p>
          </table:table-cell>
          <table:table-cell office:value-type="float" office:value="86919914.1" calcext:value-type="float">
            <text:p>86919914.1</text:p>
          </table:table-cell>
          <table:table-cell office:value-type="float" office:value="88729209.16" calcext:value-type="float">
            <text:p>88729209.16</text:p>
          </table:table-cell>
          <table:table-cell office:value-type="float" office:value="1809295.06" calcext:value-type="float">
            <text:p>1809295.06</text:p>
          </table:table-cell>
          <table:table-cell/>
          <table:table-cell table:formula="of:=ROUND([.F178]/[.C17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093141.05" calcext:value-type="float">
            <text:p>359093141.05</text:p>
          </table:table-cell>
          <table:table-cell office:value-type="float" office:value="363382768.1" calcext:value-type="float">
            <text:p>363382768.1</text:p>
          </table:table-cell>
          <table:table-cell office:value-type="float" office:value="4289627.05" calcext:value-type="float">
            <text:p>4289627.05</text:p>
          </table:table-cell>
          <table:table-cell office:value-type="float" office:value="376694550.22" calcext:value-type="float">
            <text:p>376694550.22</text:p>
          </table:table-cell>
          <table:table-cell office:value-type="float" office:value="392990168.8" calcext:value-type="float">
            <text:p>392990168.8</text:p>
          </table:table-cell>
          <table:table-cell office:value-type="float" office:value="16295618.58" calcext:value-type="float">
            <text:p>16295618.58</text:p>
          </table:table-cell>
          <table:table-cell/>
          <table:table-cell table:formula="of:=ROUND([.F179]/[.C179];2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545290.69" calcext:value-type="float">
            <text:p>10545290.69</text:p>
          </table:table-cell>
          <table:table-cell office:value-type="float" office:value="10970643.77" calcext:value-type="float">
            <text:p>10970643.77</text:p>
          </table:table-cell>
          <table:table-cell office:value-type="float" office:value="425353.08" calcext:value-type="float">
            <text:p>425353.08</text:p>
          </table:table-cell>
          <table:table-cell office:value-type="float" office:value="12534069.91" calcext:value-type="float">
            <text:p>12534069.91</text:p>
          </table:table-cell>
          <table:table-cell office:value-type="float" office:value="12650605.31" calcext:value-type="float">
            <text:p>12650605.31</text:p>
          </table:table-cell>
          <table:table-cell office:value-type="float" office:value="116535.4" calcext:value-type="float">
            <text:p>116535.4</text:p>
          </table:table-cell>
          <table:table-cell/>
          <table:table-cell table:formula="of:=ROUND([.F180]/[.C180];2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29572" calcext:value-type="float">
            <text:p>229572</text:p>
          </table:table-cell>
          <table:table-cell office:value-type="float" office:value="243238" calcext:value-type="float">
            <text:p>243238</text:p>
          </table:table-cell>
          <table:table-cell office:value-type="float" office:value="13666" calcext:value-type="float">
            <text:p>13666</text:p>
          </table:table-cell>
          <table:table-cell office:value-type="float" office:value="304403" calcext:value-type="float">
            <text:p>304403</text:p>
          </table:table-cell>
          <table:table-cell office:value-type="float" office:value="308190" calcext:value-type="float">
            <text:p>308190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ROUND([.F181]/[.C181];2)" office:value-type="float" office:value="0.28" calcext:value-type="float">
            <text:p>0.28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6063687.55" calcext:value-type="float">
            <text:p>76063687.55</text:p>
          </table:table-cell>
          <table:table-cell office:value-type="float" office:value="77872648.57" calcext:value-type="float">
            <text:p>77872648.57</text:p>
          </table:table-cell>
          <table:table-cell office:value-type="float" office:value="1808961.02" calcext:value-type="float">
            <text:p>1808961.02</text:p>
          </table:table-cell>
          <table:table-cell office:value-type="float" office:value="92347633.98" calcext:value-type="float">
            <text:p>92347633.98</text:p>
          </table:table-cell>
          <table:table-cell office:value-type="float" office:value="94156749.49" calcext:value-type="float">
            <text:p>94156749.49</text:p>
          </table:table-cell>
          <table:table-cell office:value-type="float" office:value="1809115.51" calcext:value-type="float">
            <text:p>1809115.51</text:p>
          </table:table-cell>
          <table:table-cell/>
          <table:table-cell table:formula="of:=ROUND([.F187]/[.C18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948528.1" calcext:value-type="float">
            <text:p>372948528.1</text:p>
          </table:table-cell>
          <table:table-cell office:value-type="float" office:value="374854973.22" calcext:value-type="float">
            <text:p>374854973.22</text:p>
          </table:table-cell>
          <table:table-cell office:value-type="float" office:value="1906445.12" calcext:value-type="float">
            <text:p>1906445.12</text:p>
          </table:table-cell>
          <table:table-cell office:value-type="float" office:value="379827667.44" calcext:value-type="float">
            <text:p>379827667.44</text:p>
          </table:table-cell>
          <table:table-cell office:value-type="float" office:value="388395860.77" calcext:value-type="float">
            <text:p>388395860.77</text:p>
          </table:table-cell>
          <table:table-cell office:value-type="float" office:value="8568193.33" calcext:value-type="float">
            <text:p>8568193.33</text:p>
          </table:table-cell>
          <table:table-cell/>
          <table:table-cell table:formula="of:=ROUND([.F188]/[.C188];2)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11673475.45" calcext:value-type="float">
            <text:p>11673475.45</text:p>
          </table:table-cell>
          <table:table-cell office:value-type="float" office:value="11846246.09" calcext:value-type="float">
            <text:p>11846246.09</text:p>
          </table:table-cell>
          <table:table-cell office:value-type="float" office:value="172770.64" calcext:value-type="float">
            <text:p>172770.64</text:p>
          </table:table-cell>
          <table:table-cell office:value-type="float" office:value="12885142.29" calcext:value-type="float">
            <text:p>12885142.29</text:p>
          </table:table-cell>
          <table:table-cell office:value-type="float" office:value="13002881.55" calcext:value-type="float">
            <text:p>13002881.55</text:p>
          </table:table-cell>
          <table:table-cell office:value-type="float" office:value="117739.26" calcext:value-type="float">
            <text:p>117739.26</text:p>
          </table:table-cell>
          <table:table-cell/>
          <table:table-cell table:formula="of:=ROUND([.F189]/[.C189];2)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69255" calcext:value-type="float">
            <text:p>269255</text:p>
          </table:table-cell>
          <table:table-cell office:value-type="float" office:value="277111" calcext:value-type="float">
            <text:p>277111</text:p>
          </table:table-cell>
          <table:table-cell office:value-type="float" office:value="7856" calcext:value-type="float">
            <text:p>7856</text:p>
          </table:table-cell>
          <table:table-cell office:value-type="float" office:value="315903" calcext:value-type="float">
            <text:p>315903</text:p>
          </table:table-cell>
          <table:table-cell office:value-type="float" office:value="319768" calcext:value-type="float">
            <text:p>319768</text:p>
          </table:table-cell>
          <table:table-cell office:value-type="float" office:value="3865" calcext:value-type="float">
            <text:p>3865</text:p>
          </table:table-cell>
          <table:table-cell/>
          <table:table-cell table:formula="of:=ROUND([.F190]/[.C190];2)" office:value-type="float" office:value="0.49" calcext:value-type="float">
            <text:p>0.4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7016897.05" calcext:value-type="float">
            <text:p>67016897.05</text:p>
          </table:table-cell>
          <table:table-cell office:value-type="float" office:value="68826234.33" calcext:value-type="float">
            <text:p>68826234.33</text:p>
          </table:table-cell>
          <table:table-cell office:value-type="float" office:value="1809337.28" calcext:value-type="float">
            <text:p>1809337.28</text:p>
          </table:table-cell>
          <table:table-cell office:value-type="float" office:value="83301013.59" calcext:value-type="float">
            <text:p>83301013.59</text:p>
          </table:table-cell>
          <table:table-cell office:value-type="float" office:value="85110385.45" calcext:value-type="float">
            <text:p>85110385.45</text:p>
          </table:table-cell>
          <table:table-cell office:value-type="float" office:value="1809371.86" calcext:value-type="float">
            <text:p>1809371.86</text:p>
          </table:table-cell>
          <table:table-cell/>
          <table:table-cell table:formula="of:=ROUND([.F197]/[.C19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605169.12" calcext:value-type="float">
            <text:p>368605169.12</text:p>
          </table:table-cell>
          <table:table-cell office:value-type="float" office:value="357635679.55" calcext:value-type="float">
            <text:p>357635679.55</text:p>
          </table:table-cell>
          <table:table-cell office:value-type="float" office:value="-10969489.57" calcext:value-type="float">
            <text:p>-10969489.57</text:p>
          </table:table-cell>
          <table:table-cell office:value-type="float" office:value="379132320.04" calcext:value-type="float">
            <text:p>379132320.04</text:p>
          </table:table-cell>
          <table:table-cell office:value-type="float" office:value="378607741.31" calcext:value-type="float">
            <text:p>378607741.31</text:p>
          </table:table-cell>
          <table:table-cell office:value-type="float" office:value="-524578.73" calcext:value-type="float">
            <text:p>-524578.73</text:p>
          </table:table-cell>
          <table:table-cell/>
          <table:table-cell table:formula="of:=ROUND([.F198]/[.C198];2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261274.16" calcext:value-type="float">
            <text:p>10261274.16</text:p>
          </table:table-cell>
          <table:table-cell office:value-type="float" office:value="10403059.64" calcext:value-type="float">
            <text:p>10403059.64</text:p>
          </table:table-cell>
          <table:table-cell office:value-type="float" office:value="141785.48" calcext:value-type="float">
            <text:p>141785.48</text:p>
          </table:table-cell>
          <table:table-cell office:value-type="float" office:value="12306234.44" calcext:value-type="float">
            <text:p>12306234.44</text:p>
          </table:table-cell>
          <table:table-cell office:value-type="float" office:value="12420436.64" calcext:value-type="float">
            <text:p>12420436.64</text:p>
          </table:table-cell>
          <table:table-cell office:value-type="float" office:value="114202.2" calcext:value-type="float">
            <text:p>114202.2</text:p>
          </table:table-cell>
          <table:table-cell/>
          <table:table-cell table:formula="of:=ROUND([.F199]/[.C199];2)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17653" calcext:value-type="float">
            <text:p>217653</text:p>
          </table:table-cell>
          <table:table-cell office:value-type="float" office:value="223596" calcext:value-type="float">
            <text:p>223596</text:p>
          </table:table-cell>
          <table:table-cell office:value-type="float" office:value="5943" calcext:value-type="float">
            <text:p>5943</text:p>
          </table:table-cell>
          <table:table-cell office:value-type="float" office:value="296930" calcext:value-type="float">
            <text:p>296930</text:p>
          </table:table-cell>
          <table:table-cell office:value-type="float" office:value="300655" calcext:value-type="float">
            <text:p>300655</text:p>
          </table:table-cell>
          <table:table-cell office:value-type="float" office:value="3725" calcext:value-type="float">
            <text:p>3725</text:p>
          </table:table-cell>
          <table:table-cell/>
          <table:table-cell table:formula="of:=ROUND([.F200]/[.C200];2)" office:value-type="float" office:value="0.63" calcext:value-type="float">
            <text:p>0.6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2445526.73" calcext:value-type="float">
            <text:p>72445526.73</text:p>
          </table:table-cell>
          <table:table-cell office:value-type="float" office:value="74254476.58" calcext:value-type="float">
            <text:p>74254476.58</text:p>
          </table:table-cell>
          <table:table-cell office:value-type="float" office:value="1808949.85" calcext:value-type="float">
            <text:p>1808949.85</text:p>
          </table:table-cell>
          <table:table-cell office:value-type="float" office:value="88729311.81" calcext:value-type="float">
            <text:p>88729311.81</text:p>
          </table:table-cell>
          <table:table-cell office:value-type="float" office:value="90538421.07" calcext:value-type="float">
            <text:p>90538421.07</text:p>
          </table:table-cell>
          <table:table-cell office:value-type="float" office:value="1809109.26" calcext:value-type="float">
            <text:p>1809109.26</text:p>
          </table:table-cell>
          <table:table-cell/>
          <table:table-cell table:formula="of:=ROUND([.F206]/[.C20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382768.1" calcext:value-type="float">
            <text:p>363382768.1</text:p>
          </table:table-cell>
          <table:table-cell office:value-type="float" office:value="382387383.71" calcext:value-type="float">
            <text:p>382387383.71</text:p>
          </table:table-cell>
          <table:table-cell office:value-type="float" office:value="19004615.61" calcext:value-type="float">
            <text:p>19004615.61</text:p>
          </table:table-cell>
          <table:table-cell office:value-type="float" office:value="392990211.67" calcext:value-type="float">
            <text:p>392990211.67</text:p>
          </table:table-cell>
          <table:table-cell office:value-type="float" office:value="377802798.39" calcext:value-type="float">
            <text:p>377802798.39</text:p>
          </table:table-cell>
          <table:table-cell office:value-type="float" office:value="-15187413.28" calcext:value-type="float">
            <text:p>-15187413.28</text:p>
          </table:table-cell>
          <table:table-cell/>
          <table:table-cell table:formula="of:=ROUND([.F207]/[.C207];2)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0970643.77" calcext:value-type="float">
            <text:p>10970643.77</text:p>
          </table:table-cell>
          <table:table-cell office:value-type="float" office:value="11322034.78" calcext:value-type="float">
            <text:p>11322034.78</text:p>
          </table:table-cell>
          <table:table-cell office:value-type="float" office:value="351391.01" calcext:value-type="float">
            <text:p>351391.01</text:p>
          </table:table-cell>
          <table:table-cell office:value-type="float" office:value="12650605.31" calcext:value-type="float">
            <text:p>12650605.31</text:p>
          </table:table-cell>
          <table:table-cell office:value-type="float" office:value="12767304.32" calcext:value-type="float">
            <text:p>12767304.32</text:p>
          </table:table-cell>
          <table:table-cell office:value-type="float" office:value="116699.01" calcext:value-type="float">
            <text:p>116699.01</text:p>
          </table:table-cell>
          <table:table-cell/>
          <table:table-cell table:formula="of:=ROUND([.F208]/[.C208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43238" calcext:value-type="float">
            <text:p>243238</text:p>
          </table:table-cell>
          <table:table-cell office:value-type="float" office:value="256050" calcext:value-type="float">
            <text:p>256050</text:p>
          </table:table-cell>
          <table:table-cell office:value-type="float" office:value="12812" calcext:value-type="float">
            <text:p>12812</text:p>
          </table:table-cell>
          <table:table-cell office:value-type="float" office:value="308190" calcext:value-type="float">
            <text:p>308190</text:p>
          </table:table-cell>
          <table:table-cell office:value-type="float" office:value="312077" calcext:value-type="float">
            <text:p>312077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ROUND([.F209]/[.C209];2)" office:value-type="float" office:value="0.3" calcext:value-type="float">
            <text:p>0.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7872751.59" calcext:value-type="float">
            <text:p>77872751.59</text:p>
          </table:table-cell>
          <table:table-cell office:value-type="float" office:value="79682063.66" calcext:value-type="float">
            <text:p>79682063.66</text:p>
          </table:table-cell>
          <table:table-cell office:value-type="float" office:value="1809312.07" calcext:value-type="float">
            <text:p>1809312.07</text:p>
          </table:table-cell>
          <table:table-cell office:value-type="float" office:value="94156852.25" calcext:value-type="float">
            <text:p>94156852.25</text:p>
          </table:table-cell>
          <table:table-cell office:value-type="float" office:value="95966204.44" calcext:value-type="float">
            <text:p>95966204.44</text:p>
          </table:table-cell>
          <table:table-cell office:value-type="float" office:value="1809352.19" calcext:value-type="float">
            <text:p>1809352.19</text:p>
          </table:table-cell>
          <table:table-cell/>
          <table:table-cell table:formula="of:=ROUND([.F215]/[.C21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854995.18" calcext:value-type="float">
            <text:p>374854995.18</text:p>
          </table:table-cell>
          <table:table-cell office:value-type="float" office:value="390655228.49" calcext:value-type="float">
            <text:p>390655228.49</text:p>
          </table:table-cell>
          <table:table-cell office:value-type="float" office:value="15800233.31" calcext:value-type="float">
            <text:p>15800233.31</text:p>
          </table:table-cell>
          <table:table-cell office:value-type="float" office:value="388395860.78" calcext:value-type="float">
            <text:p>388395860.78</text:p>
          </table:table-cell>
          <table:table-cell office:value-type="float" office:value="380873729.83" calcext:value-type="float">
            <text:p>380873729.83</text:p>
          </table:table-cell>
          <table:table-cell office:value-type="float" office:value="-7522130.95" calcext:value-type="float">
            <text:p>-7522130.95</text:p>
          </table:table-cell>
          <table:table-cell/>
          <table:table-cell table:formula="of:=ROUND([.F216]/[.C216];2)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11846246.09" calcext:value-type="float">
            <text:p>11846246.09</text:p>
          </table:table-cell>
          <table:table-cell office:value-type="float" office:value="12017977.38" calcext:value-type="float">
            <text:p>12017977.38</text:p>
          </table:table-cell>
          <table:table-cell office:value-type="float" office:value="171731.29" calcext:value-type="float">
            <text:p>171731.29</text:p>
          </table:table-cell>
          <table:table-cell office:value-type="float" office:value="13002881.56" calcext:value-type="float">
            <text:p>13002881.56</text:p>
          </table:table-cell>
          <table:table-cell office:value-type="float" office:value="13121103.58" calcext:value-type="float">
            <text:p>13121103.58</text:p>
          </table:table-cell>
          <table:table-cell office:value-type="float" office:value="118222.02" calcext:value-type="float">
            <text:p>118222.02</text:p>
          </table:table-cell>
          <table:table-cell/>
          <table:table-cell table:formula="of:=ROUND([.F217]/[.C217];2)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77111" calcext:value-type="float">
            <text:p>277111</text:p>
          </table:table-cell>
          <table:table-cell office:value-type="float" office:value="285102" calcext:value-type="float">
            <text:p>285102</text:p>
          </table:table-cell>
          <table:table-cell office:value-type="float" office:value="7991" calcext:value-type="float">
            <text:p>7991</text:p>
          </table:table-cell>
          <table:table-cell office:value-type="float" office:value="319768" calcext:value-type="float">
            <text:p>319768</text:p>
          </table:table-cell>
          <table:table-cell office:value-type="float" office:value="323694" calcext:value-type="float">
            <text:p>323694</text:p>
          </table:table-cell>
          <table:table-cell office:value-type="float" office:value="3926" calcext:value-type="float">
            <text:p>3926</text:p>
          </table:table-cell>
          <table:table-cell/>
          <table:table-cell table:formula="of:=ROUND([.F218]/[.C218];2)" office:value-type="float" office:value="0.49" calcext:value-type="float">
            <text:p>0.4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8826234.33" calcext:value-type="float">
            <text:p>68826234.33</text:p>
          </table:table-cell>
          <table:table-cell office:value-type="float" office:value="70635813.03" calcext:value-type="float">
            <text:p>70635813.03</text:p>
          </table:table-cell>
          <table:table-cell office:value-type="float" office:value="1809578.7" calcext:value-type="float">
            <text:p>1809578.7</text:p>
          </table:table-cell>
          <table:table-cell office:value-type="float" office:value="85110488.93" calcext:value-type="float">
            <text:p>85110488.93</text:p>
          </table:table-cell>
          <table:table-cell office:value-type="float" office:value="86919811.93" calcext:value-type="float">
            <text:p>86919811.93</text:p>
          </table:table-cell>
          <table:table-cell office:value-type="float" office:value="1809323" calcext:value-type="float">
            <text:p>1809323</text:p>
          </table:table-cell>
          <table:table-cell/>
          <table:table-cell table:formula="of:=ROUND([.F225]/[.C22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635679.55" calcext:value-type="float">
            <text:p>357635679.55</text:p>
          </table:table-cell>
          <table:table-cell office:value-type="float" office:value="359093141.05" calcext:value-type="float">
            <text:p>359093141.05</text:p>
          </table:table-cell>
          <table:table-cell office:value-type="float" office:value="1457461.5" calcext:value-type="float">
            <text:p>1457461.5</text:p>
          </table:table-cell>
          <table:table-cell office:value-type="float" office:value="378607741.32" calcext:value-type="float">
            <text:p>378607741.32</text:p>
          </table:table-cell>
          <table:table-cell office:value-type="float" office:value="380919799.32" calcext:value-type="float">
            <text:p>380919799.32</text:p>
          </table:table-cell>
          <table:table-cell office:value-type="float" office:value="2312058" calcext:value-type="float">
            <text:p>2312058</text:p>
          </table:table-cell>
          <table:table-cell/>
          <table:table-cell table:formula="of:=ROUND([.F226]/[.C226];2)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10403059.64" calcext:value-type="float">
            <text:p>10403059.64</text:p>
          </table:table-cell>
          <table:table-cell office:value-type="float" office:value="10545290.69" calcext:value-type="float">
            <text:p>10545290.69</text:p>
          </table:table-cell>
          <table:table-cell office:value-type="float" office:value="142231.05" calcext:value-type="float">
            <text:p>142231.05</text:p>
          </table:table-cell>
          <table:table-cell office:value-type="float" office:value="12420436.65" calcext:value-type="float">
            <text:p>12420436.65</text:p>
          </table:table-cell>
          <table:table-cell office:value-type="float" office:value="12534069.9" calcext:value-type="float">
            <text:p>12534069.9</text:p>
          </table:table-cell>
          <table:table-cell office:value-type="float" office:value="113633.25" calcext:value-type="float">
            <text:p>113633.25</text:p>
          </table:table-cell>
          <table:table-cell/>
          <table:table-cell table:formula="of:=ROUND([.F227]/[.C227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23596" calcext:value-type="float">
            <text:p>223596</text:p>
          </table:table-cell>
          <table:table-cell office:value-type="float" office:value="229572" calcext:value-type="float">
            <text:p>229572</text:p>
          </table:table-cell>
          <table:table-cell office:value-type="float" office:value="5976" calcext:value-type="float">
            <text:p>5976</text:p>
          </table:table-cell>
          <table:table-cell office:value-type="float" office:value="300655" calcext:value-type="float">
            <text:p>300655</text:p>
          </table:table-cell>
          <table:table-cell office:value-type="float" office:value="304402" calcext:value-type="float">
            <text:p>304402</text:p>
          </table:table-cell>
          <table:table-cell office:value-type="float" office:value="3747" calcext:value-type="float">
            <text:p>3747</text:p>
          </table:table-cell>
          <table:table-cell/>
          <table:table-cell table:formula="of:=ROUND([.F228]/[.C228];2)" office:value-type="float" office:value="0.63" calcext:value-type="float">
            <text:p>0.6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4254476.58" calcext:value-type="float">
            <text:p>74254476.58</text:p>
          </table:table-cell>
          <table:table-cell office:value-type="float" office:value="76063581.93" calcext:value-type="float">
            <text:p>76063581.93</text:p>
          </table:table-cell>
          <table:table-cell office:value-type="float" office:value="1809105.35" calcext:value-type="float">
            <text:p>1809105.35</text:p>
          </table:table-cell>
          <table:table-cell office:value-type="float" office:value="90538522.75" calcext:value-type="float">
            <text:p>90538522.75</text:p>
          </table:table-cell>
          <table:table-cell office:value-type="float" office:value="92347531.55" calcext:value-type="float">
            <text:p>92347531.55</text:p>
          </table:table-cell>
          <table:table-cell office:value-type="float" office:value="1809008.8" calcext:value-type="float">
            <text:p>1809008.8</text:p>
          </table:table-cell>
          <table:table-cell/>
          <table:table-cell table:formula="of:=ROUND([.F234]/[.C23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387383.71" calcext:value-type="float">
            <text:p>382387383.71</text:p>
          </table:table-cell>
          <table:table-cell office:value-type="float" office:value="372948501.98" calcext:value-type="float">
            <text:p>372948501.98</text:p>
          </table:table-cell>
          <table:table-cell office:value-type="float" office:value="-9438881.73" calcext:value-type="float">
            <text:p>-9438881.73</text:p>
          </table:table-cell>
          <table:table-cell office:value-type="float" office:value="378439764.51" calcext:value-type="float">
            <text:p>378439764.51</text:p>
          </table:table-cell>
          <table:table-cell office:value-type="float" office:value="379827667.43" calcext:value-type="float">
            <text:p>379827667.43</text:p>
          </table:table-cell>
          <table:table-cell office:value-type="float" office:value="1387902.92" calcext:value-type="float">
            <text:p>1387902.92</text:p>
          </table:table-cell>
          <table:table-cell/>
          <table:table-cell table:formula="of:=ROUND([.F235]/[.C235];2)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1322034.78" calcext:value-type="float">
            <text:p>11322034.78</text:p>
          </table:table-cell>
          <table:table-cell office:value-type="float" office:value="11673475.44" calcext:value-type="float">
            <text:p>11673475.44</text:p>
          </table:table-cell>
          <table:table-cell office:value-type="float" office:value="351440.66" calcext:value-type="float">
            <text:p>351440.66</text:p>
          </table:table-cell>
          <table:table-cell office:value-type="float" office:value="12767304.32" calcext:value-type="float">
            <text:p>12767304.32</text:p>
          </table:table-cell>
          <table:table-cell office:value-type="float" office:value="12885142.28" calcext:value-type="float">
            <text:p>12885142.28</text:p>
          </table:table-cell>
          <table:table-cell office:value-type="float" office:value="117837.96" calcext:value-type="float">
            <text:p>117837.96</text:p>
          </table:table-cell>
          <table:table-cell/>
          <table:table-cell table:formula="of:=ROUND([.F236]/[.C236];2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56050" calcext:value-type="float">
            <text:p>256050</text:p>
          </table:table-cell>
          <table:table-cell office:value-type="float" office:value="269255" calcext:value-type="float">
            <text:p>269255</text:p>
          </table:table-cell>
          <table:table-cell office:value-type="float" office:value="13205" calcext:value-type="float">
            <text:p>13205</text:p>
          </table:table-cell>
          <table:table-cell office:value-type="float" office:value="312078" calcext:value-type="float">
            <text:p>312078</text:p>
          </table:table-cell>
          <table:table-cell office:value-type="float" office:value="315903" calcext:value-type="float">
            <text:p>315903</text:p>
          </table:table-cell>
          <table:table-cell office:value-type="float" office:value="3825" calcext:value-type="float">
            <text:p>3825</text:p>
          </table:table-cell>
          <table:table-cell/>
          <table:table-cell table:formula="of:=ROUND([.F237]/[.C237];2)" office:value-type="float" office:value="0.29" calcext:value-type="float">
            <text:p>0.2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9682063.66" calcext:value-type="float">
            <text:p>79682063.66</text:p>
          </table:table-cell>
          <table:table-cell office:value-type="float" office:value="81491538.67" calcext:value-type="float">
            <text:p>81491538.67</text:p>
          </table:table-cell>
          <table:table-cell office:value-type="float" office:value="1809475.01" calcext:value-type="float">
            <text:p>1809475.01</text:p>
          </table:table-cell>
          <table:table-cell office:value-type="float" office:value="95966307.32" calcext:value-type="float">
            <text:p>95966307.32</text:p>
          </table:table-cell>
          <table:table-cell office:value-type="float" office:value="97775670.57" calcext:value-type="float">
            <text:p>97775670.57</text:p>
          </table:table-cell>
          <table:table-cell office:value-type="float" office:value="1809363.25" calcext:value-type="float">
            <text:p>1809363.25</text:p>
          </table:table-cell>
          <table:table-cell/>
          <table:table-cell table:formula="of:=ROUND([.F243]/[.C24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655228.49" calcext:value-type="float">
            <text:p>390655228.49</text:p>
          </table:table-cell>
          <table:table-cell office:value-type="float" office:value="391431922.63" calcext:value-type="float">
            <text:p>391431922.63</text:p>
          </table:table-cell>
          <table:table-cell office:value-type="float" office:value="776694.14" calcext:value-type="float">
            <text:p>776694.14</text:p>
          </table:table-cell>
          <table:table-cell office:value-type="float" office:value="380873752.27" calcext:value-type="float">
            <text:p>380873752.27</text:p>
          </table:table-cell>
          <table:table-cell office:value-type="float" office:value="381483435.07" calcext:value-type="float">
            <text:p>381483435.07</text:p>
          </table:table-cell>
          <table:table-cell office:value-type="float" office:value="609682.8" calcext:value-type="float">
            <text:p>609682.8</text:p>
          </table:table-cell>
          <table:table-cell/>
          <table:table-cell table:formula="of:=ROUND([.F244]/[.C244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2017977.38" calcext:value-type="float">
            <text:p>12017977.38</text:p>
          </table:table-cell>
          <table:table-cell office:value-type="float" office:value="12192704.64" calcext:value-type="float">
            <text:p>12192704.64</text:p>
          </table:table-cell>
          <table:table-cell office:value-type="float" office:value="174727.26" calcext:value-type="float">
            <text:p>174727.26</text:p>
          </table:table-cell>
          <table:table-cell office:value-type="float" office:value="13121103.58" calcext:value-type="float">
            <text:p>13121103.58</text:p>
          </table:table-cell>
          <table:table-cell office:value-type="float" office:value="13239989.09" calcext:value-type="float">
            <text:p>13239989.09</text:p>
          </table:table-cell>
          <table:table-cell office:value-type="float" office:value="118885.51" calcext:value-type="float">
            <text:p>118885.51</text:p>
          </table:table-cell>
          <table:table-cell/>
          <table:table-cell table:formula="of:=ROUND([.F245]/[.C245];2)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85102" calcext:value-type="float">
            <text:p>285102</text:p>
          </table:table-cell>
          <table:table-cell office:value-type="float" office:value="293166" calcext:value-type="float">
            <text:p>293166</text:p>
          </table:table-cell>
          <table:table-cell office:value-type="float" office:value="8064" calcext:value-type="float">
            <text:p>8064</text:p>
          </table:table-cell>
          <table:table-cell office:value-type="float" office:value="323694" calcext:value-type="float">
            <text:p>323694</text:p>
          </table:table-cell>
          <table:table-cell office:value-type="float" office:value="327626" calcext:value-type="float">
            <text:p>327626</text:p>
          </table:table-cell>
          <table:table-cell office:value-type="float" office:value="3932" calcext:value-type="float">
            <text:p>3932</text:p>
          </table:table-cell>
          <table:table-cell/>
          <table:table-cell table:formula="of:=ROUND([.F246]/[.C246];2)" office:value-type="float" office:value="0.49" calcext:value-type="float">
            <text:p>0.4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97775778.42" calcext:value-type="float">
            <text:p>97775778.42</text:p>
          </table:table-cell>
          <table:table-cell office:value-type="float" office:value="99585296.91" calcext:value-type="float">
            <text:p>99585296.91</text:p>
          </table:table-cell>
          <table:table-cell office:value-type="float" office:value="1809518.49" calcext:value-type="float">
            <text:p>1809518.49</text:p>
          </table:table-cell>
          <table:table-cell office:value-type="float" office:value="114062773.49" calcext:value-type="float">
            <text:p>114062773.49</text:p>
          </table:table-cell>
          <table:table-cell office:value-type="float" office:value="115872383.95" calcext:value-type="float">
            <text:p>115872383.95</text:p>
          </table:table-cell>
          <table:table-cell office:value-type="float" office:value="1809610.46" calcext:value-type="float">
            <text:p>1809610.46</text:p>
          </table:table-cell>
          <table:table-cell/>
          <table:table-cell table:formula="of:=ROUND([.F253]/[.C25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483446.42" calcext:value-type="float">
            <text:p>381483446.42</text:p>
          </table:table-cell>
          <table:table-cell office:value-type="float" office:value="395995065.12" calcext:value-type="float">
            <text:p>395995065.12</text:p>
          </table:table-cell>
          <table:table-cell office:value-type="float" office:value="14511618.7" calcext:value-type="float">
            <text:p>14511618.7</text:p>
          </table:table-cell>
          <table:table-cell office:value-type="float" office:value="391985296.85" calcext:value-type="float">
            <text:p>391985296.85</text:p>
          </table:table-cell>
          <table:table-cell office:value-type="float" office:value="398075009.46" calcext:value-type="float">
            <text:p>398075009.46</text:p>
          </table:table-cell>
          <table:table-cell office:value-type="float" office:value="6089712.61" calcext:value-type="float">
            <text:p>6089712.61</text:p>
          </table:table-cell>
          <table:table-cell/>
          <table:table-cell table:formula="of:=ROUND([.F254]/[.C254];2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3239989.1" calcext:value-type="float">
            <text:p>13239989.1</text:p>
          </table:table-cell>
          <table:table-cell office:value-type="float" office:value="13379722.13" calcext:value-type="float">
            <text:p>13379722.13</text:p>
          </table:table-cell>
          <table:table-cell office:value-type="float" office:value="139733.03" calcext:value-type="float">
            <text:p>139733.03</text:p>
          </table:table-cell>
          <table:table-cell office:value-type="float" office:value="14893675.2" calcext:value-type="float">
            <text:p>14893675.2</text:p>
          </table:table-cell>
          <table:table-cell office:value-type="float" office:value="15010000.21" calcext:value-type="float">
            <text:p>15010000.21</text:p>
          </table:table-cell>
          <table:table-cell office:value-type="float" office:value="116325.01" calcext:value-type="float">
            <text:p>116325.01</text:p>
          </table:table-cell>
          <table:table-cell/>
          <table:table-cell table:formula="of:=ROUND([.F255]/[.C255];2)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27626" calcext:value-type="float">
            <text:p>327626</text:p>
          </table:table-cell>
          <table:table-cell office:value-type="float" office:value="331891" calcext:value-type="float">
            <text:p>331891</text:p>
          </table:table-cell>
          <table:table-cell office:value-type="float" office:value="4265" calcext:value-type="float">
            <text:p>4265</text:p>
          </table:table-cell>
          <table:table-cell office:value-type="float" office:value="397810" calcext:value-type="float">
            <text:p>397810</text:p>
          </table:table-cell>
          <table:table-cell office:value-type="float" office:value="401727" calcext:value-type="float">
            <text:p>401727</text:p>
          </table:table-cell>
          <table:table-cell office:value-type="float" office:value="3917" calcext:value-type="float">
            <text:p>3917</text:p>
          </table:table-cell>
          <table:table-cell/>
          <table:table-cell table:formula="of:=ROUND([.F256]/[.C256];2)" office:value-type="float" office:value="0.92" calcext:value-type="float">
            <text:p>0.92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3205197.26" calcext:value-type="float">
            <text:p>103205197.26</text:p>
          </table:table-cell>
          <table:table-cell office:value-type="float" office:value="105014903.24" calcext:value-type="float">
            <text:p>105014903.24</text:p>
          </table:table-cell>
          <table:table-cell office:value-type="float" office:value="1809705.98" calcext:value-type="float">
            <text:p>1809705.98</text:p>
          </table:table-cell>
          <table:table-cell office:value-type="float" office:value="119492138.86" calcext:value-type="float">
            <text:p>119492138.86</text:p>
          </table:table-cell>
          <table:table-cell office:value-type="float" office:value="121301863.02" calcext:value-type="float">
            <text:p>121301863.02</text:p>
          </table:table-cell>
          <table:table-cell office:value-type="float" office:value="1809724.16" calcext:value-type="float">
            <text:p>1809724.16</text:p>
          </table:table-cell>
          <table:table-cell/>
          <table:table-cell table:formula="of:=ROUND([.F262]/[.C26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016250.17" calcext:value-type="float">
            <text:p>384016250.17</text:p>
          </table:table-cell>
          <table:table-cell office:value-type="float" office:value="391009123.04" calcext:value-type="float">
            <text:p>391009123.04</text:p>
          </table:table-cell>
          <table:table-cell office:value-type="float" office:value="6992872.87" calcext:value-type="float">
            <text:p>6992872.87</text:p>
          </table:table-cell>
          <table:table-cell office:value-type="float" office:value="398082887.24" calcext:value-type="float">
            <text:p>398082887.24</text:p>
          </table:table-cell>
          <table:table-cell office:value-type="float" office:value="396156079.78" calcext:value-type="float">
            <text:p>396156079.78</text:p>
          </table:table-cell>
          <table:table-cell office:value-type="float" office:value="-1926807.46" calcext:value-type="float">
            <text:p>-1926807.46</text:p>
          </table:table-cell>
          <table:table-cell/>
          <table:table-cell table:formula="of:=ROUND([.F263]/[.C263];2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3659715.35" calcext:value-type="float">
            <text:p>13659715.35</text:p>
          </table:table-cell>
          <table:table-cell office:value-type="float" office:value="13908885.88" calcext:value-type="float">
            <text:p>13908885.88</text:p>
          </table:table-cell>
          <table:table-cell office:value-type="float" office:value="249170.53" calcext:value-type="float">
            <text:p>249170.53</text:p>
          </table:table-cell>
          <table:table-cell office:value-type="float" office:value="15240406.27" calcext:value-type="float">
            <text:p>15240406.27</text:p>
          </table:table-cell>
          <table:table-cell office:value-type="float" office:value="15357862.21" calcext:value-type="float">
            <text:p>15357862.21</text:p>
          </table:table-cell>
          <table:table-cell office:value-type="float" office:value="117455.94" calcext:value-type="float">
            <text:p>117455.94</text:p>
          </table:table-cell>
          <table:table-cell/>
          <table:table-cell table:formula="of:=ROUND([.F264]/[.C264];2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40538" calcext:value-type="float">
            <text:p>340538</text:p>
          </table:table-cell>
          <table:table-cell office:value-type="float" office:value="352053" calcext:value-type="float">
            <text:p>352053</text:p>
          </table:table-cell>
          <table:table-cell office:value-type="float" office:value="11515" calcext:value-type="float">
            <text:p>11515</text:p>
          </table:table-cell>
          <table:table-cell office:value-type="float" office:value="409451" calcext:value-type="float">
            <text:p>409451</text:p>
          </table:table-cell>
          <table:table-cell office:value-type="float" office:value="413306" calcext:value-type="float">
            <text:p>413306</text:p>
          </table:table-cell>
          <table:table-cell office:value-type="float" office:value="3855" calcext:value-type="float">
            <text:p>3855</text:p>
          </table:table-cell>
          <table:table-cell/>
          <table:table-cell table:formula="of:=ROUND([.F265]/[.C265];2)" office:value-type="float" office:value="0.33" calcext:value-type="float">
            <text:p>0.33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8633921.41" calcext:value-type="float">
            <text:p>108633921.41</text:p>
          </table:table-cell>
          <table:table-cell office:value-type="float" office:value="110443347.28" calcext:value-type="float">
            <text:p>110443347.28</text:p>
          </table:table-cell>
          <table:table-cell office:value-type="float" office:value="1809425.87" calcext:value-type="float">
            <text:p>1809425.87</text:p>
          </table:table-cell>
          <table:table-cell office:value-type="float" office:value="124920864.92" calcext:value-type="float">
            <text:p>124920864.92</text:p>
          </table:table-cell>
          <table:table-cell office:value-type="float" office:value="126730216.11" calcext:value-type="float">
            <text:p>126730216.11</text:p>
          </table:table-cell>
          <table:table-cell office:value-type="float" office:value="1809351.19" calcext:value-type="float">
            <text:p>1809351.19</text:p>
          </table:table-cell>
          <table:table-cell/>
          <table:table-cell table:formula="of:=ROUND([.F271]/[.C27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034106.49" calcext:value-type="float">
            <text:p>392034106.49</text:p>
          </table:table-cell>
          <table:table-cell office:value-type="float" office:value="397020238.45" calcext:value-type="float">
            <text:p>397020238.45</text:p>
          </table:table-cell>
          <table:table-cell office:value-type="float" office:value="4986131.96" calcext:value-type="float">
            <text:p>4986131.96</text:p>
          </table:table-cell>
          <table:table-cell office:value-type="float" office:value="395444597.84" calcext:value-type="float">
            <text:p>395444597.84</text:p>
          </table:table-cell>
          <table:table-cell office:value-type="float" office:value="402253049.82" calcext:value-type="float">
            <text:p>402253049.82</text:p>
          </table:table-cell>
          <table:table-cell office:value-type="float" office:value="6808451.98" calcext:value-type="float">
            <text:p>6808451.98</text:p>
          </table:table-cell>
          <table:table-cell/>
          <table:table-cell table:formula="of:=ROUND([.F272]/[.C272];2)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4402837.14" calcext:value-type="float">
            <text:p>14402837.14</text:p>
          </table:table-cell>
          <table:table-cell office:value-type="float" office:value="14566166.28" calcext:value-type="float">
            <text:p>14566166.28</text:p>
          </table:table-cell>
          <table:table-cell office:value-type="float" office:value="163329.14" calcext:value-type="float">
            <text:p>163329.14</text:p>
          </table:table-cell>
          <table:table-cell office:value-type="float" office:value="15592899.79" calcext:value-type="float">
            <text:p>15592899.79</text:p>
          </table:table-cell>
          <table:table-cell office:value-type="float" office:value="15712250.09" calcext:value-type="float">
            <text:p>15712250.09</text:p>
          </table:table-cell>
          <table:table-cell office:value-type="float" office:value="119350.3" calcext:value-type="float">
            <text:p>119350.3</text:p>
          </table:table-cell>
          <table:table-cell/>
          <table:table-cell table:formula="of:=ROUND([.F273]/[.C273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74542" calcext:value-type="float">
            <text:p>374542</text:p>
          </table:table-cell>
          <table:table-cell office:value-type="float" office:value="382269" calcext:value-type="float">
            <text:p>382269</text:p>
          </table:table-cell>
          <table:table-cell office:value-type="float" office:value="7727" calcext:value-type="float">
            <text:p>7727</text:p>
          </table:table-cell>
          <table:table-cell office:value-type="float" office:value="420967" calcext:value-type="float">
            <text:p>420967</text:p>
          </table:table-cell>
          <table:table-cell office:value-type="float" office:value="424894" calcext:value-type="float">
            <text:p>424894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ROUND([.F274]/[.C274];2)" office:value-type="float" office:value="0.51" calcext:value-type="float">
            <text:p>0.51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99585296.91" calcext:value-type="float">
            <text:p>99585296.91</text:p>
          </table:table-cell>
          <table:table-cell office:value-type="float" office:value="101395162.83" calcext:value-type="float">
            <text:p>101395162.83</text:p>
          </table:table-cell>
          <table:table-cell office:value-type="float" office:value="1809865.92" calcext:value-type="float">
            <text:p>1809865.92</text:p>
          </table:table-cell>
          <table:table-cell office:value-type="float" office:value="115872484.43" calcext:value-type="float">
            <text:p>115872484.43</text:p>
          </table:table-cell>
          <table:table-cell office:value-type="float" office:value="117682262.56" calcext:value-type="float">
            <text:p>117682262.56</text:p>
          </table:table-cell>
          <table:table-cell office:value-type="float" office:value="1809778.13" calcext:value-type="float">
            <text:p>1809778.13</text:p>
          </table:table-cell>
          <table:table-cell/>
          <table:table-cell table:formula="of:=ROUND([.F281]/[.C28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995065.12" calcext:value-type="float">
            <text:p>395995065.12</text:p>
          </table:table-cell>
          <table:table-cell office:value-type="float" office:value="379345157.79" calcext:value-type="float">
            <text:p>379345157.79</text:p>
          </table:table-cell>
          <table:table-cell office:value-type="float" office:value="-16649907.33" calcext:value-type="float">
            <text:p>-16649907.33</text:p>
          </table:table-cell>
          <table:table-cell office:value-type="float" office:value="398075020.51" calcext:value-type="float">
            <text:p>398075020.51</text:p>
          </table:table-cell>
          <table:table-cell office:value-type="float" office:value="393142864.68" calcext:value-type="float">
            <text:p>393142864.68</text:p>
          </table:table-cell>
          <table:table-cell office:value-type="float" office:value="-4932155.83" calcext:value-type="float">
            <text:p>-4932155.83</text:p>
          </table:table-cell>
          <table:table-cell/>
          <table:table-cell table:formula="of:=ROUND([.F282]/[.C282];2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379722.13" calcext:value-type="float">
            <text:p>13379722.13</text:p>
          </table:table-cell>
          <table:table-cell office:value-type="float" office:value="13519768.05" calcext:value-type="float">
            <text:p>13519768.05</text:p>
          </table:table-cell>
          <table:table-cell office:value-type="float" office:value="140045.92" calcext:value-type="float">
            <text:p>140045.92</text:p>
          </table:table-cell>
          <table:table-cell office:value-type="float" office:value="15010000.21" calcext:value-type="float">
            <text:p>15010000.21</text:p>
          </table:table-cell>
          <table:table-cell office:value-type="float" office:value="15125070.54" calcext:value-type="float">
            <text:p>15125070.54</text:p>
          </table:table-cell>
          <table:table-cell office:value-type="float" office:value="115070.33" calcext:value-type="float">
            <text:p>115070.33</text:p>
          </table:table-cell>
          <table:table-cell/>
          <table:table-cell table:formula="of:=ROUND([.F283]/[.C283];2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31891" calcext:value-type="float">
            <text:p>331891</text:p>
          </table:table-cell>
          <table:table-cell office:value-type="float" office:value="336164" calcext:value-type="float">
            <text:p>336164</text:p>
          </table:table-cell>
          <table:table-cell office:value-type="float" office:value="4273" calcext:value-type="float">
            <text:p>4273</text:p>
          </table:table-cell>
          <table:table-cell office:value-type="float" office:value="401727" calcext:value-type="float">
            <text:p>401727</text:p>
          </table:table-cell>
          <table:table-cell office:value-type="float" office:value="405581" calcext:value-type="float">
            <text:p>405581</text:p>
          </table:table-cell>
          <table:table-cell office:value-type="float" office:value="3854" calcext:value-type="float">
            <text:p>3854</text:p>
          </table:table-cell>
          <table:table-cell/>
          <table:table-cell table:formula="of:=ROUND([.F284]/[.C284];2)" office:value-type="float" office:value="0.9" calcext:value-type="float">
            <text:p>0.9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5014903.24" calcext:value-type="float">
            <text:p>105014903.24</text:p>
          </table:table-cell>
          <table:table-cell office:value-type="float" office:value="106824369.94" calcext:value-type="float">
            <text:p>106824369.94</text:p>
          </table:table-cell>
          <table:table-cell office:value-type="float" office:value="1809466.7" calcext:value-type="float">
            <text:p>1809466.7</text:p>
          </table:table-cell>
          <table:table-cell office:value-type="float" office:value="121301965.22" calcext:value-type="float">
            <text:p>121301965.22</text:p>
          </table:table-cell>
          <table:table-cell office:value-type="float" office:value="123111367.87" calcext:value-type="float">
            <text:p>123111367.87</text:p>
          </table:table-cell>
          <table:table-cell office:value-type="float" office:value="1809402.65" calcext:value-type="float">
            <text:p>1809402.65</text:p>
          </table:table-cell>
          <table:table-cell/>
          <table:table-cell table:formula="of:=ROUND([.F290]/[.C29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009123.04" calcext:value-type="float">
            <text:p>391009123.04</text:p>
          </table:table-cell>
          <table:table-cell office:value-type="float" office:value="392157295.92" calcext:value-type="float">
            <text:p>392157295.92</text:p>
          </table:table-cell>
          <table:table-cell office:value-type="float" office:value="1148172.88" calcext:value-type="float">
            <text:p>1148172.88</text:p>
          </table:table-cell>
          <table:table-cell office:value-type="float" office:value="391853163.13" calcext:value-type="float">
            <text:p>391853163.13</text:p>
          </table:table-cell>
          <table:table-cell office:value-type="float" office:value="397791599.85" calcext:value-type="float">
            <text:p>397791599.85</text:p>
          </table:table-cell>
          <table:table-cell office:value-type="float" office:value="5938436.72" calcext:value-type="float">
            <text:p>5938436.72</text:p>
          </table:table-cell>
          <table:table-cell/>
          <table:table-cell table:formula="of:=ROUND([.F291]/[.C291];2)"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3908885.88" calcext:value-type="float">
            <text:p>13908885.88</text:p>
          </table:table-cell>
          <table:table-cell office:value-type="float" office:value="14152958.78" calcext:value-type="float">
            <text:p>14152958.78</text:p>
          </table:table-cell>
          <table:table-cell office:value-type="float" office:value="244072.9" calcext:value-type="float">
            <text:p>244072.9</text:p>
          </table:table-cell>
          <table:table-cell office:value-type="float" office:value="15357862.21" calcext:value-type="float">
            <text:p>15357862.21</text:p>
          </table:table-cell>
          <table:table-cell office:value-type="float" office:value="15475295.35" calcext:value-type="float">
            <text:p>15475295.35</text:p>
          </table:table-cell>
          <table:table-cell office:value-type="float" office:value="117433.14" calcext:value-type="float">
            <text:p>117433.14</text:p>
          </table:table-cell>
          <table:table-cell/>
          <table:table-cell table:formula="of:=ROUND([.F292]/[.C292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52053" calcext:value-type="float">
            <text:p>352053</text:p>
          </table:table-cell>
          <table:table-cell office:value-type="float" office:value="363146" calcext:value-type="float">
            <text:p>363146</text:p>
          </table:table-cell>
          <table:table-cell office:value-type="float" office:value="11093" calcext:value-type="float">
            <text:p>11093</text:p>
          </table:table-cell>
          <table:table-cell office:value-type="float" office:value="413307" calcext:value-type="float">
            <text:p>413307</text:p>
          </table:table-cell>
          <table:table-cell office:value-type="float" office:value="417049" calcext:value-type="float">
            <text:p>417049</text:p>
          </table:table-cell>
          <table:table-cell office:value-type="float" office:value="3742" calcext:value-type="float">
            <text:p>3742</text:p>
          </table:table-cell>
          <table:table-cell/>
          <table:table-cell table:formula="of:=ROUND([.F293]/[.C293];2)" office:value-type="float" office:value="0.34" calcext:value-type="float">
            <text:p>0.34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0443347.28" calcext:value-type="float">
            <text:p>110443347.28</text:p>
          </table:table-cell>
          <table:table-cell office:value-type="float" office:value="112253107.75" calcext:value-type="float">
            <text:p>112253107.75</text:p>
          </table:table-cell>
          <table:table-cell office:value-type="float" office:value="1809760.47" calcext:value-type="float">
            <text:p>1809760.47</text:p>
          </table:table-cell>
          <table:table-cell office:value-type="float" office:value="126730320.09" calcext:value-type="float">
            <text:p>126730320.09</text:p>
          </table:table-cell>
          <table:table-cell office:value-type="float" office:value="128539942.77" calcext:value-type="float">
            <text:p>128539942.77</text:p>
          </table:table-cell>
          <table:table-cell office:value-type="float" office:value="1809622.68" calcext:value-type="float">
            <text:p>1809622.68</text:p>
          </table:table-cell>
          <table:table-cell/>
          <table:table-cell table:formula="of:=ROUND([.F299]/[.C29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020238.45" calcext:value-type="float">
            <text:p>397020238.45</text:p>
          </table:table-cell>
          <table:table-cell office:value-type="float" office:value="391347062.51" calcext:value-type="float">
            <text:p>391347062.51</text:p>
          </table:table-cell>
          <table:table-cell office:value-type="float" office:value="-5673175.94" calcext:value-type="float">
            <text:p>-5673175.94</text:p>
          </table:table-cell>
          <table:table-cell office:value-type="float" office:value="402253058.67" calcext:value-type="float">
            <text:p>402253058.67</text:p>
          </table:table-cell>
          <table:table-cell office:value-type="float" office:value="396091619.13" calcext:value-type="float">
            <text:p>396091619.13</text:p>
          </table:table-cell>
          <table:table-cell office:value-type="float" office:value="-6161439.54" calcext:value-type="float">
            <text:p>-6161439.54</text:p>
          </table:table-cell>
          <table:table-cell/>
          <table:table-cell table:formula="of:=ROUND([.F300]/[.C300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566166.28" calcext:value-type="float">
            <text:p>14566166.28</text:p>
          </table:table-cell>
          <table:table-cell office:value-type="float" office:value="14729217.71" calcext:value-type="float">
            <text:p>14729217.71</text:p>
          </table:table-cell>
          <table:table-cell office:value-type="float" office:value="163051.43" calcext:value-type="float">
            <text:p>163051.43</text:p>
          </table:table-cell>
          <table:table-cell office:value-type="float" office:value="15712250.1" calcext:value-type="float">
            <text:p>15712250.1</text:p>
          </table:table-cell>
          <table:table-cell office:value-type="float" office:value="15831948.67" calcext:value-type="float">
            <text:p>15831948.67</text:p>
          </table:table-cell>
          <table:table-cell office:value-type="float" office:value="119698.57" calcext:value-type="float">
            <text:p>119698.57</text:p>
          </table:table-cell>
          <table:table-cell/>
          <table:table-cell table:formula="of:=ROUND([.F301]/[.C301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82269" calcext:value-type="float">
            <text:p>382269</text:p>
          </table:table-cell>
          <table:table-cell office:value-type="float" office:value="390034" calcext:value-type="float">
            <text:p>390034</text:p>
          </table:table-cell>
          <table:table-cell office:value-type="float" office:value="7765" calcext:value-type="float">
            <text:p>7765</text:p>
          </table:table-cell>
          <table:table-cell office:value-type="float" office:value="424894" calcext:value-type="float">
            <text:p>424894</text:p>
          </table:table-cell>
          <table:table-cell office:value-type="float" office:value="428878" calcext:value-type="float">
            <text:p>428878</text:p>
          </table:table-cell>
          <table:table-cell office:value-type="float" office:value="3984" calcext:value-type="float">
            <text:p>3984</text:p>
          </table:table-cell>
          <table:table-cell/>
          <table:table-cell table:formula="of:=ROUND([.F302]/[.C302];2)" office:value-type="float" office:value="0.51" calcext:value-type="float">
            <text:p>0.51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1395162.83" calcext:value-type="float">
            <text:p>101395162.83</text:p>
          </table:table-cell>
          <table:table-cell office:value-type="float" office:value="103205092.09" calcext:value-type="float">
            <text:p>103205092.09</text:p>
          </table:table-cell>
          <table:table-cell office:value-type="float" office:value="1809929.26" calcext:value-type="float">
            <text:p>1809929.26</text:p>
          </table:table-cell>
          <table:table-cell office:value-type="float" office:value="117682365.1" calcext:value-type="float">
            <text:p>117682365.1</text:p>
          </table:table-cell>
          <table:table-cell office:value-type="float" office:value="119492038.74" calcext:value-type="float">
            <text:p>119492038.74</text:p>
          </table:table-cell>
          <table:table-cell office:value-type="float" office:value="1809673.64" calcext:value-type="float">
            <text:p>1809673.64</text:p>
          </table:table-cell>
          <table:table-cell/>
          <table:table-cell table:formula="of:=ROUND([.F309]/[.C30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345157.79" calcext:value-type="float">
            <text:p>379345157.79</text:p>
          </table:table-cell>
          <table:table-cell office:value-type="float" office:value="381793123.17" calcext:value-type="float">
            <text:p>381793123.17</text:p>
          </table:table-cell>
          <table:table-cell office:value-type="float" office:value="2447965.38" calcext:value-type="float">
            <text:p>2447965.38</text:p>
          </table:table-cell>
          <table:table-cell office:value-type="float" office:value="398749560.72" calcext:value-type="float">
            <text:p>398749560.72</text:p>
          </table:table-cell>
          <table:table-cell office:value-type="float" office:value="398082887.24" calcext:value-type="float">
            <text:p>398082887.24</text:p>
          </table:table-cell>
          <table:table-cell office:value-type="float" office:value="-666673.48" calcext:value-type="float">
            <text:p>-666673.48</text:p>
          </table:table-cell>
          <table:table-cell/>
          <table:table-cell table:formula="of:=ROUND([.F310]/[.C310];2)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13519768.05" calcext:value-type="float">
            <text:p>13519768.05</text:p>
          </table:table-cell>
          <table:table-cell office:value-type="float" office:value="13659715.35" calcext:value-type="float">
            <text:p>13659715.35</text:p>
          </table:table-cell>
          <table:table-cell office:value-type="float" office:value="139947.3" calcext:value-type="float">
            <text:p>139947.3</text:p>
          </table:table-cell>
          <table:table-cell office:value-type="float" office:value="15125070.54" calcext:value-type="float">
            <text:p>15125070.54</text:p>
          </table:table-cell>
          <table:table-cell office:value-type="float" office:value="15240406.26" calcext:value-type="float">
            <text:p>15240406.26</text:p>
          </table:table-cell>
          <table:table-cell office:value-type="float" office:value="115335.72" calcext:value-type="float">
            <text:p>115335.72</text:p>
          </table:table-cell>
          <table:table-cell/>
          <table:table-cell table:formula="of:=ROUND([.F311]/[.C311];2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36164" calcext:value-type="float">
            <text:p>336164</text:p>
          </table:table-cell>
          <table:table-cell office:value-type="float" office:value="340537" calcext:value-type="float">
            <text:p>340537</text:p>
          </table:table-cell>
          <table:table-cell office:value-type="float" office:value="4373" calcext:value-type="float">
            <text:p>4373</text:p>
          </table:table-cell>
          <table:table-cell office:value-type="float" office:value="405582" calcext:value-type="float">
            <text:p>405582</text:p>
          </table:table-cell>
          <table:table-cell office:value-type="float" office:value="409451" calcext:value-type="float">
            <text:p>409451</text:p>
          </table:table-cell>
          <table:table-cell office:value-type="float" office:value="3869" calcext:value-type="float">
            <text:p>3869</text:p>
          </table:table-cell>
          <table:table-cell/>
          <table:table-cell table:formula="of:=ROUND([.F312]/[.C312];2)" office:value-type="float" office:value="0.88" calcext:value-type="float">
            <text:p>0.88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6824369.94" calcext:value-type="float">
            <text:p>106824369.94</text:p>
          </table:table-cell>
          <table:table-cell office:value-type="float" office:value="108633821.13" calcext:value-type="float">
            <text:p>108633821.13</text:p>
          </table:table-cell>
          <table:table-cell office:value-type="float" office:value="1809451.19" calcext:value-type="float">
            <text:p>1809451.19</text:p>
          </table:table-cell>
          <table:table-cell office:value-type="float" office:value="123111468.3" calcext:value-type="float">
            <text:p>123111468.3</text:p>
          </table:table-cell>
          <table:table-cell office:value-type="float" office:value="124920760.91" calcext:value-type="float">
            <text:p>124920760.91</text:p>
          </table:table-cell>
          <table:table-cell office:value-type="float" office:value="1809292.61" calcext:value-type="float">
            <text:p>1809292.61</text:p>
          </table:table-cell>
          <table:table-cell/>
          <table:table-cell table:formula="of:=ROUND([.F318]/[.C31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157295.92" calcext:value-type="float">
            <text:p>392157295.92</text:p>
          </table:table-cell>
          <table:table-cell office:value-type="float" office:value="389602092.93" calcext:value-type="float">
            <text:p>389602092.93</text:p>
          </table:table-cell>
          <table:table-cell office:value-type="float" office:value="-2555202.99" calcext:value-type="float">
            <text:p>-2555202.99</text:p>
          </table:table-cell>
          <table:table-cell office:value-type="float" office:value="397791599.85" calcext:value-type="float">
            <text:p>397791599.85</text:p>
          </table:table-cell>
          <table:table-cell office:value-type="float" office:value="395444557" calcext:value-type="float">
            <text:p>395444557</text:p>
          </table:table-cell>
          <table:table-cell office:value-type="float" office:value="-2347042.85" calcext:value-type="float">
            <text:p>-2347042.85</text:p>
          </table:table-cell>
          <table:table-cell/>
          <table:table-cell table:formula="of:=ROUND([.F319]/[.C319];2)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4152958.78" calcext:value-type="float">
            <text:p>14152958.78</text:p>
          </table:table-cell>
          <table:table-cell office:value-type="float" office:value="14402837.14" calcext:value-type="float">
            <text:p>14402837.14</text:p>
          </table:table-cell>
          <table:table-cell office:value-type="float" office:value="249878.36" calcext:value-type="float">
            <text:p>249878.36</text:p>
          </table:table-cell>
          <table:table-cell office:value-type="float" office:value="15475295.35" calcext:value-type="float">
            <text:p>15475295.35</text:p>
          </table:table-cell>
          <table:table-cell office:value-type="float" office:value="15592899.78" calcext:value-type="float">
            <text:p>15592899.78</text:p>
          </table:table-cell>
          <table:table-cell office:value-type="float" office:value="117604.43" calcext:value-type="float">
            <text:p>117604.43</text:p>
          </table:table-cell>
          <table:table-cell/>
          <table:table-cell table:formula="of:=ROUND([.F320]/[.C320];2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63146" calcext:value-type="float">
            <text:p>363146</text:p>
          </table:table-cell>
          <table:table-cell office:value-type="float" office:value="374541" calcext:value-type="float">
            <text:p>374541</text:p>
          </table:table-cell>
          <table:table-cell office:value-type="float" office:value="11395" calcext:value-type="float">
            <text:p>11395</text:p>
          </table:table-cell>
          <table:table-cell office:value-type="float" office:value="417049" calcext:value-type="float">
            <text:p>417049</text:p>
          </table:table-cell>
          <table:table-cell office:value-type="float" office:value="420967" calcext:value-type="float">
            <text:p>420967</text:p>
          </table:table-cell>
          <table:table-cell office:value-type="float" office:value="3918" calcext:value-type="float">
            <text:p>3918</text:p>
          </table:table-cell>
          <table:table-cell/>
          <table:table-cell table:formula="of:=ROUND([.F321]/[.C321];2)" office:value-type="float" office:value="0.34" calcext:value-type="float">
            <text:p>0.34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2253209.72" calcext:value-type="float">
            <text:p>112253209.72</text:p>
          </table:table-cell>
          <table:table-cell office:value-type="float" office:value="114062773.49" calcext:value-type="float">
            <text:p>114062773.49</text:p>
          </table:table-cell>
          <table:table-cell office:value-type="float" office:value="1809563.77" calcext:value-type="float">
            <text:p>1809563.77</text:p>
          </table:table-cell>
          <table:table-cell office:value-type="float" office:value="128540045.84" calcext:value-type="float">
            <text:p>128540045.84</text:p>
          </table:table-cell>
          <table:table-cell office:value-type="float" office:value="130349668.65" calcext:value-type="float">
            <text:p>130349668.65</text:p>
          </table:table-cell>
          <table:table-cell office:value-type="float" office:value="1809622.81" calcext:value-type="float">
            <text:p>1809622.81</text:p>
          </table:table-cell>
          <table:table-cell/>
          <table:table-cell table:formula="of:=ROUND([.F327]/[.C32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347062.51" calcext:value-type="float">
            <text:p>391347062.51</text:p>
          </table:table-cell>
          <table:table-cell office:value-type="float" office:value="391985296.85" calcext:value-type="float">
            <text:p>391985296.85</text:p>
          </table:table-cell>
          <table:table-cell office:value-type="float" office:value="638234.34" calcext:value-type="float">
            <text:p>638234.34</text:p>
          </table:table-cell>
          <table:table-cell office:value-type="float" office:value="396091651.92" calcext:value-type="float">
            <text:p>396091651.92</text:p>
          </table:table-cell>
          <table:table-cell office:value-type="float" office:value="402501813.15" calcext:value-type="float">
            <text:p>402501813.15</text:p>
          </table:table-cell>
          <table:table-cell office:value-type="float" office:value="6410161.23" calcext:value-type="float">
            <text:p>6410161.23</text:p>
          </table:table-cell>
          <table:table-cell/>
          <table:table-cell table:formula="of:=ROUND([.F328]/[.C328];2)"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4729217.72" calcext:value-type="float">
            <text:p>14729217.72</text:p>
          </table:table-cell>
          <table:table-cell office:value-type="float" office:value="14893675.2" calcext:value-type="float">
            <text:p>14893675.2</text:p>
          </table:table-cell>
          <table:table-cell office:value-type="float" office:value="164457.48" calcext:value-type="float">
            <text:p>164457.48</text:p>
          </table:table-cell>
          <table:table-cell office:value-type="float" office:value="15831948.68" calcext:value-type="float">
            <text:p>15831948.68</text:p>
          </table:table-cell>
          <table:table-cell office:value-type="float" office:value="15951789.91" calcext:value-type="float">
            <text:p>15951789.91</text:p>
          </table:table-cell>
          <table:table-cell office:value-type="float" office:value="119841.23" calcext:value-type="float">
            <text:p>119841.23</text:p>
          </table:table-cell>
          <table:table-cell/>
          <table:table-cell table:formula="of:=ROUND([.F329]/[.C329];2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90034" calcext:value-type="float">
            <text:p>390034</text:p>
          </table:table-cell>
          <table:table-cell office:value-type="float" office:value="397810" calcext:value-type="float">
            <text:p>397810</text:p>
          </table:table-cell>
          <table:table-cell office:value-type="float" office:value="7776" calcext:value-type="float">
            <text:p>7776</text:p>
          </table:table-cell>
          <table:table-cell office:value-type="float" office:value="428878" calcext:value-type="float">
            <text:p>428878</text:p>
          </table:table-cell>
          <table:table-cell office:value-type="float" office:value="432833" calcext:value-type="float">
            <text:p>432833</text:p>
          </table:table-cell>
          <table:table-cell office:value-type="float" office:value="3955" calcext:value-type="float">
            <text:p>3955</text:p>
          </table:table-cell>
          <table:table-cell/>
          <table:table-cell table:formula="of:=ROUND([.F330]/[.C330];2)" office:value-type="float" office:value="0.51" calcext:value-type="float">
            <text:p>0.51</text:p>
          </table:table-cell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0349776.62" calcext:value-type="float">
            <text:p>130349776.62</text:p>
          </table:table-cell>
          <table:table-cell office:value-type="float" office:value="132159666.94" calcext:value-type="float">
            <text:p>132159666.94</text:p>
          </table:table-cell>
          <table:table-cell office:value-type="float" office:value="1809890.32" calcext:value-type="float">
            <text:p>1809890.32</text:p>
          </table:table-cell>
          <table:table-cell office:value-type="float" office:value="146628657.41" calcext:value-type="float">
            <text:p>146628657.41</text:p>
          </table:table-cell>
          <table:table-cell office:value-type="float" office:value="148437286.79" calcext:value-type="float">
            <text:p>148437286.79</text:p>
          </table:table-cell>
          <table:table-cell office:value-type="float" office:value="1808629.38" calcext:value-type="float">
            <text:p>1808629.38</text:p>
          </table:table-cell>
          <table:table-cell/>
          <table:table-cell table:formula="of:=ROUND([.F341]/[.C34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501881.17" calcext:value-type="float">
            <text:p>402501881.17</text:p>
          </table:table-cell>
          <table:table-cell office:value-type="float" office:value="435358994.81" calcext:value-type="float">
            <text:p>435358994.81</text:p>
          </table:table-cell>
          <table:table-cell office:value-type="float" office:value="32857113.64" calcext:value-type="float">
            <text:p>32857113.64</text:p>
          </table:table-cell>
          <table:table-cell office:value-type="float" office:value="626601674.32" calcext:value-type="float">
            <text:p>626601674.32</text:p>
          </table:table-cell>
          <table:table-cell office:value-type="float" office:value="635056890.7" calcext:value-type="float">
            <text:p>635056890.7</text:p>
          </table:table-cell>
          <table:table-cell office:value-type="float" office:value="8455216.38" calcext:value-type="float">
            <text:p>8455216.38</text:p>
          </table:table-cell>
          <table:table-cell/>
          <table:table-cell table:formula="of:=ROUND([.F342]/[.C342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951789.92" calcext:value-type="float">
            <text:p>15951789.92</text:p>
          </table:table-cell>
          <table:table-cell office:value-type="float" office:value="16612829.73" calcext:value-type="float">
            <text:p>16612829.73</text:p>
          </table:table-cell>
          <table:table-cell office:value-type="float" office:value="661039.81" calcext:value-type="float">
            <text:p>661039.81</text:p>
          </table:table-cell>
          <table:table-cell office:value-type="float" office:value="19845939.19" calcext:value-type="float">
            <text:p>19845939.19</text:p>
          </table:table-cell>
          <table:table-cell office:value-type="float" office:value="19997590.43" calcext:value-type="float">
            <text:p>19997590.43</text:p>
          </table:table-cell>
          <table:table-cell office:value-type="float" office:value="151651.24" calcext:value-type="float">
            <text:p>151651.24</text:p>
          </table:table-cell>
          <table:table-cell/>
          <table:table-cell table:formula="of:=ROUND([.F343]/[.C343];2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32833" calcext:value-type="float">
            <text:p>432833</text:p>
          </table:table-cell>
          <table:table-cell office:value-type="float" office:value="437058" calcext:value-type="float">
            <text:p>437058</text:p>
          </table:table-cell>
          <table:table-cell office:value-type="float" office:value="4225" calcext:value-type="float">
            <text:p>4225</text:p>
          </table:table-cell>
          <table:table-cell office:value-type="float" office:value="463678" calcext:value-type="float">
            <text:p>463678</text:p>
          </table:table-cell>
          <table:table-cell office:value-type="float" office:value="472301" calcext:value-type="float">
            <text:p>472301</text:p>
          </table:table-cell>
          <table:table-cell office:value-type="float" office:value="8623" calcext:value-type="float">
            <text:p>8623</text:p>
          </table:table-cell>
          <table:table-cell/>
          <table:table-cell table:formula="of:=ROUND([.F344]/[.C344];2)" office:value-type="float" office:value="2.04" calcext:value-type="float">
            <text:p>2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5776812.92" calcext:value-type="float">
            <text:p>135776812.92</text:p>
          </table:table-cell>
          <table:table-cell office:value-type="float" office:value="137585556.8" calcext:value-type="float">
            <text:p>137585556.8</text:p>
          </table:table-cell>
          <table:table-cell office:value-type="float" office:value="1808743.88" calcext:value-type="float">
            <text:p>1808743.88</text:p>
          </table:table-cell>
          <table:table-cell office:value-type="float" office:value="152054200" calcext:value-type="float">
            <text:p>152054200</text:p>
          </table:table-cell>
          <table:table-cell office:value-type="float" office:value="153860841.89" calcext:value-type="float">
            <text:p>153860841.89</text:p>
          </table:table-cell>
          <table:table-cell office:value-type="float" office:value="1806641.89" calcext:value-type="float">
            <text:p>1806641.89</text:p>
          </table:table-cell>
          <table:table-cell/>
          <table:table-cell table:formula="of:=ROUND([.F350]/[.C35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131351.95" calcext:value-type="float">
            <text:p>481131351.95</text:p>
          </table:table-cell>
          <table:table-cell office:value-type="float" office:value="513578985.63" calcext:value-type="float">
            <text:p>513578985.63</text:p>
          </table:table-cell>
          <table:table-cell office:value-type="float" office:value="32447633.68" calcext:value-type="float">
            <text:p>32447633.68</text:p>
          </table:table-cell>
          <table:table-cell office:value-type="float" office:value="643172562.62" calcext:value-type="float">
            <text:p>643172562.62</text:p>
          </table:table-cell>
          <table:table-cell office:value-type="float" office:value="667617820.66" calcext:value-type="float">
            <text:p>667617820.66</text:p>
          </table:table-cell>
          <table:table-cell office:value-type="float" office:value="24445258.04" calcext:value-type="float">
            <text:p>24445258.04</text:p>
          </table:table-cell>
          <table:table-cell/>
          <table:table-cell table:formula="of:=ROUND([.F351]/[.C351];2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880894.2" calcext:value-type="float">
            <text:p>17880894.2</text:p>
          </table:table-cell>
          <table:table-cell office:value-type="float" office:value="17913289.84" calcext:value-type="float">
            <text:p>17913289.84</text:p>
          </table:table-cell>
          <table:table-cell office:value-type="float" office:value="32395.64" calcext:value-type="float">
            <text:p>32395.64</text:p>
          </table:table-cell>
          <table:table-cell office:value-type="float" office:value="20305032.2" calcext:value-type="float">
            <text:p>20305032.2</text:p>
          </table:table-cell>
          <table:table-cell office:value-type="float" office:value="20341033.52" calcext:value-type="float">
            <text:p>20341033.52</text:p>
          </table:table-cell>
          <table:table-cell office:value-type="float" office:value="36001.32" calcext:value-type="float">
            <text:p>36001.32</text:p>
          </table:table-cell>
          <table:table-cell/>
          <table:table-cell table:formula="of:=ROUND([.F352]/[.C352];2)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446775" calcext:value-type="float">
            <text:p>446775</text:p>
          </table:table-cell>
          <table:table-cell office:value-type="float" office:value="446904" calcext:value-type="float">
            <text:p>446904</text:p>
          </table:table-cell>
          <table:table-cell office:value-type="float" office:value="129" calcext:value-type="float">
            <text:p>129</text:p>
          </table:table-cell>
          <table:table-cell office:value-type="float" office:value="490400" calcext:value-type="float">
            <text:p>490400</text:p>
          </table:table-cell>
          <table:table-cell office:value-type="float" office:value="490621" calcext:value-type="float">
            <text:p>4906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ROUND([.F353]/[.C353];2)" office:value-type="float" office:value="1.71" calcext:value-type="float">
            <text:p>1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41202882.59" calcext:value-type="float">
            <text:p>141202882.59</text:p>
          </table:table-cell>
          <table:table-cell office:value-type="float" office:value="143011254.05" calcext:value-type="float">
            <text:p>143011254.05</text:p>
          </table:table-cell>
          <table:table-cell office:value-type="float" office:value="1808371.46" calcext:value-type="float">
            <text:p>1808371.46</text:p>
          </table:table-cell>
          <table:table-cell office:value-type="float" office:value="157477443.27" calcext:value-type="float">
            <text:p>157477443.27</text:p>
          </table:table-cell>
          <table:table-cell office:value-type="float" office:value="159287637.43" calcext:value-type="float">
            <text:p>159287637.43</text:p>
          </table:table-cell>
          <table:table-cell office:value-type="float" office:value="1810194.16" calcext:value-type="float">
            <text:p>1810194.16</text:p>
          </table:table-cell>
          <table:table-cell/>
          <table:table-cell table:formula="of:=ROUND([.F359]/[.C35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298118.24" calcext:value-type="float">
            <text:p>563298118.24</text:p>
          </table:table-cell>
          <table:table-cell office:value-type="float" office:value="583138144.99" calcext:value-type="float">
            <text:p>583138144.99</text:p>
          </table:table-cell>
          <table:table-cell office:value-type="float" office:value="19840026.75" calcext:value-type="float">
            <text:p>19840026.75</text:p>
          </table:table-cell>
          <table:table-cell office:value-type="float" office:value="736774686.8" calcext:value-type="float">
            <text:p>736774686.8</text:p>
          </table:table-cell>
          <table:table-cell office:value-type="float" office:value="732599394.01" calcext:value-type="float">
            <text:p>732599394.01</text:p>
          </table:table-cell>
          <table:table-cell office:value-type="float" office:value="-4175292.79" calcext:value-type="float">
            <text:p>-4175292.79</text:p>
          </table:table-cell>
          <table:table-cell/>
          <table:table-cell table:formula="of:=ROUND([.F360]/[.C360];2)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7980441.58" calcext:value-type="float">
            <text:p>17980441.58</text:p>
          </table:table-cell>
          <table:table-cell office:value-type="float" office:value="18602865.56" calcext:value-type="float">
            <text:p>18602865.56</text:p>
          </table:table-cell>
          <table:table-cell office:value-type="float" office:value="622423.98" calcext:value-type="float">
            <text:p>622423.98</text:p>
          </table:table-cell>
          <table:table-cell office:value-type="float" office:value="20412754.46" calcext:value-type="float">
            <text:p>20412754.46</text:p>
          </table:table-cell>
          <table:table-cell office:value-type="float" office:value="20576411.55" calcext:value-type="float">
            <text:p>20576411.55</text:p>
          </table:table-cell>
          <table:table-cell office:value-type="float" office:value="163657.09" calcext:value-type="float">
            <text:p>163657.09</text:p>
          </table:table-cell>
          <table:table-cell/>
          <table:table-cell table:formula="of:=ROUND([.F361]/[.C361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7154" calcext:value-type="float">
            <text:p>447154</text:p>
          </table:table-cell>
          <table:table-cell office:value-type="float" office:value="452420" calcext:value-type="float">
            <text:p>452420</text:p>
          </table:table-cell>
          <table:table-cell office:value-type="float" office:value="5266" calcext:value-type="float">
            <text:p>5266</text:p>
          </table:table-cell>
          <table:table-cell office:value-type="float" office:value="491012" calcext:value-type="float">
            <text:p>491012</text:p>
          </table:table-cell>
          <table:table-cell office:value-type="float" office:value="500743" calcext:value-type="float">
            <text:p>500743</text:p>
          </table:table-cell>
          <table:table-cell office:value-type="float" office:value="9731" calcext:value-type="float">
            <text:p>9731</text:p>
          </table:table-cell>
          <table:table-cell/>
          <table:table-cell table:formula="of:=ROUND([.F362]/[.C362];2)" office:value-type="float" office:value="1.85" calcext:value-type="float">
            <text:p>1.8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2159666.94" calcext:value-type="float">
            <text:p>132159666.94</text:p>
          </table:table-cell>
          <table:table-cell office:value-type="float" office:value="133968141.28" calcext:value-type="float">
            <text:p>133968141.28</text:p>
          </table:table-cell>
          <table:table-cell office:value-type="float" office:value="1808474.34" calcext:value-type="float">
            <text:p>1808474.34</text:p>
          </table:table-cell>
          <table:table-cell office:value-type="float" office:value="148437286.79" calcext:value-type="float">
            <text:p>148437286.79</text:p>
          </table:table-cell>
          <table:table-cell office:value-type="float" office:value="150245702.04" calcext:value-type="float">
            <text:p>150245702.04</text:p>
          </table:table-cell>
          <table:table-cell office:value-type="float" office:value="1808415.25" calcext:value-type="float">
            <text:p>1808415.25</text:p>
          </table:table-cell>
          <table:table-cell/>
          <table:table-cell table:formula="of:=ROUND([.F369]/[.C36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358994.81" calcext:value-type="float">
            <text:p>435358994.81</text:p>
          </table:table-cell>
          <table:table-cell office:value-type="float" office:value="452158254.84" calcext:value-type="float">
            <text:p>452158254.84</text:p>
          </table:table-cell>
          <table:table-cell office:value-type="float" office:value="16799260.03" calcext:value-type="float">
            <text:p>16799260.03</text:p>
          </table:table-cell>
          <table:table-cell office:value-type="float" office:value="635056890.7" calcext:value-type="float">
            <text:p>635056890.7</text:p>
          </table:table-cell>
          <table:table-cell office:value-type="float" office:value="641928866.73" calcext:value-type="float">
            <text:p>641928866.73</text:p>
          </table:table-cell>
          <table:table-cell office:value-type="float" office:value="6871976.03" calcext:value-type="float">
            <text:p>6871976.03</text:p>
          </table:table-cell>
          <table:table-cell/>
          <table:table-cell table:formula="of:=ROUND([.F370]/[.C370];2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612829.73" calcext:value-type="float">
            <text:p>16612829.73</text:p>
          </table:table-cell>
          <table:table-cell office:value-type="float" office:value="17268383.46" calcext:value-type="float">
            <text:p>17268383.46</text:p>
          </table:table-cell>
          <table:table-cell office:value-type="float" office:value="655553.73" calcext:value-type="float">
            <text:p>655553.73</text:p>
          </table:table-cell>
          <table:table-cell office:value-type="float" office:value="19997590.43" calcext:value-type="float">
            <text:p>19997590.43</text:p>
          </table:table-cell>
          <table:table-cell office:value-type="float" office:value="20152241.97" calcext:value-type="float">
            <text:p>20152241.97</text:p>
          </table:table-cell>
          <table:table-cell office:value-type="float" office:value="154651.54" calcext:value-type="float">
            <text:p>154651.54</text:p>
          </table:table-cell>
          <table:table-cell/>
          <table:table-cell table:formula="of:=ROUND([.F371]/[.C371];2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37058" calcext:value-type="float">
            <text:p>437058</text:p>
          </table:table-cell>
          <table:table-cell office:value-type="float" office:value="441534" calcext:value-type="float">
            <text:p>441534</text:p>
          </table:table-cell>
          <table:table-cell office:value-type="float" office:value="4476" calcext:value-type="float">
            <text:p>4476</text:p>
          </table:table-cell>
          <table:table-cell office:value-type="float" office:value="472301" calcext:value-type="float">
            <text:p>472301</text:p>
          </table:table-cell>
          <table:table-cell office:value-type="float" office:value="481421" calcext:value-type="float">
            <text:p>481421</text:p>
          </table:table-cell>
          <table:table-cell office:value-type="float" office:value="9120" calcext:value-type="float">
            <text:p>9120</text:p>
          </table:table-cell>
          <table:table-cell/>
          <table:table-cell table:formula="of:=ROUND([.F372]/[.C372];2)" office:value-type="float" office:value="2.04" calcext:value-type="float">
            <text:p>2.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7585658.24" calcext:value-type="float">
            <text:p>137585658.24</text:p>
          </table:table-cell>
          <table:table-cell office:value-type="float" office:value="139394161.04" calcext:value-type="float">
            <text:p>139394161.04</text:p>
          </table:table-cell>
          <table:table-cell office:value-type="float" office:value="1808502.8" calcext:value-type="float">
            <text:p>1808502.8</text:p>
          </table:table-cell>
          <table:table-cell office:value-type="float" office:value="153860841.89" calcext:value-type="float">
            <text:p>153860841.89</text:p>
          </table:table-cell>
          <table:table-cell office:value-type="float" office:value="155670601.85" calcext:value-type="float">
            <text:p>155670601.85</text:p>
          </table:table-cell>
          <table:table-cell office:value-type="float" office:value="1809759.96" calcext:value-type="float">
            <text:p>1809759.96</text:p>
          </table:table-cell>
          <table:table-cell/>
          <table:table-cell table:formula="of:=ROUND([.F378]/[.C37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578985.63" calcext:value-type="float">
            <text:p>513578985.63</text:p>
          </table:table-cell>
          <table:table-cell office:value-type="float" office:value="534789196.71" calcext:value-type="float">
            <text:p>534789196.71</text:p>
          </table:table-cell>
          <table:table-cell office:value-type="float" office:value="21210211.08" calcext:value-type="float">
            <text:p>21210211.08</text:p>
          </table:table-cell>
          <table:table-cell office:value-type="float" office:value="667617820.66" calcext:value-type="float">
            <text:p>667617820.66</text:p>
          </table:table-cell>
          <table:table-cell office:value-type="float" office:value="699798950.75" calcext:value-type="float">
            <text:p>699798950.75</text:p>
          </table:table-cell>
          <table:table-cell office:value-type="float" office:value="32181130.09" calcext:value-type="float">
            <text:p>32181130.09</text:p>
          </table:table-cell>
          <table:table-cell/>
          <table:table-cell table:formula="of:=ROUND([.F379]/[.C379];2)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7913289.84" calcext:value-type="float">
            <text:p>17913289.84</text:p>
          </table:table-cell>
          <table:table-cell office:value-type="float" office:value="17946727.7" calcext:value-type="float">
            <text:p>17946727.7</text:p>
          </table:table-cell>
          <table:table-cell office:value-type="float" office:value="33437.86" calcext:value-type="float">
            <text:p>33437.86</text:p>
          </table:table-cell>
          <table:table-cell office:value-type="float" office:value="20341033.52" calcext:value-type="float">
            <text:p>20341033.52</text:p>
          </table:table-cell>
          <table:table-cell office:value-type="float" office:value="20376832.05" calcext:value-type="float">
            <text:p>20376832.05</text:p>
          </table:table-cell>
          <table:table-cell office:value-type="float" office:value="35798.53" calcext:value-type="float">
            <text:p>35798.53</text:p>
          </table:table-cell>
          <table:table-cell/>
          <table:table-cell table:formula="of:=ROUND([.F380]/[.C380];2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46904" calcext:value-type="float">
            <text:p>446904</text:p>
          </table:table-cell>
          <table:table-cell office:value-type="float" office:value="447034" calcext:value-type="float">
            <text:p>447034</text:p>
          </table:table-cell>
          <table:table-cell office:value-type="float" office:value="130" calcext:value-type="float">
            <text:p>130</text:p>
          </table:table-cell>
          <table:table-cell office:value-type="float" office:value="490621" calcext:value-type="float">
            <text:p>490621</text:p>
          </table:table-cell>
          <table:table-cell office:value-type="float" office:value="490806" calcext:value-type="float">
            <text:p>49080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ROUND([.F381]/[.C381];2)" office:value-type="float" office:value="1.42" calcext:value-type="float">
            <text:p>1.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43011254.05" calcext:value-type="float">
            <text:p>143011254.05</text:p>
          </table:table-cell>
          <table:table-cell office:value-type="float" office:value="144819956.89" calcext:value-type="float">
            <text:p>144819956.89</text:p>
          </table:table-cell>
          <table:table-cell office:value-type="float" office:value="1808702.84" calcext:value-type="float">
            <text:p>1808702.84</text:p>
          </table:table-cell>
          <table:table-cell office:value-type="float" office:value="159287741.06" calcext:value-type="float">
            <text:p>159287741.06</text:p>
          </table:table-cell>
          <table:table-cell office:value-type="float" office:value="161096075.7" calcext:value-type="float">
            <text:p>161096075.7</text:p>
          </table:table-cell>
          <table:table-cell office:value-type="float" office:value="1808334.64" calcext:value-type="float">
            <text:p>1808334.64</text:p>
          </table:table-cell>
          <table:table-cell/>
          <table:table-cell table:formula="of:=ROUND([.F387]/[.C38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138144.99" calcext:value-type="float">
            <text:p>583138144.99</text:p>
          </table:table-cell>
          <table:table-cell office:value-type="float" office:value="605971563.41" calcext:value-type="float">
            <text:p>605971563.41</text:p>
          </table:table-cell>
          <table:table-cell office:value-type="float" office:value="22833418.42" calcext:value-type="float">
            <text:p>22833418.42</text:p>
          </table:table-cell>
          <table:table-cell office:value-type="float" office:value="729198021.17" calcext:value-type="float">
            <text:p>729198021.17</text:p>
          </table:table-cell>
          <table:table-cell office:value-type="float" office:value="739760009.82" calcext:value-type="float">
            <text:p>739760009.82</text:p>
          </table:table-cell>
          <table:table-cell office:value-type="float" office:value="10561988.65" calcext:value-type="float">
            <text:p>10561988.65</text:p>
          </table:table-cell>
          <table:table-cell/>
          <table:table-cell table:formula="of:=ROUND([.F388]/[.C388];2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8602865.56" calcext:value-type="float">
            <text:p>18602865.56</text:p>
          </table:table-cell>
          <table:table-cell office:value-type="float" office:value="19224245.54" calcext:value-type="float">
            <text:p>19224245.54</text:p>
          </table:table-cell>
          <table:table-cell office:value-type="float" office:value="621379.98" calcext:value-type="float">
            <text:p>621379.98</text:p>
          </table:table-cell>
          <table:table-cell office:value-type="float" office:value="20576411.56" calcext:value-type="float">
            <text:p>20576411.56</text:p>
          </table:table-cell>
          <table:table-cell office:value-type="float" office:value="20739104.96" calcext:value-type="float">
            <text:p>20739104.96</text:p>
          </table:table-cell>
          <table:table-cell office:value-type="float" office:value="162693.4" calcext:value-type="float">
            <text:p>162693.4</text:p>
          </table:table-cell>
          <table:table-cell/>
          <table:table-cell table:formula="of:=ROUND([.F389]/[.C389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52420" calcext:value-type="float">
            <text:p>452420</text:p>
          </table:table-cell>
          <table:table-cell office:value-type="float" office:value="458269" calcext:value-type="float">
            <text:p>458269</text:p>
          </table:table-cell>
          <table:table-cell office:value-type="float" office:value="5849" calcext:value-type="float">
            <text:p>5849</text:p>
          </table:table-cell>
          <table:table-cell office:value-type="float" office:value="500744" calcext:value-type="float">
            <text:p>500744</text:p>
          </table:table-cell>
          <table:table-cell office:value-type="float" office:value="510552" calcext:value-type="float">
            <text:p>510552</text:p>
          </table:table-cell>
          <table:table-cell office:value-type="float" office:value="9808" calcext:value-type="float">
            <text:p>9808</text:p>
          </table:table-cell>
          <table:table-cell/>
          <table:table-cell table:formula="of:=ROUND([.F390]/[.C390];2)" office:value-type="float" office:value="1.68" calcext:value-type="float">
            <text:p>1.6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3968141.28" calcext:value-type="float">
            <text:p>133968141.28</text:p>
          </table:table-cell>
          <table:table-cell office:value-type="float" office:value="135776812.92" calcext:value-type="float">
            <text:p>135776812.92</text:p>
          </table:table-cell>
          <table:table-cell office:value-type="float" office:value="1808671.64" calcext:value-type="float">
            <text:p>1808671.64</text:p>
          </table:table-cell>
          <table:table-cell office:value-type="float" office:value="150245702.04" calcext:value-type="float">
            <text:p>150245702.04</text:p>
          </table:table-cell>
          <table:table-cell office:value-type="float" office:value="152054097.24" calcext:value-type="float">
            <text:p>152054097.24</text:p>
          </table:table-cell>
          <table:table-cell office:value-type="float" office:value="1808395.2" calcext:value-type="float">
            <text:p>1808395.2</text:p>
          </table:table-cell>
          <table:table-cell/>
          <table:table-cell table:formula="of:=ROUND([.F397]/[.C39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158254.84" calcext:value-type="float">
            <text:p>452158254.84</text:p>
          </table:table-cell>
          <table:table-cell office:value-type="float" office:value="481131351.95" calcext:value-type="float">
            <text:p>481131351.95</text:p>
          </table:table-cell>
          <table:table-cell office:value-type="float" office:value="28973097.11" calcext:value-type="float">
            <text:p>28973097.11</text:p>
          </table:table-cell>
          <table:table-cell office:value-type="float" office:value="641928866.73" calcext:value-type="float">
            <text:p>641928866.73</text:p>
          </table:table-cell>
          <table:table-cell office:value-type="float" office:value="643172446.5" calcext:value-type="float">
            <text:p>643172446.5</text:p>
          </table:table-cell>
          <table:table-cell office:value-type="float" office:value="1243579.77" calcext:value-type="float">
            <text:p>1243579.77</text:p>
          </table:table-cell>
          <table:table-cell/>
          <table:table-cell table:formula="of:=ROUND([.F398]/[.C398];2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7268383.46" calcext:value-type="float">
            <text:p>17268383.46</text:p>
          </table:table-cell>
          <table:table-cell office:value-type="float" office:value="17880894.2" calcext:value-type="float">
            <text:p>17880894.2</text:p>
          </table:table-cell>
          <table:table-cell office:value-type="float" office:value="612510.74" calcext:value-type="float">
            <text:p>612510.74</text:p>
          </table:table-cell>
          <table:table-cell office:value-type="float" office:value="20152241.97" calcext:value-type="float">
            <text:p>20152241.97</text:p>
          </table:table-cell>
          <table:table-cell office:value-type="float" office:value="20305032.19" calcext:value-type="float">
            <text:p>20305032.19</text:p>
          </table:table-cell>
          <table:table-cell office:value-type="float" office:value="152790.22" calcext:value-type="float">
            <text:p>152790.22</text:p>
          </table:table-cell>
          <table:table-cell/>
          <table:table-cell table:formula="of:=ROUND([.F399]/[.C399];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41534" calcext:value-type="float">
            <text:p>441534</text:p>
          </table:table-cell>
          <table:table-cell office:value-type="float" office:value="446775" calcext:value-type="float">
            <text:p>446775</text:p>
          </table:table-cell>
          <table:table-cell office:value-type="float" office:value="5241" calcext:value-type="float">
            <text:p>5241</text:p>
          </table:table-cell>
          <table:table-cell office:value-type="float" office:value="481421" calcext:value-type="float">
            <text:p>481421</text:p>
          </table:table-cell>
          <table:table-cell office:value-type="float" office:value="490400" calcext:value-type="float">
            <text:p>490400</text:p>
          </table:table-cell>
          <table:table-cell office:value-type="float" office:value="8979" calcext:value-type="float">
            <text:p>8979</text:p>
          </table:table-cell>
          <table:table-cell/>
          <table:table-cell table:formula="of:=ROUND([.F400]/[.C400];2)" office:value-type="float" office:value="1.71" calcext:value-type="float">
            <text:p>1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39394262.91" calcext:value-type="float">
            <text:p>139394262.91</text:p>
          </table:table-cell>
          <table:table-cell office:value-type="float" office:value="141202776.29" calcext:value-type="float">
            <text:p>141202776.29</text:p>
          </table:table-cell>
          <table:table-cell office:value-type="float" office:value="1808513.38" calcext:value-type="float">
            <text:p>1808513.38</text:p>
          </table:table-cell>
          <table:table-cell office:value-type="float" office:value="155670601.85" calcext:value-type="float">
            <text:p>155670601.85</text:p>
          </table:table-cell>
          <table:table-cell office:value-type="float" office:value="157477443.27" calcext:value-type="float">
            <text:p>157477443.27</text:p>
          </table:table-cell>
          <table:table-cell office:value-type="float" office:value="1806841.42" calcext:value-type="float">
            <text:p>1806841.42</text:p>
          </table:table-cell>
          <table:table-cell/>
          <table:table-cell table:formula="of:=ROUND([.F406]/[.C40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401236.44" calcext:value-type="float">
            <text:p>534401236.44</text:p>
          </table:table-cell>
          <table:table-cell office:value-type="float" office:value="563298073.63" calcext:value-type="float">
            <text:p>563298073.63</text:p>
          </table:table-cell>
          <table:table-cell office:value-type="float" office:value="28896837.19" calcext:value-type="float">
            <text:p>28896837.19</text:p>
          </table:table-cell>
          <table:table-cell office:value-type="float" office:value="699798950.75" calcext:value-type="float">
            <text:p>699798950.75</text:p>
          </table:table-cell>
          <table:table-cell office:value-type="float" office:value="736774686.8" calcext:value-type="float">
            <text:p>736774686.8</text:p>
          </table:table-cell>
          <table:table-cell office:value-type="float" office:value="36975736.05" calcext:value-type="float">
            <text:p>36975736.05</text:p>
          </table:table-cell>
          <table:table-cell/>
          <table:table-cell table:formula="of:=ROUND([.F407]/[.C407];2)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7946727.7" calcext:value-type="float">
            <text:p>17946727.7</text:p>
          </table:table-cell>
          <table:table-cell office:value-type="float" office:value="17980441.58" calcext:value-type="float">
            <text:p>17980441.58</text:p>
          </table:table-cell>
          <table:table-cell office:value-type="float" office:value="33713.88" calcext:value-type="float">
            <text:p>33713.88</text:p>
          </table:table-cell>
          <table:table-cell office:value-type="float" office:value="20376832.05" calcext:value-type="float">
            <text:p>20376832.05</text:p>
          </table:table-cell>
          <table:table-cell office:value-type="float" office:value="20412754.46" calcext:value-type="float">
            <text:p>20412754.46</text:p>
          </table:table-cell>
          <table:table-cell office:value-type="float" office:value="35922.41" calcext:value-type="float">
            <text:p>35922.41</text:p>
          </table:table-cell>
          <table:table-cell/>
          <table:table-cell table:formula="of:=ROUND([.F408]/[.C408];2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47035" calcext:value-type="float">
            <text:p>447035</text:p>
          </table:table-cell>
          <table:table-cell office:value-type="float" office:value="447154" calcext:value-type="float">
            <text:p>447154</text:p>
          </table:table-cell>
          <table:table-cell office:value-type="float" office:value="119" calcext:value-type="float">
            <text:p>119</text:p>
          </table:table-cell>
          <table:table-cell office:value-type="float" office:value="490806" calcext:value-type="float">
            <text:p>490806</text:p>
          </table:table-cell>
          <table:table-cell office:value-type="float" office:value="491012" calcext:value-type="float">
            <text:p>491012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ROUND([.F409]/[.C409];2)" office:value-type="float" office:value="1.73" calcext:value-type="float">
            <text:p>1.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144819956.89" calcext:value-type="float">
            <text:p>144819956.89</text:p>
          </table:table-cell>
          <table:table-cell office:value-type="float" office:value="146628657.41" calcext:value-type="float">
            <text:p>146628657.41</text:p>
          </table:table-cell>
          <table:table-cell office:value-type="float" office:value="1808700.52" calcext:value-type="float">
            <text:p>1808700.52</text:p>
          </table:table-cell>
          <table:table-cell office:value-type="float" office:value="161096181.27" calcext:value-type="float">
            <text:p>161096181.27</text:p>
          </table:table-cell>
          <table:table-cell office:value-type="float" office:value="162904610.7" calcext:value-type="float">
            <text:p>162904610.7</text:p>
          </table:table-cell>
          <table:table-cell office:value-type="float" office:value="1808429.43" calcext:value-type="float">
            <text:p>1808429.43</text:p>
          </table:table-cell>
          <table:table-cell/>
          <table:table-cell table:formula="of:=ROUND([.F415]/[.C41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971563.41" calcext:value-type="float">
            <text:p>605971563.41</text:p>
          </table:table-cell>
          <table:table-cell office:value-type="float" office:value="626601674.32" calcext:value-type="float">
            <text:p>626601674.32</text:p>
          </table:table-cell>
          <table:table-cell office:value-type="float" office:value="20630110.91" calcext:value-type="float">
            <text:p>20630110.91</text:p>
          </table:table-cell>
          <table:table-cell office:value-type="float" office:value="739760107.77" calcext:value-type="float">
            <text:p>739760107.77</text:p>
          </table:table-cell>
          <table:table-cell office:value-type="float" office:value="747300003.94" calcext:value-type="float">
            <text:p>747300003.94</text:p>
          </table:table-cell>
          <table:table-cell office:value-type="float" office:value="7539896.17" calcext:value-type="float">
            <text:p>7539896.17</text:p>
          </table:table-cell>
          <table:table-cell/>
          <table:table-cell table:formula="of:=ROUND([.F416]/[.C416];2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9224245.54" calcext:value-type="float">
            <text:p>19224245.54</text:p>
          </table:table-cell>
          <table:table-cell office:value-type="float" office:value="19845939.19" calcext:value-type="float">
            <text:p>19845939.19</text:p>
          </table:table-cell>
          <table:table-cell office:value-type="float" office:value="621693.65" calcext:value-type="float">
            <text:p>621693.65</text:p>
          </table:table-cell>
          <table:table-cell office:value-type="float" office:value="20739104.96" calcext:value-type="float">
            <text:p>20739104.96</text:p>
          </table:table-cell>
          <table:table-cell office:value-type="float" office:value="20902929.15" calcext:value-type="float">
            <text:p>20902929.15</text:p>
          </table:table-cell>
          <table:table-cell office:value-type="float" office:value="163824.19" calcext:value-type="float">
            <text:p>163824.19</text:p>
          </table:table-cell>
          <table:table-cell/>
          <table:table-cell table:formula="of:=ROUND([.F417]/[.C417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58269" calcext:value-type="float">
            <text:p>458269</text:p>
          </table:table-cell>
          <table:table-cell office:value-type="float" office:value="463678" calcext:value-type="float">
            <text:p>463678</text:p>
          </table:table-cell>
          <table:table-cell office:value-type="float" office:value="5409" calcext:value-type="float">
            <text:p>5409</text:p>
          </table:table-cell>
          <table:table-cell office:value-type="float" office:value="510552" calcext:value-type="float">
            <text:p>510552</text:p>
          </table:table-cell>
          <table:table-cell office:value-type="float" office:value="520497" calcext:value-type="float">
            <text:p>520497</text:p>
          </table:table-cell>
          <table:table-cell office:value-type="float" office:value="9945" calcext:value-type="float">
            <text:p>9945</text:p>
          </table:table-cell>
          <table:table-cell/>
          <table:table-cell table:formula="of:=ROUND([.F418]/[.C418];2)" office:value-type="float" office:value="1.84" calcext:value-type="float">
            <text:p>1.8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514.29" calcext:value-type="float">
            <text:p>514.29</text:p>
          </table:table-cell>
          <table:table-cell office:value-type="float" office:value="1904337.54" calcext:value-type="float">
            <text:p>1904337.54</text:p>
          </table:table-cell>
          <table:table-cell office:value-type="float" office:value="1903823.25" calcext:value-type="float">
            <text:p>1903823.25</text:p>
          </table:table-cell>
          <table:table-cell office:value-type="float" office:value="16372247.05" calcext:value-type="float">
            <text:p>16372247.05</text:p>
          </table:table-cell>
          <table:table-cell office:value-type="float" office:value="18180497.37" calcext:value-type="float">
            <text:p>18180497.37</text:p>
          </table:table-cell>
          <table:table-cell office:value-type="float" office:value="1808250.32" calcext:value-type="float">
            <text:p>1808250.32</text:p>
          </table:table-cell>
          <table:table-cell/>
          <table:table-cell table:formula="of:=ROUND([.F421]/[.C421];2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773124.22" calcext:value-type="float">
            <text:p>17773124.22</text:p>
          </table:table-cell>
          <table:table-cell office:value-type="float" office:value="17773113.25" calcext:value-type="float">
            <text:p>17773113.25</text:p>
          </table:table-cell>
          <table:table-cell office:value-type="float" office:value="195296221.74" calcext:value-type="float">
            <text:p>195296221.74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650502.69" calcext:value-type="float">
            <text:p>650502.69</text:p>
          </table:table-cell>
          <table:table-cell/>
          <table:table-cell table:formula="of:=ROUND([.F422]/[.C422];2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24753.67" calcext:value-type="float">
            <text:p>824753.67</text:p>
          </table:table-cell>
          <table:table-cell office:value-type="float" office:value="824753.66" calcext:value-type="float">
            <text:p>824753.66</text:p>
          </table:table-cell>
          <table:table-cell office:value-type="float" office:value="4424666.3" calcext:value-type="float">
            <text:p>4424666.3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119540.58" calcext:value-type="float">
            <text:p>119540.58</text:p>
          </table:table-cell>
          <table:table-cell/>
          <table:table-cell table:formula="of:=ROUND([.F423]/[.C423];2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448" calcext:value-type="float">
            <text:p>5448</text:p>
          </table:table-cell>
          <table:table-cell office:value-type="float" office:value="25771" calcext:value-type="float">
            <text:p>25771</text:p>
          </table:table-cell>
          <table:table-cell office:value-type="float" office:value="30676" calcext:value-type="float">
            <text:p>30676</text:p>
          </table:table-cell>
          <table:table-cell office:value-type="float" office:value="4905" calcext:value-type="float">
            <text:p>4905</text:p>
          </table:table-cell>
          <table:table-cell/>
          <table:table-cell table:formula="of:=ROUND([.F424]/[.C424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2904712.47" calcext:value-type="float">
            <text:p>162904712.47</text:p>
          </table:table-cell>
          <table:table-cell office:value-type="float" office:value="164713165.1" calcext:value-type="float">
            <text:p>164713165.1</text:p>
          </table:table-cell>
          <table:table-cell office:value-type="float" office:value="1808452.63" calcext:value-type="float">
            <text:p>1808452.63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09378.72" calcext:value-type="float">
            <text:p>1809378.72</text:p>
          </table:table-cell>
          <table:table-cell/>
          <table:table-cell table:formula="of:=ROUND([.F425]/[.C42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335696.3" calcext:value-type="float">
            <text:p>734335696.3</text:p>
          </table:table-cell>
          <table:table-cell office:value-type="float" office:value="747052477.15" calcext:value-type="float">
            <text:p>747052477.15</text:p>
          </table:table-cell>
          <table:table-cell office:value-type="float" office:value="12716780.85" calcext:value-type="float">
            <text:p>12716780.85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6088038.43" calcext:value-type="float">
            <text:p>6088038.43</text:p>
          </table:table-cell>
          <table:table-cell/>
          <table:table-cell table:formula="of:=ROUND([.F426]/[.C426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902929.15" calcext:value-type="float">
            <text:p>20902929.15</text:p>
          </table:table-cell>
          <table:table-cell office:value-type="float" office:value="21052467.65" calcext:value-type="float">
            <text:p>21052467.65</text:p>
          </table:table-cell>
          <table:table-cell office:value-type="float" office:value="149538.5" calcext:value-type="float">
            <text:p>149538.5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116390.61" calcext:value-type="float">
            <text:p>116390.61</text:p>
          </table:table-cell>
          <table:table-cell/>
          <table:table-cell table:formula="of:=ROUND([.F427]/[.C42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20498" calcext:value-type="float">
            <text:p>520498</text:p>
          </table:table-cell>
          <table:table-cell office:value-type="float" office:value="528063" calcext:value-type="float">
            <text:p>528063</text:p>
          </table:table-cell>
          <table:table-cell office:value-type="float" office:value="7565" calcext:value-type="float">
            <text:p>7565</text:p>
          </table:table-cell>
          <table:table-cell office:value-type="float" office:value="633612" calcext:value-type="float">
            <text:p>633612</text:p>
          </table:table-cell>
          <table:table-cell office:value-type="float" office:value="637657" calcext:value-type="float">
            <text:p>637657</text:p>
          </table:table-cell>
          <table:table-cell office:value-type="float" office:value="4045" calcext:value-type="float">
            <text:p>4045</text:p>
          </table:table-cell>
          <table:table-cell/>
          <table:table-cell table:formula="of:=ROUND([.F428]/[.C428];2)" office:value-type="float" office:value="0.53" calcext:value-type="float">
            <text:p>0.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521289.26" calcext:value-type="float">
            <text:p>5521289.26</text:p>
          </table:table-cell>
          <table:table-cell office:value-type="float" office:value="7329699.36" calcext:value-type="float">
            <text:p>7329699.36</text:p>
          </table:table-cell>
          <table:table-cell office:value-type="float" office:value="1808410.1" calcext:value-type="float">
            <text:p>1808410.1</text:p>
          </table:table-cell>
          <table:table-cell office:value-type="float" office:value="21797479.47" calcext:value-type="float">
            <text:p>21797479.47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1799791.32" calcext:value-type="float">
            <text:p>1799791.32</text:p>
          </table:table-cell>
          <table:table-cell/>
          <table:table-cell table:formula="of:=ROUND([.F430]/[.C43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12953.31" calcext:value-type="float">
            <text:p>53212953.31</text:p>
          </table:table-cell>
          <table:table-cell office:value-type="float" office:value="79416009.84" calcext:value-type="float">
            <text:p>79416009.84</text:p>
          </table:table-cell>
          <table:table-cell office:value-type="float" office:value="26203056.53" calcext:value-type="float">
            <text:p>26203056.53</text:p>
          </table:table-cell>
          <table:table-cell office:value-type="float" office:value="197500244.43" calcext:value-type="float">
            <text:p>197500244.4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6538718.15" calcext:value-type="float">
            <text:p>26538718.15</text:p>
          </table:table-cell>
          <table:table-cell/>
          <table:table-cell table:formula="of:=ROUND([.F431]/[.C431]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465907.79" calcext:value-type="float">
            <text:p>2465907.79</text:p>
          </table:table-cell>
          <table:table-cell office:value-type="float" office:value="2482930.67" calcext:value-type="float">
            <text:p>2482930.67</text:p>
          </table:table-cell>
          <table:table-cell office:value-type="float" office:value="17022.88" calcext:value-type="float">
            <text:p>17022.88</text:p>
          </table:table-cell>
          <table:table-cell office:value-type="float" office:value="4783016.66" calcext:value-type="float">
            <text:p>4783016.66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15370.74" calcext:value-type="float">
            <text:p>15370.74</text:p>
          </table:table-cell>
          <table:table-cell/>
          <table:table-cell table:formula="of:=ROUND([.F432]/[.C432];2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174" calcext:value-type="float">
            <text:p>16174</text:p>
          </table:table-cell>
          <table:table-cell office:value-type="float" office:value="98" calcext:value-type="float">
            <text:p>98</text:p>
          </table:table-cell>
          <table:table-cell office:value-type="float" office:value="40339" calcext:value-type="float">
            <text:p>40339</text:p>
          </table:table-cell>
          <table:table-cell office:value-type="float" office:value="40441" calcext:value-type="float">
            <text:p>40441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ROUND([.F433]/[.C433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8332379.73" calcext:value-type="float">
            <text:p>168332379.73</text:p>
          </table:table-cell>
          <table:table-cell office:value-type="float" office:value="170142004.33" calcext:value-type="float">
            <text:p>170142004.33</text:p>
          </table:table-cell>
          <table:table-cell office:value-type="float" office:value="1809624.6" calcext:value-type="float">
            <text:p>1809624.6</text:p>
          </table:table-cell>
          <table:table-cell office:value-type="float" office:value="184617582.84" calcext:value-type="float">
            <text:p>184617582.84</text:p>
          </table:table-cell>
          <table:table-cell office:value-type="float" office:value="186426884.42" calcext:value-type="float">
            <text:p>186426884.42</text:p>
          </table:table-cell>
          <table:table-cell office:value-type="float" office:value="1809301.58" calcext:value-type="float">
            <text:p>1809301.58</text:p>
          </table:table-cell>
          <table:table-cell/>
          <table:table-cell table:formula="of:=ROUND([.F434]/[.C43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787512.96" calcext:value-type="float">
            <text:p>744787512.96</text:p>
          </table:table-cell>
          <table:table-cell office:value-type="float" office:value="758357818.3" calcext:value-type="float">
            <text:p>758357818.3</text:p>
          </table:table-cell>
          <table:table-cell office:value-type="float" office:value="13570305.34" calcext:value-type="float">
            <text:p>13570305.34</text:p>
          </table:table-cell>
          <table:table-cell office:value-type="float" office:value="789421465.95" calcext:value-type="float">
            <text:p>789421465.95</text:p>
          </table:table-cell>
          <table:table-cell office:value-type="float" office:value="807896326.14" calcext:value-type="float">
            <text:p>807896326.14</text:p>
          </table:table-cell>
          <table:table-cell office:value-type="float" office:value="18474860.19" calcext:value-type="float">
            <text:p>18474860.19</text:p>
          </table:table-cell>
          <table:table-cell/>
          <table:table-cell table:formula="of:=ROUND([.F435]/[.C435];2)"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1343653.98" calcext:value-type="float">
            <text:p>21343653.98</text:p>
          </table:table-cell>
          <table:table-cell office:value-type="float" office:value="21816324.9" calcext:value-type="float">
            <text:p>21816324.9</text:p>
          </table:table-cell>
          <table:table-cell office:value-type="float" office:value="472670.92" calcext:value-type="float">
            <text:p>472670.92</text:p>
          </table:table-cell>
          <table:table-cell office:value-type="float" office:value="23845011.24" calcext:value-type="float">
            <text:p>23845011.24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120727.95" calcext:value-type="float">
            <text:p>120727.95</text:p>
          </table:table-cell>
          <table:table-cell/>
          <table:table-cell table:formula="of:=ROUND([.F436]/[.C436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42538" calcext:value-type="float">
            <text:p>542538</text:p>
          </table:table-cell>
          <table:table-cell office:value-type="float" office:value="559024" calcext:value-type="float">
            <text:p>559024</text:p>
          </table:table-cell>
          <table:table-cell office:value-type="float" office:value="16486" calcext:value-type="float">
            <text:p>16486</text:p>
          </table:table-cell>
          <table:table-cell office:value-type="float" office:value="645831" calcext:value-type="float">
            <text:p>645831</text:p>
          </table:table-cell>
          <table:table-cell office:value-type="float" office:value="650086" calcext:value-type="float">
            <text:p>650086</text:p>
          </table:table-cell>
          <table:table-cell office:value-type="float" office:value="4255" calcext:value-type="float">
            <text:p>4255</text:p>
          </table:table-cell>
          <table:table-cell/>
          <table:table-cell table:formula="of:=ROUND([.F437]/[.C437];2)" office:value-type="float" office:value="0.26" calcext:value-type="float">
            <text:p>0.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946661.41" calcext:value-type="float">
            <text:p>10946661.41</text:p>
          </table:table-cell>
          <table:table-cell office:value-type="float" office:value="12755040.23" calcext:value-type="float">
            <text:p>12755040.23</text:p>
          </table:table-cell>
          <table:table-cell office:value-type="float" office:value="1808378.82" calcext:value-type="float">
            <text:p>1808378.8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29030860.1" calcext:value-type="float">
            <text:p>29030860.1</text:p>
          </table:table-cell>
          <table:table-cell office:value-type="float" office:value="1808751.62" calcext:value-type="float">
            <text:p>1808751.62</text:p>
          </table:table-cell>
          <table:table-cell/>
          <table:table-cell table:formula="of:=ROUND([.F439]/[.C43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47191.6" calcext:value-type="float">
            <text:p>130447191.6</text:p>
          </table:table-cell>
          <table:table-cell office:value-type="float" office:value="152887912.74" calcext:value-type="float">
            <text:p>152887912.74</text:p>
          </table:table-cell>
          <table:table-cell office:value-type="float" office:value="22440721.14" calcext:value-type="float">
            <text:p>22440721.14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75507570.62" calcext:value-type="float">
            <text:p>275507570.62</text:p>
          </table:table-cell>
          <table:table-cell office:value-type="float" office:value="-976544.65" calcext:value-type="float">
            <text:p>-976544.65</text:p>
          </table:table-cell>
          <table:table-cell/>
          <table:table-cell table:formula="of:=ROUND([.F440]/[.C440];2)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517524.84" calcext:value-type="float">
            <text:p>2517524.84</text:p>
          </table:table-cell>
          <table:table-cell office:value-type="float" office:value="3153404.95" calcext:value-type="float">
            <text:p>3153404.95</text:p>
          </table:table-cell>
          <table:table-cell office:value-type="float" office:value="635880.11" calcext:value-type="float">
            <text:p>635880.11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5005487.29" calcext:value-type="float">
            <text:p>5005487.29</text:p>
          </table:table-cell>
          <table:table-cell office:value-type="float" office:value="139409.38" calcext:value-type="float">
            <text:p>139409.38</text:p>
          </table:table-cell>
          <table:table-cell/>
          <table:table-cell table:formula="of:=ROUND([.F441]/[.C441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19472" calcext:value-type="float">
            <text:p>19472</text:p>
          </table:table-cell>
          <table:table-cell office:value-type="float" office:value="3092" calcext:value-type="float">
            <text:p>3092</text:p>
          </table:table-cell>
          <table:table-cell office:value-type="float" office:value="40952" calcext:value-type="float">
            <text:p>40952</text:p>
          </table:table-cell>
          <table:table-cell office:value-type="float" office:value="48335" calcext:value-type="float">
            <text:p>48335</text:p>
          </table:table-cell>
          <table:table-cell office:value-type="float" office:value="7383" calcext:value-type="float">
            <text:p>7383</text:p>
          </table:table-cell>
          <table:table-cell/>
          <table:table-cell table:formula="of:=ROUND([.F442]/[.C442];2)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73760721.85" calcext:value-type="float">
            <text:p>173760721.85</text:p>
          </table:table-cell>
          <table:table-cell office:value-type="float" office:value="175570053.36" calcext:value-type="float">
            <text:p>175570053.36</text:p>
          </table:table-cell>
          <table:table-cell office:value-type="float" office:value="1809331.51" calcext:value-type="float">
            <text:p>1809331.51</text:p>
          </table:table-cell>
          <table:table-cell office:value-type="float" office:value="190045327.72" calcext:value-type="float">
            <text:p>190045327.72</text:p>
          </table:table-cell>
          <table:table-cell office:value-type="float" office:value="191854466.28" calcext:value-type="float">
            <text:p>191854466.28</text:p>
          </table:table-cell>
          <table:table-cell office:value-type="float" office:value="1809138.56" calcext:value-type="float">
            <text:p>1809138.56</text:p>
          </table:table-cell>
          <table:table-cell/>
          <table:table-cell table:formula="of:=ROUND([.F443]/[.C44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01666.18" calcext:value-type="float">
            <text:p>782201666.18</text:p>
          </table:table-cell>
          <table:table-cell office:value-type="float" office:value="778725405.93" calcext:value-type="float">
            <text:p>778725405.93</text:p>
          </table:table-cell>
          <table:table-cell office:value-type="float" office:value="-3476260.25" calcext:value-type="float">
            <text:p>-3476260.25</text:p>
          </table:table-cell>
          <table:table-cell office:value-type="float" office:value="804302740.18" calcext:value-type="float">
            <text:p>804302740.18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-7471269.8" calcext:value-type="float">
            <text:p>-7471269.8</text:p>
          </table:table-cell>
          <table:table-cell/>
          <table:table-cell table:formula="of:=ROUND([.F444]/[.C444];2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764531.7" calcext:value-type="float">
            <text:p>22764531.7</text:p>
          </table:table-cell>
          <table:table-cell office:value-type="float" office:value="23015153.27" calcext:value-type="float">
            <text:p>23015153.27</text:p>
          </table:table-cell>
          <table:table-cell office:value-type="float" office:value="250621.57" calcext:value-type="float">
            <text:p>250621.57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121388.21" calcext:value-type="float">
            <text:p>121388.21</text:p>
          </table:table-cell>
          <table:table-cell/>
          <table:table-cell table:formula="of:=ROUND([.F445]/[.C445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94887" calcext:value-type="float">
            <text:p>594887</text:p>
          </table:table-cell>
          <table:table-cell office:value-type="float" office:value="608413" calcext:value-type="float">
            <text:p>608413</text:p>
          </table:table-cell>
          <table:table-cell office:value-type="float" office:value="13526" calcext:value-type="float">
            <text:p>13526</text:p>
          </table:table-cell>
          <table:table-cell office:value-type="float" office:value="658610" calcext:value-type="float">
            <text:p>658610</text:p>
          </table:table-cell>
          <table:table-cell office:value-type="float" office:value="662924" calcext:value-type="float">
            <text:p>662924</text:p>
          </table:table-cell>
          <table:table-cell office:value-type="float" office:value="4314" calcext:value-type="float">
            <text:p>4314</text:p>
          </table:table-cell>
          <table:table-cell/>
          <table:table-cell table:formula="of:=ROUND([.F446]/[.C446];2)" office:value-type="float" office:value="0.32" calcext:value-type="float">
            <text:p>0.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904439.93" calcext:value-type="float">
            <text:p>1904439.93</text:p>
          </table:table-cell>
          <table:table-cell office:value-type="float" office:value="3712796.77" calcext:value-type="float">
            <text:p>3712796.77</text:p>
          </table:table-cell>
          <table:table-cell office:value-type="float" office:value="1808356.84" calcext:value-type="float">
            <text:p>1808356.84</text:p>
          </table:table-cell>
          <table:table-cell office:value-type="float" office:value="18180600.07" calcext:value-type="float">
            <text:p>18180600.07</text:p>
          </table:table-cell>
          <table:table-cell office:value-type="float" office:value="19988939.7" calcext:value-type="float">
            <text:p>19988939.7</text:p>
          </table:table-cell>
          <table:table-cell office:value-type="float" office:value="1808339.63" calcext:value-type="float">
            <text:p>1808339.63</text:p>
          </table:table-cell>
          <table:table-cell/>
          <table:table-cell table:formula="of:=ROUND([.F449]/[.C44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73124.23" calcext:value-type="float">
            <text:p>17773124.23</text:p>
          </table:table-cell>
          <table:table-cell office:value-type="float" office:value="35516802.45" calcext:value-type="float">
            <text:p>35516802.45</text:p>
          </table:table-cell>
          <table:table-cell office:value-type="float" office:value="17743678.22" calcext:value-type="float">
            <text:p>17743678.22</text:p>
          </table:table-cell>
          <table:table-cell office:value-type="float" office:value="195946724.43" calcext:value-type="float">
            <text:p>195946724.43</text:p>
          </table:table-cell>
          <table:table-cell office:value-type="float" office:value="196000817.29" calcext:value-type="float">
            <text:p>196000817.29</text:p>
          </table:table-cell>
          <table:table-cell office:value-type="float" office:value="54092.86" calcext:value-type="float">
            <text:p>54092.86</text:p>
          </table:table-cell>
          <table:table-cell/>
          <table:table-cell table:formula="of:=ROUND([.F450]/[.C45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753.68" calcext:value-type="float">
            <text:p>824753.68</text:p>
          </table:table-cell>
          <table:table-cell office:value-type="float" office:value="1645751.35" calcext:value-type="float">
            <text:p>1645751.35</text:p>
          </table:table-cell>
          <table:table-cell office:value-type="float" office:value="820997.67" calcext:value-type="float">
            <text:p>820997.67</text:p>
          </table:table-cell>
          <table:table-cell office:value-type="float" office:value="4544206.88" calcext:value-type="float">
            <text:p>4544206.88</text:p>
          </table:table-cell>
          <table:table-cell office:value-type="float" office:value="4663332.13" calcext:value-type="float">
            <text:p>4663332.13</text:p>
          </table:table-cell>
          <table:table-cell office:value-type="float" office:value="119125.25" calcext:value-type="float">
            <text:p>119125.25</text:p>
          </table:table-cell>
          <table:table-cell/>
          <table:table-cell table:formula="of:=ROUND([.F451]/[.C451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10718" calcext:value-type="float">
            <text:p>10718</text:p>
          </table:table-cell>
          <table:table-cell office:value-type="float" office:value="5270" calcext:value-type="float">
            <text:p>5270</text:p>
          </table:table-cell>
          <table:table-cell office:value-type="float" office:value="30676" calcext:value-type="float">
            <text:p>30676</text:p>
          </table:table-cell>
          <table:table-cell office:value-type="float" office:value="35484" calcext:value-type="float">
            <text:p>35484</text:p>
          </table:table-cell>
          <table:table-cell office:value-type="float" office:value="4808" calcext:value-type="float">
            <text:p>4808</text:p>
          </table:table-cell>
          <table:table-cell/>
          <table:table-cell table:formula="of:=ROUND([.F452]/[.C452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4713165.1" calcext:value-type="float">
            <text:p>164713165.1</text:p>
          </table:table-cell>
          <table:table-cell office:value-type="float" office:value="166522761.18" calcext:value-type="float">
            <text:p>166522761.18</text:p>
          </table:table-cell>
          <table:table-cell office:value-type="float" office:value="1809596.08" calcext:value-type="float">
            <text:p>1809596.08</text:p>
          </table:table-cell>
          <table:table-cell office:value-type="float" office:value="180998583.32" calcext:value-type="float">
            <text:p>180998583.32</text:p>
          </table:table-cell>
          <table:table-cell office:value-type="float" office:value="182808066.36" calcext:value-type="float">
            <text:p>182808066.36</text:p>
          </table:table-cell>
          <table:table-cell office:value-type="float" office:value="1809483.04" calcext:value-type="float">
            <text:p>1809483.04</text:p>
          </table:table-cell>
          <table:table-cell/>
          <table:table-cell table:formula="of:=ROUND([.F453]/[.C45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52477.15" calcext:value-type="float">
            <text:p>747052477.15</text:p>
          </table:table-cell>
          <table:table-cell office:value-type="float" office:value="735702335.79" calcext:value-type="float">
            <text:p>735702335.79</text:p>
          </table:table-cell>
          <table:table-cell office:value-type="float" office:value="-11350141.36" calcext:value-type="float">
            <text:p>-11350141.36</text:p>
          </table:table-cell>
          <table:table-cell office:value-type="float" office:value="806011994.61" calcext:value-type="float">
            <text:p>806011994.61</text:p>
          </table:table-cell>
          <table:table-cell office:value-type="float" office:value="793339160.78" calcext:value-type="float">
            <text:p>793339160.78</text:p>
          </table:table-cell>
          <table:table-cell office:value-type="float" office:value="-12672833.83" calcext:value-type="float">
            <text:p>-12672833.83</text:p>
          </table:table-cell>
          <table:table-cell/>
          <table:table-cell table:formula="of:=ROUND([.F454]/[.C454];2)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1052467.65" calcext:value-type="float">
            <text:p>21052467.65</text:p>
          </table:table-cell>
          <table:table-cell office:value-type="float" office:value="21198308.98" calcext:value-type="float">
            <text:p>21198308.98</text:p>
          </table:table-cell>
          <table:table-cell office:value-type="float" office:value="145841.33" calcext:value-type="float">
            <text:p>145841.33</text:p>
          </table:table-cell>
          <table:table-cell office:value-type="float" office:value="23612910.37" calcext:value-type="float">
            <text:p>23612910.37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116579.68" calcext:value-type="float">
            <text:p>116579.68</text:p>
          </table:table-cell>
          <table:table-cell/>
          <table:table-cell table:formula="of:=ROUND([.F455]/[.C455];2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8063" calcext:value-type="float">
            <text:p>528063</text:p>
          </table:table-cell>
          <table:table-cell office:value-type="float" office:value="535293" calcext:value-type="float">
            <text:p>535293</text:p>
          </table:table-cell>
          <table:table-cell office:value-type="float" office:value="7230" calcext:value-type="float">
            <text:p>7230</text:p>
          </table:table-cell>
          <table:table-cell office:value-type="float" office:value="637657" calcext:value-type="float">
            <text:p>637657</text:p>
          </table:table-cell>
          <table:table-cell office:value-type="float" office:value="641763" calcext:value-type="float">
            <text:p>641763</text:p>
          </table:table-cell>
          <table:table-cell office:value-type="float" office:value="4106" calcext:value-type="float">
            <text:p>4106</text:p>
          </table:table-cell>
          <table:table-cell/>
          <table:table-cell table:formula="of:=ROUND([.F456]/[.C456];2)" office:value-type="float" office:value="0.57" calcext:value-type="float">
            <text:p>0.5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329803.94" calcext:value-type="float">
            <text:p>7329803.94</text:p>
          </table:table-cell>
          <table:table-cell office:value-type="float" office:value="9137487.48" calcext:value-type="float">
            <text:p>9137487.48</text:p>
          </table:table-cell>
          <table:table-cell office:value-type="float" office:value="1807683.54" calcext:value-type="float">
            <text:p>1807683.54</text:p>
          </table:table-cell>
          <table:table-cell office:value-type="float" office:value="23597270.79" calcext:value-type="float">
            <text:p>23597270.79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1816679.23" calcext:value-type="float">
            <text:p>1816679.23</text:p>
          </table:table-cell>
          <table:table-cell/>
          <table:table-cell table:formula="of:=ROUND([.F458]/[.C45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16009.84" calcext:value-type="float">
            <text:p>79416009.84</text:p>
          </table:table-cell>
          <table:table-cell office:value-type="float" office:value="106011927.37" calcext:value-type="float">
            <text:p>106011927.37</text:p>
          </table:table-cell>
          <table:table-cell office:value-type="float" office:value="26595917.53" calcext:value-type="float">
            <text:p>26595917.53</text:p>
          </table:table-cell>
          <table:table-cell office:value-type="float" office:value="224038962.58" calcext:value-type="float">
            <text:p>224038962.58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5929428.92" calcext:value-type="float">
            <text:p>25929428.92</text:p>
          </table:table-cell>
          <table:table-cell/>
          <table:table-cell table:formula="of:=ROUND([.F459]/[.C459];2)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82930.68" calcext:value-type="float">
            <text:p>2482930.68</text:p>
          </table:table-cell>
          <table:table-cell office:value-type="float" office:value="2500309.68" calcext:value-type="float">
            <text:p>2500309.68</text:p>
          </table:table-cell>
          <table:table-cell office:value-type="float" office:value="17379" calcext:value-type="float">
            <text:p>17379</text:p>
          </table:table-cell>
          <table:table-cell office:value-type="float" office:value="4798387.4" calcext:value-type="float">
            <text:p>4798387.4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33464.32" calcext:value-type="float">
            <text:p>33464.32</text:p>
          </table:table-cell>
          <table:table-cell/>
          <table:table-cell table:formula="of:=ROUND([.F460]/[.C460];2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float" office:value="16291" calcext:value-type="float">
            <text:p>16291</text:p>
          </table:table-cell>
          <table:table-cell office:value-type="float" office:value="117" calcext:value-type="float">
            <text:p>117</text:p>
          </table:table-cell>
          <table:table-cell office:value-type="float" office:value="40441" calcext:value-type="float">
            <text:p>40441</text:p>
          </table:table-cell>
          <table:table-cell office:value-type="float" office:value="40704" calcext:value-type="float">
            <text:p>40704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ROUND([.F461]/[.C461];2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70142004.33" calcext:value-type="float">
            <text:p>170142004.33</text:p>
          </table:table-cell>
          <table:table-cell office:value-type="float" office:value="171951365.58" calcext:value-type="float">
            <text:p>171951365.58</text:p>
          </table:table-cell>
          <table:table-cell office:value-type="float" office:value="1809361.25" calcext:value-type="float">
            <text:p>1809361.25</text:p>
          </table:table-cell>
          <table:table-cell office:value-type="float" office:value="186426986.76" calcext:value-type="float">
            <text:p>186426986.76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809100.09" calcext:value-type="float">
            <text:p>1809100.09</text:p>
          </table:table-cell>
          <table:table-cell/>
          <table:table-cell table:formula="of:=ROUND([.F462]/[.C46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357818.3" calcext:value-type="float">
            <text:p>758357818.3</text:p>
          </table:table-cell>
          <table:table-cell office:value-type="float" office:value="776414072.83" calcext:value-type="float">
            <text:p>776414072.83</text:p>
          </table:table-cell>
          <table:table-cell office:value-type="float" office:value="18056254.53" calcext:value-type="float">
            <text:p>18056254.53</text:p>
          </table:table-cell>
          <table:table-cell office:value-type="float" office:value="807896345.33" calcext:value-type="float">
            <text:p>807896345.33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-7772584.01" calcext:value-type="float">
            <text:p>-7772584.01</text:p>
          </table:table-cell>
          <table:table-cell/>
          <table:table-cell table:formula="of:=ROUND([.F463]/[.C463];2)"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21816324.9" calcext:value-type="float">
            <text:p>21816324.9</text:p>
          </table:table-cell>
          <table:table-cell office:value-type="float" office:value="22291066.02" calcext:value-type="float">
            <text:p>22291066.02</text:p>
          </table:table-cell>
          <table:table-cell office:value-type="float" office:value="474741.12" calcext:value-type="float">
            <text:p>474741.12</text:p>
          </table:table-cell>
          <table:table-cell office:value-type="float" office:value="23965739.19" calcext:value-type="float">
            <text:p>23965739.19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120419.34" calcext:value-type="float">
            <text:p>120419.34</text:p>
          </table:table-cell>
          <table:table-cell/>
          <table:table-cell table:formula="of:=ROUND([.F464]/[.C464];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59024" calcext:value-type="float">
            <text:p>559024</text:p>
          </table:table-cell>
          <table:table-cell office:value-type="float" office:value="577093" calcext:value-type="float">
            <text:p>577093</text:p>
          </table:table-cell>
          <table:table-cell office:value-type="float" office:value="18069" calcext:value-type="float">
            <text:p>18069</text:p>
          </table:table-cell>
          <table:table-cell office:value-type="float" office:value="650086" calcext:value-type="float">
            <text:p>650086</text:p>
          </table:table-cell>
          <table:table-cell office:value-type="float" office:value="654284" calcext:value-type="float">
            <text:p>654284</text:p>
          </table:table-cell>
          <table:table-cell office:value-type="float" office:value="4198" calcext:value-type="float">
            <text:p>4198</text:p>
          </table:table-cell>
          <table:table-cell/>
          <table:table-cell table:formula="of:=ROUND([.F465]/[.C465];2)" office:value-type="float" office:value="0.23" calcext:value-type="float">
            <text:p>0.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755040.23" calcext:value-type="float">
            <text:p>12755040.23</text:p>
          </table:table-cell>
          <table:table-cell office:value-type="float" office:value="14563560.87" calcext:value-type="float">
            <text:p>14563560.87</text:p>
          </table:table-cell>
          <table:table-cell office:value-type="float" office:value="1808520.64" calcext:value-type="float">
            <text:p>1808520.64</text:p>
          </table:table-cell>
          <table:table-cell office:value-type="float" office:value="29030961.95" calcext:value-type="float">
            <text:p>29030961.95</text:p>
          </table:table-cell>
          <table:table-cell office:value-type="float" office:value="30839296.25" calcext:value-type="float">
            <text:p>30839296.25</text:p>
          </table:table-cell>
          <table:table-cell office:value-type="float" office:value="1808334.3" calcext:value-type="float">
            <text:p>1808334.3</text:p>
          </table:table-cell>
          <table:table-cell/>
          <table:table-cell table:formula="of:=ROUND([.F467]/[.C46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87912.74" calcext:value-type="float">
            <text:p>152887912.74</text:p>
          </table:table-cell>
          <table:table-cell office:value-type="float" office:value="172684791.62" calcext:value-type="float">
            <text:p>172684791.62</text:p>
          </table:table-cell>
          <table:table-cell office:value-type="float" office:value="19796878.88" calcext:value-type="float">
            <text:p>19796878.88</text:p>
          </table:table-cell>
          <table:table-cell office:value-type="float" office:value="275970520" calcext:value-type="float">
            <text:p>275970520</text:p>
          </table:table-cell>
          <table:table-cell office:value-type="float" office:value="281766102.02" calcext:value-type="float">
            <text:p>281766102.02</text:p>
          </table:table-cell>
          <table:table-cell office:value-type="float" office:value="5795582.02" calcext:value-type="float">
            <text:p>5795582.02</text:p>
          </table:table-cell>
          <table:table-cell/>
          <table:table-cell table:formula="of:=ROUND([.F468]/[.C468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153404.95" calcext:value-type="float">
            <text:p>3153404.95</text:p>
          </table:table-cell>
          <table:table-cell office:value-type="float" office:value="3788479.26" calcext:value-type="float">
            <text:p>3788479.26</text:p>
          </table:table-cell>
          <table:table-cell office:value-type="float" office:value="635074.31" calcext:value-type="float">
            <text:p>635074.31</text:p>
          </table:table-cell>
          <table:table-cell office:value-type="float" office:value="5005487.3" calcext:value-type="float">
            <text:p>5005487.3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139564.16" calcext:value-type="float">
            <text:p>139564.16</text:p>
          </table:table-cell>
          <table:table-cell/>
          <table:table-cell table:formula="of:=ROUND([.F469]/[.C469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472" calcext:value-type="float">
            <text:p>19472</text:p>
          </table:table-cell>
          <table:table-cell office:value-type="float" office:value="22604" calcext:value-type="float">
            <text:p>22604</text:p>
          </table:table-cell>
          <table:table-cell office:value-type="float" office:value="3132" calcext:value-type="float">
            <text:p>3132</text:p>
          </table:table-cell>
          <table:table-cell office:value-type="float" office:value="48336" calcext:value-type="float">
            <text:p>48336</text:p>
          </table:table-cell>
          <table:table-cell office:value-type="float" office:value="55750" calcext:value-type="float">
            <text:p>55750</text:p>
          </table:table-cell>
          <table:table-cell office:value-type="float" office:value="7414" calcext:value-type="float">
            <text:p>7414</text:p>
          </table:table-cell>
          <table:table-cell/>
          <table:table-cell table:formula="of:=ROUND([.F470]/[.C470];2)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75570053.36" calcext:value-type="float">
            <text:p>175570053.36</text:p>
          </table:table-cell>
          <table:table-cell office:value-type="float" office:value="177379823.39" calcext:value-type="float">
            <text:p>177379823.39</text:p>
          </table:table-cell>
          <table:table-cell office:value-type="float" office:value="1809770.03" calcext:value-type="float">
            <text:p>1809770.03</text:p>
          </table:table-cell>
          <table:table-cell office:value-type="float" office:value="191854568.73" calcext:value-type="float">
            <text:p>191854568.73</text:p>
          </table:table-cell>
          <table:table-cell office:value-type="float" office:value="193663915.11" calcext:value-type="float">
            <text:p>193663915.11</text:p>
          </table:table-cell>
          <table:table-cell office:value-type="float" office:value="1809346.38" calcext:value-type="float">
            <text:p>1809346.38</text:p>
          </table:table-cell>
          <table:table-cell/>
          <table:table-cell table:formula="of:=ROUND([.F471]/[.C47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5405.93" calcext:value-type="float">
            <text:p>778725405.93</text:p>
          </table:table-cell>
          <table:table-cell office:value-type="float" office:value="791756416.18" calcext:value-type="float">
            <text:p>791756416.18</text:p>
          </table:table-cell>
          <table:table-cell office:value-type="float" office:value="13031010.25" calcext:value-type="float">
            <text:p>13031010.25</text:p>
          </table:table-cell>
          <table:table-cell office:value-type="float" office:value="796831470.38" calcext:value-type="float">
            <text:p>796831470.38</text:p>
          </table:table-cell>
          <table:table-cell office:value-type="float" office:value="810627334.32" calcext:value-type="float">
            <text:p>810627334.32</text:p>
          </table:table-cell>
          <table:table-cell office:value-type="float" office:value="13795863.94" calcext:value-type="float">
            <text:p>13795863.94</text:p>
          </table:table-cell>
          <table:table-cell/>
          <table:table-cell table:formula="of:=ROUND([.F472]/[.C472];2)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3015153.27" calcext:value-type="float">
            <text:p>23015153.27</text:p>
          </table:table-cell>
          <table:table-cell office:value-type="float" office:value="23260085.92" calcext:value-type="float">
            <text:p>23260085.92</text:p>
          </table:table-cell>
          <table:table-cell office:value-type="float" office:value="244932.65" calcext:value-type="float">
            <text:p>244932.65</text:p>
          </table:table-cell>
          <table:table-cell office:value-type="float" office:value="24328441.35" calcext:value-type="float">
            <text:p>24328441.35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120777.18" calcext:value-type="float">
            <text:p>120777.18</text:p>
          </table:table-cell>
          <table:table-cell/>
          <table:table-cell table:formula="of:=ROUND([.F473]/[.C473];2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08413" calcext:value-type="float">
            <text:p>608413</text:p>
          </table:table-cell>
          <table:table-cell office:value-type="float" office:value="621256" calcext:value-type="float">
            <text:p>621256</text:p>
          </table:table-cell>
          <table:table-cell office:value-type="float" office:value="12843" calcext:value-type="float">
            <text:p>12843</text:p>
          </table:table-cell>
          <table:table-cell office:value-type="float" office:value="662924" calcext:value-type="float">
            <text:p>662924</text:p>
          </table:table-cell>
          <table:table-cell office:value-type="float" office:value="667185" calcext:value-type="float">
            <text:p>667185</text:p>
          </table:table-cell>
          <table:table-cell office:value-type="float" office:value="4261" calcext:value-type="float">
            <text:p>4261</text:p>
          </table:table-cell>
          <table:table-cell/>
          <table:table-cell table:formula="of:=ROUND([.F474]/[.C474];2)" office:value-type="float" office:value="0.33" calcext:value-type="float">
            <text:p>0.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712796.77" calcext:value-type="float">
            <text:p>3712796.77</text:p>
          </table:table-cell>
          <table:table-cell office:value-type="float" office:value="5521289.26" calcext:value-type="float">
            <text:p>5521289.26</text:p>
          </table:table-cell>
          <table:table-cell office:value-type="float" office:value="1808492.49" calcext:value-type="float">
            <text:p>1808492.49</text:p>
          </table:table-cell>
          <table:table-cell office:value-type="float" office:value="19989046.48" calcext:value-type="float">
            <text:p>19989046.48</text:p>
          </table:table-cell>
          <table:table-cell office:value-type="float" office:value="21797376.93" calcext:value-type="float">
            <text:p>21797376.93</text:p>
          </table:table-cell>
          <table:table-cell office:value-type="float" office:value="1808330.45" calcext:value-type="float">
            <text:p>1808330.45</text:p>
          </table:table-cell>
          <table:table-cell/>
          <table:table-cell table:formula="of:=ROUND([.F477]/[.C47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16802.45" calcext:value-type="float">
            <text:p>35516802.45</text:p>
          </table:table-cell>
          <table:table-cell office:value-type="float" office:value="53212953.31" calcext:value-type="float">
            <text:p>53212953.31</text:p>
          </table:table-cell>
          <table:table-cell office:value-type="float" office:value="17696150.86" calcext:value-type="float">
            <text:p>17696150.86</text:p>
          </table:table-cell>
          <table:table-cell office:value-type="float" office:value="196000817.3" calcext:value-type="float">
            <text:p>196000817.3</text:p>
          </table:table-cell>
          <table:table-cell office:value-type="float" office:value="197500217.44" calcext:value-type="float">
            <text:p>197500217.44</text:p>
          </table:table-cell>
          <table:table-cell office:value-type="float" office:value="1499400.14" calcext:value-type="float">
            <text:p>1499400.14</text:p>
          </table:table-cell>
          <table:table-cell/>
          <table:table-cell table:formula="of:=ROUND([.F478]/[.C478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645751.35" calcext:value-type="float">
            <text:p>1645751.35</text:p>
          </table:table-cell>
          <table:table-cell office:value-type="float" office:value="2465907.79" calcext:value-type="float">
            <text:p>2465907.79</text:p>
          </table:table-cell>
          <table:table-cell office:value-type="float" office:value="820156.44" calcext:value-type="float">
            <text:p>820156.44</text:p>
          </table:table-cell>
          <table:table-cell office:value-type="float" office:value="4663332.14" calcext:value-type="float">
            <text:p>4663332.14</text:p>
          </table:table-cell>
          <table:table-cell office:value-type="float" office:value="4783016.65" calcext:value-type="float">
            <text:p>4783016.65</text:p>
          </table:table-cell>
          <table:table-cell office:value-type="float" office:value="119684.51" calcext:value-type="float">
            <text:p>119684.51</text:p>
          </table:table-cell>
          <table:table-cell/>
          <table:table-cell table:formula="of:=ROUND([.F479]/[.C479];2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float" office:value="16076" calcext:value-type="float">
            <text:p>16076</text:p>
          </table:table-cell>
          <table:table-cell office:value-type="float" office:value="5358" calcext:value-type="float">
            <text:p>5358</text:p>
          </table:table-cell>
          <table:table-cell office:value-type="float" office:value="35484" calcext:value-type="float">
            <text:p>35484</text:p>
          </table:table-cell>
          <table:table-cell office:value-type="float" office:value="40339" calcext:value-type="float">
            <text:p>40339</text:p>
          </table:table-cell>
          <table:table-cell office:value-type="float" office:value="4855" calcext:value-type="float">
            <text:p>4855</text:p>
          </table:table-cell>
          <table:table-cell/>
          <table:table-cell table:formula="of:=ROUND([.F480]/[.C480];2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6522761.18" calcext:value-type="float">
            <text:p>166522761.18</text:p>
          </table:table-cell>
          <table:table-cell office:value-type="float" office:value="168332379.73" calcext:value-type="float">
            <text:p>168332379.73</text:p>
          </table:table-cell>
          <table:table-cell office:value-type="float" office:value="1809618.55" calcext:value-type="float">
            <text:p>1809618.55</text:p>
          </table:table-cell>
          <table:table-cell office:value-type="float" office:value="182808168.74" calcext:value-type="float">
            <text:p>182808168.74</text:p>
          </table:table-cell>
          <table:table-cell office:value-type="float" office:value="184617475.79" calcext:value-type="float">
            <text:p>184617475.79</text:p>
          </table:table-cell>
          <table:table-cell office:value-type="float" office:value="1809307.05" calcext:value-type="float">
            <text:p>1809307.05</text:p>
          </table:table-cell>
          <table:table-cell/>
          <table:table-cell table:formula="of:=ROUND([.F481]/[.C48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702335.79" calcext:value-type="float">
            <text:p>735702335.79</text:p>
          </table:table-cell>
          <table:table-cell office:value-type="float" office:value="744787512.96" calcext:value-type="float">
            <text:p>744787512.96</text:p>
          </table:table-cell>
          <table:table-cell office:value-type="float" office:value="9085177.17" calcext:value-type="float">
            <text:p>9085177.17</text:p>
          </table:table-cell>
          <table:table-cell office:value-type="float" office:value="793339180.38" calcext:value-type="float">
            <text:p>793339180.38</text:p>
          </table:table-cell>
          <table:table-cell office:value-type="float" office:value="808631351.3" calcext:value-type="float">
            <text:p>808631351.3</text:p>
          </table:table-cell>
          <table:table-cell office:value-type="float" office:value="15292170.92" calcext:value-type="float">
            <text:p>15292170.92</text:p>
          </table:table-cell>
          <table:table-cell/>
          <table:table-cell table:formula="of:=ROUND([.F482]/[.C482];2)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198308.98" calcext:value-type="float">
            <text:p>21198308.98</text:p>
          </table:table-cell>
          <table:table-cell office:value-type="float" office:value="21343653.98" calcext:value-type="float">
            <text:p>21343653.98</text:p>
          </table:table-cell>
          <table:table-cell office:value-type="float" office:value="145345" calcext:value-type="float">
            <text:p>145345</text:p>
          </table:table-cell>
          <table:table-cell office:value-type="float" office:value="23729490.05" calcext:value-type="float">
            <text:p>23729490.05</text:p>
          </table:table-cell>
          <table:table-cell office:value-type="float" office:value="23845011.22" calcext:value-type="float">
            <text:p>23845011.22</text:p>
          </table:table-cell>
          <table:table-cell office:value-type="float" office:value="115521.17" calcext:value-type="float">
            <text:p>115521.17</text:p>
          </table:table-cell>
          <table:table-cell/>
          <table:table-cell table:formula="of:=ROUND([.F483]/[.C483];2)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35293" calcext:value-type="float">
            <text:p>535293</text:p>
          </table:table-cell>
          <table:table-cell office:value-type="float" office:value="542538" calcext:value-type="float">
            <text:p>542538</text:p>
          </table:table-cell>
          <table:table-cell office:value-type="float" office:value="7245" calcext:value-type="float">
            <text:p>7245</text:p>
          </table:table-cell>
          <table:table-cell office:value-type="float" office:value="641763" calcext:value-type="float">
            <text:p>641763</text:p>
          </table:table-cell>
          <table:table-cell office:value-type="float" office:value="645830" calcext:value-type="float">
            <text:p>645830</text:p>
          </table:table-cell>
          <table:table-cell office:value-type="float" office:value="4067" calcext:value-type="float">
            <text:p>4067</text:p>
          </table:table-cell>
          <table:table-cell/>
          <table:table-cell table:formula="of:=ROUND([.F484]/[.C484];2)" office:value-type="float" office:value="0.56" calcext:value-type="float">
            <text:p>0.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137487.48" calcext:value-type="float">
            <text:p>9137487.48</text:p>
          </table:table-cell>
          <table:table-cell office:value-type="float" office:value="10946559.71" calcext:value-type="float">
            <text:p>10946559.71</text:p>
          </table:table-cell>
          <table:table-cell office:value-type="float" office:value="1809072.23" calcext:value-type="float">
            <text:p>1809072.23</text:p>
          </table:table-cell>
          <table:table-cell office:value-type="float" office:value="25413950.02" calcext:value-type="float">
            <text:p>25413950.02</text:p>
          </table:table-cell>
          <table:table-cell office:value-type="float" office:value="27222108.48" calcext:value-type="float">
            <text:p>27222108.48</text:p>
          </table:table-cell>
          <table:table-cell office:value-type="float" office:value="1808158.46" calcext:value-type="float">
            <text:p>1808158.46</text:p>
          </table:table-cell>
          <table:table-cell/>
          <table:table-cell table:formula="of:=ROUND([.F486]/[.C48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11927.37" calcext:value-type="float">
            <text:p>106011927.37</text:p>
          </table:table-cell>
          <table:table-cell office:value-type="float" office:value="130447191.6" calcext:value-type="float">
            <text:p>130447191.6</text:p>
          </table:table-cell>
          <table:table-cell office:value-type="float" office:value="24435264.23" calcext:value-type="float">
            <text:p>24435264.23</text:p>
          </table:table-cell>
          <table:table-cell office:value-type="float" office:value="249968391.5" calcext:value-type="float">
            <text:p>249968391.5</text:p>
          </table:table-cell>
          <table:table-cell office:value-type="float" office:value="276484115.27" calcext:value-type="float">
            <text:p>276484115.27</text:p>
          </table:table-cell>
          <table:table-cell office:value-type="float" office:value="26515723.77" calcext:value-type="float">
            <text:p>26515723.77</text:p>
          </table:table-cell>
          <table:table-cell/>
          <table:table-cell table:formula="of:=ROUND([.F487]/[.C487];2)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500309.68" calcext:value-type="float">
            <text:p>2500309.68</text:p>
          </table:table-cell>
          <table:table-cell office:value-type="float" office:value="2517524.84" calcext:value-type="float">
            <text:p>2517524.84</text:p>
          </table:table-cell>
          <table:table-cell office:value-type="float" office:value="17215.16" calcext:value-type="float">
            <text:p>17215.16</text:p>
          </table:table-cell>
          <table:table-cell office:value-type="float" office:value="4831851.72" calcext:value-type="float">
            <text:p>4831851.72</text:p>
          </table:table-cell>
          <table:table-cell office:value-type="float" office:value="4866077.91" calcext:value-type="float">
            <text:p>4866077.91</text:p>
          </table:table-cell>
          <table:table-cell office:value-type="float" office:value="34226.19" calcext:value-type="float">
            <text:p>34226.19</text:p>
          </table:table-cell>
          <table:table-cell/>
          <table:table-cell table:formula="of:=ROUND([.F488]/[.C488];2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6380" calcext:value-type="float">
            <text:p>16380</text:p>
          </table:table-cell>
          <table:table-cell office:value-type="float" office:value="89" calcext:value-type="float">
            <text:p>89</text:p>
          </table:table-cell>
          <table:table-cell office:value-type="float" office:value="40704" calcext:value-type="float">
            <text:p>40704</text:p>
          </table:table-cell>
          <table:table-cell office:value-type="float" office:value="40952" calcext:value-type="float">
            <text:p>4095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ROUND([.F489]/[.C489];2)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71951365.58" calcext:value-type="float">
            <text:p>171951365.58</text:p>
          </table:table-cell>
          <table:table-cell office:value-type="float" office:value="173760721.85" calcext:value-type="float">
            <text:p>173760721.85</text:p>
          </table:table-cell>
          <table:table-cell office:value-type="float" office:value="1809356.27" calcext:value-type="float">
            <text:p>1809356.27</text:p>
          </table:table-cell>
          <table:table-cell office:value-type="float" office:value="188236086.85" calcext:value-type="float">
            <text:p>188236086.85</text:p>
          </table:table-cell>
          <table:table-cell office:value-type="float" office:value="190045223.9" calcext:value-type="float">
            <text:p>190045223.9</text:p>
          </table:table-cell>
          <table:table-cell office:value-type="float" office:value="1809137.05" calcext:value-type="float">
            <text:p>1809137.05</text:p>
          </table:table-cell>
          <table:table-cell/>
          <table:table-cell table:formula="of:=ROUND([.F490]/[.C49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414072.83" calcext:value-type="float">
            <text:p>776414072.83</text:p>
          </table:table-cell>
          <table:table-cell office:value-type="float" office:value="782201666.18" calcext:value-type="float">
            <text:p>782201666.18</text:p>
          </table:table-cell>
          <table:table-cell office:value-type="float" office:value="5787593.35" calcext:value-type="float">
            <text:p>5787593.35</text:p>
          </table:table-cell>
          <table:table-cell office:value-type="float" office:value="800123761.32" calcext:value-type="float">
            <text:p>800123761.32</text:p>
          </table:table-cell>
          <table:table-cell office:value-type="float" office:value="804302724.44" calcext:value-type="float">
            <text:p>804302724.44</text:p>
          </table:table-cell>
          <table:table-cell office:value-type="float" office:value="4178963.12" calcext:value-type="float">
            <text:p>4178963.12</text:p>
          </table:table-cell>
          <table:table-cell/>
          <table:table-cell table:formula="of:=ROUND([.F491]/[.C491];2)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291066.02" calcext:value-type="float">
            <text:p>22291066.02</text:p>
          </table:table-cell>
          <table:table-cell office:value-type="float" office:value="22764531.7" calcext:value-type="float">
            <text:p>22764531.7</text:p>
          </table:table-cell>
          <table:table-cell office:value-type="float" office:value="473465.68" calcext:value-type="float">
            <text:p>473465.68</text:p>
          </table:table-cell>
          <table:table-cell office:value-type="float" office:value="24086158.53" calcext:value-type="float">
            <text:p>24086158.53</text:p>
          </table:table-cell>
          <table:table-cell office:value-type="float" office:value="24207053.14" calcext:value-type="float">
            <text:p>24207053.14</text:p>
          </table:table-cell>
          <table:table-cell office:value-type="float" office:value="120894.61" calcext:value-type="float">
            <text:p>120894.61</text:p>
          </table:table-cell>
          <table:table-cell/>
          <table:table-cell table:formula="of:=ROUND([.F492]/[.C492];2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77093" calcext:value-type="float">
            <text:p>577093</text:p>
          </table:table-cell>
          <table:table-cell office:value-type="float" office:value="594887" calcext:value-type="float">
            <text:p>594887</text:p>
          </table:table-cell>
          <table:table-cell office:value-type="float" office:value="17794" calcext:value-type="float">
            <text:p>17794</text:p>
          </table:table-cell>
          <table:table-cell office:value-type="float" office:value="654284" calcext:value-type="float">
            <text:p>654284</text:p>
          </table:table-cell>
          <table:table-cell office:value-type="float" office:value="658610" calcext:value-type="float">
            <text:p>658610</text:p>
          </table:table-cell>
          <table:table-cell office:value-type="float" office:value="4326" calcext:value-type="float">
            <text:p>4326</text:p>
          </table:table-cell>
          <table:table-cell/>
          <table:table-cell table:formula="of:=ROUND([.F493]/[.C493];2)" office:value-type="float" office:value="0.24" calcext:value-type="float">
            <text:p>0.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4563662.62" calcext:value-type="float">
            <text:p>14563662.62</text:p>
          </table:table-cell>
          <table:table-cell office:value-type="float" office:value="16372135.03" calcext:value-type="float">
            <text:p>16372135.03</text:p>
          </table:table-cell>
          <table:table-cell office:value-type="float" office:value="1808472.41" calcext:value-type="float">
            <text:p>1808472.41</text:p>
          </table:table-cell>
          <table:table-cell office:value-type="float" office:value="30839399.21" calcext:value-type="float">
            <text:p>30839399.21</text:p>
          </table:table-cell>
          <table:table-cell office:value-type="float" office:value="32647718.59" calcext:value-type="float">
            <text:p>32647718.59</text:p>
          </table:table-cell>
          <table:table-cell office:value-type="float" office:value="1808319.38" calcext:value-type="float">
            <text:p>1808319.38</text:p>
          </table:table-cell>
          <table:table-cell/>
          <table:table-cell table:formula="of:=ROUND([.F495]/[.C49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84851.07" calcext:value-type="float">
            <text:p>172684851.07</text:p>
          </table:table-cell>
          <table:table-cell office:value-type="float" office:value="195296211.9" calcext:value-type="float">
            <text:p>195296211.9</text:p>
          </table:table-cell>
          <table:table-cell office:value-type="float" office:value="22611360.83" calcext:value-type="float">
            <text:p>22611360.83</text:p>
          </table:table-cell>
          <table:table-cell office:value-type="float" office:value="281766118.59" calcext:value-type="float">
            <text:p>281766118.59</text:p>
          </table:table-cell>
          <table:table-cell office:value-type="float" office:value="284369865.07" calcext:value-type="float">
            <text:p>284369865.07</text:p>
          </table:table-cell>
          <table:table-cell office:value-type="float" office:value="2603746.48" calcext:value-type="float">
            <text:p>2603746.48</text:p>
          </table:table-cell>
          <table:table-cell/>
          <table:table-cell table:formula="of:=ROUND([.F496]/[.C496];2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788479.26" calcext:value-type="float">
            <text:p>3788479.26</text:p>
          </table:table-cell>
          <table:table-cell office:value-type="float" office:value="4424656.46" calcext:value-type="float">
            <text:p>4424656.46</text:p>
          </table:table-cell>
          <table:table-cell office:value-type="float" office:value="636177.2" calcext:value-type="float">
            <text:p>636177.2</text:p>
          </table:table-cell>
          <table:table-cell office:value-type="float" office:value="5145051.46" calcext:value-type="float">
            <text:p>5145051.46</text:p>
          </table:table-cell>
          <table:table-cell office:value-type="float" office:value="5284968.73" calcext:value-type="float">
            <text:p>5284968.73</text:p>
          </table:table-cell>
          <table:table-cell office:value-type="float" office:value="139917.27" calcext:value-type="float">
            <text:p>139917.27</text:p>
          </table:table-cell>
          <table:table-cell/>
          <table:table-cell table:formula="of:=ROUND([.F497]/[.C497];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float" office:value="25771" calcext:value-type="float">
            <text:p>25771</text:p>
          </table:table-cell>
          <table:table-cell office:value-type="float" office:value="3167" calcext:value-type="float">
            <text:p>3167</text:p>
          </table:table-cell>
          <table:table-cell office:value-type="float" office:value="55750" calcext:value-type="float">
            <text:p>55750</text:p>
          </table:table-cell>
          <table:table-cell office:value-type="float" office:value="63293" calcext:value-type="float">
            <text:p>63293</text:p>
          </table:table-cell>
          <table:table-cell office:value-type="float" office:value="7543" calcext:value-type="float">
            <text:p>7543</text:p>
          </table:table-cell>
          <table:table-cell/>
          <table:table-cell table:formula="of:=ROUND([.F498]/[.C498];2)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77379823.39" calcext:value-type="float">
            <text:p>177379823.39</text:p>
          </table:table-cell>
          <table:table-cell office:value-type="float" office:value="179189204.6" calcext:value-type="float">
            <text:p>179189204.6</text:p>
          </table:table-cell>
          <table:table-cell office:value-type="float" office:value="1809381.21" calcext:value-type="float">
            <text:p>1809381.21</text:p>
          </table:table-cell>
          <table:table-cell office:value-type="float" office:value="193664015.42" calcext:value-type="float">
            <text:p>193664015.42</text:p>
          </table:table-cell>
          <table:table-cell office:value-type="float" office:value="195473404.9" calcext:value-type="float">
            <text:p>195473404.9</text:p>
          </table:table-cell>
          <table:table-cell office:value-type="float" office:value="1809389.48" calcext:value-type="float">
            <text:p>1809389.48</text:p>
          </table:table-cell>
          <table:table-cell/>
          <table:table-cell table:formula="of:=ROUND([.F499]/[.C49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756416.18" calcext:value-type="float">
            <text:p>791756416.18</text:p>
          </table:table-cell>
          <table:table-cell office:value-type="float" office:value="799923956.18" calcext:value-type="float">
            <text:p>799923956.18</text:p>
          </table:table-cell>
          <table:table-cell office:value-type="float" office:value="8167540" calcext:value-type="float">
            <text:p>8167540</text:p>
          </table:table-cell>
          <table:table-cell office:value-type="float" office:value="810627367.76" calcext:value-type="float">
            <text:p>810627367.76</text:p>
          </table:table-cell>
          <table:table-cell office:value-type="float" office:value="792350177.15" calcext:value-type="float">
            <text:p>792350177.15</text:p>
          </table:table-cell>
          <table:table-cell office:value-type="float" office:value="-18277190.61" calcext:value-type="float">
            <text:p>-18277190.61</text:p>
          </table:table-cell>
          <table:table-cell/>
          <table:table-cell table:formula="of:=ROUND([.F500]/[.C500];2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3260085.92" calcext:value-type="float">
            <text:p>23260085.92</text:p>
          </table:table-cell>
          <table:table-cell office:value-type="float" office:value="23496519.76" calcext:value-type="float">
            <text:p>23496519.76</text:p>
          </table:table-cell>
          <table:table-cell office:value-type="float" office:value="236433.84" calcext:value-type="float">
            <text:p>236433.84</text:p>
          </table:table-cell>
          <table:table-cell office:value-type="float" office:value="24449218.53" calcext:value-type="float">
            <text:p>24449218.53</text:p>
          </table:table-cell>
          <table:table-cell office:value-type="float" office:value="24568805.11" calcext:value-type="float">
            <text:p>24568805.11</text:p>
          </table:table-cell>
          <table:table-cell office:value-type="float" office:value="119586.58" calcext:value-type="float">
            <text:p>119586.58</text:p>
          </table:table-cell>
          <table:table-cell/>
          <table:table-cell table:formula="of:=ROUND([.F501]/[.C501];2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21256" calcext:value-type="float">
            <text:p>621256</text:p>
          </table:table-cell>
          <table:table-cell office:value-type="float" office:value="633612" calcext:value-type="float">
            <text:p>633612</text:p>
          </table:table-cell>
          <table:table-cell office:value-type="float" office:value="12356" calcext:value-type="float">
            <text:p>12356</text:p>
          </table:table-cell>
          <table:table-cell office:value-type="float" office:value="667185" calcext:value-type="float">
            <text:p>667185</text:p>
          </table:table-cell>
          <table:table-cell office:value-type="float" office:value="671575" calcext:value-type="float">
            <text:p>671575</text:p>
          </table:table-cell>
          <table:table-cell office:value-type="float" office:value="4390" calcext:value-type="float">
            <text:p>4390</text:p>
          </table:table-cell>
          <table:table-cell/>
          <table:table-cell table:formula="of:=ROUND([.F502]/[.C502];2)" office:value-type="float" office:value="0.36" calcext:value-type="float">
            <text:p>0.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2647823.43" calcext:value-type="float">
            <text:p>32647823.43</text:p>
          </table:table-cell>
          <table:table-cell office:value-type="float" office:value="34456227.27" calcext:value-type="float">
            <text:p>34456227.27</text:p>
          </table:table-cell>
          <table:table-cell office:value-type="float" office:value="1808403.84" calcext:value-type="float">
            <text:p>1808403.84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50736330.88" calcext:value-type="float">
            <text:p>50736330.88</text:p>
          </table:table-cell>
          <table:table-cell office:value-type="float" office:value="1808697.55" calcext:value-type="float">
            <text:p>1808697.55</text:p>
          </table:table-cell>
          <table:table-cell/>
          <table:table-cell table:formula="of:=ROUND([.F505]/[.C50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369937.8" calcext:value-type="float">
            <text:p>284369937.8</text:p>
          </table:table-cell>
          <table:table-cell office:value-type="float" office:value="286159919.45" calcext:value-type="float">
            <text:p>286159919.45</text:p>
          </table:table-cell>
          <table:table-cell office:value-type="float" office:value="1789981.65" calcext:value-type="float">
            <text:p>1789981.65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352181952.99" calcext:value-type="float">
            <text:p>352181952.99</text:p>
          </table:table-cell>
          <table:table-cell office:value-type="float" office:value="2330895.95" calcext:value-type="float">
            <text:p>2330895.95</text:p>
          </table:table-cell>
          <table:table-cell/>
          <table:table-cell table:formula="of:=ROUND([.F506]/[.C506];2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5284968.73" calcext:value-type="float">
            <text:p>5284968.73</text:p>
          </table:table-cell>
          <table:table-cell office:value-type="float" office:value="5540736.4" calcext:value-type="float">
            <text:p>5540736.4</text:p>
          </table:table-cell>
          <table:table-cell office:value-type="float" office:value="255767.67" calcext:value-type="float">
            <text:p>255767.67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9163147.48" calcext:value-type="float">
            <text:p>9163147.48</text:p>
          </table:table-cell>
          <table:table-cell office:value-type="float" office:value="112829.85" calcext:value-type="float">
            <text:p>112829.85</text:p>
          </table:table-cell>
          <table:table-cell/>
          <table:table-cell table:formula="of:=ROUND([.F507]/[.C507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3293" calcext:value-type="float">
            <text:p>63293</text:p>
          </table:table-cell>
          <table:table-cell office:value-type="float" office:value="74993" calcext:value-type="float">
            <text:p>74993</text:p>
          </table:table-cell>
          <table:table-cell office:value-type="float" office:value="11700" calcext:value-type="float">
            <text:p>1170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76814" calcext:value-type="float">
            <text:p>176814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ROUND([.F508]/[.C50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5473509.38" calcext:value-type="float">
            <text:p>195473509.38</text:p>
          </table:table-cell>
          <table:table-cell office:value-type="float" office:value="197283239.21" calcext:value-type="float">
            <text:p>197283239.21</text:p>
          </table:table-cell>
          <table:table-cell office:value-type="float" office:value="1809729.83" calcext:value-type="float">
            <text:p>1809729.83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213574821.2" calcext:value-type="float">
            <text:p>213574821.2</text:p>
          </table:table-cell>
          <table:table-cell office:value-type="float" office:value="1810384.22" calcext:value-type="float">
            <text:p>1810384.22</text:p>
          </table:table-cell>
          <table:table-cell/>
          <table:table-cell table:formula="of:=ROUND([.F509]/[.C50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350203.65" calcext:value-type="float">
            <text:p>792350203.65</text:p>
          </table:table-cell>
          <table:table-cell office:value-type="float" office:value="778729046.57" calcext:value-type="float">
            <text:p>778729046.57</text:p>
          </table:table-cell>
          <table:table-cell office:value-type="float" office:value="-13621157.08" calcext:value-type="float">
            <text:p>-13621157.08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3485892.92" calcext:value-type="float">
            <text:p>3485892.92</text:p>
          </table:table-cell>
          <table:table-cell/>
          <table:table-cell table:formula="of:=ROUND([.F510]/[.C510];2)"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24568805.12" calcext:value-type="float">
            <text:p>24568805.12</text:p>
          </table:table-cell>
          <table:table-cell office:value-type="float" office:value="24707935.11" calcext:value-type="float">
            <text:p>24707935.11</text:p>
          </table:table-cell>
          <table:table-cell office:value-type="float" office:value="139129.99" calcext:value-type="float">
            <text:p>139129.99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26260349.12" calcext:value-type="float">
            <text:p>26260349.12</text:p>
          </table:table-cell>
          <table:table-cell office:value-type="float" office:value="117682.91" calcext:value-type="float">
            <text:p>117682.91</text:p>
          </table:table-cell>
          <table:table-cell/>
          <table:table-cell table:formula="of:=ROUND([.F511]/[.C511];2)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71575" calcext:value-type="float">
            <text:p>671575</text:p>
          </table:table-cell>
          <table:table-cell office:value-type="float" office:value="676272" calcext:value-type="float">
            <text:p>676272</text:p>
          </table:table-cell>
          <table:table-cell office:value-type="float" office:value="4697" calcext:value-type="float">
            <text:p>4697</text:p>
          </table:table-cell>
          <table:table-cell office:value-type="float" office:value="745702" calcext:value-type="float">
            <text:p>745702</text:p>
          </table:table-cell>
          <table:table-cell office:value-type="float" office:value="749794" calcext:value-type="float">
            <text:p>749794</text:p>
          </table:table-cell>
          <table:table-cell office:value-type="float" office:value="4092" calcext:value-type="float">
            <text:p>4092</text:p>
          </table:table-cell>
          <table:table-cell/>
          <table:table-cell table:formula="of:=ROUND([.F512]/[.C512];2)" office:value-type="float" office:value="0.87" calcext:value-type="float">
            <text:p>0.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8074360.32" calcext:value-type="float">
            <text:p>38074360.32</text:p>
          </table:table-cell>
          <table:table-cell office:value-type="float" office:value="39883234.16" calcext:value-type="float">
            <text:p>39883234.16</text:p>
          </table:table-cell>
          <table:table-cell office:value-type="float" office:value="1808873.84" calcext:value-type="float">
            <text:p>1808873.84</text:p>
          </table:table-cell>
          <table:table-cell office:value-type="float" office:value="54354453.28" calcext:value-type="float">
            <text:p>54354453.28</text:p>
          </table:table-cell>
          <table:table-cell office:value-type="float" office:value="56163367.42" calcext:value-type="float">
            <text:p>56163367.42</text:p>
          </table:table-cell>
          <table:table-cell office:value-type="float" office:value="1808914.14" calcext:value-type="float">
            <text:p>1808914.14</text:p>
          </table:table-cell>
          <table:table-cell/>
          <table:table-cell table:formula="of:=ROUND([.F514]/[.C51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456578.07" calcext:value-type="float">
            <text:p>306456578.07</text:p>
          </table:table-cell>
          <table:table-cell office:value-type="float" office:value="308410969.03" calcext:value-type="float">
            <text:p>308410969.03</text:p>
          </table:table-cell>
          <table:table-cell office:value-type="float" office:value="1954390.96" calcext:value-type="float">
            <text:p>1954390.96</text:p>
          </table:table-cell>
          <table:table-cell office:value-type="float" office:value="348379368.17" calcext:value-type="float">
            <text:p>348379368.17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4384915.28" calcext:value-type="float">
            <text:p>4384915.28</text:p>
          </table:table-cell>
          <table:table-cell/>
          <table:table-cell table:formula="of:=ROUND([.F515]/[.C515];2)"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6076640.68" calcext:value-type="float">
            <text:p>6076640.68</text:p>
          </table:table-cell>
          <table:table-cell office:value-type="float" office:value="6701810.76" calcext:value-type="float">
            <text:p>6701810.76</text:p>
          </table:table-cell>
          <table:table-cell office:value-type="float" office:value="625170.08" calcext:value-type="float">
            <text:p>625170.08</text:p>
          </table:table-cell>
          <table:table-cell office:value-type="float" office:value="9387495.33" calcext:value-type="float">
            <text:p>9387495.33</text:p>
          </table:table-cell>
          <table:table-cell office:value-type="float" office:value="9511786.42" calcext:value-type="float">
            <text:p>9511786.42</text:p>
          </table:table-cell>
          <table:table-cell office:value-type="float" office:value="124291.09" calcext:value-type="float">
            <text:p>124291.09</text:p>
          </table:table-cell>
          <table:table-cell/>
          <table:table-cell table:formula="of:=ROUND([.F516]/[.C516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994" calcext:value-type="float">
            <text:p>99994</text:p>
          </table:table-cell>
          <table:table-cell office:value-type="float" office:value="111418" calcext:value-type="float">
            <text:p>111418</text:p>
          </table:table-cell>
          <table:table-cell office:value-type="float" office:value="11424" calcext:value-type="float">
            <text:p>11424</text:p>
          </table:table-cell>
          <table:table-cell office:value-type="float" office:value="184316" calcext:value-type="float">
            <text:p>184316</text:p>
          </table:table-cell>
          <table:table-cell office:value-type="float" office:value="189198" calcext:value-type="float">
            <text:p>189198</text:p>
          </table:table-cell>
          <table:table-cell office:value-type="float" office:value="4882" calcext:value-type="float">
            <text:p>4882</text:p>
          </table:table-cell>
          <table:table-cell/>
          <table:table-cell table:formula="of:=ROUND([.F517]/[.C517];2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0904076.76" calcext:value-type="float">
            <text:p>200904076.76</text:p>
          </table:table-cell>
          <table:table-cell office:value-type="float" office:value="202714286.33" calcext:value-type="float">
            <text:p>202714286.33</text:p>
          </table:table-cell>
          <table:table-cell office:value-type="float" office:value="1810209.57" calcext:value-type="float">
            <text:p>1810209.57</text:p>
          </table:table-cell>
          <table:table-cell office:value-type="float" office:value="217195379.52" calcext:value-type="float">
            <text:p>217195379.52</text:p>
          </table:table-cell>
          <table:table-cell office:value-type="float" office:value="219005403.42" calcext:value-type="float">
            <text:p>219005403.42</text:p>
          </table:table-cell>
          <table:table-cell office:value-type="float" office:value="1810023.9" calcext:value-type="float">
            <text:p>1810023.9</text:p>
          </table:table-cell>
          <table:table-cell/>
          <table:table-cell table:formula="of:=ROUND([.F518]/[.C518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747774.93" calcext:value-type="float">
            <text:p>803747774.93</text:p>
          </table:table-cell>
          <table:table-cell office:value-type="float" office:value="803811071.92" calcext:value-type="float">
            <text:p>803811071.92</text:p>
          </table:table-cell>
          <table:table-cell office:value-type="float" office:value="63296.99" calcext:value-type="float">
            <text:p>63296.99</text:p>
          </table:table-cell>
          <table:table-cell office:value-type="float" office:value="821059914.12" calcext:value-type="float">
            <text:p>821059914.12</text:p>
          </table:table-cell>
          <table:table-cell office:value-type="float" office:value="819877362.71" calcext:value-type="float">
            <text:p>819877362.71</text:p>
          </table:table-cell>
          <table:table-cell office:value-type="float" office:value="-1182551.41" calcext:value-type="float">
            <text:p>-1182551.41</text:p>
          </table:table-cell>
          <table:table-cell/>
          <table:table-cell table:formula="of:=ROUND([.F519]/[.C519];2)"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24986885.2" calcext:value-type="float">
            <text:p>24986885.2</text:p>
          </table:table-cell>
          <table:table-cell office:value-type="float" office:value="25214627.51" calcext:value-type="float">
            <text:p>25214627.51</text:p>
          </table:table-cell>
          <table:table-cell office:value-type="float" office:value="227742.31" calcext:value-type="float">
            <text:p>227742.31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119843.1" calcext:value-type="float">
            <text:p>119843.1</text:p>
          </table:table-cell>
          <table:table-cell/>
          <table:table-cell table:formula="of:=ROUND([.F520]/[.C520];2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85552" calcext:value-type="float">
            <text:p>685552</text:p>
          </table:table-cell>
          <table:table-cell office:value-type="float" office:value="697313" calcext:value-type="float">
            <text:p>697313</text:p>
          </table:table-cell>
          <table:table-cell office:value-type="float" office:value="11761" calcext:value-type="float">
            <text:p>11761</text:p>
          </table:table-cell>
          <table:table-cell office:value-type="float" office:value="758097" calcext:value-type="float">
            <text:p>758097</text:p>
          </table:table-cell>
          <table:table-cell office:value-type="float" office:value="762208" calcext:value-type="float">
            <text:p>762208</text:p>
          </table:table-cell>
          <table:table-cell office:value-type="float" office:value="4111" calcext:value-type="float">
            <text:p>4111</text:p>
          </table:table-cell>
          <table:table-cell/>
          <table:table-cell table:formula="of:=ROUND([.F521]/[.C521];2)" office:value-type="float" office:value="0.35" calcext:value-type="float">
            <text:p>0.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3501005.35" calcext:value-type="float">
            <text:p>43501005.35</text:p>
          </table:table-cell>
          <table:table-cell office:value-type="float" office:value="45309735.35" calcext:value-type="float">
            <text:p>45309735.35</text:p>
          </table:table-cell>
          <table:table-cell office:value-type="float" office:value="1808730" calcext:value-type="float">
            <text:p>1808730</text:p>
          </table:table-cell>
          <table:table-cell office:value-type="float" office:value="59781033.16" calcext:value-type="float">
            <text:p>59781033.16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1808810.38" calcext:value-type="float">
            <text:p>1808810.38</text:p>
          </table:table-cell>
          <table:table-cell/>
          <table:table-cell table:formula="of:=ROUND([.F523]/[.C52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808981.31" calcext:value-type="float">
            <text:p>293808981.31</text:p>
          </table:table-cell>
          <table:table-cell office:value-type="float" office:value="342996848.51" calcext:value-type="float">
            <text:p>342996848.51</text:p>
          </table:table-cell>
          <table:table-cell office:value-type="float" office:value="49187867.2" calcext:value-type="float">
            <text:p>49187867.2</text:p>
          </table:table-cell>
          <table:table-cell office:value-type="float" office:value="315587650.71" calcext:value-type="float">
            <text:p>315587650.71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51166828.44" calcext:value-type="float">
            <text:p>51166828.44</text:p>
          </table:table-cell>
          <table:table-cell/>
          <table:table-cell table:formula="of:=ROUND([.F524]/[.C524];2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7947485.13" calcext:value-type="float">
            <text:p>7947485.13</text:p>
          </table:table-cell>
          <table:table-cell office:value-type="float" office:value="8315234.75" calcext:value-type="float">
            <text:p>8315234.75</text:p>
          </table:table-cell>
          <table:table-cell office:value-type="float" office:value="367749.62" calcext:value-type="float">
            <text:p>367749.62</text:p>
          </table:table-cell>
          <table:table-cell office:value-type="float" office:value="9761636.08" calcext:value-type="float">
            <text:p>9761636.08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118499.36" calcext:value-type="float">
            <text:p>118499.36</text:p>
          </table:table-cell>
          <table:table-cell/>
          <table:table-cell table:formula="of:=ROUND([.F525]/[.C525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4023" calcext:value-type="float">
            <text:p>134023</text:p>
          </table:table-cell>
          <table:table-cell office:value-type="float" office:value="147004" calcext:value-type="float">
            <text:p>147004</text:p>
          </table:table-cell>
          <table:table-cell office:value-type="float" office:value="12981" calcext:value-type="float">
            <text:p>12981</text:p>
          </table:table-cell>
          <table:table-cell office:value-type="float" office:value="199230" calcext:value-type="float">
            <text:p>199230</text:p>
          </table:table-cell>
          <table:table-cell office:value-type="float" office:value="203411" calcext:value-type="float">
            <text:p>203411</text:p>
          </table:table-cell>
          <table:table-cell office:value-type="float" office:value="4181" calcext:value-type="float">
            <text:p>4181</text:p>
          </table:table-cell>
          <table:table-cell/>
          <table:table-cell table:formula="of:=ROUND([.F526]/[.C526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6333903.92" calcext:value-type="float">
            <text:p>206333903.92</text:p>
          </table:table-cell>
          <table:table-cell office:value-type="float" office:value="208143798.35" calcext:value-type="float">
            <text:p>208143798.35</text:p>
          </table:table-cell>
          <table:table-cell office:value-type="float" office:value="1809894.43" calcext:value-type="float">
            <text:p>1809894.43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224434694.52" calcext:value-type="float">
            <text:p>224434694.52</text:p>
          </table:table-cell>
          <table:table-cell office:value-type="float" office:value="1809710.07" calcext:value-type="float">
            <text:p>1809710.07</text:p>
          </table:table-cell>
          <table:table-cell/>
          <table:table-cell table:formula="of:=ROUND([.F527]/[.C52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393010.36" calcext:value-type="float">
            <text:p>829393010.36</text:p>
          </table:table-cell>
          <table:table-cell office:value-type="float" office:value="812882711.14" calcext:value-type="float">
            <text:p>812882711.14</text:p>
          </table:table-cell>
          <table:table-cell office:value-type="float" office:value="-16510299.22" calcext:value-type="float">
            <text:p>-16510299.22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818659188.17" calcext:value-type="float">
            <text:p>818659188.17</text:p>
          </table:table-cell>
          <table:table-cell office:value-type="float" office:value="-16772470.24" calcext:value-type="float">
            <text:p>-16772470.24</text:p>
          </table:table-cell>
          <table:table-cell/>
          <table:table-cell table:formula="of:=ROUND([.F528]/[.C528];2)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670809.87" calcext:value-type="float">
            <text:p>25670809.87</text:p>
          </table:table-cell>
          <table:table-cell office:value-type="float" office:value="25828236.28" calcext:value-type="float">
            <text:p>25828236.28</text:p>
          </table:table-cell>
          <table:table-cell office:value-type="float" office:value="157426.41" calcext:value-type="float">
            <text:p>157426.4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120748.19" calcext:value-type="float">
            <text:p>120748.19</text:p>
          </table:table-cell>
          <table:table-cell/>
          <table:table-cell table:formula="of:=ROUND([.F529]/[.C529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21407" calcext:value-type="float">
            <text:p>721407</text:p>
          </table:table-cell>
          <table:table-cell office:value-type="float" office:value="729488" calcext:value-type="float">
            <text:p>729488</text:p>
          </table:table-cell>
          <table:table-cell office:value-type="float" office:value="8081" calcext:value-type="float">
            <text:p>8081</text:p>
          </table:table-cell>
          <table:table-cell office:value-type="float" office:value="770425" calcext:value-type="float">
            <text:p>770425</text:p>
          </table:table-cell>
          <table:table-cell office:value-type="float" office:value="774544" calcext:value-type="float">
            <text:p>774544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530]/[.C530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4456227.27" calcext:value-type="float">
            <text:p>34456227.27</text:p>
          </table:table-cell>
          <table:table-cell office:value-type="float" office:value="36265324.64" calcext:value-type="float">
            <text:p>36265324.64</text:p>
          </table:table-cell>
          <table:table-cell office:value-type="float" office:value="1809097.37" calcext:value-type="float">
            <text:p>1809097.37</text:p>
          </table:table-cell>
          <table:table-cell office:value-type="float" office:value="50736435.25" calcext:value-type="float">
            <text:p>50736435.25</text:p>
          </table:table-cell>
          <table:table-cell office:value-type="float" office:value="52545413.85" calcext:value-type="float">
            <text:p>52545413.85</text:p>
          </table:table-cell>
          <table:table-cell office:value-type="float" office:value="1808978.6" calcext:value-type="float">
            <text:p>1808978.6</text:p>
          </table:table-cell>
          <table:table-cell/>
          <table:table-cell table:formula="of:=ROUND([.F533]/[.C53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159919.45" calcext:value-type="float">
            <text:p>286159919.45</text:p>
          </table:table-cell>
          <table:table-cell office:value-type="float" office:value="289459488.3" calcext:value-type="float">
            <text:p>289459488.3</text:p>
          </table:table-cell>
          <table:table-cell office:value-type="float" office:value="3299568.85" calcext:value-type="float">
            <text:p>3299568.85</text:p>
          </table:table-cell>
          <table:table-cell office:value-type="float" office:value="352181997.94" calcext:value-type="float">
            <text:p>352181997.94</text:p>
          </table:table-cell>
          <table:table-cell office:value-type="float" office:value="361651818.82" calcext:value-type="float">
            <text:p>361651818.82</text:p>
          </table:table-cell>
          <table:table-cell office:value-type="float" office:value="9469820.88" calcext:value-type="float">
            <text:p>9469820.88</text:p>
          </table:table-cell>
          <table:table-cell/>
          <table:table-cell table:formula="of:=ROUND([.F534]/[.C534];2)"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540736.4" calcext:value-type="float">
            <text:p>5540736.4</text:p>
          </table:table-cell>
          <table:table-cell office:value-type="float" office:value="5826213.46" calcext:value-type="float">
            <text:p>5826213.46</text:p>
          </table:table-cell>
          <table:table-cell office:value-type="float" office:value="285477.06" calcext:value-type="float">
            <text:p>285477.06</text:p>
          </table:table-cell>
          <table:table-cell office:value-type="float" office:value="9163147.49" calcext:value-type="float">
            <text:p>9163147.49</text:p>
          </table:table-cell>
          <table:table-cell office:value-type="float" office:value="9275318.87" calcext:value-type="float">
            <text:p>9275318.87</text:p>
          </table:table-cell>
          <table:table-cell office:value-type="float" office:value="112171.38" calcext:value-type="float">
            <text:p>112171.38</text:p>
          </table:table-cell>
          <table:table-cell/>
          <table:table-cell table:formula="of:=ROUND([.F535]/[.C535];2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4993" calcext:value-type="float">
            <text:p>74993</text:p>
          </table:table-cell>
          <table:table-cell office:value-type="float" office:value="88082" calcext:value-type="float">
            <text:p>88082</text:p>
          </table:table-cell>
          <table:table-cell office:value-type="float" office:value="13089" calcext:value-type="float">
            <text:p>13089</text:p>
          </table:table-cell>
          <table:table-cell office:value-type="float" office:value="176814" calcext:value-type="float">
            <text:p>176814</text:p>
          </table:table-cell>
          <table:table-cell office:value-type="float" office:value="180547" calcext:value-type="float">
            <text:p>180547</text:p>
          </table:table-cell>
          <table:table-cell office:value-type="float" office:value="3733" calcext:value-type="float">
            <text:p>3733</text:p>
          </table:table-cell>
          <table:table-cell/>
          <table:table-cell table:formula="of:=ROUND([.F536]/[.C536];2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7283340.66" calcext:value-type="float">
            <text:p>197283340.66</text:p>
          </table:table-cell>
          <table:table-cell office:value-type="float" office:value="199093660.44" calcext:value-type="float">
            <text:p>199093660.44</text:p>
          </table:table-cell>
          <table:table-cell office:value-type="float" office:value="1810319.78" calcext:value-type="float">
            <text:p>1810319.78</text:p>
          </table:table-cell>
          <table:table-cell office:value-type="float" office:value="213574923.17" calcext:value-type="float">
            <text:p>213574923.17</text:p>
          </table:table-cell>
          <table:table-cell office:value-type="float" office:value="215385029.11" calcext:value-type="float">
            <text:p>215385029.11</text:p>
          </table:table-cell>
          <table:table-cell office:value-type="float" office:value="1810105.94" calcext:value-type="float">
            <text:p>1810105.94</text:p>
          </table:table-cell>
          <table:table-cell/>
          <table:table-cell table:formula="of:=ROUND([.F537]/[.C53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729046.58" calcext:value-type="float">
            <text:p>778729046.58</text:p>
          </table:table-cell>
          <table:table-cell office:value-type="float" office:value="800476823.82" calcext:value-type="float">
            <text:p>800476823.82</text:p>
          </table:table-cell>
          <table:table-cell office:value-type="float" office:value="21747777.24" calcext:value-type="float">
            <text:p>21747777.24</text:p>
          </table:table-cell>
          <table:table-cell office:value-type="float" office:value="820598664.48" calcext:value-type="float">
            <text:p>820598664.48</text:p>
          </table:table-cell>
          <table:table-cell office:value-type="float" office:value="827329430.62" calcext:value-type="float">
            <text:p>827329430.62</text:p>
          </table:table-cell>
          <table:table-cell office:value-type="float" office:value="6730766.14" calcext:value-type="float">
            <text:p>6730766.14</text:p>
          </table:table-cell>
          <table:table-cell/>
          <table:table-cell table:formula="of:=ROUND([.F538]/[.C538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4707935.12" calcext:value-type="float">
            <text:p>24707935.12</text:p>
          </table:table-cell>
          <table:table-cell office:value-type="float" office:value="24847736.57" calcext:value-type="float">
            <text:p>24847736.57</text:p>
          </table:table-cell>
          <table:table-cell office:value-type="float" office:value="139801.45" calcext:value-type="float">
            <text:p>139801.45</text:p>
          </table:table-cell>
          <table:table-cell office:value-type="float" office:value="26260349.13" calcext:value-type="float">
            <text:p>26260349.13</text:p>
          </table:table-cell>
          <table:table-cell office:value-type="float" office:value="26377955.49" calcext:value-type="float">
            <text:p>26377955.49</text:p>
          </table:table-cell>
          <table:table-cell office:value-type="float" office:value="117606.36" calcext:value-type="float">
            <text:p>117606.36</text:p>
          </table:table-cell>
          <table:table-cell/>
          <table:table-cell table:formula="of:=ROUND([.F539]/[.C539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76272" calcext:value-type="float">
            <text:p>676272</text:p>
          </table:table-cell>
          <table:table-cell office:value-type="float" office:value="680881" calcext:value-type="float">
            <text:p>680881</text:p>
          </table:table-cell>
          <table:table-cell office:value-type="float" office:value="4609" calcext:value-type="float">
            <text:p>4609</text:p>
          </table:table-cell>
          <table:table-cell office:value-type="float" office:value="749794" calcext:value-type="float">
            <text:p>749794</text:p>
          </table:table-cell>
          <table:table-cell office:value-type="float" office:value="753935" calcext:value-type="float">
            <text:p>753935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ROUND([.F540]/[.C540];2)" office:value-type="float" office:value="0.9" calcext:value-type="float">
            <text:p>0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9883341.45" calcext:value-type="float">
            <text:p>39883341.45</text:p>
          </table:table-cell>
          <table:table-cell office:value-type="float" office:value="41692063.39" calcext:value-type="float">
            <text:p>41692063.39</text:p>
          </table:table-cell>
          <table:table-cell office:value-type="float" office:value="1808721.94" calcext:value-type="float">
            <text:p>1808721.94</text:p>
          </table:table-cell>
          <table:table-cell office:value-type="float" office:value="56163467.67" calcext:value-type="float">
            <text:p>56163467.67</text:p>
          </table:table-cell>
          <table:table-cell office:value-type="float" office:value="57972133.45" calcext:value-type="float">
            <text:p>57972133.45</text:p>
          </table:table-cell>
          <table:table-cell office:value-type="float" office:value="1808665.78" calcext:value-type="float">
            <text:p>1808665.78</text:p>
          </table:table-cell>
          <table:table-cell/>
          <table:table-cell table:formula="of:=ROUND([.F542]/[.C54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410969.03" calcext:value-type="float">
            <text:p>308410969.03</text:p>
          </table:table-cell>
          <table:table-cell office:value-type="float" office:value="315938659.04" calcext:value-type="float">
            <text:p>315938659.04</text:p>
          </table:table-cell>
          <table:table-cell office:value-type="float" office:value="7527690.01" calcext:value-type="float">
            <text:p>7527690.01</text:p>
          </table:table-cell>
          <table:table-cell office:value-type="float" office:value="352764283.45" calcext:value-type="float">
            <text:p>352764283.45</text:p>
          </table:table-cell>
          <table:table-cell office:value-type="float" office:value="353334616.51" calcext:value-type="float">
            <text:p>353334616.51</text:p>
          </table:table-cell>
          <table:table-cell office:value-type="float" office:value="570333.06" calcext:value-type="float">
            <text:p>570333.06</text:p>
          </table:table-cell>
          <table:table-cell/>
          <table:table-cell table:formula="of:=ROUND([.F543]/[.C543];2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701810.76" calcext:value-type="float">
            <text:p>6701810.76</text:p>
          </table:table-cell>
          <table:table-cell office:value-type="float" office:value="7325552.9" calcext:value-type="float">
            <text:p>7325552.9</text:p>
          </table:table-cell>
          <table:table-cell office:value-type="float" office:value="623742.14" calcext:value-type="float">
            <text:p>623742.14</text:p>
          </table:table-cell>
          <table:table-cell office:value-type="float" office:value="9511786.43" calcext:value-type="float">
            <text:p>9511786.43</text:p>
          </table:table-cell>
          <table:table-cell office:value-type="float" office:value="9637045.2" calcext:value-type="float">
            <text:p>9637045.2</text:p>
          </table:table-cell>
          <table:table-cell office:value-type="float" office:value="125258.77" calcext:value-type="float">
            <text:p>125258.77</text:p>
          </table:table-cell>
          <table:table-cell/>
          <table:table-cell table:formula="of:=ROUND([.F544]/[.C544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1418" calcext:value-type="float">
            <text:p>111418</text:p>
          </table:table-cell>
          <table:table-cell office:value-type="float" office:value="122730" calcext:value-type="float">
            <text:p>122730</text:p>
          </table:table-cell>
          <table:table-cell office:value-type="float" office:value="11312" calcext:value-type="float">
            <text:p>11312</text:p>
          </table:table-cell>
          <table:table-cell office:value-type="float" office:value="189198" calcext:value-type="float">
            <text:p>189198</text:p>
          </table:table-cell>
          <table:table-cell office:value-type="float" office:value="194285" calcext:value-type="float">
            <text:p>194285</text:p>
          </table:table-cell>
          <table:table-cell office:value-type="float" office:value="5087" calcext:value-type="float">
            <text:p>5087</text:p>
          </table:table-cell>
          <table:table-cell/>
          <table:table-cell table:formula="of:=ROUND([.F545]/[.C545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2714286.33" calcext:value-type="float">
            <text:p>202714286.33</text:p>
          </table:table-cell>
          <table:table-cell office:value-type="float" office:value="204524300.89" calcext:value-type="float">
            <text:p>204524300.89</text:p>
          </table:table-cell>
          <table:table-cell office:value-type="float" office:value="1810014.56" calcext:value-type="float">
            <text:p>1810014.56</text:p>
          </table:table-cell>
          <table:table-cell office:value-type="float" office:value="219005506.61" calcext:value-type="float">
            <text:p>219005506.61</text:p>
          </table:table-cell>
          <table:table-cell office:value-type="float" office:value="220815200.79" calcext:value-type="float">
            <text:p>220815200.79</text:p>
          </table:table-cell>
          <table:table-cell office:value-type="float" office:value="1809694.18" calcext:value-type="float">
            <text:p>1809694.18</text:p>
          </table:table-cell>
          <table:table-cell/>
          <table:table-cell table:formula="of:=ROUND([.F546]/[.C54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811071.92" calcext:value-type="float">
            <text:p>803811071.92</text:p>
          </table:table-cell>
          <table:table-cell office:value-type="float" office:value="788221729.35" calcext:value-type="float">
            <text:p>788221729.35</text:p>
          </table:table-cell>
          <table:table-cell office:value-type="float" office:value="-15589342.57" calcext:value-type="float">
            <text:p>-15589342.57</text:p>
          </table:table-cell>
          <table:table-cell office:value-type="float" office:value="819877370.85" calcext:value-type="float">
            <text:p>819877370.85</text:p>
          </table:table-cell>
          <table:table-cell office:value-type="float" office:value="824238482.9" calcext:value-type="float">
            <text:p>824238482.9</text:p>
          </table:table-cell>
          <table:table-cell office:value-type="float" office:value="4361112.05" calcext:value-type="float">
            <text:p>4361112.05</text:p>
          </table:table-cell>
          <table:table-cell/>
          <table:table-cell table:formula="of:=ROUND([.F547]/[.C547];2)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25214627.51" calcext:value-type="float">
            <text:p>25214627.51</text:p>
          </table:table-cell>
          <table:table-cell office:value-type="float" office:value="25461241.53" calcext:value-type="float">
            <text:p>25461241.53</text:p>
          </table:table-cell>
          <table:table-cell office:value-type="float" office:value="246614.02" calcext:value-type="float">
            <text:p>246614.02</text:p>
          </table:table-cell>
          <table:table-cell office:value-type="float" office:value="26615208.04" calcext:value-type="float">
            <text:p>26615208.0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118902.87" calcext:value-type="float">
            <text:p>118902.87</text:p>
          </table:table-cell>
          <table:table-cell/>
          <table:table-cell table:formula="of:=ROUND([.F548]/[.C548];2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97313" calcext:value-type="float">
            <text:p>697313</text:p>
          </table:table-cell>
          <table:table-cell office:value-type="float" office:value="710142" calcext:value-type="float">
            <text:p>710142</text:p>
          </table:table-cell>
          <table:table-cell office:value-type="float" office:value="12829" calcext:value-type="float">
            <text:p>12829</text:p>
          </table:table-cell>
          <table:table-cell office:value-type="float" office:value="762208" calcext:value-type="float">
            <text:p>762208</text:p>
          </table:table-cell>
          <table:table-cell office:value-type="float" office:value="766318" calcext:value-type="float">
            <text:p>766318</text:p>
          </table:table-cell>
          <table:table-cell office:value-type="float" office:value="4110" calcext:value-type="float">
            <text:p>4110</text:p>
          </table:table-cell>
          <table:table-cell/>
          <table:table-cell table:formula="of:=ROUND([.F549]/[.C549];2)" office:value-type="float" office:value="0.32" calcext:value-type="float">
            <text:p>0.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5309735.35" calcext:value-type="float">
            <text:p>45309735.35</text:p>
          </table:table-cell>
          <table:table-cell office:value-type="float" office:value="47118676.37" calcext:value-type="float">
            <text:p>47118676.37</text:p>
          </table:table-cell>
          <table:table-cell office:value-type="float" office:value="1808941.02" calcext:value-type="float">
            <text:p>1808941.02</text:p>
          </table:table-cell>
          <table:table-cell office:value-type="float" office:value="61589843.54" calcext:value-type="float">
            <text:p>61589843.54</text:p>
          </table:table-cell>
          <table:table-cell office:value-type="float" office:value="63398804.55" calcext:value-type="float">
            <text:p>63398804.55</text:p>
          </table:table-cell>
          <table:table-cell office:value-type="float" office:value="1808961.01" calcext:value-type="float">
            <text:p>1808961.01</text:p>
          </table:table-cell>
          <table:table-cell/>
          <table:table-cell table:formula="of:=ROUND([.F551]/[.C55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96848.51" calcext:value-type="float">
            <text:p>342996848.51</text:p>
          </table:table-cell>
          <table:table-cell office:value-type="float" office:value="343812193.29" calcext:value-type="float">
            <text:p>343812193.29</text:p>
          </table:table-cell>
          <table:table-cell office:value-type="float" office:value="815344.78" calcext:value-type="float">
            <text:p>815344.78</text:p>
          </table:table-cell>
          <table:table-cell office:value-type="float" office:value="366754479.15" calcext:value-type="float">
            <text:p>366754479.15</text:p>
          </table:table-cell>
          <table:table-cell office:value-type="float" office:value="357568389.4" calcext:value-type="float">
            <text:p>357568389.4</text:p>
          </table:table-cell>
          <table:table-cell office:value-type="float" office:value="-9186089.75" calcext:value-type="float">
            <text:p>-9186089.75</text:p>
          </table:table-cell>
          <table:table-cell/>
          <table:table-cell table:formula="of:=ROUND([.F552]/[.C552];2)" office:value-type="float" office:value="-11.27" calcext:value-type="float">
            <text:p>-11.27</text:p>
          </table:table-cell>
        </table:table-row>
        <table:table-row table:style-name="ro1">
          <table:table-cell office:value-type="float" office:value="8315234.75" calcext:value-type="float">
            <text:p>8315234.75</text:p>
          </table:table-cell>
          <table:table-cell office:value-type="float" office:value="8681895.16" calcext:value-type="float">
            <text:p>8681895.16</text:p>
          </table:table-cell>
          <table:table-cell office:value-type="float" office:value="366660.41" calcext:value-type="float">
            <text:p>366660.41</text:p>
          </table:table-cell>
          <table:table-cell office:value-type="float" office:value="9880135.44" calcext:value-type="float">
            <text:p>9880135.44</text:p>
          </table:table-cell>
          <table:table-cell office:value-type="float" office:value="9999368.14" calcext:value-type="float">
            <text:p>9999368.14</text:p>
          </table:table-cell>
          <table:table-cell office:value-type="float" office:value="119232.7" calcext:value-type="float">
            <text:p>119232.7</text:p>
          </table:table-cell>
          <table:table-cell/>
          <table:table-cell table:formula="of:=ROUND([.F553]/[.C553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7004" calcext:value-type="float">
            <text:p>147004</text:p>
          </table:table-cell>
          <table:table-cell office:value-type="float" office:value="160120" calcext:value-type="float">
            <text:p>160120</text:p>
          </table:table-cell>
          <table:table-cell office:value-type="float" office:value="13116" calcext:value-type="float">
            <text:p>13116</text:p>
          </table:table-cell>
          <table:table-cell office:value-type="float" office:value="203411" calcext:value-type="float">
            <text:p>203411</text:p>
          </table:table-cell>
          <table:table-cell office:value-type="float" office:value="207527" calcext:value-type="float">
            <text:p>207527</text:p>
          </table:table-cell>
          <table:table-cell office:value-type="float" office:value="4116" calcext:value-type="float">
            <text:p>4116</text:p>
          </table:table-cell>
          <table:table-cell/>
          <table:table-cell table:formula="of:=ROUND([.F554]/[.C554];2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8143798.35" calcext:value-type="float">
            <text:p>208143798.35</text:p>
          </table:table-cell>
          <table:table-cell office:value-type="float" office:value="209954149.59" calcext:value-type="float">
            <text:p>209954149.59</text:p>
          </table:table-cell>
          <table:table-cell office:value-type="float" office:value="1810351.24" calcext:value-type="float">
            <text:p>1810351.24</text:p>
          </table:table-cell>
          <table:table-cell office:value-type="float" office:value="224434802.3" calcext:value-type="float">
            <text:p>224434802.3</text:p>
          </table:table-cell>
          <table:table-cell office:value-type="float" office:value="226244808.37" calcext:value-type="float">
            <text:p>226244808.37</text:p>
          </table:table-cell>
          <table:table-cell office:value-type="float" office:value="1810006.07" calcext:value-type="float">
            <text:p>1810006.07</text:p>
          </table:table-cell>
          <table:table-cell/>
          <table:table-cell table:formula="of:=ROUND([.F555]/[.C55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882711.14" calcext:value-type="float">
            <text:p>812882711.14</text:p>
          </table:table-cell>
          <table:table-cell office:value-type="float" office:value="811744987.83" calcext:value-type="float">
            <text:p>811744987.83</text:p>
          </table:table-cell>
          <table:table-cell office:value-type="float" office:value="-1137723.31" calcext:value-type="float">
            <text:p>-1137723.31</text:p>
          </table:table-cell>
          <table:table-cell office:value-type="float" office:value="818659273.32" calcext:value-type="float">
            <text:p>818659273.32</text:p>
          </table:table-cell>
          <table:table-cell office:value-type="float" office:value="819331179.96" calcext:value-type="float">
            <text:p>819331179.96</text:p>
          </table:table-cell>
          <table:table-cell office:value-type="float" office:value="671906.64" calcext:value-type="float">
            <text:p>671906.64</text:p>
          </table:table-cell>
          <table:table-cell/>
          <table:table-cell table:formula="of:=ROUND([.F556]/[.C556];2)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25828236.28" calcext:value-type="float">
            <text:p>25828236.28</text:p>
          </table:table-cell>
          <table:table-cell office:value-type="float" office:value="25985280.55" calcext:value-type="float">
            <text:p>25985280.55</text:p>
          </table:table-cell>
          <table:table-cell office:value-type="float" office:value="157044.27" calcext:value-type="float">
            <text:p>157044.27</text:p>
          </table:table-cell>
          <table:table-cell office:value-type="float" office:value="26974155.06" calcext:value-type="float">
            <text:p>26974155.06</text:p>
          </table:table-cell>
          <table:table-cell office:value-type="float" office:value="27095938.27" calcext:value-type="float">
            <text:p>27095938.27</text:p>
          </table:table-cell>
          <table:table-cell office:value-type="float" office:value="121783.21" calcext:value-type="float">
            <text:p>121783.21</text:p>
          </table:table-cell>
          <table:table-cell/>
          <table:table-cell table:formula="of:=ROUND([.F557]/[.C557];2)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729488" calcext:value-type="float">
            <text:p>729488</text:p>
          </table:table-cell>
          <table:table-cell office:value-type="float" office:value="737548" calcext:value-type="float">
            <text:p>737548</text:p>
          </table:table-cell>
          <table:table-cell office:value-type="float" office:value="8060" calcext:value-type="float">
            <text:p>8060</text:p>
          </table:table-cell>
          <table:table-cell office:value-type="float" office:value="774544" calcext:value-type="float">
            <text:p>774544</text:p>
          </table:table-cell>
          <table:table-cell office:value-type="float" office:value="778663" calcext:value-type="float">
            <text:p>778663</text:p>
          </table:table-cell>
          <table:table-cell office:value-type="float" office:value="4119" calcext:value-type="float">
            <text:p>4119</text:p>
          </table:table-cell>
          <table:table-cell/>
          <table:table-cell table:formula="of:=ROUND([.F558]/[.C558];2)" office:value-type="float" office:value="0.51" calcext:value-type="float">
            <text:p>0.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265428.49" calcext:value-type="float">
            <text:p>36265428.49</text:p>
          </table:table-cell>
          <table:table-cell office:value-type="float" office:value="38074257.49" calcext:value-type="float">
            <text:p>38074257.49</text:p>
          </table:table-cell>
          <table:table-cell office:value-type="float" office:value="1808829" calcext:value-type="float">
            <text:p>1808829</text:p>
          </table:table-cell>
          <table:table-cell office:value-type="float" office:value="52545517.64" calcext:value-type="float">
            <text:p>52545517.64</text:p>
          </table:table-cell>
          <table:table-cell office:value-type="float" office:value="54354352.63" calcext:value-type="float">
            <text:p>54354352.63</text:p>
          </table:table-cell>
          <table:table-cell office:value-type="float" office:value="1808834.99" calcext:value-type="float">
            <text:p>1808834.99</text:p>
          </table:table-cell>
          <table:table-cell/>
          <table:table-cell table:formula="of:=ROUND([.F561]/[.C561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459488.31" calcext:value-type="float">
            <text:p>289459488.31</text:p>
          </table:table-cell>
          <table:table-cell office:value-type="float" office:value="306456573.87" calcext:value-type="float">
            <text:p>306456573.87</text:p>
          </table:table-cell>
          <table:table-cell office:value-type="float" office:value="16997085.56" calcext:value-type="float">
            <text:p>16997085.56</text:p>
          </table:table-cell>
          <table:table-cell office:value-type="float" office:value="361651861.76" calcext:value-type="float">
            <text:p>361651861.76</text:p>
          </table:table-cell>
          <table:table-cell office:value-type="float" office:value="348379348.95" calcext:value-type="float">
            <text:p>348379348.95</text:p>
          </table:table-cell>
          <table:table-cell office:value-type="float" office:value="-13272512.81" calcext:value-type="float">
            <text:p>-13272512.81</text:p>
          </table:table-cell>
          <table:table-cell/>
          <table:table-cell table:formula="of:=ROUND([.F562]/[.C562];2)"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5826213.47" calcext:value-type="float">
            <text:p>5826213.47</text:p>
          </table:table-cell>
          <table:table-cell office:value-type="float" office:value="6076640.68" calcext:value-type="float">
            <text:p>6076640.68</text:p>
          </table:table-cell>
          <table:table-cell office:value-type="float" office:value="250427.21" calcext:value-type="float">
            <text:p>250427.21</text:p>
          </table:table-cell>
          <table:table-cell office:value-type="float" office:value="9275318.88" calcext:value-type="float">
            <text:p>9275318.88</text:p>
          </table:table-cell>
          <table:table-cell office:value-type="float" office:value="9387495.32" calcext:value-type="float">
            <text:p>9387495.32</text:p>
          </table:table-cell>
          <table:table-cell office:value-type="float" office:value="112176.44" calcext:value-type="float">
            <text:p>112176.44</text:p>
          </table:table-cell>
          <table:table-cell/>
          <table:table-cell table:formula="of:=ROUND([.F563]/[.C563];2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8082" calcext:value-type="float">
            <text:p>88082</text:p>
          </table:table-cell>
          <table:table-cell office:value-type="float" office:value="99994" calcext:value-type="float">
            <text:p>99994</text:p>
          </table:table-cell>
          <table:table-cell office:value-type="float" office:value="11912" calcext:value-type="float">
            <text:p>11912</text:p>
          </table:table-cell>
          <table:table-cell office:value-type="float" office:value="180547" calcext:value-type="float">
            <text:p>180547</text:p>
          </table:table-cell>
          <table:table-cell office:value-type="float" office:value="184316" calcext:value-type="float">
            <text:p>184316</text:p>
          </table:table-cell>
          <table:table-cell office:value-type="float" office:value="3769" calcext:value-type="float">
            <text:p>3769</text:p>
          </table:table-cell>
          <table:table-cell/>
          <table:table-cell table:formula="of:=ROUND([.F564]/[.C564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9093763.22" calcext:value-type="float">
            <text:p>199093763.22</text:p>
          </table:table-cell>
          <table:table-cell office:value-type="float" office:value="200904076.76" calcext:value-type="float">
            <text:p>200904076.76</text:p>
          </table:table-cell>
          <table:table-cell office:value-type="float" office:value="1810313.54" calcext:value-type="float">
            <text:p>1810313.54</text:p>
          </table:table-cell>
          <table:table-cell office:value-type="float" office:value="215385129.18" calcext:value-type="float">
            <text:p>215385129.18</text:p>
          </table:table-cell>
          <table:table-cell office:value-type="float" office:value="217195278.39" calcext:value-type="float">
            <text:p>217195278.39</text:p>
          </table:table-cell>
          <table:table-cell office:value-type="float" office:value="1810149.21" calcext:value-type="float">
            <text:p>1810149.21</text:p>
          </table:table-cell>
          <table:table-cell/>
          <table:table-cell table:formula="of:=ROUND([.F565]/[.C565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958836.21" calcext:value-type="float">
            <text:p>803958836.21</text:p>
          </table:table-cell>
          <table:table-cell office:value-type="float" office:value="803747774.93" calcext:value-type="float">
            <text:p>803747774.93</text:p>
          </table:table-cell>
          <table:table-cell office:value-type="float" office:value="-211061.28" calcext:value-type="float">
            <text:p>-211061.28</text:p>
          </table:table-cell>
          <table:table-cell office:value-type="float" office:value="827329430.63" calcext:value-type="float">
            <text:p>827329430.63</text:p>
          </table:table-cell>
          <table:table-cell office:value-type="float" office:value="823030106.77" calcext:value-type="float">
            <text:p>823030106.77</text:p>
          </table:table-cell>
          <table:table-cell office:value-type="float" office:value="-4299323.86" calcext:value-type="float">
            <text:p>-4299323.86</text:p>
          </table:table-cell>
          <table:table-cell/>
          <table:table-cell table:formula="of:=ROUND([.F566]/[.C566];2)"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24847736.57" calcext:value-type="float">
            <text:p>24847736.57</text:p>
          </table:table-cell>
          <table:table-cell office:value-type="float" office:value="24986885.2" calcext:value-type="float">
            <text:p>24986885.2</text:p>
          </table:table-cell>
          <table:table-cell office:value-type="float" office:value="139148.63" calcext:value-type="float">
            <text:p>139148.63</text:p>
          </table:table-cell>
          <table:table-cell office:value-type="float" office:value="26377955.5" calcext:value-type="float">
            <text:p>26377955.5</text:p>
          </table:table-cell>
          <table:table-cell office:value-type="float" office:value="26495364.94" calcext:value-type="float">
            <text:p>26495364.94</text:p>
          </table:table-cell>
          <table:table-cell office:value-type="float" office:value="117409.44" calcext:value-type="float">
            <text:p>117409.44</text:p>
          </table:table-cell>
          <table:table-cell/>
          <table:table-cell table:formula="of:=ROUND([.F567]/[.C567];2)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80882" calcext:value-type="float">
            <text:p>680882</text:p>
          </table:table-cell>
          <table:table-cell office:value-type="float" office:value="685552" calcext:value-type="float">
            <text:p>685552</text:p>
          </table:table-cell>
          <table:table-cell office:value-type="float" office:value="4670" calcext:value-type="float">
            <text:p>4670</text:p>
          </table:table-cell>
          <table:table-cell office:value-type="float" office:value="753935" calcext:value-type="float">
            <text:p>753935</text:p>
          </table:table-cell>
          <table:table-cell office:value-type="float" office:value="758096" calcext:value-type="float">
            <text:p>758096</text:p>
          </table:table-cell>
          <table:table-cell office:value-type="float" office:value="4161" calcext:value-type="float">
            <text:p>4161</text:p>
          </table:table-cell>
          <table:table-cell/>
          <table:table-cell table:formula="of:=ROUND([.F568]/[.C568];2)" office:value-type="float" office:value="0.89" calcext:value-type="float">
            <text:p>0.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1692167.3" calcext:value-type="float">
            <text:p>41692167.3</text:p>
          </table:table-cell>
          <table:table-cell office:value-type="float" office:value="43500902.69" calcext:value-type="float">
            <text:p>43500902.69</text:p>
          </table:table-cell>
          <table:table-cell office:value-type="float" office:value="1808735.39" calcext:value-type="float">
            <text:p>1808735.39</text:p>
          </table:table-cell>
          <table:table-cell office:value-type="float" office:value="57972236.15" calcext:value-type="float">
            <text:p>57972236.15</text:p>
          </table:table-cell>
          <table:table-cell office:value-type="float" office:value="59780932.4" calcext:value-type="float">
            <text:p>59780932.4</text:p>
          </table:table-cell>
          <table:table-cell office:value-type="float" office:value="1808696.25" calcext:value-type="float">
            <text:p>1808696.25</text:p>
          </table:table-cell>
          <table:table-cell/>
          <table:table-cell table:formula="of:=ROUND([.F570]/[.C570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938716.5" calcext:value-type="float">
            <text:p>315938716.5</text:p>
          </table:table-cell>
          <table:table-cell office:value-type="float" office:value="332657567.19" calcext:value-type="float">
            <text:p>332657567.19</text:p>
          </table:table-cell>
          <table:table-cell office:value-type="float" office:value="16718850.69" calcext:value-type="float">
            <text:p>16718850.69</text:p>
          </table:table-cell>
          <table:table-cell office:value-type="float" office:value="353334620.5" calcext:value-type="float">
            <text:p>353334620.5</text:p>
          </table:table-cell>
          <table:table-cell office:value-type="float" office:value="315587629.15" calcext:value-type="float">
            <text:p>315587629.15</text:p>
          </table:table-cell>
          <table:table-cell office:value-type="float" office:value="-37746991.35" calcext:value-type="float">
            <text:p>-37746991.35</text:p>
          </table:table-cell>
          <table:table-cell/>
          <table:table-cell table:formula="of:=ROUND([.F571]/[.C571];2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7325552.91" calcext:value-type="float">
            <text:p>7325552.91</text:p>
          </table:table-cell>
          <table:table-cell office:value-type="float" office:value="7947485.13" calcext:value-type="float">
            <text:p>7947485.13</text:p>
          </table:table-cell>
          <table:table-cell office:value-type="float" office:value="621932.22" calcext:value-type="float">
            <text:p>621932.22</text:p>
          </table:table-cell>
          <table:table-cell office:value-type="float" office:value="9637045.23" calcext:value-type="float">
            <text:p>9637045.23</text:p>
          </table:table-cell>
          <table:table-cell office:value-type="float" office:value="9761636.07" calcext:value-type="float">
            <text:p>9761636.07</text:p>
          </table:table-cell>
          <table:table-cell office:value-type="float" office:value="124590.84" calcext:value-type="float">
            <text:p>124590.84</text:p>
          </table:table-cell>
          <table:table-cell/>
          <table:table-cell table:formula="of:=ROUND([.F572]/[.C572];2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float" office:value="134022" calcext:value-type="float">
            <text:p>134022</text:p>
          </table:table-cell>
          <table:table-cell office:value-type="float" office:value="11292" calcext:value-type="float">
            <text:p>11292</text:p>
          </table:table-cell>
          <table:table-cell office:value-type="float" office:value="194285" calcext:value-type="float">
            <text:p>194285</text:p>
          </table:table-cell>
          <table:table-cell office:value-type="float" office:value="199230" calcext:value-type="float">
            <text:p>199230</text:p>
          </table:table-cell>
          <table:table-cell office:value-type="float" office:value="4945" calcext:value-type="float">
            <text:p>4945</text:p>
          </table:table-cell>
          <table:table-cell/>
          <table:table-cell table:formula="of:=ROUND([.F573]/[.C573];2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4524300.89" calcext:value-type="float">
            <text:p>204524300.89</text:p>
          </table:table-cell>
          <table:table-cell office:value-type="float" office:value="206333903.92" calcext:value-type="float">
            <text:p>206333903.92</text:p>
          </table:table-cell>
          <table:table-cell office:value-type="float" office:value="1809603.03" calcext:value-type="float">
            <text:p>1809603.03</text:p>
          </table:table-cell>
          <table:table-cell office:value-type="float" office:value="220815301.67" calcext:value-type="float">
            <text:p>220815301.67</text:p>
          </table:table-cell>
          <table:table-cell office:value-type="float" office:value="222624984.45" calcext:value-type="float">
            <text:p>222624984.45</text:p>
          </table:table-cell>
          <table:table-cell office:value-type="float" office:value="1809682.78" calcext:value-type="float">
            <text:p>1809682.78</text:p>
          </table:table-cell>
          <table:table-cell/>
          <table:table-cell table:formula="of:=ROUND([.F574]/[.C574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221729.35" calcext:value-type="float">
            <text:p>788221729.35</text:p>
          </table:table-cell>
          <table:table-cell office:value-type="float" office:value="829393010.36" calcext:value-type="float">
            <text:p>829393010.36</text:p>
          </table:table-cell>
          <table:table-cell office:value-type="float" office:value="41171281.01" calcext:value-type="float">
            <text:p>41171281.01</text:p>
          </table:table-cell>
          <table:table-cell office:value-type="float" office:value="824238642.89" calcext:value-type="float">
            <text:p>824238642.89</text:p>
          </table:table-cell>
          <table:table-cell office:value-type="float" office:value="835431658.41" calcext:value-type="float">
            <text:p>835431658.41</text:p>
          </table:table-cell>
          <table:table-cell office:value-type="float" office:value="11193015.52" calcext:value-type="float">
            <text:p>11193015.52</text:p>
          </table:table-cell>
          <table:table-cell/>
          <table:table-cell table:formula="of:=ROUND([.F575]/[.C575];2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5461241.53" calcext:value-type="float">
            <text:p>25461241.53</text:p>
          </table:table-cell>
          <table:table-cell office:value-type="float" office:value="25670809.87" calcext:value-type="float">
            <text:p>25670809.87</text:p>
          </table:table-cell>
          <table:table-cell office:value-type="float" office:value="209568.34" calcext:value-type="float">
            <text:p>209568.34</text:p>
          </table:table-cell>
          <table:table-cell office:value-type="float" office:value="26734110.91" calcext:value-type="float">
            <text:p>26734110.91</text:p>
          </table:table-cell>
          <table:table-cell office:value-type="float" office:value="26853406.87" calcext:value-type="float">
            <text:p>26853406.87</text:p>
          </table:table-cell>
          <table:table-cell office:value-type="float" office:value="119295.96" calcext:value-type="float">
            <text:p>119295.96</text:p>
          </table:table-cell>
          <table:table-cell/>
          <table:table-cell table:formula="of:=ROUND([.F576]/[.C576];2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10142" calcext:value-type="float">
            <text:p>710142</text:p>
          </table:table-cell>
          <table:table-cell office:value-type="float" office:value="721407" calcext:value-type="float">
            <text:p>721407</text:p>
          </table:table-cell>
          <table:table-cell office:value-type="float" office:value="11265" calcext:value-type="float">
            <text:p>11265</text:p>
          </table:table-cell>
          <table:table-cell office:value-type="float" office:value="766318" calcext:value-type="float">
            <text:p>766318</text:p>
          </table:table-cell>
          <table:table-cell office:value-type="float" office:value="770425" calcext:value-type="float">
            <text:p>770425</text:p>
          </table:table-cell>
          <table:table-cell office:value-type="float" office:value="4107" calcext:value-type="float">
            <text:p>4107</text:p>
          </table:table-cell>
          <table:table-cell/>
          <table:table-cell table:formula="of:=ROUND([.F577]/[.C577];2)" office:value-type="float" office:value="0.36" calcext:value-type="float">
            <text:p>0.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7118676.37" calcext:value-type="float">
            <text:p>47118676.37</text:p>
          </table:table-cell>
          <table:table-cell office:value-type="float" office:value="48927633.33" calcext:value-type="float">
            <text:p>48927633.33</text:p>
          </table:table-cell>
          <table:table-cell office:value-type="float" office:value="1808956.96" calcext:value-type="float">
            <text:p>1808956.96</text:p>
          </table:table-cell>
          <table:table-cell office:value-type="float" office:value="63398911.15" calcext:value-type="float">
            <text:p>63398911.15</text:p>
          </table:table-cell>
          <table:table-cell office:value-type="float" office:value="65207766.1" calcext:value-type="float">
            <text:p>65207766.1</text:p>
          </table:table-cell>
          <table:table-cell office:value-type="float" office:value="1808854.95" calcext:value-type="float">
            <text:p>1808854.95</text:p>
          </table:table-cell>
          <table:table-cell/>
          <table:table-cell table:formula="of:=ROUND([.F579]/[.C579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812193.29" calcext:value-type="float">
            <text:p>343812193.29</text:p>
          </table:table-cell>
          <table:table-cell office:value-type="float" office:value="349851057.04" calcext:value-type="float">
            <text:p>349851057.04</text:p>
          </table:table-cell>
          <table:table-cell office:value-type="float" office:value="6038863.75" calcext:value-type="float">
            <text:p>6038863.75</text:p>
          </table:table-cell>
          <table:table-cell office:value-type="float" office:value="361943496.19" calcext:value-type="float">
            <text:p>361943496.19</text:p>
          </table:table-cell>
          <table:table-cell office:value-type="float" office:value="355359336.1" calcext:value-type="float">
            <text:p>355359336.1</text:p>
          </table:table-cell>
          <table:table-cell office:value-type="float" office:value="-6584160.09" calcext:value-type="float">
            <text:p>-6584160.09</text:p>
          </table:table-cell>
          <table:table-cell/>
          <table:table-cell table:formula="of:=ROUND([.F580]/[.C580];2)"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8681895.16" calcext:value-type="float">
            <text:p>8681895.16</text:p>
          </table:table-cell>
          <table:table-cell office:value-type="float" office:value="9050317.63" calcext:value-type="float">
            <text:p>9050317.63</text:p>
          </table:table-cell>
          <table:table-cell office:value-type="float" office:value="368422.47" calcext:value-type="float">
            <text:p>368422.47</text:p>
          </table:table-cell>
          <table:table-cell office:value-type="float" office:value="9999368.15" calcext:value-type="float">
            <text:p>9999368.15</text:p>
          </table:table-cell>
          <table:table-cell office:value-type="float" office:value="10118677.71" calcext:value-type="float">
            <text:p>10118677.71</text:p>
          </table:table-cell>
          <table:table-cell office:value-type="float" office:value="119309.56" calcext:value-type="float">
            <text:p>119309.56</text:p>
          </table:table-cell>
          <table:table-cell/>
          <table:table-cell table:formula="of:=ROUND([.F581]/[.C581];2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0120" calcext:value-type="float">
            <text:p>160120</text:p>
          </table:table-cell>
          <table:table-cell office:value-type="float" office:value="173146" calcext:value-type="float">
            <text:p>173146</text:p>
          </table:table-cell>
          <table:table-cell office:value-type="float" office:value="13026" calcext:value-type="float">
            <text:p>13026</text:p>
          </table:table-cell>
          <table:table-cell office:value-type="float" office:value="207528" calcext:value-type="float">
            <text:p>207528</text:p>
          </table:table-cell>
          <table:table-cell office:value-type="float" office:value="211768" calcext:value-type="float">
            <text:p>211768</text:p>
          </table:table-cell>
          <table:table-cell office:value-type="float" office:value="4240" calcext:value-type="float">
            <text:p>4240</text:p>
          </table:table-cell>
          <table:table-cell/>
          <table:table-cell table:formula="of:=ROUND([.F582]/[.C582];2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9954149.59" calcext:value-type="float">
            <text:p>209954149.59</text:p>
          </table:table-cell>
          <table:table-cell office:value-type="float" office:value="211764436.98" calcext:value-type="float">
            <text:p>211764436.98</text:p>
          </table:table-cell>
          <table:table-cell office:value-type="float" office:value="1810287.39" calcext:value-type="float">
            <text:p>1810287.39</text:p>
          </table:table-cell>
          <table:table-cell office:value-type="float" office:value="226244914.76" calcext:value-type="float">
            <text:p>226244914.76</text:p>
          </table:table-cell>
          <table:table-cell office:value-type="float" office:value="228055044.33" calcext:value-type="float">
            <text:p>228055044.33</text:p>
          </table:table-cell>
          <table:table-cell office:value-type="float" office:value="1810129.57" calcext:value-type="float">
            <text:p>1810129.57</text:p>
          </table:table-cell>
          <table:table-cell/>
          <table:table-cell table:formula="of:=ROUND([.F583]/[.C583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744987.83" calcext:value-type="float">
            <text:p>811744987.83</text:p>
          </table:table-cell>
          <table:table-cell office:value-type="float" office:value="817112771.56" calcext:value-type="float">
            <text:p>817112771.56</text:p>
          </table:table-cell>
          <table:table-cell office:value-type="float" office:value="5367783.73" calcext:value-type="float">
            <text:p>5367783.73</text:p>
          </table:table-cell>
          <table:table-cell office:value-type="float" office:value="824579492.19" calcext:value-type="float">
            <text:p>824579492.19</text:p>
          </table:table-cell>
          <table:table-cell office:value-type="float" office:value="823212875.13" calcext:value-type="float">
            <text:p>823212875.13</text:p>
          </table:table-cell>
          <table:table-cell office:value-type="float" office:value="-1366617.06" calcext:value-type="float">
            <text:p>-1366617.06</text:p>
          </table:table-cell>
          <table:table-cell/>
          <table:table-cell table:formula="of:=ROUND([.F584]/[.C584];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25985280.55" calcext:value-type="float">
            <text:p>25985280.55</text:p>
          </table:table-cell>
          <table:table-cell office:value-type="float" office:value="26142666.21" calcext:value-type="float">
            <text:p>26142666.21</text:p>
          </table:table-cell>
          <table:table-cell office:value-type="float" office:value="157385.66" calcext:value-type="float">
            <text:p>157385.66</text:p>
          </table:table-cell>
          <table:table-cell office:value-type="float" office:value="27095938.28" calcext:value-type="float">
            <text:p>27095938.28</text:p>
          </table:table-cell>
          <table:table-cell office:value-type="float" office:value="27217737.53" calcext:value-type="float">
            <text:p>27217737.53</text:p>
          </table:table-cell>
          <table:table-cell office:value-type="float" office:value="121799.25" calcext:value-type="float">
            <text:p>121799.25</text:p>
          </table:table-cell>
          <table:table-cell/>
          <table:table-cell table:formula="of:=ROUND([.F585]/[.C585];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37548" calcext:value-type="float">
            <text:p>737548</text:p>
          </table:table-cell>
          <table:table-cell office:value-type="float" office:value="745702" calcext:value-type="float">
            <text:p>745702</text:p>
          </table:table-cell>
          <table:table-cell office:value-type="float" office:value="8154" calcext:value-type="float">
            <text:p>8154</text:p>
          </table:table-cell>
          <table:table-cell office:value-type="float" office:value="778664" calcext:value-type="float">
            <text:p>778664</text:p>
          </table:table-cell>
          <table:table-cell office:value-type="float" office:value="782632" calcext:value-type="float">
            <text:p>782632</text:p>
          </table:table-cell>
          <table:table-cell office:value-type="float" office:value="3968" calcext:value-type="float">
            <text:p>3968</text:p>
          </table:table-cell>
          <table:table-cell/>
          <table:table-cell table:formula="of:=ROUND([.F586]/[.C586];2)" office:value-type="float" office:value="0.49" calcext:value-type="float">
            <text:p>0.49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6:44:27.113118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5:12:07.769879521</meta:creation-date>
    <dc:date>2022-08-22T21:51:57.053373686</dc:date>
    <meta:editing-duration>PT5H27M31S</meta:editing-duration>
    <meta:editing-cycles>5</meta:editing-cycles>
    <meta:generator>LibreOffice/7.3.2.2$Linux_X86_64 LibreOffice_project/30$Build-2</meta:generator>
    <meta:document-statistic meta:table-count="4" meta:cell-count="4986" meta:object-count="0"/>
  </office:meta>
</office:document-meta>
</file>